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35pt"/>
    </style:style>
    <style:style style:name="co3" style:family="table-column">
      <style:table-column-properties fo:break-before="auto" style:column-width="108.91pt"/>
    </style:style>
    <style:style style:name="co4" style:family="table-column">
      <style:table-column-properties fo:break-before="auto" style:column-width="86.2pt"/>
    </style:style>
    <style:style style:name="co5" style:family="table-column">
      <style:table-column-properties fo:break-before="auto" style:column-width="74.41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2.44pt"/>
    </style:style>
    <style:style style:name="co8" style:family="table-column">
      <style:table-column-properties fo:break-before="auto" style:column-width="85.41pt"/>
    </style:style>
    <style:style style:name="co9" style:family="table-column">
      <style:table-column-properties fo:break-before="auto" style:column-width="79.14pt"/>
    </style:style>
    <style:style style:name="co10" style:family="table-column">
      <style:table-column-properties fo:break-before="auto" style:column-width="82.49pt"/>
    </style:style>
    <style:style style:name="co11" style:family="table-column">
      <style:table-column-properties fo:break-before="auto" style:column-width="83.54pt"/>
    </style:style>
    <style:style style:name="co12" style:family="table-column">
      <style:table-column-properties fo:break-before="auto" style:column-width="65.79pt"/>
    </style:style>
    <style:style style:name="co13" style:family="table-column">
      <style:table-column-properties fo:break-before="auto" style:column-width="60.6pt"/>
    </style:style>
    <style:style style:name="co14" style:family="table-column">
      <style:table-column-properties fo:break-before="auto" style:column-width="80.45pt"/>
    </style:style>
    <style:style style:name="co15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raf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7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column table:style-name="co9" table:default-cell-style-name="Default"/>
        <table:table-column table:style-name="co1" table:number-columns-repeated="24" table:default-cell-style-name="Default"/>
        <table:table-row table:style-name="ro1" table:number-rows-repeated="4">
          <table:table-cell table:number-columns-repeated="75"/>
        </table:table-row>
        <table:table-row table:style-name="ro1">
          <table:table-cell table:number-columns-repeated="18"/>
          <table:table-cell office:value-type="string" calcext:value-type="string">
            <text:p>before</text:p>
          </table:table-cell>
          <table:table-cell table:number-columns-repeated="10"/>
          <table:table-cell office:value-type="string" calcext:value-type="string">
            <text:p>Node 3</text:p>
          </table:table-cell>
          <table:table-cell table:number-columns-repeated="4"/>
          <table:table-cell office:value-type="string" calcext:value-type="string">
            <text:p>Node 4</text:p>
          </table:table-cell>
          <table:table-cell table:number-columns-repeated="4"/>
          <table:table-cell office:value-type="string" calcext:value-type="string">
            <text:p>Node 5</text:p>
          </table:table-cell>
          <table:table-cell table:number-columns-repeated="4"/>
          <table:table-cell office:value-type="string" calcext:value-type="string">
            <text:p>Node 6</text:p>
          </table:table-cell>
          <table:table-cell table:number-columns-repeated="4"/>
          <table:table-cell office:value-type="string" calcext:value-type="string">
            <text:p>Node 7</text:p>
          </table:table-cell>
          <table:table-cell table:number-columns-repeated="5"/>
          <table:table-cell office:value-type="string" calcext:value-type="string">
            <text:p>Input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nstance nr.</text:p>
          </table:table-cell>
          <table:table-cell table:number-columns-repeated="7"/>
          <table:table-cell office:value-type="string" calcext:value-type="string">
            <text:p>instance nr.</text:p>
          </table:table-cell>
          <table:table-cell office:value-type="string" calcext:value-type="string">
            <text:p>Normalized</text:p>
          </table:table-cell>
          <table:table-cell table:number-columns-repeated="5"/>
          <table:table-cell office:value-type="string" calcext:value-type="string">
            <text:p>instance nr.</text:p>
          </table:table-cell>
          <table:table-cell table:number-columns-repeated="6"/>
          <table:table-cell office:value-type="string" calcext:value-type="string">
            <text:p>node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5"/>
          <table:table-cell office:value-type="string" calcext:value-type="string">
            <text:p>nod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de 0</text:p>
          </table:table-cell>
          <table:table-cell table:number-columns-repeated="4"/>
          <table:table-cell office:value-type="string" calcext:value-type="string">
            <text:p>Node 1</text:p>
          </table:table-cell>
          <table:table-cell table:number-columns-repeated="4"/>
          <table:table-cell office:value-type="string" calcext:value-type="string">
            <text:p>Node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bias</text:p>
          </table:table-cell>
          <table:table-cell office:value-type="float" office:value="-1.36528290014566" calcext:value-type="float">
            <text:p>-1.36528290014566</text:p>
          </table:table-cell>
          <table:table-cell office:value-type="float" office:value="4.87572717265114" calcext:value-type="float">
            <text:p>4.87572717265114</text:p>
          </table:table-cell>
          <table:table-cell office:value-type="float" office:value="-0.228344924021551" calcext:value-type="float">
            <text:p>-0.228344924021551</text:p>
          </table:table-cell>
          <table:table-cell office:value-type="float" office:value="0.13837065782364" calcext:value-type="float">
            <text:p>0.13837065782364</text:p>
          </table:table-cell>
          <table:table-cell office:value-type="float" office:value="-2.93500708705368" calcext:value-type="float">
            <text:p>-2.93500708705368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office:value-type="float" office:value="-1.50722151998037" calcext:value-type="float">
            <text:p>-1.50722151998037</text:p>
          </table:table-cell>
          <table:table-cell office:value-type="float" office:value="-2.19899015188529" calcext:value-type="float">
            <text:p>-2.19899015188529</text:p>
          </table:table-cell>
          <table:table-cell office:value-type="float" office:value="-0.766944951082356" calcext:value-type="float">
            <text:p>-0.766944951082356</text:p>
          </table:table-cell>
          <table:table-cell table:number-columns-repeated="2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table:formula="of:=(2*[.C8]-[.$C$38]-[.$C$39])/([.$C$39]-[.$C$38])" office:value-type="float" office:value="-0.5625" calcext:value-type="float">
            <text:p>-0.5625</text:p>
          </table:table-cell>
          <table:table-cell table:formula="of:=(2*[.D8]-[.$D$38]-[.$D$39])/([.$D$39]-[.$D$38])" office:value-type="float" office:value="0.5" calcext:value-type="float">
            <text:p>0.5</text:p>
          </table:table-cell>
          <table:table-cell table:formula="of:=(2*[.E8]-[.$E$38]-[.$E$39])/([.$E$39]-[.$E$38])" office:value-type="float" office:value="-0.962264150943396" calcext:value-type="float">
            <text:p>-0.962264150943396</text:p>
          </table:table-cell>
          <table:table-cell table:formula="of:=(2*[.F8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0.5" calcext:value-type="float">
            <text:p>0.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1</text:p>
          </table:table-cell>
          <table:table-cell office:value-type="float" office:value="-0.604464657370614" calcext:value-type="float">
            <text:p>-0.604464657370614</text:p>
          </table:table-cell>
          <table:table-cell office:value-type="float" office:value="0.97221980979802" calcext:value-type="float">
            <text:p>0.97221980979802</text:p>
          </table:table-cell>
          <table:table-cell office:value-type="float" office:value="-0.00397831786099266" calcext:value-type="float">
            <text:p>-0.003978317860993</text:p>
          </table:table-cell>
          <table:table-cell office:value-type="float" office:value="-0.11859604373591" calcext:value-type="float">
            <text:p>-0.11859604373591</text:p>
          </table:table-cell>
          <table:table-cell office:value-type="float" office:value="-1.11004466521369" calcext:value-type="float">
            <text:p>-1.1100446652136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X$8]+[.$R8]*[.$X$9]+[.$S8]*[.$X$10]+[.$T8]*[.$X$11]" office:value-type="float" office:value="-4.79647623081559" calcext:value-type="float">
            <text:p>-4.79647623081559</text:p>
          </table:table-cell>
          <table:table-cell table:formula="of:=[.AE8]+[.$X$7]" office:value-type="float" office:value="-6.16175913096125" calcext:value-type="float">
            <text:p>-6.16175913096125</text:p>
          </table:table-cell>
          <table:table-cell table:formula="of:=1/(1+EXP(-[.AF8]))" office:value-type="float" office:value="0.00210410421830838" calcext:value-type="float">
            <text:p>0.0021041042183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Y$8]+[.$R8]*[.$Y$9]+[.$S8]*[.$Y$10]+[.$T8]*[.$Y$11]" office:value-type="float" office:value="12.6260539847633" calcext:value-type="float">
            <text:p>12.6260539847633</text:p>
          </table:table-cell>
          <table:table-cell table:formula="of:=[.AJ8]+[.$Y$7]" office:value-type="float" office:value="17.5017811574145" calcext:value-type="float">
            <text:p>17.5017811574145</text:p>
          </table:table-cell>
          <table:table-cell table:formula="of:=1/(1+EXP(-[.AK8]))" office:value-type="float" office:value="0.999999974934694" calcext:value-type="float">
            <text:p>0.999999974934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Z$8]+[.$R8]*[.$Z$9]+[.$S8]*[.$Z$10]+[.$T8]*[.$Z$11]" office:value-type="float" office:value="-1.63962928002014" calcext:value-type="float">
            <text:p>-1.63962928002014</text:p>
          </table:table-cell>
          <table:table-cell table:formula="of:=[.AO8]+[.$Z$7]" office:value-type="float" office:value="-1.86797420404169" calcext:value-type="float">
            <text:p>-1.86797420404169</text:p>
          </table:table-cell>
          <table:table-cell table:formula="of:=1/(1+EXP(-[.AP8]))" office:value-type="float" office:value="0.133776298063787" calcext:value-type="float">
            <text:p>0.13377629806378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A$8]+[.$R8]*[.$AA$9]+[.$S8]*[.$AA$10]+[.$T8]*[.$AA$11]" office:value-type="float" office:value="-3.33744476375182" calcext:value-type="float">
            <text:p>-3.33744476375182</text:p>
          </table:table-cell>
          <table:table-cell table:formula="of:=[.AT8]+[.$AA$7]" office:value-type="float" office:value="-3.19907410592818" calcext:value-type="float">
            <text:p>-3.19907410592818</text:p>
          </table:table-cell>
          <table:table-cell table:formula="of:=1/(1+EXP(-[.AU8]))" office:value-type="float" office:value="0.0392005806993611" calcext:value-type="float">
            <text:p>0.0392005806993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B$8]+[.$R8]*[.$AB$9]+[.$S8]*[.$AB$10]+[.$T8]*[.$AB$11]" office:value-type="float" office:value="8.81289667877856" calcext:value-type="float">
            <text:p>8.81289667877856</text:p>
          </table:table-cell>
          <table:table-cell table:formula="of:=[.AY8]+[.$AB$7]" office:value-type="float" office:value="5.87788959172488" calcext:value-type="float">
            <text:p>5.87788959172488</text:p>
          </table:table-cell>
          <table:table-cell table:formula="of:=1/(1+EXP(-[.AZ8]))" office:value-type="float" office:value="0.997207132314467" calcext:value-type="float">
            <text:p>0.997207132314467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-4.18675111670832" calcext:value-type="float">
            <text:p>-4.18675111670832</text:p>
          </table:table-cell>
          <table:table-cell office:value-type="float" office:value="-1.46383799283235" calcext:value-type="float">
            <text:p>-1.46383799283235</text:p>
          </table:table-cell>
          <table:table-cell office:value-type="float" office:value="4.21183057254644" calcext:value-type="float">
            <text:p>4.21183057254644</text:p>
          </table:table-cell>
          <table:table-cell table:number-columns-repeated="3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table:formula="of:=(2*[.C9]-[.$C$38]-[.$C$39])/([.$C$39]-[.$C$38])" office:value-type="float" office:value="-0.6875" calcext:value-type="float">
            <text:p>-0.6875</text:p>
          </table:table-cell>
          <table:table-cell table:formula="of:=(2*[.D9]-[.$D$38]-[.$D$39])/([.$D$39]-[.$D$38])" office:value-type="float" office:value="-0.125" calcext:value-type="float">
            <text:p>-0.125</text:p>
          </table:table-cell>
          <table:table-cell table:formula="of:=(2*[.E9]-[.$E$38]-[.$E$39])/([.$E$39]-[.$E$38])" office:value-type="float" office:value="-0.962264150943396" calcext:value-type="float">
            <text:p>-0.962264150943396</text:p>
          </table:table-cell>
          <table:table-cell table:formula="of:=(2*[.F9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2</text:p>
          </table:table-cell>
          <table:table-cell office:value-type="float" office:value="-1.07292904566969" calcext:value-type="float">
            <text:p>-1.07292904566969</text:p>
          </table:table-cell>
          <table:table-cell office:value-type="float" office:value="2.08612235785826" calcext:value-type="float">
            <text:p>2.08612235785826</text:p>
          </table:table-cell>
          <table:table-cell office:value-type="float" office:value="0.389186521395451" calcext:value-type="float">
            <text:p>0.389186521395451</text:p>
          </table:table-cell>
          <table:table-cell office:value-type="float" office:value="-1.12310161061034" calcext:value-type="float">
            <text:p>-1.12310161061034</text:p>
          </table:table-cell>
          <table:table-cell office:value-type="float" office:value="2.7737140707633" calcext:value-type="float">
            <text:p>2.77371407076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X$8]+[.$R9]*[.$X$9]+[.$S9]*[.$X$10]+[.$T9]*[.$X$11]" office:value-type="float" office:value="-4.05033749510071" calcext:value-type="float">
            <text:p>-4.05033749510071</text:p>
          </table:table-cell>
          <table:table-cell table:formula="of:=[.AE9]+[.$X$7]" office:value-type="float" office:value="-5.41562039524637" calcext:value-type="float">
            <text:p>-5.41562039524637</text:p>
          </table:table-cell>
          <table:table-cell table:formula="of:=1/(1+EXP(-[.AF9]))" office:value-type="float" office:value="0.0044268937908404" calcext:value-type="float">
            <text:p>0.0044268937908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Y$8]+[.$R9]*[.$Y$9]+[.$S9]*[.$Y$10]+[.$T9]*[.$Y$11]" office:value-type="float" office:value="11.2007000348772" calcext:value-type="float">
            <text:p>11.2007000348772</text:p>
          </table:table-cell>
          <table:table-cell table:formula="of:=[.AJ9]+[.$Y$7]" office:value-type="float" office:value="16.0764272075283" calcext:value-type="float">
            <text:p>16.0764272075283</text:p>
          </table:table-cell>
          <table:table-cell table:formula="of:=1/(1+EXP(-[.AK9]))" office:value-type="float" office:value="0.999999895745135" calcext:value-type="float">
            <text:p>0.9999998957451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Z$8]+[.$R9]*[.$Z$9]+[.$S9]*[.$Z$10]+[.$T9]*[.$Z$11]" office:value-type="float" office:value="-1.88237356615967" calcext:value-type="float">
            <text:p>-1.88237356615967</text:p>
          </table:table-cell>
          <table:table-cell table:formula="of:=[.AO9]+[.$Z$7]" office:value-type="float" office:value="-2.11071849018123" calcext:value-type="float">
            <text:p>-2.11071849018123</text:p>
          </table:table-cell>
          <table:table-cell table:formula="of:=1/(1+EXP(-[.AP9]))" office:value-type="float" office:value="0.108059397332471" calcext:value-type="float">
            <text:p>0.1080593973324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A$8]+[.$R9]*[.$AA$9]+[.$S9]*[.$AA$10]+[.$T9]*[.$AA$11]" office:value-type="float" office:value="-2.62068175165337" calcext:value-type="float">
            <text:p>-2.62068175165337</text:p>
          </table:table-cell>
          <table:table-cell table:formula="of:=[.AT9]+[.$AA$7]" office:value-type="float" office:value="-2.48231109382972" calcext:value-type="float">
            <text:p>-2.48231109382972</text:p>
          </table:table-cell>
          <table:table-cell table:formula="of:=1/(1+EXP(-[.AU9]))" office:value-type="float" office:value="0.0771075792565232" calcext:value-type="float">
            <text:p>0.0771075792565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B$8]+[.$R9]*[.$AB$9]+[.$S9]*[.$AB$10]+[.$T9]*[.$AB$11]" office:value-type="float" office:value="7.21808096770321" calcext:value-type="float">
            <text:p>7.21808096770321</text:p>
          </table:table-cell>
          <table:table-cell table:formula="of:=[.AY9]+[.$AB$7]" office:value-type="float" office:value="4.28307388064953" calcext:value-type="float">
            <text:p>4.28307388064953</text:p>
          </table:table-cell>
          <table:table-cell table:formula="of:=1/(1+EXP(-[.AZ9]))" office:value-type="float" office:value="0.98638767575398" calcext:value-type="float">
            <text:p>0.98638767575398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1.07012036516037" calcext:value-type="float">
            <text:p>1.07012036516037</text:p>
          </table:table-cell>
          <table:table-cell office:value-type="float" office:value="7.52411266115529" calcext:value-type="float">
            <text:p>7.52411266115529</text:p>
          </table:table-cell>
          <table:table-cell office:value-type="float" office:value="-7.33437093776228" calcext:value-type="float">
            <text:p>-7.334370937762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AG8] * [.$BE$8]+ [.$AL8] * [.$BE$9] + [.$AQ8] * [.$BE$10]+ [.$AV8] * [.$BE$11]+ [.$BA8] * [.$BE$12]" office:value-type="float" office:value="5.55124349751251" calcext:value-type="float">
            <text:p>5.55124349751251</text:p>
          </table:table-cell>
          <table:table-cell table:formula="of:=[.BK9]+[.$BE$7]" office:value-type="float" office:value="4.04402197753214" calcext:value-type="float">
            <text:p>4.04402197753214</text:p>
          </table:table-cell>
          <table:table-cell table:formula="of:=1/(1+EXP(-[.BL9]))" office:value-type="float" office:value="0.982775060800147" calcext:value-type="float">
            <text:p>0.9827750608001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F$8]+ [.$AL8] * [.$BF$9] + [.$AQ8] * [.$BF$10]+ [.$AV8] * [.$BF$11]+ [.$BA8] * [.$BF$12]" office:value-type="float" office:value="-1.46981623931539" calcext:value-type="float">
            <text:p>-1.46981623931539</text:p>
          </table:table-cell>
          <table:table-cell table:formula="of:=[.BP9]+[.$BF$7]" office:value-type="float" office:value="-3.66880639120068" calcext:value-type="float">
            <text:p>-3.66880639120068</text:p>
          </table:table-cell>
          <table:table-cell table:formula="of:=1/(1+EXP(-[.BQ9]))" office:value-type="float" office:value="0.0248724773225796" calcext:value-type="float">
            <text:p>0.0248724773225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G$8]+ [.$AL8] * [.$BG$9] + [.$AQ8] * [.$BG$10]+ [.$AV8] * [.$BG$11]+ [.$BA8] * [.$BG$12]" office:value-type="float" office:value="-10.2031954811555" calcext:value-type="float">
            <text:p>-10.2031954811555</text:p>
          </table:table-cell>
          <table:table-cell table:formula="of:=[.BU9]+[.$BG$7]" office:value-type="float" office:value="-10.9701404322378" calcext:value-type="float">
            <text:p>-10.9701404322378</text:p>
          </table:table-cell>
          <table:table-cell table:formula="of:=1/(1+EXP(-[.BV9]))" office:value-type="float" office:value="0.0000172076304790739" calcext:value-type="float">
            <text:p>1.72076304790739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table:formula="of:=(2*[.C10]-[.$C$38]-[.$C$39])/([.$C$39]-[.$C$38])" office:value-type="float" office:value="-0.8125" calcext:value-type="float">
            <text:p>-0.8125</text:p>
          </table:table-cell>
          <table:table-cell table:formula="of:=(2*[.D10]-[.$D$38]-[.$D$39])/([.$D$39]-[.$D$38])" office:value-type="float" office:value="0.125" calcext:value-type="float">
            <text:p>0.125</text:p>
          </table:table-cell>
          <table:table-cell table:formula="of:=(2*[.E10]-[.$E$38]-[.$E$39])/([.$E$39]-[.$E$38])" office:value-type="float" office:value="-1" calcext:value-type="float">
            <text:p>-1</text:p>
          </table:table-cell>
          <table:table-cell table:formula="of:=(2*[.F10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3</text:p>
          </table:table-cell>
          <table:table-cell office:value-type="float" office:value="2.60182609083552" calcext:value-type="float">
            <text:p>2.60182609083552</text:p>
          </table:table-cell>
          <table:table-cell office:value-type="float" office:value="-7.01563992864848" calcext:value-type="float">
            <text:p>-7.01563992864848</text:p>
          </table:table-cell>
          <table:table-cell office:value-type="float" office:value="0.845232465223621" calcext:value-type="float">
            <text:p>0.845232465223621</text:p>
          </table:table-cell>
          <table:table-cell office:value-type="float" office:value="1.55830666712766" calcext:value-type="float">
            <text:p>1.55830666712766</text:p>
          </table:table-cell>
          <table:table-cell office:value-type="float" office:value="-3.72202438589835" calcext:value-type="float">
            <text:p>-3.72202438589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X$8]+[.$R10]*[.$X$9]+[.$S10]*[.$X$10]+[.$T10]*[.$X$11]" office:value-type="float" office:value="-4.34119379098211" calcext:value-type="float">
            <text:p>-4.34119379098211</text:p>
          </table:table-cell>
          <table:table-cell table:formula="of:=[.AE10]+[.$X$7]" office:value-type="float" office:value="-5.70647669112777" calcext:value-type="float">
            <text:p>-5.70647669112777</text:p>
          </table:table-cell>
          <table:table-cell table:formula="of:=1/(1+EXP(-[.AF10]))" office:value-type="float" office:value="0.00331334991541394" calcext:value-type="float">
            <text:p>0.0033133499154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Y$8]+[.$R10]*[.$Y$9]+[.$S10]*[.$Y$10]+[.$T10]*[.$Y$11]" office:value-type="float" office:value="11.8654442775" calcext:value-type="float">
            <text:p>11.8654442775</text:p>
          </table:table-cell>
          <table:table-cell table:formula="of:=[.AJ10]+[.$Y$7]" office:value-type="float" office:value="16.7411714501511" calcext:value-type="float">
            <text:p>16.7411714501511</text:p>
          </table:table-cell>
          <table:table-cell table:formula="of:=1/(1+EXP(-[.AK10]))" office:value-type="float" office:value="0.999999946370766" calcext:value-type="float">
            <text:p>0.99999994637076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Z$8]+[.$R10]*[.$Z$9]+[.$S10]*[.$Z$10]+[.$T10]*[.$Z$11]" office:value-type="float" office:value="-1.81647521080361" calcext:value-type="float">
            <text:p>-1.81647521080361</text:p>
          </table:table-cell>
          <table:table-cell table:formula="of:=[.AO10]+[.$Z$7]" office:value-type="float" office:value="-2.04482013482516" calcext:value-type="float">
            <text:p>-2.04482013482516</text:p>
          </table:table-cell>
          <table:table-cell table:formula="of:=1/(1+EXP(-[.AP10]))" office:value-type="float" office:value="0.114576825105627" calcext:value-type="float">
            <text:p>0.1145768251056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A$8]+[.$R10]*[.$AA$9]+[.$S10]*[.$AA$10]+[.$T10]*[.$AA$11]" office:value-type="float" office:value="-2.94543667401359" calcext:value-type="float">
            <text:p>-2.94543667401359</text:p>
          </table:table-cell>
          <table:table-cell table:formula="of:=[.AT10]+[.$AA$7]" office:value-type="float" office:value="-2.80706601618995" calcext:value-type="float">
            <text:p>-2.80706601618995</text:p>
          </table:table-cell>
          <table:table-cell table:formula="of:=1/(1+EXP(-[.AU10]))" office:value-type="float" office:value="0.0569435339196743" calcext:value-type="float">
            <text:p>0.05694353391967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B$8]+[.$R10]*[.$AB$9]+[.$S10]*[.$AB$10]+[.$T10]*[.$AB$11]" office:value-type="float" office:value="8.190718818957" calcext:value-type="float">
            <text:p>8.190718818957</text:p>
          </table:table-cell>
          <table:table-cell table:formula="of:=[.AY10]+[.$AB$7]" office:value-type="float" office:value="5.25571173190332" calcext:value-type="float">
            <text:p>5.25571173190332</text:p>
          </table:table-cell>
          <table:table-cell table:formula="of:=1/(1+EXP(-[.AZ10]))" office:value-type="float" office:value="0.994809450956354" calcext:value-type="float">
            <text:p>0.994809450956354</text:p>
          </table:table-cell>
          <table:table-cell table:number-columns-repeated="2"/>
          <table:table-cell office:value-type="string" calcext:value-type="string">
            <text:p>w3</text:p>
          </table:table-cell>
          <table:table-cell office:value-type="float" office:value="-1.23941073482532" calcext:value-type="float">
            <text:p>-1.23941073482532</text:p>
          </table:table-cell>
          <table:table-cell office:value-type="float" office:value="-1.42786969602117" calcext:value-type="float">
            <text:p>-1.42786969602117</text:p>
          </table:table-cell>
          <table:table-cell office:value-type="float" office:value="0.822095753805909" calcext:value-type="float">
            <text:p>0.8220957538059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AG9] * [.$BE$8]+ [.$AL9] * [.$BE$9] + [.$AQ9] * [.$BE$10]+ [.$AV9] * [.$BE$11]+ [.$BA9] * [.$BE$12]" office:value-type="float" office:value="5.40942224588262" calcext:value-type="float">
            <text:p>5.40942224588262</text:p>
          </table:table-cell>
          <table:table-cell table:formula="of:=[.BK10]+[.$BE$7]" office:value-type="float" office:value="3.90220072590225" calcext:value-type="float">
            <text:p>3.90220072590225</text:p>
          </table:table-cell>
          <table:table-cell table:formula="of:=1/(1+EXP(-[.BL10]))" office:value-type="float" office:value="0.98020244585905" calcext:value-type="float">
            <text:p>0.9802024458590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F$8]+ [.$AL9] * [.$BF$9] + [.$AQ9] * [.$BF$10]+ [.$AV9] * [.$BF$11]+ [.$BA9] * [.$BF$12]" office:value-type="float" office:value="-1.34872231994613" calcext:value-type="float">
            <text:p>-1.34872231994613</text:p>
          </table:table-cell>
          <table:table-cell table:formula="of:=[.BP10]+[.$BF$7]" office:value-type="float" office:value="-3.54771247183142" calcext:value-type="float">
            <text:p>-3.54771247183142</text:p>
          </table:table-cell>
          <table:table-cell table:formula="of:=1/(1+EXP(-[.BQ10]))" office:value-type="float" office:value="0.0279847310366826" calcext:value-type="float">
            <text:p>0.0279847310366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G$8]+ [.$AL9] * [.$BG$9] + [.$AQ9] * [.$BG$10]+ [.$AV9] * [.$BG$11]+ [.$BA9] * [.$BG$12]" office:value-type="float" office:value="-10.1047797806147" calcext:value-type="float">
            <text:p>-10.1047797806147</text:p>
          </table:table-cell>
          <table:table-cell table:formula="of:=[.BU10]+[.$BG$7]" office:value-type="float" office:value="-10.871724731697" calcext:value-type="float">
            <text:p>-10.871724731697</text:p>
          </table:table-cell>
          <table:table-cell table:formula="of:=1/(1+EXP(-[.BV10]))" office:value-type="float" office:value="0.0000189872336249296" calcext:value-type="float">
            <text:p>1.89872336249296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table:formula="of:=(2*[.C11]-[.$C$38]-[.$C$39])/([.$C$39]-[.$C$38])" office:value-type="float" office:value="-0.875" calcext:value-type="float">
            <text:p>-0.875</text:p>
          </table:table-cell>
          <table:table-cell table:formula="of:=(2*[.D11]-[.$D$38]-[.$D$39])/([.$D$39]-[.$D$38])" office:value-type="float" office:value="0" calcext:value-type="float">
            <text:p>0</text:p>
          </table:table-cell>
          <table:table-cell table:formula="of:=(2*[.E11]-[.$E$38]-[.$E$39])/([.$E$39]-[.$E$38])" office:value-type="float" office:value="-0.924528301886792" calcext:value-type="float">
            <text:p>-0.924528301886792</text:p>
          </table:table-cell>
          <table:table-cell table:formula="of:=(2*[.F11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4</text:p>
          </table:table-cell>
          <table:table-cell office:value-type="float" office:value="2.28695902205618" calcext:value-type="float">
            <text:p>2.28695902205618</text:p>
          </table:table-cell>
          <table:table-cell office:value-type="float" office:value="-5.86796470863282" calcext:value-type="float">
            <text:p>-5.86796470863282</text:p>
          </table:table-cell>
          <table:table-cell office:value-type="float" office:value="1.11613466619979" calcext:value-type="float">
            <text:p>1.11613466619979</text:p>
          </table:table-cell>
          <table:table-cell office:value-type="float" office:value="1.46520173574007" calcext:value-type="float">
            <text:p>1.46520173574007</text:p>
          </table:table-cell>
          <table:table-cell office:value-type="float" office:value="-3.5128024186114" calcext:value-type="float">
            <text:p>-3.51280241861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X$8]+[.$R11]*[.$X$9]+[.$S11]*[.$X$10]+[.$T11]*[.$X$11]" office:value-type="float" office:value="-3.97293438591713" calcext:value-type="float">
            <text:p>-3.97293438591713</text:p>
          </table:table-cell>
          <table:table-cell table:formula="of:=[.AE11]+[.$X$7]" office:value-type="float" office:value="-5.33821728606279" calcext:value-type="float">
            <text:p>-5.33821728606279</text:p>
          </table:table-cell>
          <table:table-cell table:formula="of:=1/(1+EXP(-[.AF11]))" office:value-type="float" office:value="0.00478145584085905" calcext:value-type="float">
            <text:p>0.00478145584085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Y$8]+[.$R11]*[.$Y$9]+[.$S11]*[.$Y$10]+[.$T11]*[.$Y$11]" office:value-type="float" office:value="11.0144329858894" calcext:value-type="float">
            <text:p>11.0144329858894</text:p>
          </table:table-cell>
          <table:table-cell table:formula="of:=[.AJ11]+[.$Y$7]" office:value-type="float" office:value="15.8901601585405" calcext:value-type="float">
            <text:p>15.8901601585405</text:p>
          </table:table-cell>
          <table:table-cell table:formula="of:=1/(1+EXP(-[.AK11]))" office:value-type="float" office:value="0.999999874399586" calcext:value-type="float">
            <text:p>0.9999998743995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Z$8]+[.$R11]*[.$Z$9]+[.$S11]*[.$Z$10]+[.$T11]*[.$Z$11]" office:value-type="float" office:value="-1.80108375166089" calcext:value-type="float">
            <text:p>-1.80108375166089</text:p>
          </table:table-cell>
          <table:table-cell table:formula="of:=[.AO11]+[.$Z$7]" office:value-type="float" office:value="-2.02942867568244" calcext:value-type="float">
            <text:p>-2.02942867568244</text:p>
          </table:table-cell>
          <table:table-cell table:formula="of:=1/(1+EXP(-[.AP11]))" office:value-type="float" office:value="0.11614755982214" calcext:value-type="float">
            <text:p>0.116147559822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A$8]+[.$R11]*[.$AA$9]+[.$S11]*[.$AA$10]+[.$T11]*[.$AA$11]" office:value-type="float" office:value="-2.68002866960455" calcext:value-type="float">
            <text:p>-2.68002866960455</text:p>
          </table:table-cell>
          <table:table-cell table:formula="of:=[.AT11]+[.$AA$7]" office:value-type="float" office:value="-2.5416580117809" calcext:value-type="float">
            <text:p>-2.5416580117809</text:p>
          </table:table-cell>
          <table:table-cell table:formula="of:=1/(1+EXP(-[.AU11]))" office:value-type="float" office:value="0.0729889103543057" calcext:value-type="float">
            <text:p>0.0729889103543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B$8]+[.$R11]*[.$AB$9]+[.$S11]*[.$AB$10]+[.$T11]*[.$AB$11]" office:value-type="float" office:value="7.63247485086493" calcext:value-type="float">
            <text:p>7.63247485086493</text:p>
          </table:table-cell>
          <table:table-cell table:formula="of:=[.AY11]+[.$AB$7]" office:value-type="float" office:value="4.69746776381125" calcext:value-type="float">
            <text:p>4.69746776381125</text:p>
          </table:table-cell>
          <table:table-cell table:formula="of:=1/(1+EXP(-[.AZ11]))" office:value-type="float" office:value="0.990964055120035" calcext:value-type="float">
            <text:p>0.990964055120035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float" office:value="-2.95981112106394" calcext:value-type="float">
            <text:p>-2.95981112106394</text:p>
          </table:table-cell>
          <table:table-cell office:value-type="float" office:value="-0.200920525777646" calcext:value-type="float">
            <text:p>-0.200920525777646</text:p>
          </table:table-cell>
          <table:table-cell office:value-type="float" office:value="2.01809484147977" calcext:value-type="float">
            <text:p>2.018094841479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AG10] * [.$BE$8]+ [.$AL10] * [.$BE$9] + [.$AQ10] * [.$BE$10]+ [.$AV10] * [.$BE$11]+ [.$BA10] * [.$BE$12]" office:value-type="float" office:value="5.50598768937641" calcext:value-type="float">
            <text:p>5.50598768937641</text:p>
          </table:table-cell>
          <table:table-cell table:formula="of:=[.BK11]+[.$BE$7]" office:value-type="float" office:value="3.99876616939604" calcext:value-type="float">
            <text:p>3.99876616939604</text:p>
          </table:table-cell>
          <table:table-cell table:formula="of:=1/(1+EXP(-[.BL11]))" office:value-type="float" office:value="0.981991984284809" calcext:value-type="float">
            <text:p>0.98199198428480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F$8]+ [.$AL10] * [.$BF$9] + [.$AQ10] * [.$BF$10]+ [.$AV10] * [.$BF$11]+ [.$BA10] * [.$BF$12]" office:value-type="float" office:value="-1.4265978203196" calcext:value-type="float">
            <text:p>-1.4265978203196</text:p>
          </table:table-cell>
          <table:table-cell table:formula="of:=[.BP11]+[.$BF$7]" office:value-type="float" office:value="-3.62558797220489" calcext:value-type="float">
            <text:p>-3.62558797220489</text:p>
          </table:table-cell>
          <table:table-cell table:formula="of:=1/(1+EXP(-[.BQ11]))" office:value-type="float" office:value="0.0259424953025408" calcext:value-type="float">
            <text:p>0.02594249530254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G$8]+ [.$AL10] * [.$BG$9] + [.$AQ10] * [.$BG$10]+ [.$AV10] * [.$BG$11]+ [.$BA10] * [.$BG$12]" office:value-type="float" office:value="-10.1707052350976" calcext:value-type="float">
            <text:p>-10.1707052350976</text:p>
          </table:table-cell>
          <table:table-cell table:formula="of:=[.BU11]+[.$BG$7]" office:value-type="float" office:value="-10.9376501861799" calcext:value-type="float">
            <text:p>-10.9376501861799</text:p>
          </table:table-cell>
          <table:table-cell table:formula="of:=1/(1+EXP(-[.BV11]))" office:value-type="float" office:value="0.0000177758820183607" calcext:value-type="float">
            <text:p>1.7775882018360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table:formula="of:=(2*[.C12]-[.$C$38]-[.$C$39])/([.$C$39]-[.$C$38])" office:value-type="float" office:value="-0.625" calcext:value-type="float">
            <text:p>-0.625</text:p>
          </table:table-cell>
          <table:table-cell table:formula="of:=(2*[.D12]-[.$D$38]-[.$D$39])/([.$D$39]-[.$D$38])" office:value-type="float" office:value="0.625" calcext:value-type="float">
            <text:p>0.625</text:p>
          </table:table-cell>
          <table:table-cell table:formula="of:=(2*[.E12]-[.$E$38]-[.$E$39])/([.$E$39]-[.$E$38])" office:value-type="float" office:value="-0.962264150943396" calcext:value-type="float">
            <text:p>-0.962264150943396</text:p>
          </table:table-cell>
          <table:table-cell table:formula="of:=(2*[.F12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$Q12]*[.$X$8]+[.$R12]*[.$X$9]+[.$S12]*[.$X$10]+[.$T12]*[.$X$11]" office:value-type="float" office:value="-4.89281332043864" calcext:value-type="float">
            <text:p>-4.89281332043864</text:p>
          </table:table-cell>
          <table:table-cell table:formula="of:=[.AE12]+[.$X$7]" office:value-type="float" office:value="-6.2580962205843" calcext:value-type="float">
            <text:p>-6.2580962205843</text:p>
          </table:table-cell>
          <table:table-cell table:formula="of:=1/(1+EXP(-[.AF12]))" office:value-type="float" office:value="0.0019112280653681" calcext:value-type="float">
            <text:p>0.0019112280653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Y$8]+[.$R12]*[.$Y$9]+[.$S12]*[.$Y$10]+[.$T12]*[.$Y$11]" office:value-type="float" office:value="12.8260555413833" calcext:value-type="float">
            <text:p>12.8260555413833</text:p>
          </table:table-cell>
          <table:table-cell table:formula="of:=[.AJ12]+[.$Y$7]" office:value-type="float" office:value="17.7017827140344" calcext:value-type="float">
            <text:p>17.7017827140344</text:p>
          </table:table-cell>
          <table:table-cell table:formula="of:=1/(1+EXP(-[.AK12]))" office:value-type="float" office:value="0.999999979478295" calcext:value-type="float">
            <text:p>0.99999997947829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Z$8]+[.$R12]*[.$Z$9]+[.$S12]*[.$Z$10]+[.$T12]*[.$Z$11]" office:value-type="float" office:value="-1.5907323199794" calcext:value-type="float">
            <text:p>-1.5907323199794</text:p>
          </table:table-cell>
          <table:table-cell table:formula="of:=[.AO12]+[.$Z$7]" office:value-type="float" office:value="-1.81907724400095" calcext:value-type="float">
            <text:p>-1.81907724400095</text:p>
          </table:table-cell>
          <table:table-cell table:formula="of:=1/(1+EXP(-[.AP12]))" office:value-type="float" office:value="0.139544633205952" calcext:value-type="float">
            <text:p>0.13954463320595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A$8]+[.$R12]*[.$AA$9]+[.$S12]*[.$AA$10]+[.$T12]*[.$AA$11]" office:value-type="float" office:value="-3.47042021234461" calcext:value-type="float">
            <text:p>-3.47042021234461</text:p>
          </table:table-cell>
          <table:table-cell table:formula="of:=[.AT12]+[.$AA$7]" office:value-type="float" office:value="-3.33204955452097" calcext:value-type="float">
            <text:p>-3.33204955452097</text:p>
          </table:table-cell>
          <table:table-cell table:formula="of:=1/(1+EXP(-[.AU12]))" office:value-type="float" office:value="0.0344879180396036" calcext:value-type="float">
            <text:p>0.03448791803960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B$8]+[.$R12]*[.$AB$9]+[.$S12]*[.$AB$10]+[.$T12]*[.$AB$11]" office:value-type="float" office:value="9.22898872919983" calcext:value-type="float">
            <text:p>9.22898872919983</text:p>
          </table:table-cell>
          <table:table-cell table:formula="of:=[.AY12]+[.$AB$7]" office:value-type="float" office:value="6.29398164214615" calcext:value-type="float">
            <text:p>6.29398164214615</text:p>
          </table:table-cell>
          <table:table-cell table:formula="of:=1/(1+EXP(-[.AZ12]))" office:value-type="float" office:value="0.998156016916063" calcext:value-type="float">
            <text:p>0.998156016916063</text:p>
          </table:table-cell>
          <table:table-cell table:number-columns-repeated="2"/>
          <table:table-cell office:value-type="string" calcext:value-type="string">
            <text:p>w5</text:p>
          </table:table-cell>
          <table:table-cell office:value-type="float" office:value="4.78512684057651" calcext:value-type="float">
            <text:p>4.78512684057651</text:p>
          </table:table-cell>
          <table:table-cell office:value-type="float" office:value="-8.81658086463851" calcext:value-type="float">
            <text:p>-8.81658086463851</text:p>
          </table:table-cell>
          <table:table-cell office:value-type="float" office:value="-3.07536335693732" calcext:value-type="float">
            <text:p>-3.07536335693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AG11] * [.$BE$8]+ [.$AL11] * [.$BE$9] + [.$AQ11] * [.$BE$10]+ [.$AV11] * [.$BE$11]+ [.$BA11] * [.$BE$12]" office:value-type="float" office:value="5.43200224232468" calcext:value-type="float">
            <text:p>5.43200224232468</text:p>
          </table:table-cell>
          <table:table-cell table:formula="of:=[.BK12]+[.$BE$7]" office:value-type="float" office:value="3.92478072234431" calcext:value-type="float">
            <text:p>3.92478072234431</text:p>
          </table:table-cell>
          <table:table-cell table:formula="of:=1/(1+EXP(-[.BL12]))" office:value-type="float" office:value="0.980635906073579" calcext:value-type="float">
            <text:p>0.98063590607357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F$8]+ [.$AL11] * [.$BF$9] + [.$AQ11] * [.$BF$10]+ [.$AV11] * [.$BF$11]+ [.$BA11] * [.$BF$12]" office:value-type="float" office:value="-1.40031083769432" calcext:value-type="float">
            <text:p>-1.40031083769432</text:p>
          </table:table-cell>
          <table:table-cell table:formula="of:=[.BP12]+[.$BF$7]" office:value-type="float" office:value="-3.59930098957961" calcext:value-type="float">
            <text:p>-3.59930098957961</text:p>
          </table:table-cell>
          <table:table-cell table:formula="of:=1/(1+EXP(-[.BQ12]))" office:value-type="float" office:value="0.0266150966623294" calcext:value-type="float">
            <text:p>0.0266150966623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G$8]+ [.$AL11] * [.$BG$9] + [.$AQ11] * [.$BG$10]+ [.$AV11] * [.$BG$11]+ [.$BA11] * [.$BG$12]" office:value-type="float" office:value="-10.1190229186127" calcext:value-type="float">
            <text:p>-10.1190229186127</text:p>
          </table:table-cell>
          <table:table-cell table:formula="of:=[.BU12]+[.$BG$7]" office:value-type="float" office:value="-10.885967869695" calcext:value-type="float">
            <text:p>-10.885967869695</text:p>
          </table:table-cell>
          <table:table-cell table:formula="of:=1/(1+EXP(-[.BV12]))" office:value-type="float" office:value="0.0000187187176926006" calcext:value-type="float">
            <text:p>1.87187176926006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table:formula="of:=(2*[.C13]-[.$C$38]-[.$C$39])/([.$C$39]-[.$C$38])" office:value-type="float" office:value="-0.375" calcext:value-type="float">
            <text:p>-0.375</text:p>
          </table:table-cell>
          <table:table-cell table:formula="of:=(2*[.D13]-[.$D$38]-[.$D$39])/([.$D$39]-[.$D$38])" office:value-type="float" office:value="1" calcext:value-type="float">
            <text:p>1</text:p>
          </table:table-cell>
          <table:table-cell table:formula="of:=(2*[.E13]-[.$E$38]-[.$E$39])/([.$E$39]-[.$E$38])" office:value-type="float" office:value="-0.849056603773585" calcext:value-type="float">
            <text:p>-0.849056603773585</text:p>
          </table:table-cell>
          <table:table-cell table:formula="of:=(2*[.F13]-[.$F$38]-[.$F$39])/([.$F$39]-[.$F$38])" office:value-type="float" office:value="-0.75" calcext:value-type="float">
            <text:p>-0.75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office:value-type="float" office:value="-0.849056603773585" calcext:value-type="float">
            <text:p>-0.849056603773585</text:p>
          </table:table-cell>
          <table:table-cell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$Q13]*[.$X$8]+[.$R13]*[.$X$9]+[.$S13]*[.$X$10]+[.$T13]*[.$X$11]" office:value-type="float" office:value="-4.77057168999215" calcext:value-type="float">
            <text:p>-4.77057168999215</text:p>
          </table:table-cell>
          <table:table-cell table:formula="of:=[.AE13]+[.$X$7]" office:value-type="float" office:value="-6.13585459013781" calcext:value-type="float">
            <text:p>-6.13585459013781</text:p>
          </table:table-cell>
          <table:table-cell table:formula="of:=1/(1+EXP(-[.AF13]))" office:value-type="float" office:value="0.00215920295535876" calcext:value-type="float">
            <text:p>0.00215920295535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Y$8]+[.$R13]*[.$Y$9]+[.$S13]*[.$Y$10]+[.$T13]*[.$Y$11]" office:value-type="float" office:value="12.0791888717753" calcext:value-type="float">
            <text:p>12.0791888717753</text:p>
          </table:table-cell>
          <table:table-cell table:formula="of:=[.AJ13]+[.$Y$7]" office:value-type="float" office:value="16.9549160444264" calcext:value-type="float">
            <text:p>16.9549160444264</text:p>
          </table:table-cell>
          <table:table-cell table:formula="of:=1/(1+EXP(-[.AK13]))" office:value-type="float" office:value="0.999999956691464" calcext:value-type="float">
            <text:p>0.9999999566914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Z$8]+[.$R13]*[.$Z$9]+[.$S13]*[.$Z$10]+[.$T13]*[.$Z$11]" office:value-type="float" office:value="-1.16407281537846" calcext:value-type="float">
            <text:p>-1.16407281537846</text:p>
          </table:table-cell>
          <table:table-cell table:formula="of:=[.AO13]+[.$Z$7]" office:value-type="float" office:value="-1.39241773940001" calcext:value-type="float">
            <text:p>-1.39241773940001</text:p>
          </table:table-cell>
          <table:table-cell table:formula="of:=1/(1+EXP(-[.AP13]))" office:value-type="float" office:value="0.199022059021663" calcext:value-type="float">
            <text:p>0.199022059021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A$8]+[.$R13]*[.$AA$9]+[.$S13]*[.$AA$10]+[.$T13]*[.$AA$11]" office:value-type="float" office:value="-3.50061996244357" calcext:value-type="float">
            <text:p>-3.50061996244357</text:p>
          </table:table-cell>
          <table:table-cell table:formula="of:=[.AT13]+[.$AA$7]" office:value-type="float" office:value="-3.36224930461993" calcext:value-type="float">
            <text:p>-3.36224930461993</text:p>
          </table:table-cell>
          <table:table-cell table:formula="of:=1/(1+EXP(-[.AU13]))" office:value-type="float" office:value="0.0334963271069245" calcext:value-type="float">
            <text:p>0.0334963271069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B$8]+[.$R13]*[.$AB$9]+[.$S13]*[.$AB$10]+[.$T13]*[.$AB$11]" office:value-type="float" office:value="8.9847920184303" calcext:value-type="float">
            <text:p>8.9847920184303</text:p>
          </table:table-cell>
          <table:table-cell table:formula="of:=[.AY13]+[.$AB$7]" office:value-type="float" office:value="6.04978493137662" calcext:value-type="float">
            <text:p>6.04978493137662</text:p>
          </table:table-cell>
          <table:table-cell table:formula="of:=1/(1+EXP(-[.AZ13]))" office:value-type="float" office:value="0.997647179655785" calcext:value-type="float">
            <text:p>0.99764717965578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$AG12] * [.$BE$8]+ [.$AL12] * [.$BE$9] + [.$AQ12] * [.$BE$10]+ [.$AV12] * [.$BE$11]+ [.$BA12] * [.$BE$12]" office:value-type="float" office:value="5.56339081485203" calcext:value-type="float">
            <text:p>5.56339081485203</text:p>
          </table:table-cell>
          <table:table-cell table:formula="of:=[.BK13]+[.$BE$7]" office:value-type="float" office:value="4.05616929487166" calcext:value-type="float">
            <text:p>4.05616929487166</text:p>
          </table:table-cell>
          <table:table-cell table:formula="of:=1/(1+EXP(-[.BL13]))" office:value-type="float" office:value="0.982979492126247" calcext:value-type="float">
            <text:p>0.98297949212624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F$8]+ [.$AL12] * [.$BF$9] + [.$AQ12] * [.$BF$10]+ [.$AV12] * [.$BF$11]+ [.$BA12] * [.$BF$12]" office:value-type="float" office:value="-1.485189343796" calcext:value-type="float">
            <text:p>-1.485189343796</text:p>
          </table:table-cell>
          <table:table-cell table:formula="of:=[.BP13]+[.$BF$7]" office:value-type="float" office:value="-3.68417949568129" calcext:value-type="float">
            <text:p>-3.68417949568129</text:p>
          </table:table-cell>
          <table:table-cell table:formula="of:=1/(1+EXP(-[.BQ13]))" office:value-type="float" office:value="0.024502331453018" calcext:value-type="float">
            <text:p>0.0245023314530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G$8]+ [.$AL12] * [.$BG$9] + [.$AQ12] * [.$BG$10]+ [.$AV12] * [.$BG$11]+ [.$BA12] * [.$BG$12]" office:value-type="float" office:value="-10.2116945174677" calcext:value-type="float">
            <text:p>-10.2116945174677</text:p>
          </table:table-cell>
          <table:table-cell table:formula="of:=[.BU13]+[.$BG$7]" office:value-type="float" office:value="-10.9786394685501" calcext:value-type="float">
            <text:p>-10.9786394685501</text:p>
          </table:table-cell>
          <table:table-cell table:formula="of:=1/(1+EXP(-[.BV13]))" office:value-type="float" office:value="0.0000170620044152663" calcext:value-type="float">
            <text:p>1.70620044152663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table:formula="of:=(2*[.C14]-[.$C$38]-[.$C$39])/([.$C$39]-[.$C$38])" office:value-type="float" office:value="-0.875" calcext:value-type="float">
            <text:p>-0.875</text:p>
          </table:table-cell>
          <table:table-cell table:formula="of:=(2*[.D14]-[.$D$38]-[.$D$39])/([.$D$39]-[.$D$38])" office:value-type="float" office:value="0.375" calcext:value-type="float">
            <text:p>0.375</text:p>
          </table:table-cell>
          <table:table-cell table:formula="of:=(2*[.E14]-[.$E$38]-[.$E$39])/([.$E$39]-[.$E$38])" office:value-type="float" office:value="-0.962264150943396" calcext:value-type="float">
            <text:p>-0.962264150943396</text:p>
          </table:table-cell>
          <table:table-cell table:formula="of:=(2*[.F14]-[.$F$38]-[.$F$39])/([.$F$39]-[.$F$38])" office:value-type="float" office:value="-0.833333333333333" calcext:value-type="float">
            <text:p>-0.83333333333333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833333333333333" calcext:value-type="float">
            <text:p>-0.83333333333333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$Q14]*[.$X$8]+[.$R14]*[.$X$9]+[.$S14]*[.$X$10]+[.$T14]*[.$X$11]" office:value-type="float" office:value="-4.28288497617388" calcext:value-type="float">
            <text:p>-4.28288497617388</text:p>
          </table:table-cell>
          <table:table-cell table:formula="of:=[.AE14]+[.$X$7]" office:value-type="float" office:value="-5.64816787631954" calcext:value-type="float">
            <text:p>-5.64816787631954</text:p>
          </table:table-cell>
          <table:table-cell table:formula="of:=1/(1+EXP(-[.AF14]))" office:value-type="float" office:value="0.00351159247116718" calcext:value-type="float">
            <text:p>0.00351159247116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Y$8]+[.$R14]*[.$Y$9]+[.$S14]*[.$Y$10]+[.$T14]*[.$Y$11]" office:value-type="float" office:value="11.5724729404164" calcext:value-type="float">
            <text:p>11.5724729404164</text:p>
          </table:table-cell>
          <table:table-cell table:formula="of:=[.AJ14]+[.$Y$7]" office:value-type="float" office:value="16.4482001130676" calcext:value-type="float">
            <text:p>16.4482001130676</text:p>
          </table:table-cell>
          <table:table-cell table:formula="of:=1/(1+EXP(-[.AK14]))" office:value-type="float" office:value="0.999999928115142" calcext:value-type="float">
            <text:p>0.9999999281151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Z$8]+[.$R14]*[.$Z$9]+[.$S14]*[.$Z$10]+[.$T14]*[.$Z$11]" office:value-type="float" office:value="-1.5940231486797" calcext:value-type="float">
            <text:p>-1.5940231486797</text:p>
          </table:table-cell>
          <table:table-cell table:formula="of:=[.AO14]+[.$Z$7]" office:value-type="float" office:value="-1.82236807270125" calcext:value-type="float">
            <text:p>-1.82236807270125</text:p>
          </table:table-cell>
          <table:table-cell table:formula="of:=1/(1+EXP(-[.AP14]))" office:value-type="float" office:value="0.139149965567071" calcext:value-type="float">
            <text:p>0.13914996556707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A$8]+[.$R14]*[.$AA$9]+[.$S14]*[.$AA$10]+[.$T14]*[.$AA$11]" office:value-type="float" office:value="-3.03789565411305" calcext:value-type="float">
            <text:p>-3.03789565411305</text:p>
          </table:table-cell>
          <table:table-cell table:formula="of:=[.AT14]+[.$AA$7]" office:value-type="float" office:value="-2.8995249962894" calcext:value-type="float">
            <text:p>-2.8995249962894</text:p>
          </table:table-cell>
          <table:table-cell table:formula="of:=1/(1+EXP(-[.AU14]))" office:value-type="float" office:value="0.0521770492028222" calcext:value-type="float">
            <text:p>0.0521770492028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B$8]+[.$R14]*[.$AB$9]+[.$S14]*[.$AB$10]+[.$T14]*[.$AB$11]" office:value-type="float" office:value="8.52033784292814" calcext:value-type="float">
            <text:p>8.52033784292814</text:p>
          </table:table-cell>
          <table:table-cell table:formula="of:=[.AY14]+[.$AB$7]" office:value-type="float" office:value="5.58533075587446" calcext:value-type="float">
            <text:p>5.58533075587446</text:p>
          </table:table-cell>
          <table:table-cell table:formula="of:=1/(1+EXP(-[.AZ14]))" office:value-type="float" office:value="0.996261520276278" calcext:value-type="float">
            <text:p>0.99626152027627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$AG13] * [.$BE$8]+ [.$AL13] * [.$BE$9] + [.$AQ13] * [.$BE$10]+ [.$AV13] * [.$BE$11]+ [.$BA13] * [.$BE$12]" office:value-type="float" office:value="5.48913569232247" calcext:value-type="float">
            <text:p>5.48913569232247</text:p>
          </table:table-cell>
          <table:table-cell table:formula="of:=[.BK14]+[.$BE$7]" office:value-type="float" office:value="3.9819141723421" calcext:value-type="float">
            <text:p>3.9819141723421</text:p>
          </table:table-cell>
          <table:table-cell table:formula="of:=1/(1+EXP(-[.BL14]))" office:value-type="float" office:value="0.981691544951428" calcext:value-type="float">
            <text:p>0.98169154495142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F$8]+ [.$AL13] * [.$BF$9] + [.$AQ13] * [.$BF$10]+ [.$AV13] * [.$BF$11]+ [.$BA13] * [.$BF$12]" office:value-type="float" office:value="-1.56579308840779" calcext:value-type="float">
            <text:p>-1.56579308840779</text:p>
          </table:table-cell>
          <table:table-cell table:formula="of:=[.BP14]+[.$BF$7]" office:value-type="float" office:value="-3.76478324029308" calcext:value-type="float">
            <text:p>-3.76478324029308</text:p>
          </table:table-cell>
          <table:table-cell table:formula="of:=1/(1+EXP(-[.BQ14]))" office:value-type="float" office:value="0.0226478248158546" calcext:value-type="float">
            <text:p>0.0226478248158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G$8]+ [.$AL13] * [.$BG$9] + [.$AQ13] * [.$BG$10]+ [.$AV13] * [.$BG$11]+ [.$BA13] * [.$BG$12]" office:value-type="float" office:value="-10.1621900479885" calcext:value-type="float">
            <text:p>-10.1621900479885</text:p>
          </table:table-cell>
          <table:table-cell table:formula="of:=[.BU14]+[.$BG$7]" office:value-type="float" office:value="-10.9291349990709" calcext:value-type="float">
            <text:p>-10.9291349990709</text:p>
          </table:table-cell>
          <table:table-cell table:formula="of:=1/(1+EXP(-[.BV14]))" office:value-type="float" office:value="0.0000179278905381245" calcext:value-type="float">
            <text:p>1.79278905381245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table:formula="of:=(2*[.C15]-[.$C$38]-[.$C$39])/([.$C$39]-[.$C$38])" office:value-type="float" office:value="-0.625" calcext:value-type="float">
            <text:p>-0.625</text:p>
          </table:table-cell>
          <table:table-cell table:formula="of:=(2*[.D15]-[.$D$38]-[.$D$39])/([.$D$39]-[.$D$38])" office:value-type="float" office:value="0.375" calcext:value-type="float">
            <text:p>0.375</text:p>
          </table:table-cell>
          <table:table-cell table:formula="of:=(2*[.E15]-[.$E$38]-[.$E$39])/([.$E$39]-[.$E$38])" office:value-type="float" office:value="-0.924528301886792" calcext:value-type="float">
            <text:p>-0.924528301886792</text:p>
          </table:table-cell>
          <table:table-cell table:formula="of:=(2*[.F15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[.$Q15]*[.$X$8]+[.$R15]*[.$X$9]+[.$S15]*[.$X$10]+[.$T15]*[.$X$11]" office:value-type="float" office:value="-4.52639894238591" calcext:value-type="float">
            <text:p>-4.52639894238591</text:p>
          </table:table-cell>
          <table:table-cell table:formula="of:=[.AE15]+[.$X$7]" office:value-type="float" office:value="-5.89168184253157" calcext:value-type="float">
            <text:p>-5.89168184253157</text:p>
          </table:table-cell>
          <table:table-cell table:formula="of:=1/(1+EXP(-[.AF15]))" office:value-type="float" office:value="0.00275471755829818" calcext:value-type="float">
            <text:p>0.00275471755829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Y$8]+[.$R15]*[.$Y$9]+[.$S15]*[.$Y$10]+[.$T15]*[.$Y$11]" office:value-type="float" office:value="12.0397838225357" calcext:value-type="float">
            <text:p>12.0397838225357</text:p>
          </table:table-cell>
          <table:table-cell table:formula="of:=[.AJ15]+[.$Y$7]" office:value-type="float" office:value="16.9155109951869" calcext:value-type="float">
            <text:p>16.9155109951869</text:p>
          </table:table-cell>
          <table:table-cell table:formula="of:=1/(1+EXP(-[.AK15]))" office:value-type="float" office:value="0.999999954950819" calcext:value-type="float">
            <text:p>0.99999995495081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Z$8]+[.$R15]*[.$Z$9]+[.$S15]*[.$Z$10]+[.$T15]*[.$Z$11]" office:value-type="float" office:value="-1.65613338560284" calcext:value-type="float">
            <text:p>-1.65613338560284</text:p>
          </table:table-cell>
          <table:table-cell table:formula="of:=[.AO15]+[.$Z$7]" office:value-type="float" office:value="-1.88447830962439" calcext:value-type="float">
            <text:p>-1.88447830962439</text:p>
          </table:table-cell>
          <table:table-cell table:formula="of:=1/(1+EXP(-[.AP15]))" office:value-type="float" office:value="0.131875331964284" calcext:value-type="float">
            <text:p>0.13187533196428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A$8]+[.$R15]*[.$AA$9]+[.$S15]*[.$AA$10]+[.$T15]*[.$AA$11]" office:value-type="float" office:value="-3.1308407845174" calcext:value-type="float">
            <text:p>-3.1308407845174</text:p>
          </table:table-cell>
          <table:table-cell table:formula="of:=[.AT15]+[.$AA$7]" office:value-type="float" office:value="-2.99247012669376" calcext:value-type="float">
            <text:p>-2.99247012669376</text:p>
          </table:table-cell>
          <table:table-cell table:formula="of:=1/(1+EXP(-[.AU15]))" office:value-type="float" office:value="0.047767209303024" calcext:value-type="float">
            <text:p>0.04776720930302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B$8]+[.$R15]*[.$AB$9]+[.$S15]*[.$AB$10]+[.$T15]*[.$AB$11]" office:value-type="float" office:value="8.39510646109774" calcext:value-type="float">
            <text:p>8.39510646109774</text:p>
          </table:table-cell>
          <table:table-cell table:formula="of:=[.AY15]+[.$AB$7]" office:value-type="float" office:value="5.46009937404406" calcext:value-type="float">
            <text:p>5.46009937404406</text:p>
          </table:table-cell>
          <table:table-cell table:formula="of:=1/(1+EXP(-[.AZ15]))" office:value-type="float" office:value="0.995764879458462" calcext:value-type="float">
            <text:p>0.99576487945846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$AG14] * [.$BE$8]+ [.$AL14] * [.$BE$9] + [.$AQ14] * [.$BE$10]+ [.$AV14] * [.$BE$11]+ [.$BA14] * [.$BE$12]" office:value-type="float" office:value="5.4957576938732" calcext:value-type="float">
            <text:p>5.4957576938732</text:p>
          </table:table-cell>
          <table:table-cell table:formula="of:=[.BK15]+[.$BE$7]" office:value-type="float" office:value="3.98853617389283" calcext:value-type="float">
            <text:p>3.98853617389283</text:p>
          </table:table-cell>
          <table:table-cell table:formula="of:=1/(1+EXP(-[.BL15]))" office:value-type="float" office:value="0.981810185010259" calcext:value-type="float">
            <text:p>0.98181018501025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F$8]+ [.$AL14] * [.$BF$9] + [.$AQ14] * [.$BF$10]+ [.$AV14] * [.$BF$11]+ [.$BA14] * [.$BF$12]" office:value-type="float" office:value="-1.4738199972276" calcext:value-type="float">
            <text:p>-1.4738199972276</text:p>
          </table:table-cell>
          <table:table-cell table:formula="of:=[.BP15]+[.$BF$7]" office:value-type="float" office:value="-3.67281014911289" calcext:value-type="float">
            <text:p>-3.67281014911289</text:p>
          </table:table-cell>
          <table:table-cell table:formula="of:=1/(1+EXP(-[.BQ15]))" office:value-type="float" office:value="0.0247755553337541" calcext:value-type="float">
            <text:p>0.02477555533375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G$8]+ [.$AL14] * [.$BG$9] + [.$AQ14] * [.$BG$10]+ [.$AV14] * [.$BG$11]+ [.$BA14] * [.$BG$12]" office:value-type="float" office:value="-10.1637535217132" calcext:value-type="float">
            <text:p>-10.1637535217132</text:p>
          </table:table-cell>
          <table:table-cell table:formula="of:=[.BU15]+[.$BG$7]" office:value-type="float" office:value="-10.9306984727956" calcext:value-type="float">
            <text:p>-10.9306984727956</text:p>
          </table:table-cell>
          <table:table-cell table:formula="of:=1/(1+EXP(-[.BV15]))" office:value-type="float" office:value="0.0000178998831541686" calcext:value-type="float">
            <text:p>1.78998831541686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table:formula="of:=(2*[.C16]-[.$C$38]-[.$C$39])/([.$C$39]-[.$C$38])" office:value-type="float" office:value="-1" calcext:value-type="float">
            <text:p>-1</text:p>
          </table:table-cell>
          <table:table-cell table:formula="of:=(2*[.D16]-[.$D$38]-[.$D$39])/([.$D$39]-[.$D$38])" office:value-type="float" office:value="-0.25" calcext:value-type="float">
            <text:p>-0.25</text:p>
          </table:table-cell>
          <table:table-cell table:formula="of:=(2*[.E16]-[.$E$38]-[.$E$39])/([.$E$39]-[.$E$38])" office:value-type="float" office:value="-0.962264150943396" calcext:value-type="float">
            <text:p>-0.962264150943396</text:p>
          </table:table-cell>
          <table:table-cell table:formula="of:=(2*[.F16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[.$Q16]*[.$X$8]+[.$R16]*[.$X$9]+[.$S16]*[.$X$10]+[.$T16]*[.$X$11]" office:value-type="float" office:value="-3.72732615896368" calcext:value-type="float">
            <text:p>-3.72732615896368</text:p>
          </table:table-cell>
          <table:table-cell table:formula="of:=[.AE16]+[.$X$7]" office:value-type="float" office:value="-5.09260905910934" calcext:value-type="float">
            <text:p>-5.09260905910934</text:p>
          </table:table-cell>
          <table:table-cell table:formula="of:=1/(1+EXP(-[.AF16]))" office:value-type="float" office:value="0.00610448062801103" calcext:value-type="float">
            <text:p>0.0061044806280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Y$8]+[.$R16]*[.$Y$9]+[.$S16]*[.$Y$10]+[.$T16]*[.$Y$11]" office:value-type="float" office:value="10.636116049583" calcext:value-type="float">
            <text:p>10.636116049583</text:p>
          </table:table-cell>
          <table:table-cell table:formula="of:=[.AJ16]+[.$Y$7]" office:value-type="float" office:value="15.5118432222342" calcext:value-type="float">
            <text:p>15.5118432222342</text:p>
          </table:table-cell>
          <table:table-cell table:formula="of:=1/(1+EXP(-[.AK16]))" office:value-type="float" office:value="0.999999816645318" calcext:value-type="float">
            <text:p>0.9999998166453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Z$8]+[.$R16]*[.$Z$9]+[.$S16]*[.$Z$10]+[.$T16]*[.$Z$11]" office:value-type="float" office:value="-1.92977865700255" calcext:value-type="float">
            <text:p>-1.92977865700255</text:p>
          </table:table-cell>
          <table:table-cell table:formula="of:=[.AO16]+[.$Z$7]" office:value-type="float" office:value="-2.1581235810241" calcext:value-type="float">
            <text:p>-2.1581235810241</text:p>
          </table:table-cell>
          <table:table-cell table:formula="of:=1/(1+EXP(-[.AP16]))" office:value-type="float" office:value="0.103574541510691" calcext:value-type="float">
            <text:p>0.10357454151069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A$8]+[.$R16]*[.$AA$9]+[.$S16]*[.$AA$10]+[.$T16]*[.$AA$11]" office:value-type="float" office:value="-2.4432327866596" calcext:value-type="float">
            <text:p>-2.4432327866596</text:p>
          </table:table-cell>
          <table:table-cell table:formula="of:=[.AT16]+[.$AA$7]" office:value-type="float" office:value="-2.30486212883596" calcext:value-type="float">
            <text:p>-2.30486212883596</text:p>
          </table:table-cell>
          <table:table-cell table:formula="of:=1/(1+EXP(-[.AU16]))" office:value-type="float" office:value="0.0907210813436684" calcext:value-type="float">
            <text:p>0.09072108134366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B$8]+[.$R16]*[.$AB$9]+[.$S16]*[.$AB$10]+[.$T16]*[.$AB$11]" office:value-type="float" office:value="7.21825566673707" calcext:value-type="float">
            <text:p>7.21825566673707</text:p>
          </table:table-cell>
          <table:table-cell table:formula="of:=[.AY16]+[.$AB$7]" office:value-type="float" office:value="4.28324857968339" calcext:value-type="float">
            <text:p>4.28324857968339</text:p>
          </table:table-cell>
          <table:table-cell table:formula="of:=1/(1+EXP(-[.AZ16]))" office:value-type="float" office:value="0.986390021243647" calcext:value-type="float">
            <text:p>0.98639002124364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[.$AG15] * [.$BE$8]+ [.$AL15] * [.$BE$9] + [.$AQ15] * [.$BE$10]+ [.$AV15] * [.$BE$11]+ [.$BA15] * [.$BE$12]" office:value-type="float" office:value="5.51861863232656" calcext:value-type="float">
            <text:p>5.51861863232656</text:p>
          </table:table-cell>
          <table:table-cell table:formula="of:=[.BK16]+[.$BE$7]" office:value-type="float" office:value="4.01139711234618" calcext:value-type="float">
            <text:p>4.01139711234618</text:p>
          </table:table-cell>
          <table:table-cell table:formula="of:=1/(1+EXP(-[.BL16]))" office:value-type="float" office:value="0.982213991895892" calcext:value-type="float">
            <text:p>0.9822139918958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F$8]+ [.$AL15] * [.$BF$9] + [.$AQ15] * [.$BF$10]+ [.$AV15] * [.$BF$11]+ [.$BA15] * [.$BF$12]" office:value-type="float" office:value="-1.45705992290635" calcext:value-type="float">
            <text:p>-1.45705992290635</text:p>
          </table:table-cell>
          <table:table-cell table:formula="of:=[.BP16]+[.$BF$7]" office:value-type="float" office:value="-3.65605007479164" calcext:value-type="float">
            <text:p>-3.65605007479164</text:p>
          </table:table-cell>
          <table:table-cell table:formula="of:=1/(1+EXP(-[.BQ16]))" office:value-type="float" office:value="0.0251837493042333" calcext:value-type="float">
            <text:p>0.0251837493042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G$8]+ [.$AL15] * [.$BG$9] + [.$AQ15] * [.$BG$10]+ [.$AV15] * [.$BG$11]+ [.$BA15] * [.$BG$12]" office:value-type="float" office:value="-10.1802941170099" calcext:value-type="float">
            <text:p>-10.1802941170099</text:p>
          </table:table-cell>
          <table:table-cell table:formula="of:=[.BU16]+[.$BG$7]" office:value-type="float" office:value="-10.9472390680922" calcext:value-type="float">
            <text:p>-10.9472390680922</text:p>
          </table:table-cell>
          <table:table-cell table:formula="of:=1/(1+EXP(-[.BV16]))" office:value-type="float" office:value="0.0000176062487821005" calcext:value-type="float">
            <text:p>1.76062487821005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2*[.C17]-[.$C$38]-[.$C$39])/([.$C$39]-[.$C$38])" office:value-type="float" office:value="-0.6875" calcext:value-type="float">
            <text:p>-0.6875</text:p>
          </table:table-cell>
          <table:table-cell table:formula="of:=(2*[.D17]-[.$D$38]-[.$D$39])/([.$D$39]-[.$D$38])" office:value-type="float" office:value="0" calcext:value-type="float">
            <text:p>0</text:p>
          </table:table-cell>
          <table:table-cell table:formula="of:=(2*[.E17]-[.$E$38]-[.$E$39])/([.$E$39]-[.$E$38])" office:value-type="float" office:value="-0.924528301886792" calcext:value-type="float">
            <text:p>-0.924528301886792</text:p>
          </table:table-cell>
          <table:table-cell table:formula="of:=(2*[.F17]-[.$F$38]-[.$F$39])/([.$F$39]-[.$F$38])" office:value-type="float" office:value="-1" calcext:value-type="float">
            <text:p>-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$Q17]*[.$X$8]+[.$R17]*[.$X$9]+[.$S17]*[.$X$10]+[.$T17]*[.$X$11]" office:value-type="float" office:value="-4.2768514276788" calcext:value-type="float">
            <text:p>-4.2768514276788</text:p>
          </table:table-cell>
          <table:table-cell table:formula="of:=[.AE17]+[.$X$7]" office:value-type="float" office:value="-5.64213432782446" calcext:value-type="float">
            <text:p>-5.64213432782446</text:p>
          </table:table-cell>
          <table:table-cell table:formula="of:=1/(1+EXP(-[.AF17]))" office:value-type="float" office:value="0.00353276880455607" calcext:value-type="float">
            <text:p>0.00353276880455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Y$8]+[.$R17]*[.$Y$9]+[.$S17]*[.$Y$10]+[.$T17]*[.$Y$11]" office:value-type="float" office:value="11.6857212592792" calcext:value-type="float">
            <text:p>11.6857212592792</text:p>
          </table:table-cell>
          <table:table-cell table:formula="of:=[.AJ17]+[.$Y$7]" office:value-type="float" office:value="16.5614484319304" calcext:value-type="float">
            <text:p>16.5614484319304</text:p>
          </table:table-cell>
          <table:table-cell table:formula="of:=1/(1+EXP(-[.AK17]))" office:value-type="float" office:value="0.999999935811932" calcext:value-type="float">
            <text:p>0.99999993581193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Z$8]+[.$R17]*[.$Z$9]+[.$S17]*[.$Z$10]+[.$T17]*[.$Z$11]" office:value-type="float" office:value="-1.89484090844314" calcext:value-type="float">
            <text:p>-1.89484090844314</text:p>
          </table:table-cell>
          <table:table-cell table:formula="of:=[.AO17]+[.$Z$7]" office:value-type="float" office:value="-2.12318583246469" calcext:value-type="float">
            <text:p>-2.12318583246469</text:p>
          </table:table-cell>
          <table:table-cell table:formula="of:=1/(1+EXP(-[.AP17]))" office:value-type="float" office:value="0.106863621513769" calcext:value-type="float">
            <text:p>0.1068636215137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A$8]+[.$R17]*[.$AA$9]+[.$S17]*[.$AA$10]+[.$T17]*[.$AA$11]" office:value-type="float" office:value="-2.82436557245003" calcext:value-type="float">
            <text:p>-2.82436557245003</text:p>
          </table:table-cell>
          <table:table-cell table:formula="of:=[.AT17]+[.$AA$7]" office:value-type="float" office:value="-2.68599491462639" calcext:value-type="float">
            <text:p>-2.68599491462639</text:p>
          </table:table-cell>
          <table:table-cell table:formula="of:=1/(1+EXP(-[.AU17]))" office:value-type="float" office:value="0.0638048396922742" calcext:value-type="float">
            <text:p>0.0638048396922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B$8]+[.$R17]*[.$AB$9]+[.$S17]*[.$AB$10]+[.$T17]*[.$AB$11]" office:value-type="float" office:value="7.71707501102164" calcext:value-type="float">
            <text:p>7.71707501102164</text:p>
          </table:table-cell>
          <table:table-cell table:formula="of:=[.AY17]+[.$AB$7]" office:value-type="float" office:value="4.78206792396796" calcext:value-type="float">
            <text:p>4.78206792396796</text:p>
          </table:table-cell>
          <table:table-cell table:formula="of:=1/(1+EXP(-[.AZ17]))" office:value-type="float" office:value="0.991690963923934" calcext:value-type="float">
            <text:p>0.99169096392393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[.$AG16] * [.$BE$8]+ [.$AL16] * [.$BE$9] + [.$AQ16] * [.$BE$10]+ [.$AV16] * [.$BE$11]+ [.$BA16] * [.$BE$12]" office:value-type="float" office:value="5.36767492971345" calcext:value-type="float">
            <text:p>5.36767492971345</text:p>
          </table:table-cell>
          <table:table-cell table:formula="of:=[.BK17]+[.$BE$7]" office:value-type="float" office:value="3.86045340973308" calcext:value-type="float">
            <text:p>3.86045340973308</text:p>
          </table:table-cell>
          <table:table-cell table:formula="of:=1/(1+EXP(-[.BL17]))" office:value-type="float" office:value="0.97937586308827" calcext:value-type="float">
            <text:p>0.9793758630882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F$8]+ [.$AL16] * [.$BF$9] + [.$AQ16] * [.$BF$10]+ [.$AV16] * [.$BF$11]+ [.$BA16] * [.$BF$12]" office:value-type="float" office:value="-1.34753075192799" calcext:value-type="float">
            <text:p>-1.34753075192799</text:p>
          </table:table-cell>
          <table:table-cell table:formula="of:=[.BP17]+[.$BF$7]" office:value-type="float" office:value="-3.54652090381328" calcext:value-type="float">
            <text:p>-3.54652090381328</text:p>
          </table:table-cell>
          <table:table-cell table:formula="of:=1/(1+EXP(-[.BQ17]))" office:value-type="float" office:value="0.0280171618129162" calcext:value-type="float">
            <text:p>0.0280171618129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G$8]+ [.$AL16] * [.$BG$9] + [.$AQ16] * [.$BG$10]+ [.$AV16] * [.$BG$11]+ [.$BA16] * [.$BG$12]" office:value-type="float" office:value="-10.0739343447623" calcext:value-type="float">
            <text:p>-10.0739343447623</text:p>
          </table:table-cell>
          <table:table-cell table:formula="of:=[.BU17]+[.$BG$7]" office:value-type="float" office:value="-10.8408792958447" calcext:value-type="float">
            <text:p>-10.8408792958447</text:p>
          </table:table-cell>
          <table:table-cell table:formula="of:=1/(1+EXP(-[.BV17]))" office:value-type="float" office:value="0.0000195820176821289" calcext:value-type="float">
            <text:p>1.95820176821289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2*[.C18]-[.$C$38]-[.$C$39])/([.$C$39]-[.$C$38])" office:value-type="float" office:value="0.625" calcext:value-type="float">
            <text:p>0.625</text:p>
          </table:table-cell>
          <table:table-cell table:formula="of:=(2*[.D18]-[.$D$38]-[.$D$39])/([.$D$39]-[.$D$38])" office:value-type="float" office:value="0.125" calcext:value-type="float">
            <text:p>0.125</text:p>
          </table:table-cell>
          <table:table-cell table:formula="of:=(2*[.E18]-[.$E$38]-[.$E$39])/([.$E$39]-[.$E$38])" office:value-type="float" office:value="0.283018867924528" calcext:value-type="float">
            <text:p>0.283018867924528</text:p>
          </table:table-cell>
          <table:table-cell table:formula="of:=(2*[.F18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0833333333333332" calcext:value-type="float">
            <text:p>0.083333333333333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[.$Q18]*[.$X$8]+[.$R18]*[.$X$9]+[.$S18]*[.$X$10]+[.$T18]*[.$X$11]" office:value-type="float" office:value="0.415039251704105" calcext:value-type="float">
            <text:p>0.415039251704105</text:p>
          </table:table-cell>
          <table:table-cell table:formula="of:=[.AE18]+[.$X$7]" office:value-type="float" office:value="-0.950243648441554" calcext:value-type="float">
            <text:p>-0.950243648441554</text:p>
          </table:table-cell>
          <table:table-cell table:formula="of:=1/(1+EXP(-[.AF18]))" office:value-type="float" office:value="0.278835824947263" calcext:value-type="float">
            <text:p>0.27883582494726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Y$8]+[.$R18]*[.$Y$9]+[.$S18]*[.$Y$10]+[.$T18]*[.$Y$11]" office:value-type="float" office:value="-1.6061528535689" calcext:value-type="float">
            <text:p>-1.6061528535689</text:p>
          </table:table-cell>
          <table:table-cell table:formula="of:=[.AJ18]+[.$Y$7]" office:value-type="float" office:value="3.26957431908224" calcext:value-type="float">
            <text:p>3.26957431908224</text:p>
          </table:table-cell>
          <table:table-cell table:formula="of:=1/(1+EXP(-[.AK18]))" office:value-type="float" office:value="0.96337015321684" calcext:value-type="float">
            <text:p>0.9633701532168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Z$8]+[.$R18]*[.$Z$9]+[.$S18]*[.$Z$10]+[.$T18]*[.$Z$11]" office:value-type="float" office:value="0.378389824135274" calcext:value-type="float">
            <text:p>0.378389824135274</text:p>
          </table:table-cell>
          <table:table-cell table:formula="of:=[.AO18]+[.$Z$7]" office:value-type="float" office:value="0.150044900113723" calcext:value-type="float">
            <text:p>0.150044900113723</text:p>
          </table:table-cell>
          <table:table-cell table:formula="of:=1/(1+EXP(-[.AP18]))" office:value-type="float" office:value="0.53744100744866" calcext:value-type="float">
            <text:p>0.537441007448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A$8]+[.$R18]*[.$AA$9]+[.$S18]*[.$AA$10]+[.$T18]*[.$AA$11]" office:value-type="float" office:value="0.348620104793484" calcext:value-type="float">
            <text:p>0.348620104793484</text:p>
          </table:table-cell>
          <table:table-cell table:formula="of:=[.AT18]+[.$AA$7]" office:value-type="float" office:value="0.486990762617124" calcext:value-type="float">
            <text:p>0.486990762617124</text:p>
          </table:table-cell>
          <table:table-cell table:formula="of:=1/(1+EXP(-[.AU18]))" office:value-type="float" office:value="0.619397277143075" calcext:value-type="float">
            <text:p>0.6193972771430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B$8]+[.$R18]*[.$AB$9]+[.$S18]*[.$AB$10]+[.$T18]*[.$AB$11]" office:value-type="float" office:value="-1.69320031988186" calcext:value-type="float">
            <text:p>-1.69320031988186</text:p>
          </table:table-cell>
          <table:table-cell table:formula="of:=[.AY18]+[.$AB$7]" office:value-type="float" office:value="-4.62820740693554" calcext:value-type="float">
            <text:p>-4.62820740693554</text:p>
          </table:table-cell>
          <table:table-cell table:formula="of:=1/(1+EXP(-[.AZ18]))" office:value-type="float" office:value="0.00967768820220818" calcext:value-type="float">
            <text:p>0.0096776882022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$AG17] * [.$BE$8]+ [.$AL17] * [.$BE$9] + [.$AQ17] * [.$BE$10]+ [.$AV17] * [.$BE$11]+ [.$BA17] * [.$BE$12]" office:value-type="float" office:value="5.4793983279981" calcext:value-type="float">
            <text:p>5.4793983279981</text:p>
          </table:table-cell>
          <table:table-cell table:formula="of:=[.BK18]+[.$BE$7]" office:value-type="float" office:value="3.97217680801773" calcext:value-type="float">
            <text:p>3.97217680801773</text:p>
          </table:table-cell>
          <table:table-cell table:formula="of:=1/(1+EXP(-[.BL18]))" office:value-type="float" office:value="0.981515709463811" calcext:value-type="float">
            <text:p>0.9815157094638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F$8]+ [.$AL17] * [.$BF$9] + [.$AQ17] * [.$BF$10]+ [.$AV17] * [.$BF$11]+ [.$BA17] * [.$BF$12]" office:value-type="float" office:value="-1.38978982787036" calcext:value-type="float">
            <text:p>-1.38978982787036</text:p>
          </table:table-cell>
          <table:table-cell table:formula="of:=[.BP18]+[.$BF$7]" office:value-type="float" office:value="-3.58877997975565" calcext:value-type="float">
            <text:p>-3.58877997975565</text:p>
          </table:table-cell>
          <table:table-cell table:formula="of:=1/(1+EXP(-[.BQ18]))" office:value-type="float" office:value="0.026889023419736" calcext:value-type="float">
            <text:p>0.0268890234197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G$8]+ [.$AL17] * [.$BG$9] + [.$AQ17] * [.$BG$10]+ [.$AV17] * [.$BG$11]+ [.$BA17] * [.$BG$12]" office:value-type="float" office:value="-10.1526847478567" calcext:value-type="float">
            <text:p>-10.1526847478567</text:p>
          </table:table-cell>
          <table:table-cell table:formula="of:=[.BU18]+[.$BG$7]" office:value-type="float" office:value="-10.9196296989391" calcext:value-type="float">
            <text:p>-10.9196296989391</text:p>
          </table:table-cell>
          <table:table-cell table:formula="of:=1/(1+EXP(-[.BV18]))" office:value-type="float" office:value="0.0000180991098906707" calcext:value-type="float">
            <text:p>1.8099109890670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2*[.C19]-[.$C$38]-[.$C$39])/([.$C$39]-[.$C$38])" office:value-type="float" office:value="0.25" calcext:value-type="float">
            <text:p>0.25</text:p>
          </table:table-cell>
          <table:table-cell table:formula="of:=(2*[.D19]-[.$D$38]-[.$D$39])/([.$D$39]-[.$D$38])" office:value-type="float" office:value="0.125" calcext:value-type="float">
            <text:p>0.125</text:p>
          </table:table-cell>
          <table:table-cell table:formula="of:=(2*[.E19]-[.$E$38]-[.$E$39])/([.$E$39]-[.$E$38])" office:value-type="float" office:value="0.207547169811321" calcext:value-type="float">
            <text:p>0.207547169811321</text:p>
          </table:table-cell>
          <table:table-cell table:formula="of:=(2*[.F19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[.$Q19]*[.$X$8]+[.$R19]*[.$X$9]+[.$S19]*[.$X$10]+[.$T19]*[.$X$11]" office:value-type="float" office:value="0.635929183452165" calcext:value-type="float">
            <text:p>0.635929183452165</text:p>
          </table:table-cell>
          <table:table-cell table:formula="of:=[.AE19]+[.$X$7]" office:value-type="float" office:value="-0.729353716693495" calcext:value-type="float">
            <text:p>-0.729353716693495</text:p>
          </table:table-cell>
          <table:table-cell table:formula="of:=1/(1+EXP(-[.AF19]))" office:value-type="float" office:value="0.325336565859803" calcext:value-type="float">
            <text:p>0.3253365658598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Y$8]+[.$R19]*[.$Y$9]+[.$S19]*[.$Y$10]+[.$T19]*[.$Y$11]" office:value-type="float" office:value="-1.93025008252997" calcext:value-type="float">
            <text:p>-1.93025008252997</text:p>
          </table:table-cell>
          <table:table-cell table:formula="of:=[.AJ19]+[.$Y$7]" office:value-type="float" office:value="2.94547709012116" calcext:value-type="float">
            <text:p>2.94547709012116</text:p>
          </table:table-cell>
          <table:table-cell table:formula="of:=1/(1+EXP(-[.AK19]))" office:value-type="float" office:value="0.950049287241392" calcext:value-type="float">
            <text:p>0.95004928724139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Z$8]+[.$R19]*[.$Z$9]+[.$S19]*[.$Z$10]+[.$T19]*[.$Z$11]" office:value-type="float" office:value="0.409101786065624" calcext:value-type="float">
            <text:p>0.409101786065624</text:p>
          </table:table-cell>
          <table:table-cell table:formula="of:=[.AO19]+[.$Z$7]" office:value-type="float" office:value="0.180756862044073" calcext:value-type="float">
            <text:p>0.180756862044073</text:p>
          </table:table-cell>
          <table:table-cell table:formula="of:=1/(1+EXP(-[.AP19]))" office:value-type="float" office:value="0.545066577093346" calcext:value-type="float">
            <text:p>0.5450665770933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A$8]+[.$R19]*[.$AA$9]+[.$S19]*[.$AA$10]+[.$T19]*[.$AA$11]" office:value-type="float" office:value="0.3975857154902" calcext:value-type="float">
            <text:p>0.3975857154902</text:p>
          </table:table-cell>
          <table:table-cell table:formula="of:=[.AT19]+[.$AA$7]" office:value-type="float" office:value="0.53595637331384" calcext:value-type="float">
            <text:p>0.53595637331384</text:p>
          </table:table-cell>
          <table:table-cell table:formula="of:=1/(1+EXP(-[.AU19]))" office:value-type="float" office:value="0.630871266759607" calcext:value-type="float">
            <text:p>0.6308712667596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B$8]+[.$R19]*[.$AB$9]+[.$S19]*[.$AB$10]+[.$T19]*[.$AB$11]" office:value-type="float" office:value="-1.2887596044885" calcext:value-type="float">
            <text:p>-1.2887596044885</text:p>
          </table:table-cell>
          <table:table-cell table:formula="of:=[.AY19]+[.$AB$7]" office:value-type="float" office:value="-4.22376669154218" calcext:value-type="float">
            <text:p>-4.22376669154218</text:p>
          </table:table-cell>
          <table:table-cell table:formula="of:=1/(1+EXP(-[.AZ19]))" office:value-type="float" office:value="0.0144320493543521" calcext:value-type="float">
            <text:p>0.01443204935435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[.$AG18] * [.$BE$8]+ [.$AL18] * [.$BE$9] + [.$AQ18] * [.$BE$10]+ [.$AV18] * [.$BE$11]+ [.$BA18] * [.$BE$12]" office:value-type="float" office:value="-2.58959431897212" calcext:value-type="float">
            <text:p>-2.58959431897212</text:p>
          </table:table-cell>
          <table:table-cell table:formula="of:=[.BK19]+[.$BE$7]" office:value-type="float" office:value="-4.09681583895249" calcext:value-type="float">
            <text:p>-4.09681583895249</text:p>
          </table:table-cell>
          <table:table-cell table:formula="of:=1/(1+EXP(-[.BL19]))" office:value-type="float" office:value="0.016353641620289" calcext:value-type="float">
            <text:p>0.0163536416202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F$8]+ [.$AL18] * [.$BF$9] + [.$AQ18] * [.$BF$10]+ [.$AV18] * [.$BF$11]+ [.$BA18] * [.$BF$12]" office:value-type="float" office:value="5.863165617736" calcext:value-type="float">
            <text:p>5.863165617736</text:p>
          </table:table-cell>
          <table:table-cell table:formula="of:=[.BP19]+[.$BF$7]" office:value-type="float" office:value="3.66417546585071" calcext:value-type="float">
            <text:p>3.66417546585071</text:p>
          </table:table-cell>
          <table:table-cell table:formula="of:=1/(1+EXP(-[.BQ19]))" office:value-type="float" office:value="0.975014957494159" calcext:value-type="float">
            <text:p>0.9750149574941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G$8]+ [.$AL18] * [.$BG$9] + [.$AQ18] * [.$BG$10]+ [.$AV18] * [.$BG$11]+ [.$BA18] * [.$BG$12]" office:value-type="float" office:value="-4.22923678953026" calcext:value-type="float">
            <text:p>-4.22923678953026</text:p>
          </table:table-cell>
          <table:table-cell table:formula="of:=[.BU19]+[.$BG$7]" office:value-type="float" office:value="-4.99618174061262" calcext:value-type="float">
            <text:p>-4.99618174061262</text:p>
          </table:table-cell>
          <table:table-cell table:formula="of:=1/(1+EXP(-[.BV19]))" office:value-type="float" office:value="0.00671828280101651" calcext:value-type="float">
            <text:p>0.006718282801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2*[.C20]-[.$C$38]-[.$C$39])/([.$C$39]-[.$C$38])" office:value-type="float" office:value="0.5625" calcext:value-type="float">
            <text:p>0.5625</text:p>
          </table:table-cell>
          <table:table-cell table:formula="of:=(2*[.D20]-[.$D$38]-[.$D$39])/([.$D$39]-[.$D$38])" office:value-type="float" office:value="0" calcext:value-type="float">
            <text:p>0</text:p>
          </table:table-cell>
          <table:table-cell table:formula="of:=(2*[.E20]-[.$E$38]-[.$E$39])/([.$E$39]-[.$E$38])" office:value-type="float" office:value="0.358490566037736" calcext:value-type="float">
            <text:p>0.358490566037736</text:p>
          </table:table-cell>
          <table:table-cell table:formula="of:=(2*[.F20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58490566037736" calcext:value-type="float">
            <text:p>0.35849056603773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[.$Q20]*[.$X$8]+[.$R20]*[.$X$9]+[.$S20]*[.$X$10]+[.$T20]*[.$X$11]" office:value-type="float" office:value="0.973878575273769" calcext:value-type="float">
            <text:p>0.973878575273769</text:p>
          </table:table-cell>
          <table:table-cell table:formula="of:=[.AE20]+[.$X$7]" office:value-type="float" office:value="-0.391404324871891" calcext:value-type="float">
            <text:p>-0.391404324871891</text:p>
          </table:table-cell>
          <table:table-cell table:formula="of:=1/(1+EXP(-[.AF20]))" office:value-type="float" office:value="0.40337928383936" calcext:value-type="float">
            <text:p>0.403379283839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Y$8]+[.$R20]*[.$Y$9]+[.$S20]*[.$Y$10]+[.$T20]*[.$Y$11]" office:value-type="float" office:value="-2.94616120423222" calcext:value-type="float">
            <text:p>-2.94616120423222</text:p>
          </table:table-cell>
          <table:table-cell table:formula="of:=[.AJ20]+[.$Y$7]" office:value-type="float" office:value="1.92956596841892" calcext:value-type="float">
            <text:p>1.92956596841892</text:p>
          </table:table-cell>
          <table:table-cell table:formula="of:=1/(1+EXP(-[.AK20]))" office:value-type="float" office:value="0.873201371365285" calcext:value-type="float">
            <text:p>0.8732013713652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Z$8]+[.$R20]*[.$Z$9]+[.$S20]*[.$Z$10]+[.$T20]*[.$Z$11]" office:value-type="float" office:value="0.486792505461311" calcext:value-type="float">
            <text:p>0.486792505461311</text:p>
          </table:table-cell>
          <table:table-cell table:formula="of:=[.AO20]+[.$Z$7]" office:value-type="float" office:value="0.25844758143976" calcext:value-type="float">
            <text:p>0.25844758143976</text:p>
          </table:table-cell>
          <table:table-cell table:formula="of:=1/(1+EXP(-[.AP20]))" office:value-type="float" office:value="0.564254634715383" calcext:value-type="float">
            <text:p>0.5642546347153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A$8]+[.$R20]*[.$AA$9]+[.$S20]*[.$AA$10]+[.$T20]*[.$AA$11]" office:value-type="float" office:value="0.736128253847535" calcext:value-type="float">
            <text:p>0.736128253847535</text:p>
          </table:table-cell>
          <table:table-cell table:formula="of:=[.AT20]+[.$AA$7]" office:value-type="float" office:value="0.874498911671175" calcext:value-type="float">
            <text:p>0.874498911671175</text:p>
          </table:table-cell>
          <table:table-cell table:formula="of:=1/(1+EXP(-[.AU20]))" office:value-type="float" office:value="0.705680964853196" calcext:value-type="float">
            <text:p>0.70568096485319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B$8]+[.$R20]*[.$AB$9]+[.$S20]*[.$AB$10]+[.$T20]*[.$AB$11]" office:value-type="float" office:value="-2.54417782285822" calcext:value-type="float">
            <text:p>-2.54417782285822</text:p>
          </table:table-cell>
          <table:table-cell table:formula="of:=[.AY20]+[.$AB$7]" office:value-type="float" office:value="-5.47918490991191" calcext:value-type="float">
            <text:p>-5.47918490991191</text:p>
          </table:table-cell>
          <table:table-cell table:formula="of:=1/(1+EXP(-[.AZ20]))" office:value-type="float" office:value="0.00415539014370274" calcext:value-type="float">
            <text:p>0.00415539014370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[.$AG19] * [.$BE$8]+ [.$AL19] * [.$BE$9] + [.$AQ19] * [.$BE$10]+ [.$AV19] * [.$BE$11]+ [.$BA19] * [.$BE$12]" office:value-type="float" office:value="-2.81919811166521" calcext:value-type="float">
            <text:p>-2.81919811166521</text:p>
          </table:table-cell>
          <table:table-cell table:formula="of:=[.BK20]+[.$BE$7]" office:value-type="float" office:value="-4.32641963164558" calcext:value-type="float">
            <text:p>-4.32641963164558</text:p>
          </table:table-cell>
          <table:table-cell table:formula="of:=1/(1+EXP(-[.BL20]))" office:value-type="float" office:value="0.0130424239394267" calcext:value-type="float">
            <text:p>0.0130424239394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F$8]+ [.$AL19] * [.$BF$9] + [.$AQ19] * [.$BF$10]+ [.$AV19] * [.$BF$11]+ [.$BA19] * [.$BF$12]" office:value-type="float" office:value="5.63975748075531" calcext:value-type="float">
            <text:p>5.63975748075531</text:p>
          </table:table-cell>
          <table:table-cell table:formula="of:=[.BP20]+[.$BF$7]" office:value-type="float" office:value="3.44076732887002" calcext:value-type="float">
            <text:p>3.44076732887002</text:p>
          </table:table-cell>
          <table:table-cell table:formula="of:=1/(1+EXP(-[.BQ20]))" office:value-type="float" office:value="0.968954606610679" calcext:value-type="float">
            <text:p>0.96895460661067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G$8]+ [.$AL19] * [.$BG$9] + [.$AQ19] * [.$BG$10]+ [.$AV19] * [.$BG$11]+ [.$BA19] * [.$BG$12]" office:value-type="float" office:value="-3.920880215424" calcext:value-type="float">
            <text:p>-3.920880215424</text:p>
          </table:table-cell>
          <table:table-cell table:formula="of:=[.BU20]+[.$BG$7]" office:value-type="float" office:value="-4.68782516650635" calcext:value-type="float">
            <text:p>-4.68782516650635</text:p>
          </table:table-cell>
          <table:table-cell table:formula="of:=1/(1+EXP(-[.BV20]))" office:value-type="float" office:value="0.00912269758579266" calcext:value-type="float">
            <text:p>0.0091226975857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2*[.C21]-[.$C$38]-[.$C$39])/([.$C$39]-[.$C$38])" office:value-type="float" office:value="-0.3125" calcext:value-type="float">
            <text:p>-0.3125</text:p>
          </table:table-cell>
          <table:table-cell table:formula="of:=(2*[.D21]-[.$D$38]-[.$D$39])/([.$D$39]-[.$D$38])" office:value-type="float" office:value="-1" calcext:value-type="float">
            <text:p>-1</text:p>
          </table:table-cell>
          <table:table-cell table:formula="of:=(2*[.E21]-[.$E$38]-[.$E$39])/([.$E$39]-[.$E$38])" office:value-type="float" office:value="0.018867924528302" calcext:value-type="float">
            <text:p>0.018867924528302</text:p>
          </table:table-cell>
          <table:table-cell table:formula="of:=(2*[.F21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1" calcext:value-type="float">
            <text:p>-1</text:p>
          </table:table-cell>
          <table:table-cell office:value-type="float" office:value="0.018867924528302" calcext:value-type="float">
            <text:p>0.0188679245283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[.$Q21]*[.$X$8]+[.$R21]*[.$X$9]+[.$S21]*[.$X$10]+[.$T21]*[.$X$11]" office:value-type="float" office:value="1.31091530941566" calcext:value-type="float">
            <text:p>1.31091530941566</text:p>
          </table:table-cell>
          <table:table-cell table:formula="of:=[.AE21]+[.$X$7]" office:value-type="float" office:value="-0.0543675907300014" calcext:value-type="float">
            <text:p>-0.054367590730002</text:p>
          </table:table-cell>
          <table:table-cell table:formula="of:=1/(1+EXP(-[.AF21]))" office:value-type="float" office:value="0.486411449278682" calcext:value-type="float">
            <text:p>0.4864114492786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Y$8]+[.$R21]*[.$Y$9]+[.$S21]*[.$Y$10]+[.$T21]*[.$Y$11]" office:value-type="float" office:value="-2.52231161311162" calcext:value-type="float">
            <text:p>-2.52231161311162</text:p>
          </table:table-cell>
          <table:table-cell table:formula="of:=[.AJ21]+[.$Y$7]" office:value-type="float" office:value="2.35341555953952" calcext:value-type="float">
            <text:p>2.35341555953952</text:p>
          </table:table-cell>
          <table:table-cell table:formula="of:=1/(1+EXP(-[.AK21]))" office:value-type="float" office:value="0.913205331786026" calcext:value-type="float">
            <text:p>0.9132053317860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Z$8]+[.$R21]*[.$Z$9]+[.$S21]*[.$Z$10]+[.$T21]*[.$Z$11]" office:value-type="float" office:value="-0.371995514701181" calcext:value-type="float">
            <text:p>-0.371995514701181</text:p>
          </table:table-cell>
          <table:table-cell table:formula="of:=[.AO21]+[.$Z$7]" office:value-type="float" office:value="-0.600340438722732" calcext:value-type="float">
            <text:p>-0.600340438722732</text:p>
          </table:table-cell>
          <table:table-cell table:formula="of:=1/(1+EXP(-[.AP21]))" office:value-type="float" office:value="0.35426581062235" calcext:value-type="float">
            <text:p>0.3542658106223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A$8]+[.$R21]*[.$AA$9]+[.$S21]*[.$AA$10]+[.$T21]*[.$AA$11]" office:value-type="float" office:value="1.18956488686513" calcext:value-type="float">
            <text:p>1.18956488686513</text:p>
          </table:table-cell>
          <table:table-cell table:formula="of:=[.AT21]+[.$AA$7]" office:value-type="float" office:value="1.32793554468877" calcext:value-type="float">
            <text:p>1.32793554468877</text:p>
          </table:table-cell>
          <table:table-cell table:formula="of:=1/(1+EXP(-[.AU21]))" office:value-type="float" office:value="0.790498944633591" calcext:value-type="float">
            <text:p>0.79049894463359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B$8]+[.$R21]*[.$AB$9]+[.$S21]*[.$AB$10]+[.$T21]*[.$AB$11]" office:value-type="float" office:value="-2.49705198808965" calcext:value-type="float">
            <text:p>-2.49705198808965</text:p>
          </table:table-cell>
          <table:table-cell table:formula="of:=[.AY21]+[.$AB$7]" office:value-type="float" office:value="-5.43205907514333" calcext:value-type="float">
            <text:p>-5.43205907514333</text:p>
          </table:table-cell>
          <table:table-cell table:formula="of:=1/(1+EXP(-[.AZ21]))" office:value-type="float" office:value="0.00435503071179961" calcext:value-type="float">
            <text:p>0.004355030711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[.$AG20] * [.$BE$8]+ [.$AL20] * [.$BE$9] + [.$AQ20] * [.$BE$10]+ [.$AV20] * [.$BE$11]+ [.$BA20] * [.$BE$12]" office:value-type="float" office:value="-3.52255964691459" calcext:value-type="float">
            <text:p>-3.52255964691459</text:p>
          </table:table-cell>
          <table:table-cell table:formula="of:=[.BK21]+[.$BE$7]" office:value-type="float" office:value="-5.02978116689496" calcext:value-type="float">
            <text:p>-5.02978116689496</text:p>
          </table:table-cell>
          <table:table-cell table:formula="of:=1/(1+EXP(-[.BL21]))" office:value-type="float" office:value="0.0064977448141764" calcext:value-type="float">
            <text:p>0.0064977448141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F$8]+ [.$AL20] * [.$BF$9] + [.$AQ20] * [.$BF$10]+ [.$AV20] * [.$BF$11]+ [.$BA20] * [.$BF$12]" office:value-type="float" office:value="4.9954793553569" calcext:value-type="float">
            <text:p>4.9954793553569</text:p>
          </table:table-cell>
          <table:table-cell table:formula="of:=[.BP21]+[.$BF$7]" office:value-type="float" office:value="2.79648920347161" calcext:value-type="float">
            <text:p>2.79648920347161</text:p>
          </table:table-cell>
          <table:table-cell table:formula="of:=1/(1+EXP(-[.BQ21]))" office:value-type="float" office:value="0.94248581216456" calcext:value-type="float">
            <text:p>0.942485812164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G$8]+ [.$AL20] * [.$BG$9] + [.$AQ20] * [.$BG$10]+ [.$AV20] * [.$BG$11]+ [.$BA20] * [.$BG$12]" office:value-type="float" office:value="-2.83019444136541" calcext:value-type="float">
            <text:p>-2.83019444136541</text:p>
          </table:table-cell>
          <table:table-cell table:formula="of:=[.BU21]+[.$BG$7]" office:value-type="float" office:value="-3.59713939244777" calcext:value-type="float">
            <text:p>-3.59713939244777</text:p>
          </table:table-cell>
          <table:table-cell table:formula="of:=1/(1+EXP(-[.BV21]))" office:value-type="float" office:value="0.0266711539224509" calcext:value-type="float">
            <text:p>0.0266711539224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2*[.C22]-[.$C$38]-[.$C$39])/([.$C$39]-[.$C$38])" office:value-type="float" office:value="0.3125" calcext:value-type="float">
            <text:p>0.3125</text:p>
          </table:table-cell>
          <table:table-cell table:formula="of:=(2*[.D22]-[.$D$38]-[.$D$39])/([.$D$39]-[.$D$38])" office:value-type="float" office:value="-0.375" calcext:value-type="float">
            <text:p>-0.375</text:p>
          </table:table-cell>
          <table:table-cell table:formula="of:=(2*[.E22]-[.$E$38]-[.$E$39])/([.$E$39]-[.$E$38])" office:value-type="float" office:value="0.245283018867924" calcext:value-type="float">
            <text:p>0.245283018867924</text:p>
          </table:table-cell>
          <table:table-cell table:formula="of:=(2*[.F22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$Q22]*[.$X$8]+[.$R22]*[.$X$9]+[.$S22]*[.$X$10]+[.$T22]*[.$X$11]" office:value-type="float" office:value="1.23279678183665" calcext:value-type="float">
            <text:p>1.23279678183665</text:p>
          </table:table-cell>
          <table:table-cell table:formula="of:=[.AE22]+[.$X$7]" office:value-type="float" office:value="-0.132486118309013" calcext:value-type="float">
            <text:p>-0.132486118309013</text:p>
          </table:table-cell>
          <table:table-cell table:formula="of:=1/(1+EXP(-[.AF22]))" office:value-type="float" office:value="0.466926832870785" calcext:value-type="float">
            <text:p>0.46692683287078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Y$8]+[.$R22]*[.$Y$9]+[.$S22]*[.$Y$10]+[.$T22]*[.$Y$11]" office:value-type="float" office:value="-3.17728865272968" calcext:value-type="float">
            <text:p>-3.17728865272968</text:p>
          </table:table-cell>
          <table:table-cell table:formula="of:=[.AJ22]+[.$Y$7]" office:value-type="float" office:value="1.69843851992146" calcext:value-type="float">
            <text:p>1.69843851992146</text:p>
          </table:table-cell>
          <table:table-cell table:formula="of:=1/(1+EXP(-[.AK22]))" office:value-type="float" office:value="0.845330686592517" calcext:value-type="float">
            <text:p>0.8453306865925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Z$8]+[.$R22]*[.$Z$9]+[.$S22]*[.$Z$10]+[.$T22]*[.$Z$11]" office:value-type="float" office:value="0.246155445227005" calcext:value-type="float">
            <text:p>0.246155445227005</text:p>
          </table:table-cell>
          <table:table-cell table:formula="of:=[.AO22]+[.$Z$7]" office:value-type="float" office:value="0.0178105212054541" calcext:value-type="float">
            <text:p>0.017810521205454</text:p>
          </table:table-cell>
          <table:table-cell table:formula="of:=1/(1+EXP(-[.AP22]))" office:value-type="float" office:value="0.504452512601795" calcext:value-type="float">
            <text:p>0.50445251260179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A$8]+[.$R22]*[.$AA$9]+[.$S22]*[.$AA$10]+[.$T22]*[.$AA$11]" office:value-type="float" office:value="1.0105282932365" calcext:value-type="float">
            <text:p>1.0105282932365</text:p>
          </table:table-cell>
          <table:table-cell table:formula="of:=[.AT22]+[.$AA$7]" office:value-type="float" office:value="1.14889895106014" calcext:value-type="float">
            <text:p>1.14889895106014</text:p>
          </table:table-cell>
          <table:table-cell table:formula="of:=1/(1+EXP(-[.AU22]))" office:value-type="float" office:value="0.759309748403165" calcext:value-type="float">
            <text:p>0.75930974840316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B$8]+[.$R22]*[.$AB$9]+[.$S22]*[.$AB$10]+[.$T22]*[.$AB$11]" office:value-type="float" office:value="-2.88544818185726" calcext:value-type="float">
            <text:p>-2.88544818185726</text:p>
          </table:table-cell>
          <table:table-cell table:formula="of:=[.AY22]+[.$AB$7]" office:value-type="float" office:value="-5.82045526891094" calcext:value-type="float">
            <text:p>-5.82045526891094</text:p>
          </table:table-cell>
          <table:table-cell table:formula="of:=1/(1+EXP(-[.AZ22]))" office:value-type="float" office:value="0.00295748175068145" calcext:value-type="float">
            <text:p>0.00295748175068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[.$AG21] * [.$BE$8]+ [.$AL21] * [.$BE$9] + [.$AQ21] * [.$BE$10]+ [.$AV21] * [.$BE$11]+ [.$BA21] * [.$BE$12]" office:value-type="float" office:value="-3.81721309716215" calcext:value-type="float">
            <text:p>-3.81721309716215</text:p>
          </table:table-cell>
          <table:table-cell table:formula="of:=[.BK22]+[.$BE$7]" office:value-type="float" office:value="-5.32443461714252" calcext:value-type="float">
            <text:p>-5.32443461714252</text:p>
          </table:table-cell>
          <table:table-cell table:formula="of:=1/(1+EXP(-[.BL22]))" office:value-type="float" office:value="0.00484749163745049" calcext:value-type="float">
            <text:p>0.00484749163745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F$8]+ [.$AL21] * [.$BF$9] + [.$AQ21] * [.$BF$10]+ [.$AV21] * [.$BF$11]+ [.$BA21] * [.$BF$12]" office:value-type="float" office:value="5.45596288017793" calcext:value-type="float">
            <text:p>5.45596288017793</text:p>
          </table:table-cell>
          <table:table-cell table:formula="of:=[.BP22]+[.$BF$7]" office:value-type="float" office:value="3.25697272829264" calcext:value-type="float">
            <text:p>3.25697272829264</text:p>
          </table:table-cell>
          <table:table-cell table:formula="of:=1/(1+EXP(-[.BQ22]))" office:value-type="float" office:value="0.962922861097475" calcext:value-type="float">
            <text:p>0.9629228610974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G$8]+ [.$AL21] * [.$BG$9] + [.$AQ21] * [.$BG$10]+ [.$AV21] * [.$BG$11]+ [.$BA21] * [.$BG$12]" office:value-type="float" office:value="-2.77595507363033" calcext:value-type="float">
            <text:p>-2.77595507363033</text:p>
          </table:table-cell>
          <table:table-cell table:formula="of:=[.BU22]+[.$BG$7]" office:value-type="float" office:value="-3.54290002471269" calcext:value-type="float">
            <text:p>-3.54290002471269</text:p>
          </table:table-cell>
          <table:table-cell table:formula="of:=1/(1+EXP(-[.BV22]))" office:value-type="float" office:value="0.0281159350131851" calcext:value-type="float">
            <text:p>0.028115935013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2*[.C23]-[.$C$38]-[.$C$39])/([.$C$39]-[.$C$38])" office:value-type="float" office:value="-0.1875" calcext:value-type="float">
            <text:p>-0.1875</text:p>
          </table:table-cell>
          <table:table-cell table:formula="of:=(2*[.D23]-[.$D$38]-[.$D$39])/([.$D$39]-[.$D$38])" office:value-type="float" office:value="-0.375" calcext:value-type="float">
            <text:p>-0.375</text:p>
          </table:table-cell>
          <table:table-cell table:formula="of:=(2*[.E23]-[.$E$38]-[.$E$39])/([.$E$39]-[.$E$38])" office:value-type="float" office:value="0.207547169811321" calcext:value-type="float">
            <text:p>0.207547169811321</text:p>
          </table:table-cell>
          <table:table-cell table:formula="of:=(2*[.F23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.$Q23]*[.$X$8]+[.$R23]*[.$X$9]+[.$S23]*[.$X$10]+[.$T23]*[.$X$11]" office:value-type="float" office:value="1.05568715687729" calcext:value-type="float">
            <text:p>1.05568715687729</text:p>
          </table:table-cell>
          <table:table-cell table:formula="of:=[.AE23]+[.$X$7]" office:value-type="float" office:value="-0.309595743268371" calcext:value-type="float">
            <text:p>-0.309595743268371</text:p>
          </table:table-cell>
          <table:table-cell table:formula="of:=1/(1+EXP(-[.AF23]))" office:value-type="float" office:value="0.423213416416198" calcext:value-type="float">
            <text:p>0.42321341641619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Y$8]+[.$R23]*[.$Y$9]+[.$S23]*[.$Y$10]+[.$T23]*[.$Y$11]" office:value-type="float" office:value="-2.42066331014027" calcext:value-type="float">
            <text:p>-2.42066331014027</text:p>
          </table:table-cell>
          <table:table-cell table:formula="of:=[.AJ23]+[.$Y$7]" office:value-type="float" office:value="2.45506386251087" calcext:value-type="float">
            <text:p>2.45506386251087</text:p>
          </table:table-cell>
          <table:table-cell table:formula="of:=1/(1+EXP(-[.AK23]))" office:value-type="float" office:value="0.920930973539001" calcext:value-type="float">
            <text:p>0.9209309735390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Z$8]+[.$R23]*[.$Z$9]+[.$S23]*[.$Z$10]+[.$T23]*[.$Z$11]" office:value-type="float" office:value="0.0302265950654504" calcext:value-type="float">
            <text:p>0.03022659506545</text:p>
          </table:table-cell>
          <table:table-cell table:formula="of:=[.AO23]+[.$Z$7]" office:value-type="float" office:value="-0.198118328956101" calcext:value-type="float">
            <text:p>-0.198118328956101</text:p>
          </table:table-cell>
          <table:table-cell table:formula="of:=1/(1+EXP(-[.AP23]))" office:value-type="float" office:value="0.450631790995369" calcext:value-type="float">
            <text:p>0.4506317909953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A$8]+[.$R23]*[.$AA$9]+[.$S23]*[.$AA$10]+[.$T23]*[.$AA$11]" office:value-type="float" office:value="0.766822000639819" calcext:value-type="float">
            <text:p>0.766822000639819</text:p>
          </table:table-cell>
          <table:table-cell table:formula="of:=[.AT23]+[.$AA$7]" office:value-type="float" office:value="0.905192658463459" calcext:value-type="float">
            <text:p>0.905192658463459</text:p>
          </table:table-cell>
          <table:table-cell table:formula="of:=1/(1+EXP(-[.AU23]))" office:value-type="float" office:value="0.712015425540129" calcext:value-type="float">
            <text:p>0.7120154255401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B$8]+[.$R23]*[.$AB$9]+[.$S23]*[.$AB$10]+[.$T23]*[.$AB$11]" office:value-type="float" office:value="-1.60450502907059" calcext:value-type="float">
            <text:p>-1.60450502907059</text:p>
          </table:table-cell>
          <table:table-cell table:formula="of:=[.AY23]+[.$AB$7]" office:value-type="float" office:value="-4.53951211612427" calcext:value-type="float">
            <text:p>-4.53951211612427</text:p>
          </table:table-cell>
          <table:table-cell table:formula="of:=1/(1+EXP(-[.AZ23]))" office:value-type="float" office:value="0.0105657872307887" calcext:value-type="float">
            <text:p>0.01056578723078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$AG22] * [.$BE$8]+ [.$AL22] * [.$BE$9] + [.$AQ22] * [.$BE$10]+ [.$AV22] * [.$BE$11]+ [.$BA22] * [.$BE$12]" office:value-type="float" office:value="-3.90878622760371" calcext:value-type="float">
            <text:p>-3.90878622760371</text:p>
          </table:table-cell>
          <table:table-cell table:formula="of:=[.BK23]+[.$BE$7]" office:value-type="float" office:value="-5.41600774758408" calcext:value-type="float">
            <text:p>-5.41600774758408</text:p>
          </table:table-cell>
          <table:table-cell table:formula="of:=1/(1+EXP(-[.BL23]))" office:value-type="float" office:value="0.00442518694194648" calcext:value-type="float">
            <text:p>0.00442518694194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F$8]+ [.$AL22] * [.$BF$9] + [.$AQ22] * [.$BF$10]+ [.$AV22] * [.$BF$11]+ [.$BA22] * [.$BF$12]" office:value-type="float" office:value="4.77792983731105" calcext:value-type="float">
            <text:p>4.77792983731105</text:p>
          </table:table-cell>
          <table:table-cell table:formula="of:=[.BP23]+[.$BF$7]" office:value-type="float" office:value="2.57893968542576" calcext:value-type="float">
            <text:p>2.57893968542576</text:p>
          </table:table-cell>
          <table:table-cell table:formula="of:=1/(1+EXP(-[.BQ23]))" office:value-type="float" office:value="0.929493812959769" calcext:value-type="float">
            <text:p>0.9294938129597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G$8]+ [.$AL22] * [.$BG$9] + [.$AQ22] * [.$BG$10]+ [.$AV22] * [.$BG$11]+ [.$BA22] * [.$BG$12]" office:value-type="float" office:value="-2.29538008677581" calcext:value-type="float">
            <text:p>-2.29538008677581</text:p>
          </table:table-cell>
          <table:table-cell table:formula="of:=[.BU23]+[.$BG$7]" office:value-type="float" office:value="-3.06232503785816" calcext:value-type="float">
            <text:p>-3.06232503785816</text:p>
          </table:table-cell>
          <table:table-cell table:formula="of:=1/(1+EXP(-[.BV23]))" office:value-type="float" office:value="0.0446883390374317" calcext:value-type="float">
            <text:p>0.044688339037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2*[.C24]-[.$C$38]-[.$C$39])/([.$C$39]-[.$C$38])" office:value-type="float" office:value="0.1875" calcext:value-type="float">
            <text:p>0.1875</text:p>
          </table:table-cell>
          <table:table-cell table:formula="of:=(2*[.D24]-[.$D$38]-[.$D$39])/([.$D$39]-[.$D$38])" office:value-type="float" office:value="0.25" calcext:value-type="float">
            <text:p>0.25</text:p>
          </table:table-cell>
          <table:table-cell table:formula="of:=(2*[.E24]-[.$E$38]-[.$E$39])/([.$E$39]-[.$E$38])" office:value-type="float" office:value="0.283018867924528" calcext:value-type="float">
            <text:p>0.283018867924528</text:p>
          </table:table-cell>
          <table:table-cell table:formula="of:=(2*[.F24]-[.$F$38]-[.$F$39])/([.$F$39]-[.$F$38])" office:value-type="float" office:value="0.25" calcext:value-type="float">
            <text:p>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.$Q24]*[.$X$8]+[.$R24]*[.$X$9]+[.$S24]*[.$X$10]+[.$T24]*[.$X$11]" office:value-type="float" office:value="0.926536245604401" calcext:value-type="float">
            <text:p>0.926536245604401</text:p>
          </table:table-cell>
          <table:table-cell table:formula="of:=[.AE24]+[.$X$7]" office:value-type="float" office:value="-0.438746654541258" calcext:value-type="float">
            <text:p>-0.438746654541258</text:p>
          </table:table-cell>
          <table:table-cell table:formula="of:=1/(1+EXP(-[.AF24]))" office:value-type="float" office:value="0.39203965687578" calcext:value-type="float">
            <text:p>0.3920396568757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Y$8]+[.$R24]*[.$Y$9]+[.$S24]*[.$Y$10]+[.$T24]*[.$Y$11]" office:value-type="float" office:value="-2.74872784372872" calcext:value-type="float">
            <text:p>-2.74872784372872</text:p>
          </table:table-cell>
          <table:table-cell table:formula="of:=[.AJ24]+[.$Y$7]" office:value-type="float" office:value="2.12699932892242" calcext:value-type="float">
            <text:p>2.12699932892242</text:p>
          </table:table-cell>
          <table:table-cell table:formula="of:=1/(1+EXP(-[.AK24]))" office:value-type="float" office:value="0.893499807730988" calcext:value-type="float">
            <text:p>0.8934998077309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Z$8]+[.$R24]*[.$Z$9]+[.$S24]*[.$Z$10]+[.$T24]*[.$Z$11]" office:value-type="float" office:value="0.614801097740521" calcext:value-type="float">
            <text:p>0.614801097740521</text:p>
          </table:table-cell>
          <table:table-cell table:formula="of:=[.AO24]+[.$Z$7]" office:value-type="float" office:value="0.38645617371897" calcext:value-type="float">
            <text:p>0.38645617371897</text:p>
          </table:table-cell>
          <table:table-cell table:formula="of:=1/(1+EXP(-[.AP24]))" office:value-type="float" office:value="0.595429304972663" calcext:value-type="float">
            <text:p>0.5954293049726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A$8]+[.$R24]*[.$AA$9]+[.$S24]*[.$AA$10]+[.$T24]*[.$AA$11]" office:value-type="float" office:value="0.504318461891664" calcext:value-type="float">
            <text:p>0.504318461891664</text:p>
          </table:table-cell>
          <table:table-cell table:formula="of:=[.AT24]+[.$AA$7]" office:value-type="float" office:value="0.642689119715304" calcext:value-type="float">
            <text:p>0.642689119715304</text:p>
          </table:table-cell>
          <table:table-cell table:formula="of:=1/(1+EXP(-[.AU24]))" office:value-type="float" office:value="0.6553610865624" calcext:value-type="float">
            <text:p>0.655361086562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B$8]+[.$R24]*[.$AB$9]+[.$S24]*[.$AB$10]+[.$T24]*[.$AB$11]" office:value-type="float" office:value="-1.44630858977403" calcext:value-type="float">
            <text:p>-1.44630858977403</text:p>
          </table:table-cell>
          <table:table-cell table:formula="of:=[.AY24]+[.$AB$7]" office:value-type="float" office:value="-4.38131567682771" calcext:value-type="float">
            <text:p>-4.38131567682771</text:p>
          </table:table-cell>
          <table:table-cell table:formula="of:=1/(1+EXP(-[.AZ24]))" office:value-type="float" office:value="0.0123543509147016" calcext:value-type="float">
            <text:p>0.01235435091470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.$AG23] * [.$BE$8]+ [.$AL23] * [.$BE$9] + [.$AQ23] * [.$BE$10]+ [.$AV23] * [.$BE$11]+ [.$BA23] * [.$BE$12]" office:value-type="float" office:value="-3.40177267612151" calcext:value-type="float">
            <text:p>-3.40177267612151</text:p>
          </table:table-cell>
          <table:table-cell table:formula="of:=[.BK24]+[.$BE$7]" office:value-type="float" office:value="-4.90899419610188" calcext:value-type="float">
            <text:p>-4.90899419610188</text:p>
          </table:table-cell>
          <table:table-cell table:formula="of:=1/(1+EXP(-[.BL24]))" office:value-type="float" office:value="0.00732584329458255" calcext:value-type="float">
            <text:p>0.0073258432945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F$8]+ [.$AL23] * [.$BF$9] + [.$AQ23] * [.$BF$10]+ [.$AV23] * [.$BF$11]+ [.$BA23] * [.$BF$12]" office:value-type="float" office:value="5.43001641042229" calcext:value-type="float">
            <text:p>5.43001641042229</text:p>
          </table:table-cell>
          <table:table-cell table:formula="of:=[.BP24]+[.$BF$7]" office:value-type="float" office:value="3.231026258537" calcext:value-type="float">
            <text:p>3.231026258537</text:p>
          </table:table-cell>
          <table:table-cell table:formula="of:=1/(1+EXP(-[.BQ24]))" office:value-type="float" office:value="0.961985300573442" calcext:value-type="float">
            <text:p>0.96198530057344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G$8]+ [.$AL23] * [.$BG$9] + [.$AQ23] * [.$BG$10]+ [.$AV23] * [.$BG$11]+ [.$BA23] * [.$BG$12]" office:value-type="float" office:value="-3.19706265767896" calcext:value-type="float">
            <text:p>-3.19706265767896</text:p>
          </table:table-cell>
          <table:table-cell table:formula="of:=[.BU24]+[.$BG$7]" office:value-type="float" office:value="-3.96400760876132" calcext:value-type="float">
            <text:p>-3.96400760876132</text:p>
          </table:table-cell>
          <table:table-cell table:formula="of:=1/(1+EXP(-[.BV24]))" office:value-type="float" office:value="0.0186330856994057" calcext:value-type="float">
            <text:p>0.0186330856994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2*[.C25]-[.$C$38]-[.$C$39])/([.$C$39]-[.$C$38])" office:value-type="float" office:value="-0.6875" calcext:value-type="float">
            <text:p>-0.6875</text:p>
          </table:table-cell>
          <table:table-cell table:formula="of:=(2*[.D25]-[.$D$38]-[.$D$39])/([.$D$39]-[.$D$38])" office:value-type="float" office:value="-0.875" calcext:value-type="float">
            <text:p>-0.875</text:p>
          </table:table-cell>
          <table:table-cell table:formula="of:=(2*[.E25]-[.$E$38]-[.$E$39])/([.$E$39]-[.$E$38])" office:value-type="float" office:value="-0.245283018867924" calcext:value-type="float">
            <text:p>-0.245283018867924</text:p>
          </table:table-cell>
          <table:table-cell table:formula="of:=(2*[.F25]-[.$F$38]-[.$F$39])/([.$F$39]-[.$F$38])" office:value-type="float" office:value="-0.25" calcext:value-type="float">
            <text:p>-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45283018867924" calcext:value-type="float">
            <text:p>-0.245283018867924</text:p>
          </table:table-cell>
          <table:table-cell office:value-type="float" office:value="-0.25" calcext:value-type="float">
            <text:p>-0.25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.$Q25]*[.$X$8]+[.$R25]*[.$X$9]+[.$S25]*[.$X$10]+[.$T25]*[.$X$11]" office:value-type="float" office:value="0.144458853259765" calcext:value-type="float">
            <text:p>0.144458853259765</text:p>
          </table:table-cell>
          <table:table-cell table:formula="of:=[.AE25]+[.$X$7]" office:value-type="float" office:value="-1.22082404688589" calcext:value-type="float">
            <text:p>-1.22082404688589</text:p>
          </table:table-cell>
          <table:table-cell table:formula="of:=1/(1+EXP(-[.AF25]))" office:value-type="float" office:value="0.227791466140626" calcext:value-type="float">
            <text:p>0.2277914661406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Y$8]+[.$R25]*[.$Y$9]+[.$S25]*[.$Y$10]+[.$T25]*[.$Y$11]" office:value-type="float" office:value="0.694050335785335" calcext:value-type="float">
            <text:p>0.694050335785335</text:p>
          </table:table-cell>
          <table:table-cell table:formula="of:=[.AJ25]+[.$Y$7]" office:value-type="float" office:value="5.56977750843648" calcext:value-type="float">
            <text:p>5.56977750843648</text:p>
          </table:table-cell>
          <table:table-cell table:formula="of:=1/(1+EXP(-[.AK25]))" office:value-type="float" office:value="0.996203142742954" calcext:value-type="float">
            <text:p>0.9962031427429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Z$8]+[.$R25]*[.$Z$9]+[.$S25]*[.$Z$10]+[.$T25]*[.$Z$11]" office:value-type="float" office:value="-0.824157949956762" calcext:value-type="float">
            <text:p>-0.824157949956762</text:p>
          </table:table-cell>
          <table:table-cell table:formula="of:=[.AO25]+[.$Z$7]" office:value-type="float" office:value="-1.05250287397831" calcext:value-type="float">
            <text:p>-1.05250287397831</text:p>
          </table:table-cell>
          <table:table-cell table:formula="of:=1/(1+EXP(-[.AP25]))" office:value-type="float" office:value="0.258744770027438" calcext:value-type="float">
            <text:p>0.25874477002743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A$8]+[.$R25]*[.$AA$9]+[.$S25]*[.$AA$10]+[.$T25]*[.$AA$11]" office:value-type="float" office:value="0.315722091782382" calcext:value-type="float">
            <text:p>0.315722091782382</text:p>
          </table:table-cell>
          <table:table-cell table:formula="of:=[.AT25]+[.$AA$7]" office:value-type="float" office:value="0.454092749606023" calcext:value-type="float">
            <text:p>0.454092749606023</text:p>
          </table:table-cell>
          <table:table-cell table:formula="of:=1/(1+EXP(-[.AU25]))" office:value-type="float" office:value="0.611611880048703" calcext:value-type="float">
            <text:p>0.61161188004870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B$8]+[.$R25]*[.$AB$9]+[.$S25]*[.$AB$10]+[.$T25]*[.$AB$11]" office:value-type="float" office:value="0.127305877742553" calcext:value-type="float">
            <text:p>0.127305877742553</text:p>
          </table:table-cell>
          <table:table-cell table:formula="of:=[.AY25]+[.$AB$7]" office:value-type="float" office:value="-2.80770120931113" calcext:value-type="float">
            <text:p>-2.80770120931113</text:p>
          </table:table-cell>
          <table:table-cell table:formula="of:=1/(1+EXP(-[.AZ25]))" office:value-type="float" office:value="0.0569094330323235" calcext:value-type="float">
            <text:p>0.05690943303232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.$AG24] * [.$BE$8]+ [.$AL24] * [.$BE$9] + [.$AQ24] * [.$BE$10]+ [.$AV24] * [.$BE$11]+ [.$BA24] * [.$BE$12]" office:value-type="float" office:value="-3.30382949927161" calcext:value-type="float">
            <text:p>-3.30382949927161</text:p>
          </table:table-cell>
          <table:table-cell table:formula="of:=[.BK25]+[.$BE$7]" office:value-type="float" office:value="-4.81105101925198" calcext:value-type="float">
            <text:p>-4.81105101925198</text:p>
          </table:table-cell>
          <table:table-cell table:formula="of:=1/(1+EXP(-[.BL25]))" office:value-type="float" office:value="0.00807358728478541" calcext:value-type="float">
            <text:p>0.0080735872847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F$8]+ [.$AL24] * [.$BF$9] + [.$AQ24] * [.$BF$10]+ [.$AV24] * [.$BF$11]+ [.$BA24] * [.$BF$12]" office:value-type="float" office:value="5.05811658300749" calcext:value-type="float">
            <text:p>5.05811658300749</text:p>
          </table:table-cell>
          <table:table-cell table:formula="of:=[.BP25]+[.$BF$7]" office:value-type="float" office:value="2.8591264311222" calcext:value-type="float">
            <text:p>2.8591264311222</text:p>
          </table:table-cell>
          <table:table-cell table:formula="of:=1/(1+EXP(-[.BQ25]))" office:value-type="float" office:value="0.945788526818963" calcext:value-type="float">
            <text:p>0.9457885268189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G$8]+ [.$AL24] * [.$BG$9] + [.$AQ24] * [.$BG$10]+ [.$AV24] * [.$BG$11]+ [.$BA24] * [.$BG$12]" office:value-type="float" office:value="-3.12796779693235" calcext:value-type="float">
            <text:p>-3.12796779693235</text:p>
          </table:table-cell>
          <table:table-cell table:formula="of:=[.BU25]+[.$BG$7]" office:value-type="float" office:value="-3.89491274801471" calcext:value-type="float">
            <text:p>-3.89491274801471</text:p>
          </table:table-cell>
          <table:table-cell table:formula="of:=1/(1+EXP(-[.BV25]))" office:value-type="float" office:value="0.0199394778677102" calcext:value-type="float">
            <text:p>0.019939477867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2*[.C26]-[.$C$38]-[.$C$39])/([.$C$39]-[.$C$38])" office:value-type="float" office:value="0.375" calcext:value-type="float">
            <text:p>0.375</text:p>
          </table:table-cell>
          <table:table-cell table:formula="of:=(2*[.D26]-[.$D$38]-[.$D$39])/([.$D$39]-[.$D$38])" office:value-type="float" office:value="-0.25" calcext:value-type="float">
            <text:p>-0.25</text:p>
          </table:table-cell>
          <table:table-cell table:formula="of:=(2*[.E26]-[.$E$38]-[.$E$39])/([.$E$39]-[.$E$38])" office:value-type="float" office:value="0.245283018867924" calcext:value-type="float">
            <text:p>0.245283018867924</text:p>
          </table:table-cell>
          <table:table-cell table:formula="of:=(2*[.F26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.$Q26]*[.$X$8]+[.$R26]*[.$X$9]+[.$S26]*[.$X$10]+[.$T26]*[.$X$11]" office:value-type="float" office:value="0.679741773032908" calcext:value-type="float">
            <text:p>0.679741773032908</text:p>
          </table:table-cell>
          <table:table-cell table:formula="of:=[.AE26]+[.$X$7]" office:value-type="float" office:value="-0.685541127112752" calcext:value-type="float">
            <text:p>-0.685541127112752</text:p>
          </table:table-cell>
          <table:table-cell table:formula="of:=1/(1+EXP(-[.AF26]))" office:value-type="float" office:value="0.335025704651572" calcext:value-type="float">
            <text:p>0.33502570465157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Y$8]+[.$R26]*[.$Y$9]+[.$S26]*[.$Y$10]+[.$T26]*[.$Y$11]" office:value-type="float" office:value="-1.87776550177955" calcext:value-type="float">
            <text:p>-1.87776550177955</text:p>
          </table:table-cell>
          <table:table-cell table:formula="of:=[.AJ26]+[.$Y$7]" office:value-type="float" office:value="2.99796167087159" calcext:value-type="float">
            <text:p>2.99796167087159</text:p>
          </table:table-cell>
          <table:table-cell table:formula="of:=1/(1+EXP(-[.AK26]))" office:value-type="float" office:value="0.952481956926621" calcext:value-type="float">
            <text:p>0.9524819569266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Z$8]+[.$R26]*[.$Z$9]+[.$S26]*[.$Z$10]+[.$T26]*[.$Z$11]" office:value-type="float" office:value="0.108532671168492" calcext:value-type="float">
            <text:p>0.108532671168492</text:p>
          </table:table-cell>
          <table:table-cell table:formula="of:=[.AO26]+[.$Z$7]" office:value-type="float" office:value="-0.119812252853059" calcext:value-type="float">
            <text:p>-0.119812252853059</text:p>
          </table:table-cell>
          <table:table-cell table:formula="of:=1/(1+EXP(-[.AP26]))" office:value-type="float" office:value="0.470082716717406" calcext:value-type="float">
            <text:p>0.47008271671740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A$8]+[.$R26]*[.$AA$9]+[.$S26]*[.$AA$10]+[.$T26]*[.$AA$11]" office:value-type="float" office:value="0.618528049886704" calcext:value-type="float">
            <text:p>0.618528049886704</text:p>
          </table:table-cell>
          <table:table-cell table:formula="of:=[.AT26]+[.$AA$7]" office:value-type="float" office:value="0.756898707710344" calcext:value-type="float">
            <text:p>0.756898707710344</text:p>
          </table:table-cell>
          <table:table-cell table:formula="of:=1/(1+EXP(-[.AU26]))" office:value-type="float" office:value="0.680680031295757" calcext:value-type="float">
            <text:p>0.68068003129575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B$8]+[.$R26]*[.$AB$9]+[.$S26]*[.$AB$10]+[.$T26]*[.$AB$11]" office:value-type="float" office:value="-2.02264464481914" calcext:value-type="float">
            <text:p>-2.02264464481914</text:p>
          </table:table-cell>
          <table:table-cell table:formula="of:=[.AY26]+[.$AB$7]" office:value-type="float" office:value="-4.95765173187282" calcext:value-type="float">
            <text:p>-4.95765173187282</text:p>
          </table:table-cell>
          <table:table-cell table:formula="of:=1/(1+EXP(-[.AZ26]))" office:value-type="float" office:value="0.00698034765511893" calcext:value-type="float">
            <text:p>0.00698034765511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.$AG25] * [.$BE$8]+ [.$AL25] * [.$BE$9] + [.$AQ25] * [.$BE$10]+ [.$AV25] * [.$BE$11]+ [.$BA25] * [.$BE$12]" office:value-type="float" office:value="-1.74627673876482" calcext:value-type="float">
            <text:p>-1.74627673876482</text:p>
          </table:table-cell>
          <table:table-cell table:formula="of:=[.BK26]+[.$BE$7]" office:value-type="float" office:value="-3.25349825874519" calcext:value-type="float">
            <text:p>-3.25349825874519</text:p>
          </table:table-cell>
          <table:table-cell table:formula="of:=1/(1+EXP(-[.BL26]))" office:value-type="float" office:value="0.0372013856046409" calcext:value-type="float">
            <text:p>0.03720138560464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F$8]+ [.$AL25] * [.$BF$9] + [.$AQ25] * [.$BF$10]+ [.$AV25] * [.$BF$11]+ [.$BA25] * [.$BF$12]" office:value-type="float" office:value="6.16800906188772" calcext:value-type="float">
            <text:p>6.16800906188772</text:p>
          </table:table-cell>
          <table:table-cell table:formula="of:=[.BP26]+[.$BF$7]" office:value-type="float" office:value="3.96901891000243" calcext:value-type="float">
            <text:p>3.96901891000243</text:p>
          </table:table-cell>
          <table:table-cell table:formula="of:=1/(1+EXP(-[.BQ26]))" office:value-type="float" office:value="0.981458329712585" calcext:value-type="float">
            <text:p>0.98145832971258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G$8]+ [.$AL25] * [.$BG$9] + [.$AQ25] * [.$BG$10]+ [.$AV25] * [.$BG$11]+ [.$BA25] * [.$BG$12]" office:value-type="float" office:value="-5.07511774512371" calcext:value-type="float">
            <text:p>-5.07511774512371</text:p>
          </table:table-cell>
          <table:table-cell table:formula="of:=[.BU26]+[.$BG$7]" office:value-type="float" office:value="-5.84206269620607" calcext:value-type="float">
            <text:p>-5.84206269620607</text:p>
          </table:table-cell>
          <table:table-cell table:formula="of:=1/(1+EXP(-[.BV26]))" office:value-type="float" office:value="0.00289444661033299" calcext:value-type="float">
            <text:p>0.002894446610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2*[.C27]-[.$C$38]-[.$C$39])/([.$C$39]-[.$C$38])" office:value-type="float" office:value="-0.5" calcext:value-type="float">
            <text:p>-0.5</text:p>
          </table:table-cell>
          <table:table-cell table:formula="of:=(2*[.D27]-[.$D$38]-[.$D$39])/([.$D$39]-[.$D$38])" office:value-type="float" office:value="-0.5" calcext:value-type="float">
            <text:p>-0.5</text:p>
          </table:table-cell>
          <table:table-cell table:formula="of:=(2*[.E27]-[.$E$38]-[.$E$39])/([.$E$39]-[.$E$38])" office:value-type="float" office:value="-0.0188679245283018" calcext:value-type="float">
            <text:p>-0.018867924528302</text:p>
          </table:table-cell>
          <table:table-cell table:formula="of:=(2*[.F27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0188679245283018" calcext:value-type="float">
            <text:p>-0.018867924528302</text:p>
          </table:table-cell>
          <table:table-cell office:value-type="float" office:value="0.0833333333333332" calcext:value-type="float">
            <text:p>0.083333333333333</text:p>
          </table:table-cell>
          <table:table-cell office:value-type="float" office:value="0.5" calcext:value-type="float">
            <text:p>0.5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$Q27]*[.$X$8]+[.$R27]*[.$X$9]+[.$S27]*[.$X$10]+[.$T27]*[.$X$11]" office:value-type="float" office:value="0.980185711707182" calcext:value-type="float">
            <text:p>0.980185711707182</text:p>
          </table:table-cell>
          <table:table-cell table:formula="of:=[.AE27]+[.$X$7]" office:value-type="float" office:value="-0.385097188438478" calcext:value-type="float">
            <text:p>-0.385097188438478</text:p>
          </table:table-cell>
          <table:table-cell table:formula="of:=1/(1+EXP(-[.AF27]))" office:value-type="float" office:value="0.404898107816001" calcext:value-type="float">
            <text:p>0.40489810781600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Y$8]+[.$R27]*[.$Y$9]+[.$S27]*[.$Y$10]+[.$T27]*[.$Y$11]" office:value-type="float" office:value="-1.88579757818939" calcext:value-type="float">
            <text:p>-1.88579757818939</text:p>
          </table:table-cell>
          <table:table-cell table:formula="of:=[.AJ27]+[.$Y$7]" office:value-type="float" office:value="2.98992959446175" calcext:value-type="float">
            <text:p>2.98992959446175</text:p>
          </table:table-cell>
          <table:table-cell table:formula="of:=1/(1+EXP(-[.AK27]))" office:value-type="float" office:value="0.952117100454788" calcext:value-type="float">
            <text:p>0.95211710045478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Z$8]+[.$R27]*[.$Z$9]+[.$S27]*[.$Z$10]+[.$T27]*[.$Z$11]" office:value-type="float" office:value="-0.115540661946623" calcext:value-type="float">
            <text:p>-0.115540661946623</text:p>
          </table:table-cell>
          <table:table-cell table:formula="of:=[.AO27]+[.$Z$7]" office:value-type="float" office:value="-0.343885585968174" calcext:value-type="float">
            <text:p>-0.343885585968174</text:p>
          </table:table-cell>
          <table:table-cell table:formula="of:=1/(1+EXP(-[.AP27]))" office:value-type="float" office:value="0.414865931626129" calcext:value-type="float">
            <text:p>0.4148659316261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A$8]+[.$R27]*[.$AA$9]+[.$S27]*[.$AA$10]+[.$T27]*[.$AA$11]" office:value-type="float" office:value="0.713546959230816" calcext:value-type="float">
            <text:p>0.713546959230816</text:p>
          </table:table-cell>
          <table:table-cell table:formula="of:=[.AT27]+[.$AA$7]" office:value-type="float" office:value="0.851917617054456" calcext:value-type="float">
            <text:p>0.851917617054456</text:p>
          </table:table-cell>
          <table:table-cell table:formula="of:=1/(1+EXP(-[.AU27]))" office:value-type="float" office:value="0.700969251634957" calcext:value-type="float">
            <text:p>0.70096925163495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B$8]+[.$R27]*[.$AB$9]+[.$S27]*[.$AB$10]+[.$T27]*[.$AB$11]" office:value-type="float" office:value="-1.05434136245346" calcext:value-type="float">
            <text:p>-1.05434136245346</text:p>
          </table:table-cell>
          <table:table-cell table:formula="of:=[.AY27]+[.$AB$7]" office:value-type="float" office:value="-3.98934844950714" calcext:value-type="float">
            <text:p>-3.98934844950714</text:p>
          </table:table-cell>
          <table:table-cell table:formula="of:=1/(1+EXP(-[.AZ27]))" office:value-type="float" office:value="0.0181753142795497" calcext:value-type="float">
            <text:p>0.0181753142795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.$AG26] * [.$BE$8]+ [.$AL26] * [.$BE$9] + [.$AQ26] * [.$BE$10]+ [.$AV26] * [.$BE$11]+ [.$BA26] * [.$BE$12]" office:value-type="float" office:value="-2.94730694647065" calcext:value-type="float">
            <text:p>-2.94730694647065</text:p>
          </table:table-cell>
          <table:table-cell table:formula="of:=[.BK27]+[.$BE$7]" office:value-type="float" office:value="-4.45452846645102" calcext:value-type="float">
            <text:p>-4.45452846645102</text:p>
          </table:table-cell>
          <table:table-cell table:formula="of:=1/(1+EXP(-[.BL27]))" office:value-type="float" office:value="0.0114921945754872" calcext:value-type="float">
            <text:p>0.01149219457548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F$8]+ [.$AL26] * [.$BF$9] + [.$AQ26] * [.$BF$10]+ [.$AV26] * [.$BF$11]+ [.$BA26] * [.$BF$12]" office:value-type="float" office:value="5.80663594142614" calcext:value-type="float">
            <text:p>5.80663594142614</text:p>
          </table:table-cell>
          <table:table-cell table:formula="of:=[.BP27]+[.$BF$7]" office:value-type="float" office:value="3.60764578954085" calcext:value-type="float">
            <text:p>3.60764578954085</text:p>
          </table:table-cell>
          <table:table-cell table:formula="of:=1/(1+EXP(-[.BQ27]))" office:value-type="float" office:value="0.97360023795821" calcext:value-type="float">
            <text:p>0.973600237958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G$8]+ [.$AL26] * [.$BG$9] + [.$AQ26] * [.$BG$10]+ [.$AV26] * [.$BG$11]+ [.$BA26] * [.$BG$12]" office:value-type="float" office:value="-3.8361217183752" calcext:value-type="float">
            <text:p>-3.8361217183752</text:p>
          </table:table-cell>
          <table:table-cell table:formula="of:=[.BU27]+[.$BG$7]" office:value-type="float" office:value="-4.60306666945756" calcext:value-type="float">
            <text:p>-4.60306666945756</text:p>
          </table:table-cell>
          <table:table-cell table:formula="of:=1/(1+EXP(-[.BV27]))" office:value-type="float" office:value="0.00992163206129239" calcext:value-type="float">
            <text:p>0.0099216320612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2*[.C28]-[.$C$38]-[.$C$39])/([.$C$39]-[.$C$38])" office:value-type="float" office:value="0.1875" calcext:value-type="float">
            <text:p>0.1875</text:p>
          </table:table-cell>
          <table:table-cell table:formula="of:=(2*[.D28]-[.$D$38]-[.$D$39])/([.$D$39]-[.$D$38])" office:value-type="float" office:value="0.25" calcext:value-type="float">
            <text:p>0.25</text:p>
          </table:table-cell>
          <table:table-cell table:formula="of:=(2*[.E28]-[.$E$38]-[.$E$39])/([.$E$39]-[.$E$38])" office:value-type="float" office:value="0.773584905660377" calcext:value-type="float">
            <text:p>0.773584905660377</text:p>
          </table:table-cell>
          <table:table-cell table:formula="of:=(2*[.F28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.$Q28]*[.$X$8]+[.$R28]*[.$X$9]+[.$S28]*[.$X$10]+[.$T28]*[.$X$11]" office:value-type="float" office:value="3.91812302840547" calcext:value-type="float">
            <text:p>3.91812302840547</text:p>
          </table:table-cell>
          <table:table-cell table:formula="of:=[.AE28]+[.$X$7]" office:value-type="float" office:value="2.55284012825981" calcext:value-type="float">
            <text:p>2.55284012825981</text:p>
          </table:table-cell>
          <table:table-cell table:formula="of:=1/(1+EXP(-[.AF28]))" office:value-type="float" office:value="0.927764085431158" calcext:value-type="float">
            <text:p>0.92776408543115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Y$8]+[.$R28]*[.$Y$9]+[.$S28]*[.$Y$10]+[.$T28]*[.$Y$11]" office:value-type="float" office:value="-10.5913360571818" calcext:value-type="float">
            <text:p>-10.5913360571818</text:p>
          </table:table-cell>
          <table:table-cell table:formula="of:=[.AJ28]+[.$Y$7]" office:value-type="float" office:value="-5.71560888453069" calcext:value-type="float">
            <text:p>-5.71560888453069</text:p>
          </table:table-cell>
          <table:table-cell table:formula="of:=1/(1+EXP(-[.AK28]))" office:value-type="float" office:value="0.00328332840040767" calcext:value-type="float">
            <text:p>0.00328332840040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Z$8]+[.$R28]*[.$Z$9]+[.$S28]*[.$Z$10]+[.$T28]*[.$Z$11]" office:value-type="float" office:value="1.86654443882082" calcext:value-type="float">
            <text:p>1.86654443882082</text:p>
          </table:table-cell>
          <table:table-cell table:formula="of:=[.AO28]+[.$Z$7]" office:value-type="float" office:value="1.63819951479927" calcext:value-type="float">
            <text:p>1.63819951479927</text:p>
          </table:table-cell>
          <table:table-cell table:formula="of:=1/(1+EXP(-[.AP28]))" office:value-type="float" office:value="0.837289796186483" calcext:value-type="float">
            <text:p>0.8372897961864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A$8]+[.$R28]*[.$AA$9]+[.$S28]*[.$AA$10]+[.$T28]*[.$AA$11]" office:value-type="float" office:value="2.36767209096689" calcext:value-type="float">
            <text:p>2.36767209096689</text:p>
          </table:table-cell>
          <table:table-cell table:formula="of:=[.AT28]+[.$AA$7]" office:value-type="float" office:value="2.50604274879053" calcext:value-type="float">
            <text:p>2.50604274879053</text:p>
          </table:table-cell>
          <table:table-cell table:formula="of:=1/(1+EXP(-[.AU28]))" office:value-type="float" office:value="0.924564354891815" calcext:value-type="float">
            <text:p>0.9245643548918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B$8]+[.$R28]*[.$AB$9]+[.$S28]*[.$AB$10]+[.$T28]*[.$AB$11]" office:value-type="float" office:value="-5.90680915907894" calcext:value-type="float">
            <text:p>-5.90680915907894</text:p>
          </table:table-cell>
          <table:table-cell table:formula="of:=[.AY28]+[.$AB$7]" office:value-type="float" office:value="-8.84181624613262" calcext:value-type="float">
            <text:p>-8.84181624613262</text:p>
          </table:table-cell>
          <table:table-cell table:formula="of:=1/(1+EXP(-[.AZ28]))" office:value-type="float" office:value="0.000144539057092476" calcext:value-type="float">
            <text:p>0.0001445390570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$AG27] * [.$BE$8]+ [.$AL27] * [.$BE$9] + [.$AQ27] * [.$BE$10]+ [.$AV27] * [.$BE$11]+ [.$BA27] * [.$BE$12]" office:value-type="float" office:value="-3.17828239732638" calcext:value-type="float">
            <text:p>-3.17828239732638</text:p>
          </table:table-cell>
          <table:table-cell table:formula="of:=[.BK28]+[.$BE$7]" office:value-type="float" office:value="-4.68550391730675" calcext:value-type="float">
            <text:p>-4.68550391730675</text:p>
          </table:table-cell>
          <table:table-cell table:formula="of:=1/(1+EXP(-[.BL28]))" office:value-type="float" office:value="0.0091437043842545" calcext:value-type="float">
            <text:p>0.0091437043842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F$8]+ [.$AL27] * [.$BF$9] + [.$AQ27] * [.$BF$10]+ [.$AV27] * [.$BF$11]+ [.$BA27] * [.$BF$12]" office:value-type="float" office:value="5.67767336662847" calcext:value-type="float">
            <text:p>5.67767336662847</text:p>
          </table:table-cell>
          <table:table-cell table:formula="of:=[.BP28]+[.$BF$7]" office:value-type="float" office:value="3.47868321474318" calcext:value-type="float">
            <text:p>3.47868321474318</text:p>
          </table:table-cell>
          <table:table-cell table:formula="of:=1/(1+EXP(-[.BQ28]))" office:value-type="float" office:value="0.970075118384698" calcext:value-type="float">
            <text:p>0.9700751183846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G$8]+ [.$AL27] * [.$BG$9] + [.$AQ27] * [.$BG$10]+ [.$AV27] * [.$BG$11]+ [.$BA27] * [.$BG$12]" office:value-type="float" office:value="-3.57803150564358" calcext:value-type="float">
            <text:p>-3.57803150564358</text:p>
          </table:table-cell>
          <table:table-cell table:formula="of:=[.BU28]+[.$BG$7]" office:value-type="float" office:value="-4.34497645672594" calcext:value-type="float">
            <text:p>-4.34497645672594</text:p>
          </table:table-cell>
          <table:table-cell table:formula="of:=1/(1+EXP(-[.BV28]))" office:value-type="float" office:value="0.0128057004829026" calcext:value-type="float">
            <text:p>0.0128057004829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2*[.C29]-[.$C$38]-[.$C$39])/([.$C$39]-[.$C$38])" office:value-type="float" office:value="-0.125" calcext:value-type="float">
            <text:p>-0.125</text:p>
          </table:table-cell>
          <table:table-cell table:formula="of:=(2*[.D29]-[.$D$38]-[.$D$39])/([.$D$39]-[.$D$38])" office:value-type="float" office:value="-0.5" calcext:value-type="float">
            <text:p>-0.5</text:p>
          </table:table-cell>
          <table:table-cell table:formula="of:=(2*[.E29]-[.$E$38]-[.$E$39])/([.$E$39]-[.$E$38])" office:value-type="float" office:value="0.433962264150943" calcext:value-type="float">
            <text:p>0.433962264150943</text:p>
          </table:table-cell>
          <table:table-cell table:formula="of:=(2*[.F29]-[.$F$38]-[.$F$39])/([.$F$39]-[.$F$38])" office:value-type="float" office:value="0.5" calcext:value-type="float">
            <text:p>0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.433962264150943" calcext:value-type="float">
            <text:p>0.4339622641509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.$Q29]*[.$X$8]+[.$R29]*[.$X$9]+[.$S29]*[.$X$10]+[.$T29]*[.$X$11]" office:value-type="float" office:value="2.88459645734024" calcext:value-type="float">
            <text:p>2.88459645734024</text:p>
          </table:table-cell>
          <table:table-cell table:formula="of:=[.AE29]+[.$X$7]" office:value-type="float" office:value="1.51931355719458" calcext:value-type="float">
            <text:p>1.51931355719458</text:p>
          </table:table-cell>
          <table:table-cell table:formula="of:=1/(1+EXP(-[.AF29]))" office:value-type="float" office:value="0.820437376158584" calcext:value-type="float">
            <text:p>0.82043737615858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Y$8]+[.$R29]*[.$Y$9]+[.$S29]*[.$Y$10]+[.$T29]*[.$Y$11]" office:value-type="float" office:value="-7.14309399737435" calcext:value-type="float">
            <text:p>-7.14309399737435</text:p>
          </table:table-cell>
          <table:table-cell table:formula="of:=[.AJ29]+[.$Y$7]" office:value-type="float" office:value="-2.26736682472321" calcext:value-type="float">
            <text:p>-2.26736682472321</text:p>
          </table:table-cell>
          <table:table-cell table:formula="of:=1/(1+EXP(-[.AK29]))" office:value-type="float" office:value="0.0938619293329791" calcext:value-type="float">
            <text:p>0.09386192933297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Z$8]+[.$R29]*[.$Z$9]+[.$S29]*[.$Z$10]+[.$T29]*[.$Z$11]" office:value-type="float" office:value="0.730770356477119" calcext:value-type="float">
            <text:p>0.730770356477119</text:p>
          </table:table-cell>
          <table:table-cell table:formula="of:=[.AO29]+[.$Z$7]" office:value-type="float" office:value="0.502425432455568" calcext:value-type="float">
            <text:p>0.502425432455568</text:p>
          </table:table-cell>
          <table:table-cell table:formula="of:=1/(1+EXP(-[.AP29]))" office:value-type="float" office:value="0.623029147308291" calcext:value-type="float">
            <text:p>0.62302914730829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A$8]+[.$R29]*[.$AA$9]+[.$S29]*[.$AA$10]+[.$T29]*[.$AA$11]" office:value-type="float" office:value="1.98522246815042" calcext:value-type="float">
            <text:p>1.98522246815042</text:p>
          </table:table-cell>
          <table:table-cell table:formula="of:=[.AT29]+[.$AA$7]" office:value-type="float" office:value="2.12359312597406" calcext:value-type="float">
            <text:p>2.12359312597406</text:p>
          </table:table-cell>
          <table:table-cell table:formula="of:=1/(1+EXP(-[.AU29]))" office:value-type="float" office:value="0.893175245897496" calcext:value-type="float">
            <text:p>0.8931752458974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B$8]+[.$R29]*[.$AB$9]+[.$S29]*[.$AB$10]+[.$T29]*[.$AB$11]" office:value-type="float" office:value="-4.61972079126511" calcext:value-type="float">
            <text:p>-4.61972079126511</text:p>
          </table:table-cell>
          <table:table-cell table:formula="of:=[.AY29]+[.$AB$7]" office:value-type="float" office:value="-7.55472787831879" calcext:value-type="float">
            <text:p>-7.55472787831879</text:p>
          </table:table-cell>
          <table:table-cell table:formula="of:=1/(1+EXP(-[.AZ29]))" office:value-type="float" office:value="0.00052335456979544" calcext:value-type="float">
            <text:p>0.00052335456979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.$AG28] * [.$BE$8]+ [.$AL28] * [.$BE$9] + [.$AQ28] * [.$BE$10]+ [.$AV28] * [.$BE$11]+ [.$BA28] * [.$BE$12]" office:value-type="float" office:value="-7.65439394771372" calcext:value-type="float">
            <text:p>-7.65439394771372</text:p>
          </table:table-cell>
          <table:table-cell table:formula="of:=[.BK29]+[.$BE$7]" office:value-type="float" office:value="-9.16161546769409" calcext:value-type="float">
            <text:p>-9.16161546769409</text:p>
          </table:table-cell>
          <table:table-cell table:formula="of:=1/(1+EXP(-[.BL29]))" office:value-type="float" office:value="0.000104982125531578" calcext:value-type="float">
            <text:p>0.00010498212553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F$8]+ [.$AL28] * [.$BF$9] + [.$AQ28] * [.$BF$10]+ [.$AV28] * [.$BF$11]+ [.$BA28] * [.$BF$12]" office:value-type="float" office:value="-2.71597120719876" calcext:value-type="float">
            <text:p>-2.71597120719876</text:p>
          </table:table-cell>
          <table:table-cell table:formula="of:=[.BP29]+[.$BF$7]" office:value-type="float" office:value="-4.91496135908405" calcext:value-type="float">
            <text:p>-4.91496135908405</text:p>
          </table:table-cell>
          <table:table-cell table:formula="of:=1/(1+EXP(-[.BQ29]))" office:value-type="float" office:value="0.00728257636664245" calcext:value-type="float">
            <text:p>0.00728257636664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G$8]+ [.$AL28] * [.$BG$9] + [.$AQ28] * [.$BG$10]+ [.$AV28] * [.$BG$11]+ [.$BA28] * [.$BG$12]" office:value-type="float" office:value="6.4372504219838" calcext:value-type="float">
            <text:p>6.4372504219838</text:p>
          </table:table-cell>
          <table:table-cell table:formula="of:=[.BU29]+[.$BG$7]" office:value-type="float" office:value="5.67030547090144" calcext:value-type="float">
            <text:p>5.67030547090144</text:p>
          </table:table-cell>
          <table:table-cell table:formula="of:=1/(1+EXP(-[.BV29]))" office:value-type="float" office:value="0.996565027490764" calcext:value-type="float">
            <text:p>0.996565027490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2*[.C30]-[.$C$38]-[.$C$39])/([.$C$39]-[.$C$38])" office:value-type="float" office:value="0.6875" calcext:value-type="float">
            <text:p>0.6875</text:p>
          </table:table-cell>
          <table:table-cell table:formula="of:=(2*[.D30]-[.$D$38]-[.$D$39])/([.$D$39]-[.$D$38])" office:value-type="float" office:value="-0.125" calcext:value-type="float">
            <text:p>-0.125</text:p>
          </table:table-cell>
          <table:table-cell table:formula="of:=(2*[.E30]-[.$E$38]-[.$E$39])/([.$E$39]-[.$E$38])" office:value-type="float" office:value="0.735849056603774" calcext:value-type="float">
            <text:p>0.735849056603774</text:p>
          </table:table-cell>
          <table:table-cell table:formula="of:=(2*[.F30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35849056603774" calcext:value-type="float">
            <text:p>0.73584905660377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.$Q30]*[.$X$8]+[.$R30]*[.$X$9]+[.$S30]*[.$X$10]+[.$T30]*[.$X$11]" office:value-type="float" office:value="3.15773730119227" calcext:value-type="float">
            <text:p>3.15773730119227</text:p>
          </table:table-cell>
          <table:table-cell table:formula="of:=[.AE30]+[.$X$7]" office:value-type="float" office:value="1.79245440104661" calcext:value-type="float">
            <text:p>1.79245440104661</text:p>
          </table:table-cell>
          <table:table-cell table:formula="of:=1/(1+EXP(-[.AF30]))" office:value-type="float" office:value="0.857227929717345" calcext:value-type="float">
            <text:p>0.8572279297173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Y$8]+[.$R30]*[.$Y$9]+[.$S30]*[.$Y$10]+[.$T30]*[.$Y$11]" office:value-type="float" office:value="-8.66679267088578" calcext:value-type="float">
            <text:p>-8.66679267088578</text:p>
          </table:table-cell>
          <table:table-cell table:formula="of:=[.AJ30]+[.$Y$7]" office:value-type="float" office:value="-3.79106549823464" calcext:value-type="float">
            <text:p>-3.79106549823464</text:p>
          </table:table-cell>
          <table:table-cell table:formula="of:=1/(1+EXP(-[.AK30]))" office:value-type="float" office:value="0.0220733105077568" calcext:value-type="float">
            <text:p>0.02207331050775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Z$8]+[.$R30]*[.$Z$9]+[.$S30]*[.$Z$10]+[.$T30]*[.$Z$11]" office:value-type="float" office:value="1.31466988090835" calcext:value-type="float">
            <text:p>1.31466988090835</text:p>
          </table:table-cell>
          <table:table-cell table:formula="of:=[.AO30]+[.$Z$7]" office:value-type="float" office:value="1.0863249568868" calcext:value-type="float">
            <text:p>1.0863249568868</text:p>
          </table:table-cell>
          <table:table-cell table:formula="of:=1/(1+EXP(-[.AP30]))" office:value-type="float" office:value="0.747689055530824" calcext:value-type="float">
            <text:p>0.74768905553082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A$8]+[.$R30]*[.$AA$9]+[.$S30]*[.$AA$10]+[.$T30]*[.$AA$11]" office:value-type="float" office:value="2.18233256932316" calcext:value-type="float">
            <text:p>2.18233256932316</text:p>
          </table:table-cell>
          <table:table-cell table:formula="of:=[.AT30]+[.$AA$7]" office:value-type="float" office:value="2.3207032271468" calcext:value-type="float">
            <text:p>2.3207032271468</text:p>
          </table:table-cell>
          <table:table-cell table:formula="of:=1/(1+EXP(-[.AU30]))" office:value-type="float" office:value="0.910577218420007" calcext:value-type="float">
            <text:p>0.91057721842000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B$8]+[.$R30]*[.$AB$9]+[.$S30]*[.$AB$10]+[.$T30]*[.$AB$11]" office:value-type="float" office:value="-6.19058637827363" calcext:value-type="float">
            <text:p>-6.19058637827363</text:p>
          </table:table-cell>
          <table:table-cell table:formula="of:=[.AY30]+[.$AB$7]" office:value-type="float" office:value="-9.12559346532732" calcext:value-type="float">
            <text:p>-9.12559346532732</text:p>
          </table:table-cell>
          <table:table-cell table:formula="of:=1/(1+EXP(-[.AZ30]))" office:value-type="float" office:value="0.000108832309690583" calcext:value-type="float">
            <text:p>0.00010883230969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.$AG29] * [.$BE$8]+ [.$AL29] * [.$BE$9] + [.$AQ29] * [.$BE$10]+ [.$AV29] * [.$BE$11]+ [.$BA29] * [.$BE$12]" office:value-type="float" office:value="-6.74783825987906" calcext:value-type="float">
            <text:p>-6.74783825987906</text:p>
          </table:table-cell>
          <table:table-cell table:formula="of:=[.BK30]+[.$BE$7]" office:value-type="float" office:value="-8.25505977985943" calcext:value-type="float">
            <text:p>-8.25505977985943</text:p>
          </table:table-cell>
          <table:table-cell table:formula="of:=1/(1+EXP(-[.BL30]))" office:value-type="float" office:value="0.000259872433934166" calcext:value-type="float">
            <text:p>0.0002598724339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F$8]+ [.$AL29] * [.$BF$9] + [.$AQ29] * [.$BF$10]+ [.$AV29] * [.$BF$11]+ [.$BA29] * [.$BF$12]" office:value-type="float" office:value="-1.56843554814809" calcext:value-type="float">
            <text:p>-1.56843554814809</text:p>
          </table:table-cell>
          <table:table-cell table:formula="of:=[.BP30]+[.$BF$7]" office:value-type="float" office:value="-3.76742570003338" calcext:value-type="float">
            <text:p>-3.76742570003338</text:p>
          </table:table-cell>
          <table:table-cell table:formula="of:=1/(1+EXP(-[.BQ30]))" office:value-type="float" office:value="0.0225894079515951" calcext:value-type="float">
            <text:p>0.02258940795159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G$8]+ [.$AL29] * [.$BG$9] + [.$AQ29] * [.$BG$10]+ [.$AV29] * [.$BG$11]+ [.$BA29] * [.$BG$12]" office:value-type="float" office:value="5.0802174844184" calcext:value-type="float">
            <text:p>5.0802174844184</text:p>
          </table:table-cell>
          <table:table-cell table:formula="of:=[.BU30]+[.$BG$7]" office:value-type="float" office:value="4.31327253333604" calcext:value-type="float">
            <text:p>4.31327253333604</text:p>
          </table:table-cell>
          <table:table-cell table:formula="of:=1/(1+EXP(-[.BV30]))" office:value-type="float" office:value="0.986787254456562" calcext:value-type="float">
            <text:p>0.9867872544565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2*[.C31]-[.$C$38]-[.$C$39])/([.$C$39]-[.$C$38])" office:value-type="float" office:value="0.1875" calcext:value-type="float">
            <text:p>0.1875</text:p>
          </table:table-cell>
          <table:table-cell table:formula="of:=(2*[.D31]-[.$D$38]-[.$D$39])/([.$D$39]-[.$D$38])" office:value-type="float" office:value="-0.25" calcext:value-type="float">
            <text:p>-0.25</text:p>
          </table:table-cell>
          <table:table-cell table:formula="of:=(2*[.E31]-[.$E$38]-[.$E$39])/([.$E$39]-[.$E$38])" office:value-type="float" office:value="0.622641509433962" calcext:value-type="float">
            <text:p>0.622641509433962</text:p>
          </table:table-cell>
          <table:table-cell table:formula="of:=(2*[.F31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2641509433962" calcext:value-type="float">
            <text:p>0.62264150943396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.$Q31]*[.$X$8]+[.$R31]*[.$X$9]+[.$S31]*[.$X$10]+[.$T31]*[.$X$11]" office:value-type="float" office:value="2.72779965516633" calcext:value-type="float">
            <text:p>2.72779965516633</text:p>
          </table:table-cell>
          <table:table-cell table:formula="of:=[.AE31]+[.$X$7]" office:value-type="float" office:value="1.36251675502067" calcext:value-type="float">
            <text:p>1.36251675502067</text:p>
          </table:table-cell>
          <table:table-cell table:formula="of:=1/(1+EXP(-[.AF31]))" office:value-type="float" office:value="0.796168431889837" calcext:value-type="float">
            <text:p>0.79616843188983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Y$8]+[.$R31]*[.$Y$9]+[.$S31]*[.$Y$10]+[.$T31]*[.$Y$11]" office:value-type="float" office:value="-7.15245330520998" calcext:value-type="float">
            <text:p>-7.15245330520998</text:p>
          </table:table-cell>
          <table:table-cell table:formula="of:=[.AJ31]+[.$Y$7]" office:value-type="float" office:value="-2.27672613255884" calcext:value-type="float">
            <text:p>-2.27672613255884</text:p>
          </table:table-cell>
          <table:table-cell table:formula="of:=1/(1+EXP(-[.AK31]))" office:value-type="float" office:value="0.0930689228646254" calcext:value-type="float">
            <text:p>0.093068922864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Z$8]+[.$R31]*[.$Z$9]+[.$S31]*[.$Z$10]+[.$T31]*[.$Z$11]" office:value-type="float" office:value="0.893290363938205" calcext:value-type="float">
            <text:p>0.893290363938205</text:p>
          </table:table-cell>
          <table:table-cell table:formula="of:=[.AO31]+[.$Z$7]" office:value-type="float" office:value="0.664945439916654" calcext:value-type="float">
            <text:p>0.664945439916654</text:p>
          </table:table-cell>
          <table:table-cell table:formula="of:=1/(1+EXP(-[.AP31]))" office:value-type="float" office:value="0.660370436378605" calcext:value-type="float">
            <text:p>0.66037043637860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A$8]+[.$R31]*[.$AA$9]+[.$S31]*[.$AA$10]+[.$T31]*[.$AA$11]" office:value-type="float" office:value="1.8393057830585" calcext:value-type="float">
            <text:p>1.8393057830585</text:p>
          </table:table-cell>
          <table:table-cell table:formula="of:=[.AT31]+[.$AA$7]" office:value-type="float" office:value="1.97767644088214" calcext:value-type="float">
            <text:p>1.97767644088214</text:p>
          </table:table-cell>
          <table:table-cell table:formula="of:=1/(1+EXP(-[.AU31]))" office:value-type="float" office:value="0.87843325134234" calcext:value-type="float">
            <text:p>0.878433251342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B$8]+[.$R31]*[.$AB$9]+[.$S31]*[.$AB$10]+[.$T31]*[.$AB$11]" office:value-type="float" office:value="-4.68271644862557" calcext:value-type="float">
            <text:p>-4.68271644862557</text:p>
          </table:table-cell>
          <table:table-cell table:formula="of:=[.AY31]+[.$AB$7]" office:value-type="float" office:value="-7.61772353567925" calcext:value-type="float">
            <text:p>-7.61772353567925</text:p>
          </table:table-cell>
          <table:table-cell table:formula="of:=1/(1+EXP(-[.AZ31]))" office:value-type="float" office:value="0.000491418193546558" calcext:value-type="float">
            <text:p>0.000491418193547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.$AG30] * [.$BE$8]+ [.$AL30] * [.$BE$9] + [.$AQ30] * [.$BE$10]+ [.$AV30] * [.$BE$11]+ [.$BA30] * [.$BE$12]" office:value-type="float" office:value="-7.18668853591389" calcext:value-type="float">
            <text:p>-7.18668853591389</text:p>
          </table:table-cell>
          <table:table-cell table:formula="of:=[.BK31]+[.$BE$7]" office:value-type="float" office:value="-8.69391005589426" calcext:value-type="float">
            <text:p>-8.69391005589426</text:p>
          </table:table-cell>
          <table:table-cell table:formula="of:=1/(1+EXP(-[.BL31]))" office:value-type="float" office:value="0.000167575318470761" calcext:value-type="float">
            <text:p>0.0001675753184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F$8]+ [.$AL30] * [.$BF$9] + [.$AQ30] * [.$BF$10]+ [.$AV30] * [.$BF$11]+ [.$BA30] * [.$BF$12]" office:value-type="float" office:value="-2.34027646375656" calcext:value-type="float">
            <text:p>-2.34027646375656</text:p>
          </table:table-cell>
          <table:table-cell table:formula="of:=[.BP31]+[.$BF$7]" office:value-type="float" office:value="-4.53926661564185" calcext:value-type="float">
            <text:p>-4.53926661564185</text:p>
          </table:table-cell>
          <table:table-cell table:formula="of:=1/(1+EXP(-[.BQ31]))" office:value-type="float" office:value="0.0105683540383989" calcext:value-type="float">
            <text:p>0.01056835403839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G$8]+ [.$AL30] * [.$BG$9] + [.$AQ30] * [.$BG$10]+ [.$AV30] * [.$BG$11]+ [.$BA30] * [.$BG$12]" office:value-type="float" office:value="5.90057344102009" calcext:value-type="float">
            <text:p>5.90057344102009</text:p>
          </table:table-cell>
          <table:table-cell table:formula="of:=[.BU31]+[.$BG$7]" office:value-type="float" office:value="5.13362848993774" calcext:value-type="float">
            <text:p>5.13362848993774</text:p>
          </table:table-cell>
          <table:table-cell table:formula="of:=1/(1+EXP(-[.BV31]))" office:value-type="float" office:value="0.99413941770649" calcext:value-type="float">
            <text:p>0.994139417706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2*[.C32]-[.$C$38]-[.$C$39])/([.$C$39]-[.$C$38])" office:value-type="float" office:value="0.3125" calcext:value-type="float">
            <text:p>0.3125</text:p>
          </table:table-cell>
          <table:table-cell table:formula="of:=(2*[.D32]-[.$D$38]-[.$D$39])/([.$D$39]-[.$D$38])" office:value-type="float" office:value="-0.125" calcext:value-type="float">
            <text:p>-0.125</text:p>
          </table:table-cell>
          <table:table-cell table:formula="of:=(2*[.E32]-[.$E$38]-[.$E$39])/([.$E$39]-[.$E$38])" office:value-type="float" office:value="0.69811320754717" calcext:value-type="float">
            <text:p>0.69811320754717</text:p>
          </table:table-cell>
          <table:table-cell table:formula="of:=(2*[.F32]-[.$F$38]-[.$F$39])/([.$F$39]-[.$F$38])" office:value-type="float" office:value="0.75" calcext:value-type="float">
            <text:p>0.7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$Q32]*[.$X$8]+[.$R32]*[.$X$9]+[.$S32]*[.$X$10]+[.$T32]*[.$X$11]" office:value-type="float" office:value="3.47680934957563" calcext:value-type="float">
            <text:p>3.47680934957563</text:p>
          </table:table-cell>
          <table:table-cell table:formula="of:=[.AE32]+[.$X$7]" office:value-type="float" office:value="2.11152644942997" calcext:value-type="float">
            <text:p>2.11152644942997</text:p>
          </table:table-cell>
          <table:table-cell table:formula="of:=1/(1+EXP(-[.AF32]))" office:value-type="float" office:value="0.892018451194828" calcext:value-type="float">
            <text:p>0.89201845119482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Y$8]+[.$R32]*[.$Y$9]+[.$S32]*[.$Y$10]+[.$T32]*[.$Y$11]" office:value-type="float" office:value="-9.25563102922981" calcext:value-type="float">
            <text:p>-9.25563102922981</text:p>
          </table:table-cell>
          <table:table-cell table:formula="of:=[.AJ32]+[.$Y$7]" office:value-type="float" office:value="-4.37990385657867" calcext:value-type="float">
            <text:p>-4.37990385657867</text:p>
          </table:table-cell>
          <table:table-cell table:formula="of:=1/(1+EXP(-[.AK32]))" office:value-type="float" office:value="0.0123715894166748" calcext:value-type="float">
            <text:p>0.0123715894166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Z$8]+[.$R32]*[.$Z$9]+[.$S32]*[.$Z$10]+[.$T32]*[.$Z$11]" office:value-type="float" office:value="1.37727740756411" calcext:value-type="float">
            <text:p>1.37727740756411</text:p>
          </table:table-cell>
          <table:table-cell table:formula="of:=[.AO32]+[.$Z$7]" office:value-type="float" office:value="1.14893248354256" calcext:value-type="float">
            <text:p>1.14893248354256</text:p>
          </table:table-cell>
          <table:table-cell table:formula="of:=1/(1+EXP(-[.AP32]))" office:value-type="float" office:value="0.759315876694536" calcext:value-type="float">
            <text:p>0.75931587669453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A$8]+[.$R32]*[.$AA$9]+[.$S32]*[.$AA$10]+[.$T32]*[.$AA$11]" office:value-type="float" office:value="2.2901022051945" calcext:value-type="float">
            <text:p>2.2901022051945</text:p>
          </table:table-cell>
          <table:table-cell table:formula="of:=[.AT32]+[.$AA$7]" office:value-type="float" office:value="2.42847286301814" calcext:value-type="float">
            <text:p>2.42847286301814</text:p>
          </table:table-cell>
          <table:table-cell table:formula="of:=1/(1+EXP(-[.AU32]))" office:value-type="float" office:value="0.918972892277584" calcext:value-type="float">
            <text:p>0.91897289227758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B$8]+[.$R32]*[.$AB$9]+[.$S32]*[.$AB$10]+[.$T32]*[.$AB$11]" office:value-type="float" office:value="-5.92659941329152" calcext:value-type="float">
            <text:p>-5.92659941329152</text:p>
          </table:table-cell>
          <table:table-cell table:formula="of:=[.AY32]+[.$AB$7]" office:value-type="float" office:value="-8.8616065003452" calcext:value-type="float">
            <text:p>-8.8616065003452</text:p>
          </table:table-cell>
          <table:table-cell table:formula="of:=1/(1+EXP(-[.AZ32]))" office:value-type="float" office:value="0.000141707112635486" calcext:value-type="float">
            <text:p>0.00014170711263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.$AG31] * [.$BE$8]+ [.$AL31] * [.$BE$9] + [.$AQ31] * [.$BE$10]+ [.$AV31] * [.$BE$11]+ [.$BA31] * [.$BE$12]" office:value-type="float" office:value="-6.64987933743816" calcext:value-type="float">
            <text:p>-6.64987933743816</text:p>
          </table:table-cell>
          <table:table-cell table:formula="of:=[.BK32]+[.$BE$7]" office:value-type="float" office:value="-8.15710085741853" calcext:value-type="float">
            <text:p>-8.15710085741853</text:p>
          </table:table-cell>
          <table:table-cell table:formula="of:=1/(1+EXP(-[.BL32]))" office:value-type="float" office:value="0.000286610184192935" calcext:value-type="float">
            <text:p>0.00028661018419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F$8]+ [.$AL31] * [.$BF$9] + [.$AQ31] * [.$BF$10]+ [.$AV31] * [.$BF$11]+ [.$BA31] * [.$BF$12]" office:value-type="float" office:value="-1.5889513716236" calcext:value-type="float">
            <text:p>-1.5889513716236</text:p>
          </table:table-cell>
          <table:table-cell table:formula="of:=[.BP32]+[.$BF$7]" office:value-type="float" office:value="-3.78794152350889" calcext:value-type="float">
            <text:p>-3.78794152350889</text:p>
          </table:table-cell>
          <table:table-cell table:formula="of:=1/(1+EXP(-[.BQ32]))" office:value-type="float" office:value="0.0221408456515845" calcext:value-type="float">
            <text:p>0.02214084565158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G$8]+ [.$AL31] * [.$BG$9] + [.$AQ31] * [.$BG$10]+ [.$AV31] * [.$BG$11]+ [.$BA31] * [.$BG$12]" office:value-type="float" office:value="4.98486259456154" calcext:value-type="float">
            <text:p>4.98486259456154</text:p>
          </table:table-cell>
          <table:table-cell table:formula="of:=[.BU32]+[.$BG$7]" office:value-type="float" office:value="4.21791764347919" calcext:value-type="float">
            <text:p>4.21791764347919</text:p>
          </table:table-cell>
          <table:table-cell table:formula="of:=1/(1+EXP(-[.BV32]))" office:value-type="float" office:value="0.985484518439933" calcext:value-type="float">
            <text:p>0.9854845184399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2*[.C33]-[.$C$38]-[.$C$39])/([.$C$39]-[.$C$38])" office:value-type="float" office:value="1" calcext:value-type="float">
            <text:p>1</text:p>
          </table:table-cell>
          <table:table-cell table:formula="of:=(2*[.D33]-[.$D$38]-[.$D$39])/([.$D$39]-[.$D$38])" office:value-type="float" office:value="-0.125" calcext:value-type="float">
            <text:p>-0.125</text:p>
          </table:table-cell>
          <table:table-cell table:formula="of:=(2*[.E33]-[.$E$38]-[.$E$39])/([.$E$39]-[.$E$38])" office:value-type="float" office:value="1" calcext:value-type="float">
            <text:p>1</text:p>
          </table:table-cell>
          <table:table-cell table:formula="of:=(2*[.F33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.$Q33]*[.$X$8]+[.$R33]*[.$X$9]+[.$S33]*[.$X$10]+[.$T33]*[.$X$11]" office:value-type="float" office:value="3.65611691221107" calcext:value-type="float">
            <text:p>3.65611691221107</text:p>
          </table:table-cell>
          <table:table-cell table:formula="of:=[.AE33]+[.$X$7]" office:value-type="float" office:value="2.29083401206541" calcext:value-type="float">
            <text:p>2.29083401206541</text:p>
          </table:table-cell>
          <table:table-cell table:formula="of:=1/(1+EXP(-[.AF33]))" office:value-type="float" office:value="0.90811506547276" calcext:value-type="float">
            <text:p>0.908115065472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Y$8]+[.$R33]*[.$Y$9]+[.$S33]*[.$Y$10]+[.$T33]*[.$Y$11]" office:value-type="float" office:value="-10.2161618860046" calcext:value-type="float">
            <text:p>-10.2161618860046</text:p>
          </table:table-cell>
          <table:table-cell table:formula="of:=[.AJ33]+[.$Y$7]" office:value-type="float" office:value="-5.34043471335348" calcext:value-type="float">
            <text:p>-5.34043471335348</text:p>
          </table:table-cell>
          <table:table-cell table:formula="of:=1/(1+EXP(-[.AK33]))" office:value-type="float" office:value="0.00477091558441207" calcext:value-type="float">
            <text:p>0.0047709155844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Z$8]+[.$R33]*[.$Z$9]+[.$S33]*[.$Z$10]+[.$T33]*[.$Z$11]" office:value-type="float" office:value="1.53669560965472" calcext:value-type="float">
            <text:p>1.53669560965472</text:p>
          </table:table-cell>
          <table:table-cell table:formula="of:=[.AO33]+[.$Z$7]" office:value-type="float" office:value="1.30835068563317" calcext:value-type="float">
            <text:p>1.30835068563317</text:p>
          </table:table-cell>
          <table:table-cell table:formula="of:=1/(1+EXP(-[.AP33]))" office:value-type="float" office:value="0.787237035029328" calcext:value-type="float">
            <text:p>0.78723703502932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A$8]+[.$R33]*[.$AA$9]+[.$S33]*[.$AA$10]+[.$T33]*[.$AA$11]" office:value-type="float" office:value="2.55689948187809" calcext:value-type="float">
            <text:p>2.55689948187809</text:p>
          </table:table-cell>
          <table:table-cell table:formula="of:=[.AT33]+[.$AA$7]" office:value-type="float" office:value="2.69527013970173" calcext:value-type="float">
            <text:p>2.69527013970173</text:p>
          </table:table-cell>
          <table:table-cell table:formula="of:=1/(1+EXP(-[.AU33]))" office:value-type="float" office:value="0.936746968116933" calcext:value-type="float">
            <text:p>0.93674696811693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B$8]+[.$R33]*[.$AB$9]+[.$S33]*[.$AB$10]+[.$T33]*[.$AB$11]" office:value-type="float" office:value="-7.52065158903172" calcext:value-type="float">
            <text:p>-7.52065158903172</text:p>
          </table:table-cell>
          <table:table-cell table:formula="of:=[.AY33]+[.$AB$7]" office:value-type="float" office:value="-10.4556586760854" calcext:value-type="float">
            <text:p>-10.4556586760854</text:p>
          </table:table-cell>
          <table:table-cell table:formula="of:=1/(1+EXP(-[.AZ33]))" office:value-type="float" office:value="0.0000287840984459956" calcext:value-type="float">
            <text:p>2.87840984459956E-0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$AG32] * [.$BE$8]+ [.$AL32] * [.$BE$9] + [.$AQ32] * [.$BE$10]+ [.$AV32] * [.$BE$11]+ [.$BA32] * [.$BE$12]" office:value-type="float" office:value="-7.38183250559001" calcext:value-type="float">
            <text:p>-7.38183250559001</text:p>
          </table:table-cell>
          <table:table-cell table:formula="of:=[.BK33]+[.$BE$7]" office:value-type="float" office:value="-8.88905402557038" calcext:value-type="float">
            <text:p>-8.88905402557038</text:p>
          </table:table-cell>
          <table:table-cell table:formula="of:=1/(1+EXP(-[.BL33]))" office:value-type="float" office:value="0.000137871025712437" calcext:value-type="float">
            <text:p>0.0001378710257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F$8]+ [.$AL32] * [.$BF$9] + [.$AQ32] * [.$BF$10]+ [.$AV32] * [.$BF$11]+ [.$BA32] * [.$BF$12]" office:value-type="float" office:value="-2.48277928554718" calcext:value-type="float">
            <text:p>-2.48277928554718</text:p>
          </table:table-cell>
          <table:table-cell table:formula="of:=[.BP33]+[.$BF$7]" office:value-type="float" office:value="-4.68176943743247" calcext:value-type="float">
            <text:p>-4.68176943743247</text:p>
          </table:table-cell>
          <table:table-cell table:formula="of:=1/(1+EXP(-[.BQ33]))" office:value-type="float" office:value="0.00917760123103951" calcext:value-type="float">
            <text:p>0.0091776012310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G$8]+ [.$AL32] * [.$BG$9] + [.$AQ32] * [.$BG$10]+ [.$AV32] * [.$BG$11]+ [.$BA32] * [.$BG$12]" office:value-type="float" office:value="6.14466176867782" calcext:value-type="float">
            <text:p>6.14466176867782</text:p>
          </table:table-cell>
          <table:table-cell table:formula="of:=[.BU33]+[.$BG$7]" office:value-type="float" office:value="5.37771681759546" calcext:value-type="float">
            <text:p>5.37771681759546</text:p>
          </table:table-cell>
          <table:table-cell table:formula="of:=1/(1+EXP(-[.BV33]))" office:value-type="float" office:value="0.995402876697648" calcext:value-type="float">
            <text:p>0.995402876697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2*[.C34]-[.$C$38]-[.$C$39])/([.$C$39]-[.$C$38])" office:value-type="float" office:value="-0.6875" calcext:value-type="float">
            <text:p>-0.6875</text:p>
          </table:table-cell>
          <table:table-cell table:formula="of:=(2*[.D34]-[.$D$38]-[.$D$39])/([.$D$39]-[.$D$38])" office:value-type="float" office:value="-0.75" calcext:value-type="float">
            <text:p>-0.75</text:p>
          </table:table-cell>
          <table:table-cell table:formula="of:=(2*[.E34]-[.$E$38]-[.$E$39])/([.$E$39]-[.$E$38])" office:value-type="float" office:value="0.207547169811321" calcext:value-type="float">
            <text:p>0.207547169811321</text:p>
          </table:table-cell>
          <table:table-cell table:formula="of:=(2*[.F34]-[.$F$38]-[.$F$39])/([.$F$39]-[.$F$38])" office:value-type="float" office:value="0.333333333333333" calcext:value-type="float">
            <text:p>0.333333333333333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.$Q34]*[.$X$8]+[.$R34]*[.$X$9]+[.$S34]*[.$X$10]+[.$T34]*[.$X$11]" office:value-type="float" office:value="2.52258755170746" calcext:value-type="float">
            <text:p>2.52258755170746</text:p>
          </table:table-cell>
          <table:table-cell table:formula="of:=[.AE34]+[.$X$7]" office:value-type="float" office:value="1.1573046515618" calcext:value-type="float">
            <text:p>1.1573046515618</text:p>
          </table:table-cell>
          <table:table-cell table:formula="of:=1/(1+EXP(-[.AF34]))" office:value-type="float" office:value="0.760842611059195" calcext:value-type="float">
            <text:p>0.76084261105919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Y$8]+[.$R34]*[.$Y$9]+[.$S34]*[.$Y$10]+[.$T34]*[.$Y$11]" office:value-type="float" office:value="-5.64505733544706" calcext:value-type="float">
            <text:p>-5.64505733544706</text:p>
          </table:table-cell>
          <table:table-cell table:formula="of:=[.AJ34]+[.$Y$7]" office:value-type="float" office:value="-0.769330162795923" calcext:value-type="float">
            <text:p>-0.769330162795923</text:p>
          </table:table-cell>
          <table:table-cell table:formula="of:=1/(1+EXP(-[.AK34]))" office:value-type="float" office:value="0.316624023311411" calcext:value-type="float">
            <text:p>0.3166240233114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Z$8]+[.$R34]*[.$Z$9]+[.$S34]*[.$Z$10]+[.$T34]*[.$Z$11]" office:value-type="float" office:value="0.258315697205916" calcext:value-type="float">
            <text:p>0.258315697205916</text:p>
          </table:table-cell>
          <table:table-cell table:formula="of:=[.AO34]+[.$Z$7]" office:value-type="float" office:value="0.0299707731843645" calcext:value-type="float">
            <text:p>0.029970773184365</text:p>
          </table:table-cell>
          <table:table-cell table:formula="of:=1/(1+EXP(-[.AP34]))" office:value-type="float" office:value="0.507492132488873" calcext:value-type="float">
            <text:p>0.50749213248887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A$8]+[.$R34]*[.$AA$9]+[.$S34]*[.$AA$10]+[.$T34]*[.$AA$11]" office:value-type="float" office:value="1.73568370506667" calcext:value-type="float">
            <text:p>1.73568370506667</text:p>
          </table:table-cell>
          <table:table-cell table:formula="of:=[.AT34]+[.$AA$7]" office:value-type="float" office:value="1.87405436289031" calcext:value-type="float">
            <text:p>1.87405436289031</text:p>
          </table:table-cell>
          <table:table-cell table:formula="of:=1/(1+EXP(-[.AU34]))" office:value-type="float" office:value="0.866926704420317" calcext:value-type="float">
            <text:p>0.8669267044203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B$8]+[.$R34]*[.$AB$9]+[.$S34]*[.$AB$10]+[.$T34]*[.$AB$11]" office:value-type="float" office:value="-3.26055961253712" calcext:value-type="float">
            <text:p>-3.26055961253712</text:p>
          </table:table-cell>
          <table:table-cell table:formula="of:=[.AY34]+[.$AB$7]" office:value-type="float" office:value="-6.1955666995908" calcext:value-type="float">
            <text:p>-6.1955666995908</text:p>
          </table:table-cell>
          <table:table-cell table:formula="of:=1/(1+EXP(-[.AZ34]))" office:value-type="float" office:value="0.00203430086894348" calcext:value-type="float">
            <text:p>0.00203430086894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.$AG33] * [.$BE$8]+ [.$AL33] * [.$BE$9] + [.$AQ33] * [.$BE$10]+ [.$AV33] * [.$BE$11]+ [.$BA33] * [.$BE$12]" office:value-type="float" office:value="-7.54511270090116" calcext:value-type="float">
            <text:p>-7.54511270090116</text:p>
          </table:table-cell>
          <table:table-cell table:formula="of:=[.BK34]+[.$BE$7]" office:value-type="float" office:value="-9.05233422088153" calcext:value-type="float">
            <text:p>-9.05233422088153</text:p>
          </table:table-cell>
          <table:table-cell table:formula="of:=1/(1+EXP(-[.BL34]))" office:value-type="float" office:value="0.000117103625003345" calcext:value-type="float">
            <text:p>0.0001171036250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F$8]+ [.$AL33] * [.$BF$9] + [.$AQ33] * [.$BF$10]+ [.$AV33] * [.$BF$11]+ [.$BA33] * [.$BF$12]" office:value-type="float" office:value="-2.60597380493865" calcext:value-type="float">
            <text:p>-2.60597380493865</text:p>
          </table:table-cell>
          <table:table-cell table:formula="of:=[.BP34]+[.$BF$7]" office:value-type="float" office:value="-4.80496395682394" calcext:value-type="float">
            <text:p>-4.80496395682394</text:p>
          </table:table-cell>
          <table:table-cell table:formula="of:=1/(1+EXP(-[.BQ34]))" office:value-type="float" office:value="0.00812248119908384" calcext:value-type="float">
            <text:p>0.00812248119908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G$8]+ [.$AL33] * [.$BG$9] + [.$AQ33] * [.$BG$10]+ [.$AV33] * [.$BG$11]+ [.$BA33] * [.$BG$12]" office:value-type="float" office:value="6.32737505784269" calcext:value-type="float">
            <text:p>6.32737505784269</text:p>
          </table:table-cell>
          <table:table-cell table:formula="of:=[.BU34]+[.$BG$7]" office:value-type="float" office:value="5.56043010676034" calcext:value-type="float">
            <text:p>5.56043010676034</text:p>
          </table:table-cell>
          <table:table-cell table:formula="of:=1/(1+EXP(-[.BV34]))" office:value-type="float" office:value="0.996167622253514" calcext:value-type="float">
            <text:p>0.9961676222535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2*[.C35]-[.$C$38]-[.$C$39])/([.$C$39]-[.$C$38])" office:value-type="float" office:value="0.8125" calcext:value-type="float">
            <text:p>0.8125</text:p>
          </table:table-cell>
          <table:table-cell table:formula="of:=(2*[.D35]-[.$D$38]-[.$D$39])/([.$D$39]-[.$D$38])" office:value-type="float" office:value="-0.25" calcext:value-type="float">
            <text:p>-0.25</text:p>
          </table:table-cell>
          <table:table-cell table:formula="of:=(2*[.E35]-[.$E$38]-[.$E$39])/([.$E$39]-[.$E$38])" office:value-type="float" office:value="0.886792452830189" calcext:value-type="float">
            <text:p>0.886792452830189</text:p>
          </table:table-cell>
          <table:table-cell table:formula="of:=(2*[.F35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5" calcext:value-type="float">
            <text:p>0.8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886792452830189" calcext:value-type="float">
            <text:p>0.886792452830189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.$Q35]*[.$X$8]+[.$R35]*[.$X$9]+[.$S35]*[.$X$10]+[.$T35]*[.$X$11]" office:value-type="float" office:value="3.03728406075682" calcext:value-type="float">
            <text:p>3.03728406075682</text:p>
          </table:table-cell>
          <table:table-cell table:formula="of:=[.AE35]+[.$X$7]" office:value-type="float" office:value="1.67200116061116" calcext:value-type="float">
            <text:p>1.67200116061116</text:p>
          </table:table-cell>
          <table:table-cell table:formula="of:=1/(1+EXP(-[.AF35]))" office:value-type="float" office:value="0.841842445471926" calcext:value-type="float">
            <text:p>0.84184244547192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Y$8]+[.$R35]*[.$Y$9]+[.$S35]*[.$Y$10]+[.$T35]*[.$Y$11]" office:value-type="float" office:value="-8.39800382976695" calcext:value-type="float">
            <text:p>-8.39800382976695</text:p>
          </table:table-cell>
          <table:table-cell table:formula="of:=[.AJ35]+[.$Y$7]" office:value-type="float" office:value="-3.52227665711581" calcext:value-type="float">
            <text:p>-3.52227665711581</text:p>
          </table:table-cell>
          <table:table-cell table:formula="of:=1/(1+EXP(-[.AK35]))" office:value-type="float" office:value="0.0286849952171752" calcext:value-type="float">
            <text:p>0.02868499521717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Z$8]+[.$R35]*[.$Z$9]+[.$S35]*[.$Z$10]+[.$T35]*[.$Z$11]" office:value-type="float" office:value="1.11407286835302" calcext:value-type="float">
            <text:p>1.11407286835302</text:p>
          </table:table-cell>
          <table:table-cell table:formula="of:=[.AO35]+[.$Z$7]" office:value-type="float" office:value="0.885727944331472" calcext:value-type="float">
            <text:p>0.885727944331472</text:p>
          </table:table-cell>
          <table:table-cell table:formula="of:=1/(1+EXP(-[.AP35]))" office:value-type="float" office:value="0.708007784150217" calcext:value-type="float">
            <text:p>0.7080077841502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A$8]+[.$R35]*[.$AA$9]+[.$S35]*[.$AA$10]+[.$T35]*[.$AA$11]" office:value-type="float" office:value="2.17681143194596" calcext:value-type="float">
            <text:p>2.17681143194596</text:p>
          </table:table-cell>
          <table:table-cell table:formula="of:=[.AT35]+[.$AA$7]" office:value-type="float" office:value="2.3151820897696" calcext:value-type="float">
            <text:p>2.3151820897696</text:p>
          </table:table-cell>
          <table:table-cell table:formula="of:=1/(1+EXP(-[.AU35]))" office:value-type="float" office:value="0.910126632099697" calcext:value-type="float">
            <text:p>0.91012663209969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B$8]+[.$R35]*[.$AB$9]+[.$S35]*[.$AB$10]+[.$T35]*[.$AB$11]" office:value-type="float" office:value="-6.35967061726294" calcext:value-type="float">
            <text:p>-6.35967061726294</text:p>
          </table:table-cell>
          <table:table-cell table:formula="of:=[.AY35]+[.$AB$7]" office:value-type="float" office:value="-9.29467770431662" calcext:value-type="float">
            <text:p>-9.29467770431662</text:p>
          </table:table-cell>
          <table:table-cell table:formula="of:=1/(1+EXP(-[.AZ35]))" office:value-type="float" office:value="0.0000919036683898429" calcext:value-type="float">
            <text:p>9.19036683898429E-05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.$AG34] * [.$BE$8]+ [.$AL34] * [.$BE$9] + [.$AQ34] * [.$BE$10]+ [.$AV34] * [.$BE$11]+ [.$BA34] * [.$BE$12]" office:value-type="float" office:value="-6.03182894609368" calcext:value-type="float">
            <text:p>-6.03182894609368</text:p>
          </table:table-cell>
          <table:table-cell table:formula="of:=[.BK35]+[.$BE$7]" office:value-type="float" office:value="-7.53905046607405" calcext:value-type="float">
            <text:p>-7.53905046607405</text:p>
          </table:table-cell>
          <table:table-cell table:formula="of:=1/(1+EXP(-[.BL35]))" office:value-type="float" office:value="0.000531619671700777" calcext:value-type="float">
            <text:p>0.00053161967170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F$8]+ [.$AL34] * [.$BF$9] + [.$AQ34] * [.$BF$10]+ [.$AV34] * [.$BF$11]+ [.$BA34] * [.$BF$12]" office:value-type="float" office:value="0.351812917662219" calcext:value-type="float">
            <text:p>0.351812917662219</text:p>
          </table:table-cell>
          <table:table-cell table:formula="of:=[.BP35]+[.$BF$7]" office:value-type="float" office:value="-1.84717723422307" calcext:value-type="float">
            <text:p>-1.84717723422307</text:p>
          </table:table-cell>
          <table:table-cell table:formula="of:=1/(1+EXP(-[.BQ35]))" office:value-type="float" office:value="0.136204662823783" calcext:value-type="float">
            <text:p>0.13620466282378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G$8]+ [.$AL34] * [.$BG$9] + [.$AQ34] * [.$BG$10]+ [.$AV34] * [.$BG$11]+ [.$BA34] * [.$BG$12]" office:value-type="float" office:value="3.04279335837397" calcext:value-type="float">
            <text:p>3.04279335837397</text:p>
          </table:table-cell>
          <table:table-cell table:formula="of:=[.BU35]+[.$BG$7]" office:value-type="float" office:value="2.27584840729162" calcext:value-type="float">
            <text:p>2.27584840729162</text:p>
          </table:table-cell>
          <table:table-cell table:formula="of:=1/(1+EXP(-[.BV35]))" office:value-type="float" office:value="0.906856964425971" calcext:value-type="float">
            <text:p>0.906856964425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2*[.C36]-[.$C$38]-[.$C$39])/([.$C$39]-[.$C$38])" office:value-type="float" office:value="0.4375" calcext:value-type="float">
            <text:p>0.4375</text:p>
          </table:table-cell>
          <table:table-cell table:formula="of:=(2*[.D36]-[.$D$38]-[.$D$39])/([.$D$39]-[.$D$38])" office:value-type="float" office:value="-0.75" calcext:value-type="float">
            <text:p>-0.75</text:p>
          </table:table-cell>
          <table:table-cell table:formula="of:=(2*[.E36]-[.$E$38]-[.$E$39])/([.$E$39]-[.$E$38])" office:value-type="float" office:value="0.69811320754717" calcext:value-type="float">
            <text:p>0.69811320754717</text:p>
          </table:table-cell>
          <table:table-cell table:formula="of:=(2*[.F36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.$Q36]*[.$X$8]+[.$R36]*[.$X$9]+[.$S36]*[.$X$10]+[.$T36]*[.$X$11]" office:value-type="float" office:value="3.30951224692913" calcext:value-type="float">
            <text:p>3.30951224692913</text:p>
          </table:table-cell>
          <table:table-cell table:formula="of:=[.AE36]+[.$X$7]" office:value-type="float" office:value="1.94422934678347" calcext:value-type="float">
            <text:p>1.94422934678347</text:p>
          </table:table-cell>
          <table:table-cell table:formula="of:=1/(1+EXP(-[.AF36]))" office:value-type="float" office:value="0.874816046348682" calcext:value-type="float">
            <text:p>0.8748160463486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Y$8]+[.$R36]*[.$Y$9]+[.$S36]*[.$Y$10]+[.$T36]*[.$Y$11]" office:value-type="float" office:value="-8.48194179045553" calcext:value-type="float">
            <text:p>-8.48194179045553</text:p>
          </table:table-cell>
          <table:table-cell table:formula="of:=[.AJ36]+[.$Y$7]" office:value-type="float" office:value="-3.60621461780439" calcext:value-type="float">
            <text:p>-3.60621461780439</text:p>
          </table:table-cell>
          <table:table-cell table:formula="of:=1/(1+EXP(-[.AK36]))" office:value-type="float" office:value="0.0264365721273151" calcext:value-type="float">
            <text:p>0.0264365721273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Z$8]+[.$R36]*[.$Z$9]+[.$S36]*[.$Z$10]+[.$T36]*[.$Z$11]" office:value-type="float" office:value="0.761493653226071" calcext:value-type="float">
            <text:p>0.761493653226071</text:p>
          </table:table-cell>
          <table:table-cell table:formula="of:=[.AO36]+[.$Z$7]" office:value-type="float" office:value="0.53314872920452" calcext:value-type="float">
            <text:p>0.53314872920452</text:p>
          </table:table-cell>
          <table:table-cell table:formula="of:=1/(1+EXP(-[.AP36]))" office:value-type="float" office:value="0.630217203163408" calcext:value-type="float">
            <text:p>0.63021720316340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A$8]+[.$R36]*[.$AA$9]+[.$S36]*[.$AA$10]+[.$T36]*[.$AA$11]" office:value-type="float" office:value="2.48881562777895" calcext:value-type="float">
            <text:p>2.48881562777895</text:p>
          </table:table-cell>
          <table:table-cell table:formula="of:=[.AT36]+[.$AA$7]" office:value-type="float" office:value="2.62718628560259" calcext:value-type="float">
            <text:p>2.62718628560259</text:p>
          </table:table-cell>
          <table:table-cell table:formula="of:=1/(1+EXP(-[.AU36]))" office:value-type="float" office:value="0.93259088004561" calcext:value-type="float">
            <text:p>0.9325908800456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B$8]+[.$R36]*[.$AB$9]+[.$S36]*[.$AB$10]+[.$T36]*[.$AB$11]" office:value-type="float" office:value="-6.62799215113317" calcext:value-type="float">
            <text:p>-6.62799215113317</text:p>
          </table:table-cell>
          <table:table-cell table:formula="of:=[.AY36]+[.$AB$7]" office:value-type="float" office:value="-9.56299923818685" calcext:value-type="float">
            <text:p>-9.56299923818685</text:p>
          </table:table-cell>
          <table:table-cell table:formula="of:=1/(1+EXP(-[.AZ36]))" office:value-type="float" office:value="0.0000702767515393261" calcext:value-type="float">
            <text:p>7.02767515393261E-05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.$AG35] * [.$BE$8]+ [.$AL35] * [.$BE$9] + [.$AQ35] * [.$BE$10]+ [.$AV35] * [.$BE$11]+ [.$BA35] * [.$BE$12]" office:value-type="float" office:value="-7.06476400568609" calcext:value-type="float">
            <text:p>-7.06476400568609</text:p>
          </table:table-cell>
          <table:table-cell table:formula="of:=[.BK36]+[.$BE$7]" office:value-type="float" office:value="-8.57198552566645" calcext:value-type="float">
            <text:p>-8.57198552566645</text:p>
          </table:table-cell>
          <table:table-cell table:formula="of:=1/(1+EXP(-[.BL36]))" office:value-type="float" office:value="0.000189300502717148" calcext:value-type="float">
            <text:p>0.0001893005027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F$8]+ [.$AL35] * [.$BF$9] + [.$AQ35] * [.$BF$10]+ [.$AV35] * [.$BF$11]+ [.$BA35] * [.$BF$12]" office:value-type="float" office:value="-2.21110807706699" calcext:value-type="float">
            <text:p>-2.21110807706699</text:p>
          </table:table-cell>
          <table:table-cell table:formula="of:=[.BP36]+[.$BF$7]" office:value-type="float" office:value="-4.41009822895228" calcext:value-type="float">
            <text:p>-4.41009822895228</text:p>
          </table:table-cell>
          <table:table-cell table:formula="of:=1/(1+EXP(-[.BQ36]))" office:value-type="float" office:value="0.0120080388809124" calcext:value-type="float">
            <text:p>0.01200803888091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G$8]+ [.$AL35] * [.$BG$9] + [.$AQ35] * [.$BG$10]+ [.$AV35] * [.$BG$11]+ [.$BA35] * [.$BG$12]" office:value-type="float" office:value="5.75380077100626" calcext:value-type="float">
            <text:p>5.75380077100626</text:p>
          </table:table-cell>
          <table:table-cell table:formula="of:=[.BU36]+[.$BG$7]" office:value-type="float" office:value="4.98685581992391" calcext:value-type="float">
            <text:p>4.98685581992391</text:p>
          </table:table-cell>
          <table:table-cell table:formula="of:=1/(1+EXP(-[.BV36]))" office:value-type="float" office:value="0.993219196794997" calcext:value-type="float">
            <text:p>0.9932191967949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2*[.C37]-[.$C$38]-[.$C$39])/([.$C$39]-[.$C$38])" office:value-type="float" office:value="0.75" calcext:value-type="float">
            <text:p>0.75</text:p>
          </table:table-cell>
          <table:table-cell table:formula="of:=(2*[.D37]-[.$D$38]-[.$D$39])/([.$D$39]-[.$D$38])" office:value-type="float" office:value="0.625" calcext:value-type="float">
            <text:p>0.625</text:p>
          </table:table-cell>
          <table:table-cell table:formula="of:=(2*[.E37]-[.$E$38]-[.$E$39])/([.$E$39]-[.$E$38])" office:value-type="float" office:value="0.811320754716981" calcext:value-type="float">
            <text:p>0.811320754716981</text:p>
          </table:table-cell>
          <table:table-cell table:formula="of:=(2*[.F37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320754716981" calcext:value-type="float">
            <text:p>0.8113207547169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30" calcext:value-type="float">
            <text:p>30</text:p>
          </table:table-cell>
          <table:table-cell table:formula="of:=[.$Q37]*[.$X$8]+[.$R37]*[.$X$9]+[.$S37]*[.$X$10]+[.$T37]*[.$X$11]" office:value-type="float" office:value="3.27394538314367" calcext:value-type="float">
            <text:p>3.27394538314367</text:p>
          </table:table-cell>
          <table:table-cell table:formula="of:=[.AE37]+[.$X$7]" office:value-type="float" office:value="1.90866248299801" calcext:value-type="float">
            <text:p>1.90866248299801</text:p>
          </table:table-cell>
          <table:table-cell table:formula="of:=1/(1+EXP(-[.AF37]))" office:value-type="float" office:value="0.87086881020267" calcext:value-type="float">
            <text:p>0.8708688102026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Y$8]+[.$R37]*[.$Y$9]+[.$S37]*[.$Y$10]+[.$T37]*[.$Y$11]" office:value-type="float" office:value="-9.52690765935656" calcext:value-type="float">
            <text:p>-9.52690765935656</text:p>
          </table:table-cell>
          <table:table-cell table:formula="of:=[.AJ37]+[.$Y$7]" office:value-type="float" office:value="-4.65118048670542" calcext:value-type="float">
            <text:p>-4.65118048670542</text:p>
          </table:table-cell>
          <table:table-cell table:formula="of:=1/(1+EXP(-[.AK37]))" office:value-type="float" office:value="0.00945997544179024" calcext:value-type="float">
            <text:p>0.0094599754417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Z$8]+[.$R37]*[.$Z$9]+[.$S37]*[.$Z$10]+[.$T37]*[.$Z$11]" office:value-type="float" office:value="2.04214714527272" calcext:value-type="float">
            <text:p>2.04214714527272</text:p>
          </table:table-cell>
          <table:table-cell table:formula="of:=[.AO37]+[.$Z$7]" office:value-type="float" office:value="1.81380222125117" calcext:value-type="float">
            <text:p>1.81380222125117</text:p>
          </table:table-cell>
          <table:table-cell table:formula="of:=1/(1+EXP(-[.AP37]))" office:value-type="float" office:value="0.859820779500043" calcext:value-type="float">
            <text:p>0.85982077950004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A$8]+[.$R37]*[.$AA$9]+[.$S37]*[.$AA$10]+[.$T37]*[.$AA$11]" office:value-type="float" office:value="1.93860273756119" calcext:value-type="float">
            <text:p>1.93860273756119</text:p>
          </table:table-cell>
          <table:table-cell table:formula="of:=[.AT37]+[.$AA$7]" office:value-type="float" office:value="2.07697339538483" calcext:value-type="float">
            <text:p>2.07697339538483</text:p>
          </table:table-cell>
          <table:table-cell table:formula="of:=1/(1+EXP(-[.AU37]))" office:value-type="float" office:value="0.888644887276239" calcext:value-type="float">
            <text:p>0.88864488727623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B$8]+[.$R37]*[.$AB$9]+[.$S37]*[.$AB$10]+[.$T37]*[.$AB$11]" office:value-type="float" office:value="-5.63152025713666" calcext:value-type="float">
            <text:p>-5.63152025713666</text:p>
          </table:table-cell>
          <table:table-cell table:formula="of:=[.AY37]+[.$AB$7]" office:value-type="float" office:value="-8.56652734419034" calcext:value-type="float">
            <text:p>-8.56652734419034</text:p>
          </table:table-cell>
          <table:table-cell table:formula="of:=1/(1+EXP(-[.AZ37]))" office:value-type="float" office:value="0.000190336366947812" calcext:value-type="float">
            <text:p>0.00019033636694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.$AG36] * [.$BE$8]+ [.$AL36] * [.$BE$9] + [.$AQ36] * [.$BE$10]+ [.$AV36] * [.$BE$11]+ [.$BA36] * [.$BE$12]" office:value-type="float" office:value="-7.17540128661029" calcext:value-type="float">
            <text:p>-7.17540128661029</text:p>
          </table:table-cell>
          <table:table-cell table:formula="of:=[.BK37]+[.$BE$7]" office:value-type="float" office:value="-8.68262280659066" calcext:value-type="float">
            <text:p>-8.68262280659066</text:p>
          </table:table-cell>
          <table:table-cell table:formula="of:=1/(1+EXP(-[.BL37]))" office:value-type="float" office:value="0.000169477175482888" calcext:value-type="float">
            <text:p>0.00016947717548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F$8]+ [.$AL36] * [.$BF$9] + [.$AQ36] * [.$BF$10]+ [.$AV36] * [.$BF$11]+ [.$BA36] * [.$BF$12]" office:value-type="float" office:value="-2.16954151524921" calcext:value-type="float">
            <text:p>-2.16954151524921</text:p>
          </table:table-cell>
          <table:table-cell table:formula="of:=[.BP37]+[.$BF$7]" office:value-type="float" office:value="-4.3685316671345" calcext:value-type="float">
            <text:p>-4.3685316671345</text:p>
          </table:table-cell>
          <table:table-cell table:formula="of:=1/(1+EXP(-[.BQ37]))" office:value-type="float" office:value="0.012511314215292" calcext:value-type="float">
            <text:p>0.01251131421529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G$8]+ [.$AL36] * [.$BG$9] + [.$AQ36] * [.$BG$10]+ [.$AV36] * [.$BG$11]+ [.$BA36] * [.$BG$12]" office:value-type="float" office:value="5.89062094744161" calcext:value-type="float">
            <text:p>5.89062094744161</text:p>
          </table:table-cell>
          <table:table-cell table:formula="of:=[.BU37]+[.$BG$7]" office:value-type="float" office:value="5.12367599635926" calcext:value-type="float">
            <text:p>5.12367599635926</text:p>
          </table:table-cell>
          <table:table-cell table:formula="of:=1/(1+EXP(-[.BV37]))" office:value-type="float" office:value="0.994081146037041" calcext:value-type="float">
            <text:p>0.994081146037041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8:.C37])" office:value-type="float" office:value="4.4" calcext:value-type="float">
            <text:p>4.4</text:p>
          </table:table-cell>
          <table:table-cell table:formula="of:=MIN([.D8:.D37])" office:value-type="float" office:value="2.3" calcext:value-type="float">
            <text:p>2.3</text:p>
          </table:table-cell>
          <table:table-cell table:formula="of:=MIN([.E8:.E37])" office:value-type="float" office:value="1.3" calcext:value-type="float">
            <text:p>1.3</text:p>
          </table:table-cell>
          <table:table-cell table:formula="of:=MIN([.F8:.F37])" office:value-type="float" office:value="0.1" calcext:value-type="float">
            <text:p>0.1</text:p>
          </table:table-cell>
          <table:table-cell table:number-columns-repeated="55"/>
          <table:table-cell office:value-type="float" office:value="30" calcext:value-type="float">
            <text:p>30</text:p>
          </table:table-cell>
          <table:table-cell table:formula="of:=[.$AG37] * [.$BE$8]+ [.$AL37] * [.$BE$9] + [.$AQ37] * [.$BE$10]+ [.$AV37] * [.$BE$11]+ [.$BA37] * [.$BE$12]" office:value-type="float" office:value="-7.33096899176513" calcext:value-type="float">
            <text:p>-7.33096899176513</text:p>
          </table:table-cell>
          <table:table-cell table:formula="of:=[.BK38]+[.$BE$7]" office:value-type="float" office:value="-8.8381905117455" calcext:value-type="float">
            <text:p>-8.8381905117455</text:p>
          </table:table-cell>
          <table:table-cell table:formula="of:=1/(1+EXP(-[.BL38]))" office:value-type="float" office:value="0.000145063992362654" calcext:value-type="float">
            <text:p>0.00014506399236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F$8]+ [.$AL37] * [.$BF$9] + [.$AQ37] * [.$BF$10]+ [.$AV37] * [.$BF$11]+ [.$BA37] * [.$BF$12]" office:value-type="float" office:value="-2.61157007916083" calcext:value-type="float">
            <text:p>-2.61157007916083</text:p>
          </table:table-cell>
          <table:table-cell table:formula="of:=[.BP38]+[.$BF$7]" office:value-type="float" office:value="-4.81056023104612" calcext:value-type="float">
            <text:p>-4.81056023104612</text:p>
          </table:table-cell>
          <table:table-cell table:formula="of:=1/(1+EXP(-[.BQ38]))" office:value-type="float" office:value="0.00807751866432926" calcext:value-type="float">
            <text:p>0.00807751866432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G$8]+ [.$AL37] * [.$BG$9] + [.$AQ37] * [.$BG$10]+ [.$AV37] * [.$BG$11]+ [.$BA37] * [.$BG$12]" office:value-type="float" office:value="6.09820823182876" calcext:value-type="float">
            <text:p>6.09820823182876</text:p>
          </table:table-cell>
          <table:table-cell table:formula="of:=[.BU38]+[.$BG$7]" office:value-type="float" office:value="5.3312632807464" calcext:value-type="float">
            <text:p>5.3312632807464</text:p>
          </table:table-cell>
          <table:table-cell table:formula="of:=1/(1+EXP(-[.BV38]))" office:value-type="float" office:value="0.995185338656783" calcext:value-type="float">
            <text:p>0.995185338656783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8:.C37])" office:value-type="float" office:value="7.6" calcext:value-type="float">
            <text:p>7.6</text:p>
          </table:table-cell>
          <table:table-cell table:formula="of:=MAX([.D8:.D37])" office:value-type="float" office:value="3.9" calcext:value-type="float">
            <text:p>3.9</text:p>
          </table:table-cell>
          <table:table-cell table:formula="of:=MAX([.E8:.E37])" office:value-type="float" office:value="6.6" calcext:value-type="float">
            <text:p>6.6</text:p>
          </table:table-cell>
          <table:table-cell table:formula="of:=MAX([.F8:.F37])" office:value-type="float" office:value="2.5" calcext:value-type="float">
            <text:p>2.5</text:p>
          </table:table-cell>
          <table:table-cell table:number-columns-repeated="69"/>
        </table:table-row>
        <table:table-row table:style-name="ro1" table:number-rows-repeated="3">
          <table:table-cell table:number-columns-repeated="75"/>
        </table:table-row>
        <table:table-row table:style-name="ro1">
          <table:table-cell table:number-columns-repeated="71"/>
          <table:table-cell office:value-type="string" calcext:value-type="string">
            <text:p>klasės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 table:number-rows-repeated="16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FAIL</text:p>
          </table:table-cell>
          <table:table-cell table:number-columns-repeated="71"/>
        </table:table-row>
        <table:table-row table:style-name="ro1" table:number-rows-repeated="2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0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1.50722151998037" calcext:value-type="float">
            <text:p>-1.50722151998037</text:p>
          </table:table-cell>
          <table:table-cell table:number-columns-repeated="5"/>
          <table:table-cell office:value-type="string" calcext:value-type="string">
            <text:p>Weighted Sum</text:p>
          </table:table-cell>
          <table:table-cell office:value-type="string" calcext:value-type="string">
            <text:p>Sum with Bias</text:p>
          </table:table-cell>
          <table:table-cell office:value-type="string" calcext:value-type="string">
            <text:p>Sigmoid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4.18675111670832" calcext:value-type="float">
            <text:p>-4.18675111670832</text:p>
          </table:table-cell>
          <table:table-cell table:formula="of:=1/(1+EXP(-[.$F$96]))" office:value-type="float" office:value="0.855154553729254" calcext:value-type="float">
            <text:p>0.855154553729254</text:p>
          </table:table-cell>
          <table:table-cell table:formula="of:=1/(1+EXP(-[.$F$97]))" office:value-type="float" office:value="0.917895472055321" calcext:value-type="float">
            <text:p>0.917895472055321</text:p>
          </table:table-cell>
          <table:table-cell table:formula="of:=1/(1+EXP(-[.$F$98]))" office:value-type="float" office:value="0.0722429581800692" calcext:value-type="float">
            <text:p>0.072242958180069</text:p>
          </table:table-cell>
          <table:table-cell table:formula="of:=1/(1+EXP(-[.$F$99]))" office:value-type="float" office:value="0.00699821127498342" calcext:value-type="float">
            <text:p>0.006998211274983</text:p>
          </table:table-cell>
          <table:table-cell/>
          <table:table-cell table:number-matrix-columns-spanned="1" table:number-matrix-rows-spanned="1" table:formula="of:=SUM([.F66:.I66] * [.E66])" office:value-type="float" office:value="-7.7550822301385" calcext:value-type="float">
            <text:p>-7.7550822301385</text:p>
          </table:table-cell>
          <table:table-cell table:formula="of:=[.K66]+[.$E$65]" office:value-type="float" office:value="-9.26230375011887" calcext:value-type="float">
            <text:p>-9.26230375011887</text:p>
          </table:table-cell>
          <table:table-cell table:formula="of:=1/(1+EXP(-[.$L$66]))" office:value-type="float" office:value="0.000094927351309063" calcext:value-type="float">
            <text:p>9.4927351309063E-05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07012036516037" calcext:value-type="float">
            <text:p>1.07012036516037</text:p>
          </table:table-cell>
          <table:table-cell table:formula="of:=1/(1+EXP(-[.$F$104]))" office:value-type="float" office:value="0.054377360349046" calcext:value-type="float">
            <text:p>0.054377360349046</text:p>
          </table:table-cell>
          <table:table-cell table:formula="of:=1/(1+EXP(-[.$F$105]))" office:value-type="float" office:value="0.00906906826021426" calcext:value-type="float">
            <text:p>0.009069068260214</text:p>
          </table:table-cell>
          <table:table-cell table:formula="of:=1/(1+EXP(-[.$F$106]))" office:value-type="float" office:value="0.998976260958755" calcext:value-type="float">
            <text:p>0.998976260958755</text:p>
          </table:table-cell>
          <table:table-cell table:formula="of:=1/(1+EXP(-[.$F$107]))" office:value-type="float" office:value="0.999996991071565" calcext:value-type="float">
            <text:p>0.999996991071565</text:p>
          </table:table-cell>
          <table:table-cell/>
          <table:table-cell table:number-matrix-columns-spanned="1" table:number-matrix-rows-spanned="1" table:formula="of:=SUM([.F67:.I67] * [.E67])" office:value-type="float" office:value="2.20703730175996" calcext:value-type="float">
            <text:p>2.20703730175996</text:p>
          </table:table-cell>
          <table:table-cell table:formula="of:=[.K67]+[.$E$65]" office:value-type="float" office:value="0.699815781779591" calcext:value-type="float">
            <text:p>0.699815781779591</text:p>
          </table:table-cell>
          <table:table-cell table:formula="of:=1/(1+EXP(-[.$L$67]))" office:value-type="float" office:value="0.668146927351817" calcext:value-type="float">
            <text:p>0.668146927351817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.23941073482532" calcext:value-type="float">
            <text:p>-1.23941073482532</text:p>
          </table:table-cell>
          <table:table-cell table:formula="of:=1/(1+EXP(-[.$F$112]))" office:value-type="float" office:value="0.502921543929684" calcext:value-type="float">
            <text:p>0.502921543929684</text:p>
          </table:table-cell>
          <table:table-cell table:formula="of:=1/(1+EXP(-[.$F$113]))" office:value-type="float" office:value="0.294075932012528" calcext:value-type="float">
            <text:p>0.294075932012528</text:p>
          </table:table-cell>
          <table:table-cell table:formula="of:=1/(1+EXP(-[.$F$114]))" office:value-type="float" office:value="0.303796341464272" calcext:value-type="float">
            <text:p>0.303796341464272</text:p>
          </table:table-cell>
          <table:table-cell table:formula="of:=1/(1+EXP(-[.$F$115]))" office:value-type="float" office:value="0.081788449874834" calcext:value-type="float">
            <text:p>0.081788449874834</text:p>
          </table:table-cell>
          <table:table-cell/>
          <table:table-cell table:number-matrix-columns-spanned="1" table:number-matrix-rows-spanned="1" table:formula="of:=SUM([.F68:.I68] * [.E68])" office:value-type="float" office:value="-1.46570515688253" calcext:value-type="float">
            <text:p>-1.46570515688253</text:p>
          </table:table-cell>
          <table:table-cell table:formula="of:=[.K68]+[.$E$65]" office:value-type="float" office:value="-2.9729266768629" calcext:value-type="float">
            <text:p>-2.9729266768629</text:p>
          </table:table-cell>
          <table:table-cell table:formula="of:=1/(1+EXP(-[.$L$68]))" office:value-type="float" office:value="0.0486640508590721" calcext:value-type="float">
            <text:p>0.048664050859072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2.95981112106394" calcext:value-type="float">
            <text:p>-2.95981112106394</text:p>
          </table:table-cell>
          <table:table-cell table:formula="of:=1/(1+EXP(-[.$F$120]))" office:value-type="float" office:value="0.58622367835178" calcext:value-type="float">
            <text:p>0.58622367835178</text:p>
          </table:table-cell>
          <table:table-cell table:formula="of:=1/(1+EXP(-[.$F$121]))" office:value-type="float" office:value="0.926011612775654" calcext:value-type="float">
            <text:p>0.926011612775654</text:p>
          </table:table-cell>
          <table:table-cell table:formula="of:=1/(1+EXP(-[.$F$122]))" office:value-type="float" office:value="0.17815400442808" calcext:value-type="float">
            <text:p>0.17815400442808</text:p>
          </table:table-cell>
          <table:table-cell table:formula="of:=1/(1+EXP(-[.$F$123]))" office:value-type="float" office:value="0.0401326931284086" calcext:value-type="float">
            <text:p>0.040132693128409</text:p>
          </table:table-cell>
          <table:table-cell/>
          <table:table-cell table:number-matrix-columns-spanned="1" table:number-matrix-rows-spanned="1" table:formula="of:=SUM([.F69:.I69] * [.E69])" office:value-type="float" office:value="-5.12201822735236" calcext:value-type="float">
            <text:p>-5.12201822735236</text:p>
          </table:table-cell>
          <table:table-cell table:formula="of:=[.K69]+[.$E$65]" office:value-type="float" office:value="-6.62923974733273" calcext:value-type="float">
            <text:p>-6.62923974733273</text:p>
          </table:table-cell>
          <table:table-cell table:formula="of:=1/(1+EXP(-[.$L$69]))" office:value-type="float" office:value="0.00131942394560018" calcext:value-type="float">
            <text:p>0.0013194239456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78512684057651" calcext:value-type="float">
            <text:p>4.78512684057651</text:p>
          </table:table-cell>
          <table:table-cell table:formula="of:=1/(1+EXP(-[.$F$128]))" office:value-type="float" office:value="0.963057704023751" calcext:value-type="float">
            <text:p>0.963057704023751</text:p>
          </table:table-cell>
          <table:table-cell table:formula="of:=1/(1+EXP(-[.$F$129]))" office:value-type="float" office:value="0.00194439782801333" calcext:value-type="float">
            <text:p>0.001944397828013</text:p>
          </table:table-cell>
          <table:table-cell table:formula="of:=1/(1+EXP(-[.$F$130]))" office:value-type="float" office:value="0.974711641185562" calcext:value-type="float">
            <text:p>0.974711641185562</text:p>
          </table:table-cell>
          <table:table-cell table:formula="of:=1/(1+EXP(-[.$F$131]))" office:value-type="float" office:value="0.999505303802181" calcext:value-type="float">
            <text:p>0.999505303802181</text:p>
          </table:table-cell>
          <table:table-cell/>
          <table:table-cell table:number-matrix-columns-spanned="1" table:number-matrix-rows-spanned="1" table:formula="of:=SUM([.F70:.I70] * [.E70])" office:value-type="float" office:value="14.0645359513654" calcext:value-type="float">
            <text:p>14.0645359513654</text:p>
          </table:table-cell>
          <table:table-cell table:formula="of:=[.K70]+[.$E$65]" office:value-type="float" office:value="12.5573144313851" calcext:value-type="float">
            <text:p>12.5573144313851</text:p>
          </table:table-cell>
          <table:table-cell table:formula="of:=1/(1+EXP(-[.$L$70]))" office:value-type="float" office:value="0.999996480944578" calcext:value-type="float">
            <text:p>0.999996480944578</text:p>
          </table:table-cell>
          <table:table-cell table:number-columns-repeated="62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1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2.19899015188529" calcext:value-type="float">
            <text:p>-2.19899015188529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-1.46383799283235" calcext:value-type="float">
            <text:p>-1.46383799283235</text:p>
          </table:table-cell>
          <table:table-cell table:formula="of:=1/(1+EXP(-[.$F$96]))" office:value-type="float" office:value="0.855154553729254" calcext:value-type="float">
            <text:p>0.855154553729254</text:p>
          </table:table-cell>
          <table:table-cell table:formula="of:=1/(1+EXP(-[.$F$97]))" office:value-type="float" office:value="0.917895472055321" calcext:value-type="float">
            <text:p>0.917895472055321</text:p>
          </table:table-cell>
          <table:table-cell table:formula="of:=1/(1+EXP(-[.$F$98]))" office:value-type="float" office:value="0.0722429581800692" calcext:value-type="float">
            <text:p>0.072242958180069</text:p>
          </table:table-cell>
          <table:table-cell table:formula="of:=1/(1+EXP(-[.$F$99]))" office:value-type="float" office:value="0.00699821127498342" calcext:value-type="float">
            <text:p>0.006998211274983</text:p>
          </table:table-cell>
          <table:table-cell/>
          <table:table-cell table:number-matrix-columns-spanned="1" table:number-matrix-rows-spanned="1" table:formula="of:=SUM([.F75:.I75] * [.E75])" office:value-type="float" office:value="-2.71145422538061" calcext:value-type="float">
            <text:p>-2.71145422538061</text:p>
          </table:table-cell>
          <table:table-cell table:formula="of:=[.K75]+[.$E$74]" office:value-type="float" office:value="-4.9104443772659" calcext:value-type="float">
            <text:p>-4.9104443772659</text:p>
          </table:table-cell>
          <table:table-cell table:formula="of:=1/(1+EXP(-[.$L$75]))" office:value-type="float" office:value="0.00731530485413237" calcext:value-type="float">
            <text:p>0.007315304854132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.52411266115529" calcext:value-type="float">
            <text:p>7.52411266115529</text:p>
          </table:table-cell>
          <table:table-cell table:formula="of:=1/(1+EXP(-[.$F$104]))" office:value-type="float" office:value="0.054377360349046" calcext:value-type="float">
            <text:p>0.054377360349046</text:p>
          </table:table-cell>
          <table:table-cell table:formula="of:=1/(1+EXP(-[.$F$105]))" office:value-type="float" office:value="0.00906906826021426" calcext:value-type="float">
            <text:p>0.009069068260214</text:p>
          </table:table-cell>
          <table:table-cell table:formula="of:=1/(1+EXP(-[.$F$106]))" office:value-type="float" office:value="0.998976260958755" calcext:value-type="float">
            <text:p>0.998976260958755</text:p>
          </table:table-cell>
          <table:table-cell table:formula="of:=1/(1+EXP(-[.$F$107]))" office:value-type="float" office:value="0.999996991071565" calcext:value-type="float">
            <text:p>0.999996991071565</text:p>
          </table:table-cell>
          <table:table-cell/>
          <table:table-cell table:number-matrix-columns-spanned="1" table:number-matrix-rows-spanned="1" table:formula="of:=SUM([.F76:.I76] * [.E76])" office:value-type="float" office:value="15.5178780317161" calcext:value-type="float">
            <text:p>15.5178780317161</text:p>
          </table:table-cell>
          <table:table-cell table:formula="of:=[.K76]+[.$E$74]" office:value-type="float" office:value="13.3188878798308" calcext:value-type="float">
            <text:p>13.3188878798308</text:p>
          </table:table-cell>
          <table:table-cell table:formula="of:=1/(1+EXP(-[.$L$76]))" office:value-type="float" office:value="0.999998356840299" calcext:value-type="float">
            <text:p>0.999998356840299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-1.42786969602117" calcext:value-type="float">
            <text:p>-1.42786969602117</text:p>
          </table:table-cell>
          <table:table-cell table:formula="of:=1/(1+EXP(-[.$F$112]))" office:value-type="float" office:value="0.502921543929684" calcext:value-type="float">
            <text:p>0.502921543929684</text:p>
          </table:table-cell>
          <table:table-cell table:formula="of:=1/(1+EXP(-[.$F$113]))" office:value-type="float" office:value="0.294075932012528" calcext:value-type="float">
            <text:p>0.294075932012528</text:p>
          </table:table-cell>
          <table:table-cell table:formula="of:=1/(1+EXP(-[.$F$114]))" office:value-type="float" office:value="0.303796341464272" calcext:value-type="float">
            <text:p>0.303796341464272</text:p>
          </table:table-cell>
          <table:table-cell table:formula="of:=1/(1+EXP(-[.$F$115]))" office:value-type="float" office:value="0.081788449874834" calcext:value-type="float">
            <text:p>0.081788449874834</text:p>
          </table:table-cell>
          <table:table-cell/>
          <table:table-cell table:number-matrix-columns-spanned="1" table:number-matrix-rows-spanned="1" table:formula="of:=SUM([.F77:.I77] * [.E77])" office:value-type="float" office:value="-1.688573382503" calcext:value-type="float">
            <text:p>-1.688573382503</text:p>
          </table:table-cell>
          <table:table-cell table:formula="of:=[.K77]+[.$E$74]" office:value-type="float" office:value="-3.88756353438829" calcext:value-type="float">
            <text:p>-3.88756353438829</text:p>
          </table:table-cell>
          <table:table-cell table:formula="of:=1/(1+EXP(-[.$L$77]))" office:value-type="float" office:value="0.0200836032648021" calcext:value-type="float">
            <text:p>0.020083603264802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-0.200920525777646" calcext:value-type="float">
            <text:p>-0.200920525777646</text:p>
          </table:table-cell>
          <table:table-cell table:formula="of:=1/(1+EXP(-[.$F$120]))" office:value-type="float" office:value="0.58622367835178" calcext:value-type="float">
            <text:p>0.58622367835178</text:p>
          </table:table-cell>
          <table:table-cell table:formula="of:=1/(1+EXP(-[.$F$121]))" office:value-type="float" office:value="0.926011612775654" calcext:value-type="float">
            <text:p>0.926011612775654</text:p>
          </table:table-cell>
          <table:table-cell table:formula="of:=1/(1+EXP(-[.$F$122]))" office:value-type="float" office:value="0.17815400442808" calcext:value-type="float">
            <text:p>0.17815400442808</text:p>
          </table:table-cell>
          <table:table-cell table:formula="of:=1/(1+EXP(-[.$F$123]))" office:value-type="float" office:value="0.0401326931284086" calcext:value-type="float">
            <text:p>0.040132693128409</text:p>
          </table:table-cell>
          <table:table-cell/>
          <table:table-cell table:number-matrix-columns-spanned="1" table:number-matrix-rows-spanned="1" table:formula="of:=SUM([.F78:.I78] * [.E78])" office:value-type="float" office:value="-0.347697387836151" calcext:value-type="float">
            <text:p>-0.347697387836151</text:p>
          </table:table-cell>
          <table:table-cell table:formula="of:=[.K78]+[.$E$74]" office:value-type="float" office:value="-2.54668753972144" calcext:value-type="float">
            <text:p>-2.54668753972144</text:p>
          </table:table-cell>
          <table:table-cell table:formula="of:=1/(1+EXP(-[.$L$78]))" office:value-type="float" office:value="0.0726493348121598" calcext:value-type="float">
            <text:p>0.07264933481216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8.81658086463851" calcext:value-type="float">
            <text:p>-8.81658086463851</text:p>
          </table:table-cell>
          <table:table-cell table:formula="of:=1/(1+EXP(-[.$F$128]))" office:value-type="float" office:value="0.963057704023751" calcext:value-type="float">
            <text:p>0.963057704023751</text:p>
          </table:table-cell>
          <table:table-cell table:formula="of:=1/(1+EXP(-[.$F$129]))" office:value-type="float" office:value="0.00194439782801333" calcext:value-type="float">
            <text:p>0.001944397828013</text:p>
          </table:table-cell>
          <table:table-cell table:formula="of:=1/(1+EXP(-[.$F$130]))" office:value-type="float" office:value="0.974711641185562" calcext:value-type="float">
            <text:p>0.974711641185562</text:p>
          </table:table-cell>
          <table:table-cell table:formula="of:=1/(1+EXP(-[.$F$131]))" office:value-type="float" office:value="0.999505303802181" calcext:value-type="float">
            <text:p>0.999505303802181</text:p>
          </table:table-cell>
          <table:table-cell/>
          <table:table-cell table:number-matrix-columns-spanned="1" table:number-matrix-rows-spanned="1" table:formula="of:=SUM([.F79:.I79] * [.E79])" office:value-type="float" office:value="-25.9138624053462" calcext:value-type="float">
            <text:p>-25.9138624053462</text:p>
          </table:table-cell>
          <table:table-cell table:formula="of:=[.K79]+[.$E$74]" office:value-type="float" office:value="-28.1128525572315" calcext:value-type="float">
            <text:p>-28.1128525572315</text:p>
          </table:table-cell>
          <table:table-cell table:formula="of:=1/(1+EXP(-[.$L$79]))" office:value-type="float" office:value="0.000000000000617651163465752" calcext:value-type="float">
            <text:p>6.17651163465752E-13</text:p>
          </table:table-cell>
          <table:table-cell table:number-columns-repeated="62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2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0.766944951082356" calcext:value-type="float">
            <text:p>-0.766944951082356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.21183057254644" calcext:value-type="float">
            <text:p>4.21183057254644</text:p>
          </table:table-cell>
          <table:table-cell table:formula="of:=1/(1+EXP(-[.$F$96]))" office:value-type="float" office:value="0.855154553729254" calcext:value-type="float">
            <text:p>0.855154553729254</text:p>
          </table:table-cell>
          <table:table-cell table:formula="of:=1/(1+EXP(-[.$F$97]))" office:value-type="float" office:value="0.917895472055321" calcext:value-type="float">
            <text:p>0.917895472055321</text:p>
          </table:table-cell>
          <table:table-cell table:formula="of:=1/(1+EXP(-[.$F$98]))" office:value-type="float" office:value="0.0722429581800692" calcext:value-type="float">
            <text:p>0.072242958180069</text:p>
          </table:table-cell>
          <table:table-cell table:formula="of:=1/(1+EXP(-[.$F$99]))" office:value-type="float" office:value="0.00699821127498342" calcext:value-type="float">
            <text:p>0.006998211274983</text:p>
          </table:table-cell>
          <table:table-cell/>
          <table:table-cell table:number-matrix-columns-spanned="1" table:number-matrix-rows-spanned="1" table:formula="of:=SUM([.F84:.I84] * [.E84])" office:value-type="float" office:value="7.80153668536885" calcext:value-type="float">
            <text:p>7.80153668536885</text:p>
          </table:table-cell>
          <table:table-cell table:formula="of:=[.K84]+[.$E$83]" office:value-type="float" office:value="7.03459173428649" calcext:value-type="float">
            <text:p>7.03459173428649</text:p>
          </table:table-cell>
          <table:table-cell table:formula="of:=1/(1+EXP(-[.$L$84]))" office:value-type="float" office:value="0.999119897538956" calcext:value-type="float">
            <text:p>0.999119897538956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-7.33437093776228" calcext:value-type="float">
            <text:p>-7.33437093776228</text:p>
          </table:table-cell>
          <table:table-cell table:formula="of:=1/(1+EXP(-[.$F$104]))" office:value-type="float" office:value="0.054377360349046" calcext:value-type="float">
            <text:p>0.054377360349046</text:p>
          </table:table-cell>
          <table:table-cell table:formula="of:=1/(1+EXP(-[.$F$105]))" office:value-type="float" office:value="0.00906906826021426" calcext:value-type="float">
            <text:p>0.009069068260214</text:p>
          </table:table-cell>
          <table:table-cell table:formula="of:=1/(1+EXP(-[.$F$106]))" office:value-type="float" office:value="0.998976260958755" calcext:value-type="float">
            <text:p>0.998976260958755</text:p>
          </table:table-cell>
          <table:table-cell table:formula="of:=1/(1+EXP(-[.$F$107]))" office:value-type="float" office:value="0.999996991071565" calcext:value-type="float">
            <text:p>0.999996991071565</text:p>
          </table:table-cell>
          <table:table-cell/>
          <table:table-cell table:number-matrix-columns-spanned="1" table:number-matrix-rows-spanned="1" table:formula="of:=SUM([.F85:.I85] * [.E85])" office:value-type="float" office:value="-15.1265509671519" calcext:value-type="float">
            <text:p>-15.1265509671519</text:p>
          </table:table-cell>
          <table:table-cell table:formula="of:=[.K85]+[.$E$83]" office:value-type="float" office:value="-15.8934959182343" calcext:value-type="float">
            <text:p>-15.8934959182343</text:p>
          </table:table-cell>
          <table:table-cell table:formula="of:=1/(1+EXP(-[.$L$85]))" office:value-type="float" office:value="0.000000125182139599032" calcext:value-type="float">
            <text:p>1.25182139599032E-07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822095753805909" calcext:value-type="float">
            <text:p>0.822095753805909</text:p>
          </table:table-cell>
          <table:table-cell table:formula="of:=1/(1+EXP(-[.$F$112]))" office:value-type="float" office:value="0.502921543929684" calcext:value-type="float">
            <text:p>0.502921543929684</text:p>
          </table:table-cell>
          <table:table-cell table:formula="of:=1/(1+EXP(-[.$F$113]))" office:value-type="float" office:value="0.294075932012528" calcext:value-type="float">
            <text:p>0.294075932012528</text:p>
          </table:table-cell>
          <table:table-cell table:formula="of:=1/(1+EXP(-[.$F$114]))" office:value-type="float" office:value="0.303796341464272" calcext:value-type="float">
            <text:p>0.303796341464272</text:p>
          </table:table-cell>
          <table:table-cell table:formula="of:=1/(1+EXP(-[.$F$115]))" office:value-type="float" office:value="0.081788449874834" calcext:value-type="float">
            <text:p>0.081788449874834</text:p>
          </table:table-cell>
          <table:table-cell/>
          <table:table-cell table:number-matrix-columns-spanned="1" table:number-matrix-rows-spanned="1" table:formula="of:=SUM([.F86:.I86] * [.E86])" office:value-type="float" office:value="0.972195860458136" calcext:value-type="float">
            <text:p>0.972195860458136</text:p>
          </table:table-cell>
          <table:table-cell table:formula="of:=[.K86]+[.$E$83]" office:value-type="float" office:value="0.20525090937578" calcext:value-type="float">
            <text:p>0.20525090937578</text:p>
          </table:table-cell>
          <table:table-cell table:formula="of:=1/(1+EXP(-[.$L$86]))" office:value-type="float" office:value="0.551133341415014" calcext:value-type="float">
            <text:p>0.551133341415014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.01809484147977" calcext:value-type="float">
            <text:p>2.01809484147977</text:p>
          </table:table-cell>
          <table:table-cell table:formula="of:=1/(1+EXP(-[.$F$120]))" office:value-type="float" office:value="0.58622367835178" calcext:value-type="float">
            <text:p>0.58622367835178</text:p>
          </table:table-cell>
          <table:table-cell table:formula="of:=1/(1+EXP(-[.$F$121]))" office:value-type="float" office:value="0.926011612775654" calcext:value-type="float">
            <text:p>0.926011612775654</text:p>
          </table:table-cell>
          <table:table-cell table:formula="of:=1/(1+EXP(-[.$F$122]))" office:value-type="float" office:value="0.17815400442808" calcext:value-type="float">
            <text:p>0.17815400442808</text:p>
          </table:table-cell>
          <table:table-cell table:formula="of:=1/(1+EXP(-[.$F$123]))" office:value-type="float" office:value="0.0401326931284086" calcext:value-type="float">
            <text:p>0.040132693128409</text:p>
          </table:table-cell>
          <table:table-cell/>
          <table:table-cell table:number-matrix-columns-spanned="1" table:number-matrix-rows-spanned="1" table:formula="of:=SUM([.F87:.I87] * [.E87])" office:value-type="float" office:value="3.49235749843034" calcext:value-type="float">
            <text:p>3.49235749843034</text:p>
          </table:table-cell>
          <table:table-cell table:formula="of:=[.K87]+[.$E$83]" office:value-type="float" office:value="2.72541254734798" calcext:value-type="float">
            <text:p>2.72541254734798</text:p>
          </table:table-cell>
          <table:table-cell table:formula="of:=1/(1+EXP(-[.$L$87]))" office:value-type="float" office:value="0.938509630433111" calcext:value-type="float">
            <text:p>0.938509630433111</text:p>
          </table:table-cell>
          <table:table-cell table:number-columns-repeated="6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-3.07536335693732" calcext:value-type="float">
            <text:p>-3.07536335693732</text:p>
          </table:table-cell>
          <table:table-cell table:formula="of:=1/(1+EXP(-[.$F$128]))" office:value-type="float" office:value="0.963057704023751" calcext:value-type="float">
            <text:p>0.963057704023751</text:p>
          </table:table-cell>
          <table:table-cell table:formula="of:=1/(1+EXP(-[.$F$129]))" office:value-type="float" office:value="0.00194439782801333" calcext:value-type="float">
            <text:p>0.001944397828013</text:p>
          </table:table-cell>
          <table:table-cell table:formula="of:=1/(1+EXP(-[.$F$130]))" office:value-type="float" office:value="0.974711641185562" calcext:value-type="float">
            <text:p>0.974711641185562</text:p>
          </table:table-cell>
          <table:table-cell table:formula="of:=1/(1+EXP(-[.$F$131]))" office:value-type="float" office:value="0.999505303802181" calcext:value-type="float">
            <text:p>0.999505303802181</text:p>
          </table:table-cell>
          <table:table-cell/>
          <table:table-cell table:number-matrix-columns-spanned="1" table:number-matrix-rows-spanned="1" table:formula="of:=SUM([.F88:.I88] * [.E88])" office:value-type="float" office:value="-9.03916655466246" calcext:value-type="float">
            <text:p>-9.03916655466246</text:p>
          </table:table-cell>
          <table:table-cell table:formula="of:=[.K88]+[.$E$83]" office:value-type="float" office:value="-9.80611150574482" calcext:value-type="float">
            <text:p>-9.80611150574482</text:p>
          </table:table-cell>
          <table:table-cell table:formula="of:=1/(1+EXP(-[.$L$88]))" office:value-type="float" office:value="0.0000551107027728712" calcext:value-type="float">
            <text:p>5.51107027728712E-05</text:p>
          </table:table-cell>
          <table:table-cell table:number-columns-repeated="62"/>
        </table:table-row>
        <table:table-row table:style-name="ro1" table:number-rows-repeated="3">
          <table:table-cell table:number-columns-repeated="75"/>
        </table:table-row>
        <table:table-row table:style-name="ro1">
          <table:table-cell table:number-columns-repeated="5"/>
          <table:table-cell office:value-type="string" calcext:value-type="string">
            <text:p>Weighted Sum</text:p>
          </table:table-cell>
          <table:table-cell office:value-type="string" calcext:value-type="string">
            <text:p>Sum with Bias</text:p>
          </table:table-cell>
          <table:table-cell office:value-type="string" calcext:value-type="string">
            <text:p>Sigmoid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Node 3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1.36528290014566" calcext:value-type="float">
            <text:p>-1.36528290014566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sepallength</text:p>
          </table:table-cell>
          <table:table-cell office:value-type="float" office:value="-0.604464657370614" calcext:value-type="float">
            <text:p>-0.604464657370614</text:p>
          </table:table-cell>
          <table:table-cell table:number-matrix-columns-spanned="1" table:number-matrix-rows-spanned="1" table:formula="of:=SUM([.$J$8:.$J$37] * [.E96])" office:value-type="float" office:value="1.77561493102618" calcext:value-type="float">
            <text:p>1.77561493102618</text:p>
          </table:table-cell>
          <table:table-cell table:formula="of:=[.F96]+[.$E$95]" office:value-type="float" office:value="0.410332030880518" calcext:value-type="float">
            <text:p>0.410332030880518</text:p>
          </table:table-cell>
          <table:table-cell table:formula="of:=1/(1+EXP(-[.$F$96]))" office:value-type="float" office:value="0.855154553729254" calcext:value-type="float">
            <text:p>0.855154553729254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sepalwidth</text:p>
          </table:table-cell>
          <table:table-cell office:value-type="float" office:value="-1.07292904566969" calcext:value-type="float">
            <text:p>-1.07292904566969</text:p>
          </table:table-cell>
          <table:table-cell table:number-matrix-columns-spanned="1" table:number-matrix-rows-spanned="1" table:formula="of:=SUM([.$K$8:.$K$37] * [.E97])" office:value-type="float" office:value="2.4140903527568" calcext:value-type="float">
            <text:p>2.4140903527568</text:p>
          </table:table-cell>
          <table:table-cell table:formula="of:=[.F97]+[.$E$95]" office:value-type="float" office:value="1.04880745261114" calcext:value-type="float">
            <text:p>1.04880745261114</text:p>
          </table:table-cell>
          <table:table-cell table:formula="of:=1/(1+EXP(-[.$F$97]))" office:value-type="float" office:value="0.917895472055321" calcext:value-type="float">
            <text:p>0.917895472055321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length</text:p>
          </table:table-cell>
          <table:table-cell office:value-type="float" office:value="2.60182609083552" calcext:value-type="float">
            <text:p>2.60182609083552</text:p>
          </table:table-cell>
          <table:table-cell table:number-matrix-columns-spanned="1" table:number-matrix-rows-spanned="1" table:formula="of:=SUM([.$L$8:.$L$37] * [.E98])" office:value-type="float" office:value="-2.55273503251787" calcext:value-type="float">
            <text:p>-2.55273503251787</text:p>
          </table:table-cell>
          <table:table-cell table:formula="of:=[.F98]+[.$E$95]" office:value-type="float" office:value="-3.91801793266353" calcext:value-type="float">
            <text:p>-3.91801793266353</text:p>
          </table:table-cell>
          <table:table-cell table:formula="of:=1/(1+EXP(-[.$F$98]))" office:value-type="float" office:value="0.0722429581800692" calcext:value-type="float">
            <text:p>0.072242958180069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width</text:p>
          </table:table-cell>
          <table:table-cell office:value-type="float" office:value="2.28695902205618" calcext:value-type="float">
            <text:p>2.28695902205618</text:p>
          </table:table-cell>
          <table:table-cell table:number-matrix-columns-spanned="1" table:number-matrix-rows-spanned="1" table:formula="of:=SUM([.$M$8:.$M$37] * [.E99])" office:value-type="float" office:value="-4.95507788112172" calcext:value-type="float">
            <text:p>-4.95507788112172</text:p>
          </table:table-cell>
          <table:table-cell table:formula="of:=[.F99]+[.$E$95]" office:value-type="float" office:value="-6.32036078126738" calcext:value-type="float">
            <text:p>-6.32036078126738</text:p>
          </table:table-cell>
          <table:table-cell table:formula="of:=1/(1+EXP(-[.$F$99]))" office:value-type="float" office:value="0.00699821127498342" calcext:value-type="float">
            <text:p>0.006998211274983</text:p>
          </table:table-cell>
          <table:table-cell table:number-columns-repeated="67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4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4.87572717265114" calcext:value-type="float">
            <text:p>4.87572717265114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sepallength</text:p>
          </table:table-cell>
          <table:table-cell office:value-type="float" office:value="0.97221980979802" calcext:value-type="float">
            <text:p>0.97221980979802</text:p>
          </table:table-cell>
          <table:table-cell table:number-matrix-columns-spanned="1" table:number-matrix-rows-spanned="1" table:formula="of:=SUM([.$J$8:.$J$37] * [.E104])" office:value-type="float" office:value="-2.85589569128168" calcext:value-type="float">
            <text:p>-2.85589569128168</text:p>
          </table:table-cell>
          <table:table-cell table:formula="of:=[.F104]+[.$E$103]" office:value-type="float" office:value="2.01983148136946" calcext:value-type="float">
            <text:p>2.01983148136946</text:p>
          </table:table-cell>
          <table:table-cell table:formula="of:=1/(1+EXP(-[.$F$104]))" office:value-type="float" office:value="0.054377360349046" calcext:value-type="float">
            <text:p>0.054377360349046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sepalwidth</text:p>
          </table:table-cell>
          <table:table-cell office:value-type="float" office:value="2.08612235785826" calcext:value-type="float">
            <text:p>2.08612235785826</text:p>
          </table:table-cell>
          <table:table-cell table:number-matrix-columns-spanned="1" table:number-matrix-rows-spanned="1" table:formula="of:=SUM([.$K$8:.$K$37] * [.E105])" office:value-type="float" office:value="-4.69377530518108" calcext:value-type="float">
            <text:p>-4.69377530518108</text:p>
          </table:table-cell>
          <table:table-cell table:formula="of:=[.F105]+[.$E$103]" office:value-type="float" office:value="0.181951867470063" calcext:value-type="float">
            <text:p>0.181951867470063</text:p>
          </table:table-cell>
          <table:table-cell table:formula="of:=1/(1+EXP(-[.$F$105]))" office:value-type="float" office:value="0.00906906826021426" calcext:value-type="float">
            <text:p>0.009069068260214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length</text:p>
          </table:table-cell>
          <table:table-cell office:value-type="float" office:value="-7.01563992864848" calcext:value-type="float">
            <text:p>-7.01563992864848</text:p>
          </table:table-cell>
          <table:table-cell table:number-matrix-columns-spanned="1" table:number-matrix-rows-spanned="1" table:formula="of:=SUM([.$L$8:.$L$37] * [.E106])" office:value-type="float" office:value="6.88326936395702" calcext:value-type="float">
            <text:p>6.88326936395702</text:p>
          </table:table-cell>
          <table:table-cell table:formula="of:=[.F106]+[.$E$103]" office:value-type="float" office:value="11.7589965366082" calcext:value-type="float">
            <text:p>11.7589965366082</text:p>
          </table:table-cell>
          <table:table-cell table:formula="of:=1/(1+EXP(-[.$F$106]))" office:value-type="float" office:value="0.998976260958755" calcext:value-type="float">
            <text:p>0.998976260958755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width</text:p>
          </table:table-cell>
          <table:table-cell office:value-type="float" office:value="-5.86796470863282" calcext:value-type="float">
            <text:p>-5.86796470863282</text:p>
          </table:table-cell>
          <table:table-cell table:number-matrix-columns-spanned="1" table:number-matrix-rows-spanned="1" table:formula="of:=SUM([.$M$8:.$M$37] * [.E107])" office:value-type="float" office:value="12.7139235353711" calcext:value-type="float">
            <text:p>12.7139235353711</text:p>
          </table:table-cell>
          <table:table-cell table:formula="of:=[.F107]+[.$E$103]" office:value-type="float" office:value="17.5896507080222" calcext:value-type="float">
            <text:p>17.5896507080222</text:p>
          </table:table-cell>
          <table:table-cell table:formula="of:=1/(1+EXP(-[.$F$107]))" office:value-type="float" office:value="0.999996991071565" calcext:value-type="float">
            <text:p>0.999996991071565</text:p>
          </table:table-cell>
          <table:table-cell table:number-columns-repeated="67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5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0.228344924021551" calcext:value-type="float">
            <text:p>-0.228344924021551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sepallength</text:p>
          </table:table-cell>
          <table:table-cell office:value-type="float" office:value="-0.00397831786099266" calcext:value-type="float">
            <text:p>-0.003978317860993</text:p>
          </table:table-cell>
          <table:table-cell table:number-matrix-columns-spanned="1" table:number-matrix-rows-spanned="1" table:formula="of:=SUM([.$J$8:.$J$37] * [.E112])" office:value-type="float" office:value="0.0116863087166659" calcext:value-type="float">
            <text:p>0.011686308716666</text:p>
          </table:table-cell>
          <table:table-cell table:formula="of:=[.F112]+[.$E$111]" office:value-type="float" office:value="-0.216658615304885" calcext:value-type="float">
            <text:p>-0.216658615304885</text:p>
          </table:table-cell>
          <table:table-cell table:formula="of:=1/(1+EXP(-[.$F$112]))" office:value-type="float" office:value="0.502921543929684" calcext:value-type="float">
            <text:p>0.502921543929684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sepalwidth</text:p>
          </table:table-cell>
          <table:table-cell office:value-type="float" office:value="0.389186521395451" calcext:value-type="float">
            <text:p>0.389186521395451</text:p>
          </table:table-cell>
          <table:table-cell table:number-matrix-columns-spanned="1" table:number-matrix-rows-spanned="1" table:formula="of:=SUM([.$K$8:.$K$37] * [.E113])" office:value-type="float" office:value="-0.875669673139763" calcext:value-type="float">
            <text:p>-0.875669673139763</text:p>
          </table:table-cell>
          <table:table-cell table:formula="of:=[.F113]+[.$E$111]" office:value-type="float" office:value="-1.10401459716131" calcext:value-type="float">
            <text:p>-1.10401459716131</text:p>
          </table:table-cell>
          <table:table-cell table:formula="of:=1/(1+EXP(-[.$F$113]))" office:value-type="float" office:value="0.294075932012528" calcext:value-type="float">
            <text:p>0.294075932012528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length</text:p>
          </table:table-cell>
          <table:table-cell office:value-type="float" office:value="0.845232465223621" calcext:value-type="float">
            <text:p>0.845232465223621</text:p>
          </table:table-cell>
          <table:table-cell table:number-matrix-columns-spanned="1" table:number-matrix-rows-spanned="1" table:formula="of:=SUM([.$L$8:.$L$37] * [.E114])" office:value-type="float" office:value="-0.82928468286091" calcext:value-type="float">
            <text:p>-0.82928468286091</text:p>
          </table:table-cell>
          <table:table-cell table:formula="of:=[.F114]+[.$E$111]" office:value-type="float" office:value="-1.05762960688246" calcext:value-type="float">
            <text:p>-1.05762960688246</text:p>
          </table:table-cell>
          <table:table-cell table:formula="of:=1/(1+EXP(-[.$F$114]))" office:value-type="float" office:value="0.303796341464272" calcext:value-type="float">
            <text:p>0.303796341464272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width</text:p>
          </table:table-cell>
          <table:table-cell office:value-type="float" office:value="1.11613466619979" calcext:value-type="float">
            <text:p>1.11613466619979</text:p>
          </table:table-cell>
          <table:table-cell table:number-matrix-columns-spanned="1" table:number-matrix-rows-spanned="1" table:formula="of:=SUM([.$M$8:.$M$37] * [.E115])" office:value-type="float" office:value="-2.41829177676621" calcext:value-type="float">
            <text:p>-2.41829177676621</text:p>
          </table:table-cell>
          <table:table-cell table:formula="of:=[.F115]+[.$E$111]" office:value-type="float" office:value="-2.64663670078776" calcext:value-type="float">
            <text:p>-2.64663670078776</text:p>
          </table:table-cell>
          <table:table-cell table:formula="of:=1/(1+EXP(-[.$F$115]))" office:value-type="float" office:value="0.081788449874834" calcext:value-type="float">
            <text:p>0.081788449874834</text:p>
          </table:table-cell>
          <table:table-cell table:number-columns-repeated="67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6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0.13837065782364" calcext:value-type="float">
            <text:p>0.13837065782364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sepallength</text:p>
          </table:table-cell>
          <table:table-cell office:value-type="float" office:value="-0.11859604373591" calcext:value-type="float">
            <text:p>-0.11859604373591</text:p>
          </table:table-cell>
          <table:table-cell table:number-matrix-columns-spanned="1" table:number-matrix-rows-spanned="1" table:formula="of:=SUM([.$J$8:.$J$37] * [.E120])" office:value-type="float" office:value="0.348375878474236" calcext:value-type="float">
            <text:p>0.348375878474236</text:p>
          </table:table-cell>
          <table:table-cell table:formula="of:=[.F120]+[.$E$119]" office:value-type="float" office:value="0.486746536297876" calcext:value-type="float">
            <text:p>0.486746536297876</text:p>
          </table:table-cell>
          <table:table-cell table:formula="of:=1/(1+EXP(-[.$F$120]))" office:value-type="float" office:value="0.58622367835178" calcext:value-type="float">
            <text:p>0.58622367835178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sepalwidth</text:p>
          </table:table-cell>
          <table:table-cell office:value-type="float" office:value="-1.12310161061034" calcext:value-type="float">
            <text:p>-1.12310161061034</text:p>
          </table:table-cell>
          <table:table-cell table:number-matrix-columns-spanned="1" table:number-matrix-rows-spanned="1" table:formula="of:=SUM([.$K$8:.$K$37] * [.E121])" office:value-type="float" office:value="2.52697862387326" calcext:value-type="float">
            <text:p>2.52697862387326</text:p>
          </table:table-cell>
          <table:table-cell table:formula="of:=[.F121]+[.$E$119]" office:value-type="float" office:value="2.6653492816969" calcext:value-type="float">
            <text:p>2.6653492816969</text:p>
          </table:table-cell>
          <table:table-cell table:formula="of:=1/(1+EXP(-[.$F$121]))" office:value-type="float" office:value="0.926011612775654" calcext:value-type="float">
            <text:p>0.926011612775654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length</text:p>
          </table:table-cell>
          <table:table-cell office:value-type="float" office:value="1.55830666712766" calcext:value-type="float">
            <text:p>1.55830666712766</text:p>
          </table:table-cell>
          <table:table-cell table:number-matrix-columns-spanned="1" table:number-matrix-rows-spanned="1" table:formula="of:=SUM([.$L$8:.$L$37] * [.E122])" office:value-type="float" office:value="-1.52890465454034" calcext:value-type="float">
            <text:p>-1.52890465454034</text:p>
          </table:table-cell>
          <table:table-cell table:formula="of:=[.F122]+[.$E$119]" office:value-type="float" office:value="-1.3905339967167" calcext:value-type="float">
            <text:p>-1.3905339967167</text:p>
          </table:table-cell>
          <table:table-cell table:formula="of:=1/(1+EXP(-[.$F$122]))" office:value-type="float" office:value="0.17815400442808" calcext:value-type="float">
            <text:p>0.17815400442808</text:p>
          </table:table-cell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petalwidth</text:p>
          </table:table-cell>
          <table:table-cell office:value-type="float" office:value="1.46520173574007" calcext:value-type="float">
            <text:p>1.46520173574007</text:p>
          </table:table-cell>
          <table:table-cell table:number-matrix-columns-spanned="1" table:number-matrix-rows-spanned="1" table:formula="of:=SUM([.$M$8:.$M$37] * [.E123])" office:value-type="float" office:value="-3.17460376077015" calcext:value-type="float">
            <text:p>-3.17460376077015</text:p>
          </table:table-cell>
          <table:table-cell table:formula="of:=[.F123]+[.$E$119]" office:value-type="float" office:value="-3.03623310294651" calcext:value-type="float">
            <text:p>-3.03623310294651</text:p>
          </table:table-cell>
          <table:table-cell table:formula="of:=1/(1+EXP(-[.$F$123]))" office:value-type="float" office:value="0.0401326931284086" calcext:value-type="float">
            <text:p>0.040132693128409</text:p>
          </table:table-cell>
          <table:table-cell table:number-columns-repeated="67"/>
        </table:table-row>
        <table:table-row table:style-name="ro1">
          <table:table-cell table:number-columns-repeated="75"/>
        </table:table-row>
        <table:table-row table:style-name="ro1">
          <table:table-cell table:number-columns-repeated="3"/>
          <table:table-cell office:value-type="string" calcext:value-type="string">
            <text:p>Node 7</text:p>
          </table:table-cell>
          <table:table-cell table:number-columns-repeated="71"/>
        </table:table-row>
        <table:table-row table:style-name="ro1">
          <table:table-cell table:number-columns-repeated="3"/>
          <table:table-cell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Threshold</text:p>
          </table:table-cell>
          <table:table-cell office:value-type="float" office:value="-2.93500708705368" calcext:value-type="float">
            <text:p>-2.93500708705368</text:p>
          </table:table-cell>
          <table:table-cell table:number-columns-repeated="70"/>
        </table:table-row>
        <table:table-row table:style-name="ro1">
          <table:table-cell table:number-columns-repeated="3"/>
          <table:table-cell office:value-type="string" calcext:value-type="string">
            <text:p>sepallength</text:p>
          </table:table-cell>
          <table:table-cell office:value-type="float" office:value="-1.11004466521369" calcext:value-type="float">
            <text:p>-1.11004466521369</text:p>
          </table:table-cell>
          <table:table-cell table:number-matrix-columns-spanned="1" table:number-matrix-rows-spanned="1" table:formula="of:=SUM([.$J$8:.$J$37] * [.E128])" office:value-type="float" office:value="3.26075620406521" calcext:value-type="float">
            <text:p>3.26075620406521</text:p>
          </table:table-cell>
          <table:table-cell table:formula="of:=[.F128]+[.$E$127]" office:value-type="float" office:value="0.325749117011535" calcext:value-type="float">
            <text:p>0.325749117011535</text:p>
          </table:table-cell>
          <table:table-cell table:formula="of:=1/(1+EXP(-[.$F$128]))" office:value-type="float" office:value="0.963057704023751" calcext:value-type="float">
            <text:p>0.963057704023751</text:p>
          </table:table-cell>
          <table:table-cell table:number-columns-repeated="2"/>
          <table:table-cell office:value-type="float" office:value="0.855154553729254" calcext:value-type="float">
            <text:p>0.855154553729254</text:p>
          </table:table-cell>
          <table:table-cell office:value-type="float" office:value="0.054377360349046" calcext:value-type="float">
            <text:p>0.054377360349046</text:p>
          </table:table-cell>
          <table:table-cell office:value-type="float" office:value="0.502921543929684" calcext:value-type="float">
            <text:p>0.502921543929684</text:p>
          </table:table-cell>
          <table:table-cell office:value-type="float" office:value="0.58622367835178" calcext:value-type="float">
            <text:p>0.58622367835178</text:p>
          </table:table-cell>
          <table:table-cell office:value-type="float" office:value="0.963057704023751" calcext:value-type="float">
            <text:p>0.96305770402375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palwidth</text:p>
          </table:table-cell>
          <table:table-cell office:value-type="float" office:value="2.7737140707633" calcext:value-type="float">
            <text:p>2.7737140707633</text:p>
          </table:table-cell>
          <table:table-cell table:number-matrix-columns-spanned="1" table:number-matrix-rows-spanned="1" table:formula="of:=SUM([.$K$8:.$K$37] * [.E129])" office:value-type="float" office:value="-6.24085665921741" calcext:value-type="float">
            <text:p>-6.24085665921741</text:p>
          </table:table-cell>
          <table:table-cell table:formula="of:=[.F129]+[.$E$127]" office:value-type="float" office:value="-9.17586374627109" calcext:value-type="float">
            <text:p>-9.17586374627109</text:p>
          </table:table-cell>
          <table:table-cell table:formula="of:=1/(1+EXP(-[.$F$129]))" office:value-type="float" office:value="0.00194439782801333" calcext:value-type="float">
            <text:p>0.001944397828013</text:p>
          </table:table-cell>
          <table:table-cell table:number-columns-repeated="2"/>
          <table:table-cell office:value-type="float" office:value="0.917895472055321" calcext:value-type="float">
            <text:p>0.917895472055321</text:p>
          </table:table-cell>
          <table:table-cell office:value-type="float" office:value="0.00906906826021419" calcext:value-type="float">
            <text:p>0.009069068260214</text:p>
          </table:table-cell>
          <table:table-cell office:value-type="float" office:value="0.294075932012527" calcext:value-type="float">
            <text:p>0.294075932012527</text:p>
          </table:table-cell>
          <table:table-cell office:value-type="float" office:value="0.926011612775654" calcext:value-type="float">
            <text:p>0.926011612775654</text:p>
          </table:table-cell>
          <table:table-cell office:value-type="float" office:value="0.00194439782801332" calcext:value-type="float">
            <text:p>0.00194439782801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etallength</text:p>
          </table:table-cell>
          <table:table-cell office:value-type="float" office:value="-3.72202438589835" calcext:value-type="float">
            <text:p>-3.72202438589835</text:p>
          </table:table-cell>
          <table:table-cell table:number-matrix-columns-spanned="1" table:number-matrix-rows-spanned="1" table:formula="of:=SUM([.$L$8:.$L$37] * [.E130])" office:value-type="float" office:value="3.65179751069272" calcext:value-type="float">
            <text:p>3.65179751069272</text:p>
          </table:table-cell>
          <table:table-cell table:formula="of:=[.F130]+[.$E$127]" office:value-type="float" office:value="0.71679042363904" calcext:value-type="float">
            <text:p>0.71679042363904</text:p>
          </table:table-cell>
          <table:table-cell table:formula="of:=1/(1+EXP(-[.$F$130]))" office:value-type="float" office:value="0.974711641185562" calcext:value-type="float">
            <text:p>0.974711641185562</text:p>
          </table:table-cell>
          <table:table-cell table:number-columns-repeated="2"/>
          <table:table-cell office:value-type="float" office:value="0.072242958180069" calcext:value-type="float">
            <text:p>0.072242958180069</text:p>
          </table:table-cell>
          <table:table-cell office:value-type="float" office:value="0.998976260958755" calcext:value-type="float">
            <text:p>0.998976260958755</text:p>
          </table:table-cell>
          <table:table-cell office:value-type="float" office:value="0.303796341464273" calcext:value-type="float">
            <text:p>0.303796341464273</text:p>
          </table:table-cell>
          <table:table-cell office:value-type="float" office:value="0.178154004428078" calcext:value-type="float">
            <text:p>0.178154004428078</text:p>
          </table:table-cell>
          <table:table-cell office:value-type="float" office:value="0.974711641185563" calcext:value-type="float">
            <text:p>0.97471164118556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etalwidth</text:p>
          </table:table-cell>
          <table:table-cell office:value-type="float" office:value="-3.5128024186114" calcext:value-type="float">
            <text:p>-3.5128024186114</text:p>
          </table:table-cell>
          <table:table-cell table:number-matrix-columns-spanned="1" table:number-matrix-rows-spanned="1" table:formula="of:=SUM([.$M$8:.$M$37] * [.E131])" office:value-type="float" office:value="7.61107190699136" calcext:value-type="float">
            <text:p>7.61107190699136</text:p>
          </table:table-cell>
          <table:table-cell table:formula="of:=[.F131]+[.$E$127]" office:value-type="float" office:value="4.67606481993768" calcext:value-type="float">
            <text:p>4.67606481993768</text:p>
          </table:table-cell>
          <table:table-cell table:formula="of:=1/(1+EXP(-[.$F$131]))" office:value-type="float" office:value="0.999505303802181" calcext:value-type="float">
            <text:p>0.999505303802181</text:p>
          </table:table-cell>
          <table:table-cell table:number-columns-repeated="2"/>
          <table:table-cell office:value-type="float" office:value="0.00699821127498331" calcext:value-type="float">
            <text:p>0.006998211274983</text:p>
          </table:table-cell>
          <table:table-cell office:value-type="float" office:value="0.999996991071565" calcext:value-type="float">
            <text:p>0.999996991071565</text:p>
          </table:table-cell>
          <table:table-cell office:value-type="float" office:value="0.0817884498748344" calcext:value-type="float">
            <text:p>0.081788449874834</text:p>
          </table:table-cell>
          <table:table-cell office:value-type="float" office:value="0.0401326931284085" calcext:value-type="float">
            <text:p>0.040132693128409</text:p>
          </table:table-cell>
          <table:table-cell office:value-type="float" office:value="0.999505303802181" calcext:value-type="float">
            <text:p>0.999505303802181</text:p>
          </table:table-cell>
          <table:table-cell table:number-columns-repeated="60"/>
        </table:table-row>
      </table:table>
      <table:table table:name="Final" table:style-name="ta1">
        <table:table-column table:style-name="co1" table:number-columns-repeated="8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95"/>
        </table:table-row>
        <table:table-row table:style-name="ro1">
          <table:table-cell table:number-columns-repeated="18"/>
          <table:table-cell office:value-type="string" calcext:value-type="string">
            <text:p>before</text:p>
          </table:table-cell>
          <table:table-cell table:number-columns-repeated="10"/>
          <table:table-cell office:value-type="string" calcext:value-type="string">
            <text:p>Node 3</text:p>
          </table:table-cell>
          <table:table-cell table:number-columns-repeated="4"/>
          <table:table-cell office:value-type="string" calcext:value-type="string">
            <text:p>Node 4</text:p>
          </table:table-cell>
          <table:table-cell table:number-columns-repeated="4"/>
          <table:table-cell office:value-type="string" calcext:value-type="string">
            <text:p>Node 5</text:p>
          </table:table-cell>
          <table:table-cell table:number-columns-repeated="4"/>
          <table:table-cell office:value-type="string" calcext:value-type="string">
            <text:p>Node 6</text:p>
          </table:table-cell>
          <table:table-cell table:number-columns-repeated="4"/>
          <table:table-cell office:value-type="string" calcext:value-type="string">
            <text:p>Node 7</text:p>
          </table:table-cell>
          <table:table-cell table:number-columns-repeated="5"/>
          <table:table-cell office:value-type="string" calcext:value-type="string">
            <text:p>Inputs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instance nr.</text:p>
          </table:table-cell>
          <table:table-cell table:number-columns-repeated="6"/>
          <table:table-cell office:value-type="string" calcext:value-type="string">
            <text:p>instance nr.</text:p>
          </table:table-cell>
          <table:table-cell office:value-type="string" calcext:value-type="string">
            <text:p>Normalized</text:p>
          </table:table-cell>
          <table:table-cell table:number-columns-repeated="5"/>
          <table:table-cell office:value-type="string" calcext:value-type="string">
            <text:p>instance nr.</text:p>
          </table:table-cell>
          <table:table-cell table:number-columns-repeated="6"/>
          <table:table-cell office:value-type="string" calcext:value-type="string">
            <text:p>node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5"/>
          <table:table-cell office:value-type="string" calcext:value-type="string">
            <text:p>nod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de 0</text:p>
          </table:table-cell>
          <table:table-cell office:value-type="string" calcext:value-type="string">
            <text:p>Iris-setosa</text:p>
          </table:table-cell>
          <table:table-cell table:number-columns-repeated="3"/>
          <table:table-cell office:value-type="string" calcext:value-type="string">
            <text:p>Node 1</text:p>
          </table:table-cell>
          <table:table-cell office:value-type="string" calcext:value-type="string">
            <text:p>Iris-versicolor</text:p>
          </table:table-cell>
          <table:table-cell table:number-columns-repeated="3"/>
          <table:table-cell office:value-type="string" calcext:value-type="string">
            <text:p>Node 2</text:p>
          </table:table-cell>
          <table:table-cell office:value-type="string" calcext:value-type="string">
            <text:p>Iris-virginica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2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office:value-type="float" office:value="-1.36528290014566" calcext:value-type="float">
            <text:p>-1.36528290014566</text:p>
          </table:table-cell>
          <table:table-cell office:value-type="float" office:value="4.87572717265114" calcext:value-type="float">
            <text:p>4.87572717265114</text:p>
          </table:table-cell>
          <table:table-cell office:value-type="float" office:value="-0.228344924021551" calcext:value-type="float">
            <text:p>-0.228344924021551</text:p>
          </table:table-cell>
          <table:table-cell office:value-type="float" office:value="0.13837065782364" calcext:value-type="float">
            <text:p>0.13837065782364</text:p>
          </table:table-cell>
          <table:table-cell office:value-type="float" office:value="-2.93500708705368" calcext:value-type="float">
            <text:p>-2.93500708705368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bias</text:p>
          </table:table-cell>
          <table:table-cell office:value-type="float" office:value="-1.50722151998037" calcext:value-type="float">
            <text:p>-1.50722151998037</text:p>
          </table:table-cell>
          <table:table-cell office:value-type="float" office:value="-2.19899015188529" calcext:value-type="float">
            <text:p>-2.19899015188529</text:p>
          </table:table-cell>
          <table:table-cell office:value-type="float" office:value="-0.766944951082356" calcext:value-type="float">
            <text:p>-0.766944951082356</text:p>
          </table:table-cell>
          <table:table-cell table:number-columns-repeated="2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4"/>
          <table:table-cell office:value-type="string" calcext:value-type="string">
            <text:p>instance nr.</text:p>
          </table:table-cell>
          <table:table-cell table:number-columns-repeated="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table:formula="of:=(2*[.C8]-[.$C$38]-[.$C$39])/([.$C$39]-[.$C$38])" office:value-type="float" office:value="-0.5625" calcext:value-type="float">
            <text:p>-0.5625</text:p>
          </table:table-cell>
          <table:table-cell table:formula="of:=(2*[.D8]-[.$D$38]-[.$D$39])/([.$D$39]-[.$D$38])" office:value-type="float" office:value="0.5" calcext:value-type="float">
            <text:p>0.5</text:p>
          </table:table-cell>
          <table:table-cell table:formula="of:=(2*[.E8]-[.$E$38]-[.$E$39])/([.$E$39]-[.$E$38])" office:value-type="float" office:value="-0.962264150943396" calcext:value-type="float">
            <text:p>-0.962264150943396</text:p>
          </table:table-cell>
          <table:table-cell table:formula="of:=(2*[.F8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0.5" calcext:value-type="float">
            <text:p>0.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-0.604464657370614" calcext:value-type="float">
            <text:p>-0.604464657370614</text:p>
          </table:table-cell>
          <table:table-cell office:value-type="float" office:value="0.97221980979802" calcext:value-type="float">
            <text:p>0.97221980979802</text:p>
          </table:table-cell>
          <table:table-cell office:value-type="float" office:value="-0.00397831786099266" calcext:value-type="float">
            <text:p>-0.003978317860993</text:p>
          </table:table-cell>
          <table:table-cell office:value-type="float" office:value="-0.11859604373591" calcext:value-type="float">
            <text:p>-0.11859604373591</text:p>
          </table:table-cell>
          <table:table-cell office:value-type="float" office:value="-1.11004466521369" calcext:value-type="float">
            <text:p>-1.1100446652136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X$8]+[.$R8]*[.$X$9]+[.$S8]*[.$X$10]+[.$T8]*[.$X$11]" office:value-type="float" office:value="-4.79647623081559" calcext:value-type="float">
            <text:p>-4.79647623081559</text:p>
          </table:table-cell>
          <table:table-cell table:formula="of:=[.AE8]+[.$X$7]" office:value-type="float" office:value="-6.16175913096125" calcext:value-type="float">
            <text:p>-6.16175913096125</text:p>
          </table:table-cell>
          <table:table-cell table:formula="of:=1/(1+EXP(-[.AF8]))" office:value-type="float" office:value="0.00210410421830838" calcext:value-type="float">
            <text:p>0.0021041042183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Y$8]+[.$R8]*[.$Y$9]+[.$S8]*[.$Y$10]+[.$T8]*[.$Y$11]" office:value-type="float" office:value="12.6260539847633" calcext:value-type="float">
            <text:p>12.6260539847633</text:p>
          </table:table-cell>
          <table:table-cell table:formula="of:=[.AJ8]+[.$Y$7]" office:value-type="float" office:value="17.5017811574145" calcext:value-type="float">
            <text:p>17.5017811574145</text:p>
          </table:table-cell>
          <table:table-cell table:formula="of:=1/(1+EXP(-[.AK8]))" office:value-type="float" office:value="0.999999974934694" calcext:value-type="float">
            <text:p>0.99999997493469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Z$8]+[.$R8]*[.$Z$9]+[.$S8]*[.$Z$10]+[.$T8]*[.$Z$11]" office:value-type="float" office:value="-1.63962928002014" calcext:value-type="float">
            <text:p>-1.63962928002014</text:p>
          </table:table-cell>
          <table:table-cell table:formula="of:=[.AO8]+[.$Z$7]" office:value-type="float" office:value="-1.86797420404169" calcext:value-type="float">
            <text:p>-1.86797420404169</text:p>
          </table:table-cell>
          <table:table-cell table:formula="of:=1/(1+EXP(-[.AP8]))" office:value-type="float" office:value="0.133776298063787" calcext:value-type="float">
            <text:p>0.13377629806378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A$8]+[.$R8]*[.$AA$9]+[.$S8]*[.$AA$10]+[.$T8]*[.$AA$11]" office:value-type="float" office:value="-3.33744476375182" calcext:value-type="float">
            <text:p>-3.33744476375182</text:p>
          </table:table-cell>
          <table:table-cell table:formula="of:=[.AT8]+[.$AA$7]" office:value-type="float" office:value="-3.19907410592818" calcext:value-type="float">
            <text:p>-3.19907410592818</text:p>
          </table:table-cell>
          <table:table-cell table:formula="of:=1/(1+EXP(-[.AU8]))" office:value-type="float" office:value="0.0392005806993611" calcext:value-type="float">
            <text:p>0.0392005806993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Q8]*[.$AB$8]+[.$R8]*[.$AB$9]+[.$S8]*[.$AB$10]+[.$T8]*[.$AB$11]" office:value-type="float" office:value="8.81289667877856" calcext:value-type="float">
            <text:p>8.81289667877856</text:p>
          </table:table-cell>
          <table:table-cell table:formula="of:=[.AY8]+[.$AB$7]" office:value-type="float" office:value="5.87788959172488" calcext:value-type="float">
            <text:p>5.87788959172488</text:p>
          </table:table-cell>
          <table:table-cell table:formula="of:=1/(1+EXP(-[.AZ8]))" office:value-type="float" office:value="0.997207132314467" calcext:value-type="float">
            <text:p>0.997207132314467</text:p>
          </table:table-cell>
          <table:table-cell table:number-columns-repeated="2"/>
          <table:table-cell office:value-type="string" calcext:value-type="string">
            <text:p>w1</text:p>
          </table:table-cell>
          <table:table-cell office:value-type="float" office:value="-4.18675111670832" calcext:value-type="float">
            <text:p>-4.18675111670832</text:p>
          </table:table-cell>
          <table:table-cell office:value-type="float" office:value="-1.46383799283235" calcext:value-type="float">
            <text:p>-1.46383799283235</text:p>
          </table:table-cell>
          <table:table-cell office:value-type="float" office:value="4.21183057254644" calcext:value-type="float">
            <text:p>4.21183057254644</text:p>
          </table:table-cell>
          <table:table-cell table:number-columns-repeated="3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2"/>
          <table:table-cell office:value-type="string" calcext:value-type="string">
            <text:p>weighted sum</text:p>
          </table:table-cell>
          <table:table-cell office:value-type="string" calcext:value-type="string">
            <text:p>with bias</text:p>
          </table:table-cell>
          <table:table-cell office:value-type="string" calcext:value-type="string">
            <text:p>sigmoid</text:p>
          </table:table-cell>
          <table:table-cell table:number-columns-repeated="9"/>
          <table:table-cell table:style-name="ce4" office:value-type="string" calcext:value-type="string" table:number-columns-spanned="3" table:number-rows-spanned="1">
            <text:p>Wekos reikšmės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Skaičiuoklės reikšmės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Skirtumas</text:p>
          </table:table-cell>
          <table:covered-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table:formula="of:=(2*[.C9]-[.$C$38]-[.$C$39])/([.$C$39]-[.$C$38])" office:value-type="float" office:value="-0.6875" calcext:value-type="float">
            <text:p>-0.6875</text:p>
          </table:table-cell>
          <table:table-cell table:formula="of:=(2*[.D9]-[.$D$38]-[.$D$39])/([.$D$39]-[.$D$38])" office:value-type="float" office:value="-0.125" calcext:value-type="float">
            <text:p>-0.125</text:p>
          </table:table-cell>
          <table:table-cell table:formula="of:=(2*[.E9]-[.$E$38]-[.$E$39])/([.$E$39]-[.$E$38])" office:value-type="float" office:value="-0.962264150943396" calcext:value-type="float">
            <text:p>-0.962264150943396</text:p>
          </table:table-cell>
          <table:table-cell table:formula="of:=(2*[.F9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-1.07292904566969" calcext:value-type="float">
            <text:p>-1.07292904566969</text:p>
          </table:table-cell>
          <table:table-cell office:value-type="float" office:value="2.08612235785826" calcext:value-type="float">
            <text:p>2.08612235785826</text:p>
          </table:table-cell>
          <table:table-cell office:value-type="float" office:value="0.389186521395451" calcext:value-type="float">
            <text:p>0.389186521395451</text:p>
          </table:table-cell>
          <table:table-cell office:value-type="float" office:value="-1.12310161061034" calcext:value-type="float">
            <text:p>-1.12310161061034</text:p>
          </table:table-cell>
          <table:table-cell office:value-type="float" office:value="2.7737140707633" calcext:value-type="float">
            <text:p>2.77371407076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X$8]+[.$R9]*[.$X$9]+[.$S9]*[.$X$10]+[.$T9]*[.$X$11]" office:value-type="float" office:value="-4.05033749510071" calcext:value-type="float">
            <text:p>-4.05033749510071</text:p>
          </table:table-cell>
          <table:table-cell table:formula="of:=[.AE9]+[.$X$7]" office:value-type="float" office:value="-5.41562039524637" calcext:value-type="float">
            <text:p>-5.41562039524637</text:p>
          </table:table-cell>
          <table:table-cell table:formula="of:=1/(1+EXP(-[.AF9]))" office:value-type="float" office:value="0.0044268937908404" calcext:value-type="float">
            <text:p>0.0044268937908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Y$8]+[.$R9]*[.$Y$9]+[.$S9]*[.$Y$10]+[.$T9]*[.$Y$11]" office:value-type="float" office:value="11.2007000348772" calcext:value-type="float">
            <text:p>11.2007000348772</text:p>
          </table:table-cell>
          <table:table-cell table:formula="of:=[.AJ9]+[.$Y$7]" office:value-type="float" office:value="16.0764272075283" calcext:value-type="float">
            <text:p>16.0764272075283</text:p>
          </table:table-cell>
          <table:table-cell table:formula="of:=1/(1+EXP(-[.AK9]))" office:value-type="float" office:value="0.999999895745135" calcext:value-type="float">
            <text:p>0.9999998957451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Z$8]+[.$R9]*[.$Z$9]+[.$S9]*[.$Z$10]+[.$T9]*[.$Z$11]" office:value-type="float" office:value="-1.88237356615967" calcext:value-type="float">
            <text:p>-1.88237356615967</text:p>
          </table:table-cell>
          <table:table-cell table:formula="of:=[.AO9]+[.$Z$7]" office:value-type="float" office:value="-2.11071849018123" calcext:value-type="float">
            <text:p>-2.11071849018123</text:p>
          </table:table-cell>
          <table:table-cell table:formula="of:=1/(1+EXP(-[.AP9]))" office:value-type="float" office:value="0.108059397332471" calcext:value-type="float">
            <text:p>0.10805939733247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A$8]+[.$R9]*[.$AA$9]+[.$S9]*[.$AA$10]+[.$T9]*[.$AA$11]" office:value-type="float" office:value="-2.62068175165337" calcext:value-type="float">
            <text:p>-2.62068175165337</text:p>
          </table:table-cell>
          <table:table-cell table:formula="of:=[.AT9]+[.$AA$7]" office:value-type="float" office:value="-2.48231109382972" calcext:value-type="float">
            <text:p>-2.48231109382972</text:p>
          </table:table-cell>
          <table:table-cell table:formula="of:=1/(1+EXP(-[.AU9]))" office:value-type="float" office:value="0.0771075792565232" calcext:value-type="float">
            <text:p>0.07710757925652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Q9]*[.$AB$8]+[.$R9]*[.$AB$9]+[.$S9]*[.$AB$10]+[.$T9]*[.$AB$11]" office:value-type="float" office:value="7.21808096770321" calcext:value-type="float">
            <text:p>7.21808096770321</text:p>
          </table:table-cell>
          <table:table-cell table:formula="of:=[.AY9]+[.$AB$7]" office:value-type="float" office:value="4.28307388064953" calcext:value-type="float">
            <text:p>4.28307388064953</text:p>
          </table:table-cell>
          <table:table-cell table:formula="of:=1/(1+EXP(-[.AZ9]))" office:value-type="float" office:value="0.98638767575398" calcext:value-type="float">
            <text:p>0.98638767575398</text:p>
          </table:table-cell>
          <table:table-cell table:number-columns-repeated="2"/>
          <table:table-cell office:value-type="string" calcext:value-type="string">
            <text:p>w2</text:p>
          </table:table-cell>
          <table:table-cell office:value-type="float" office:value="1.07012036516037" calcext:value-type="float">
            <text:p>1.07012036516037</text:p>
          </table:table-cell>
          <table:table-cell office:value-type="float" office:value="7.52411266115529" calcext:value-type="float">
            <text:p>7.52411266115529</text:p>
          </table:table-cell>
          <table:table-cell office:value-type="float" office:value="-7.33437093776228" calcext:value-type="float">
            <text:p>-7.334370937762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AG8] * [.$BE$8]+ [.$AL8] * [.$BE$9] + [.$AQ8] * [.$BE$10]+ [.$AV8] * [.$BE$11]+ [.$BA8] * [.$BE$12]" office:value-type="float" office:value="5.55124349751251" calcext:value-type="float">
            <text:p>5.55124349751251</text:p>
          </table:table-cell>
          <table:table-cell table:formula="of:=[.BK9]+[.$BE$7]" office:value-type="float" office:value="4.04402197753214" calcext:value-type="float">
            <text:p>4.04402197753214</text:p>
          </table:table-cell>
          <table:table-cell table:style-name="ce1" table:formula="of:=1/(1+EXP(-[.BL9]))" office:value-type="float" office:value="0.982775060800147" calcext:value-type="float">
            <text:p>0.9827750608001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F$8]+ [.$AL8] * [.$BF$9] + [.$AQ8] * [.$BF$10]+ [.$AV8] * [.$BF$11]+ [.$BA8] * [.$BF$12]" office:value-type="float" office:value="-1.46981623931539" calcext:value-type="float">
            <text:p>-1.46981623931539</text:p>
          </table:table-cell>
          <table:table-cell table:formula="of:=[.BP9]+[.$BF$7]" office:value-type="float" office:value="-3.66880639120068" calcext:value-type="float">
            <text:p>-3.66880639120068</text:p>
          </table:table-cell>
          <table:table-cell table:formula="of:=1/(1+EXP(-[.BQ9]))" office:value-type="float" office:value="0.0248724773225796" calcext:value-type="float">
            <text:p>0.0248724773225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AG8] * [.$BG$8]+ [.$AL8] * [.$BG$9] + [.$AQ8] * [.$BG$10]+ [.$AV8] * [.$BG$11]+ [.$BA8] * [.$BG$12]" office:value-type="float" office:value="-10.2031954811555" calcext:value-type="float">
            <text:p>-10.2031954811555</text:p>
          </table:table-cell>
          <table:table-cell table:formula="of:=[.BU9]+[.$BG$7]" office:value-type="float" office:value="-10.9701404322378" calcext:value-type="float">
            <text:p>-10.9701404322378</text:p>
          </table:table-cell>
          <table:table-cell table:formula="of:=1/(1+EXP(-[.BV9]))" office:value-type="float" office:value="0.0000172076304790739" calcext:value-type="float">
            <text:p>1.72076304790739E-05</text:p>
          </table:table-cell>
          <table:table-cell table:number-columns-repeated="3"/>
          <table:table-cell office:value-type="string" calcext:value-type="string">
            <text:p>Seppal len</text:p>
          </table:table-cell>
          <table:table-cell office:value-type="string" calcext:value-type="string">
            <text:p>Seppal wid</text:p>
          </table:table-cell>
          <table:table-cell office:value-type="string" calcext:value-type="string">
            <text:p>Petal len</text:p>
          </table:table-cell>
          <table:table-cell office:value-type="string" calcext:value-type="string">
            <text:p>Petal wid</text:p>
          </table:table-cell>
          <table:table-cell office:value-type="string" calcext:value-type="string">
            <text:p>Clas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table:formula="of:=(2*[.C10]-[.$C$38]-[.$C$39])/([.$C$39]-[.$C$38])" office:value-type="float" office:value="-0.8125" calcext:value-type="float">
            <text:p>-0.8125</text:p>
          </table:table-cell>
          <table:table-cell table:formula="of:=(2*[.D10]-[.$D$38]-[.$D$39])/([.$D$39]-[.$D$38])" office:value-type="float" office:value="0.125" calcext:value-type="float">
            <text:p>0.125</text:p>
          </table:table-cell>
          <table:table-cell table:formula="of:=(2*[.E10]-[.$E$38]-[.$E$39])/([.$E$39]-[.$E$38])" office:value-type="float" office:value="-1" calcext:value-type="float">
            <text:p>-1</text:p>
          </table:table-cell>
          <table:table-cell table:formula="of:=(2*[.F10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0.125" calcext:value-type="float">
            <text:p>0.125</text:p>
          </table:table-cell>
          <table:table-cell office:value-type="float" office:value="-1" calcext:value-type="float">
            <text:p>-1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3</text:p>
          </table:table-cell>
          <table:table-cell office:value-type="float" office:value="2.60182609083552" calcext:value-type="float">
            <text:p>2.60182609083552</text:p>
          </table:table-cell>
          <table:table-cell office:value-type="float" office:value="-7.01563992864848" calcext:value-type="float">
            <text:p>-7.01563992864848</text:p>
          </table:table-cell>
          <table:table-cell office:value-type="float" office:value="0.845232465223621" calcext:value-type="float">
            <text:p>0.845232465223621</text:p>
          </table:table-cell>
          <table:table-cell office:value-type="float" office:value="1.55830666712766" calcext:value-type="float">
            <text:p>1.55830666712766</text:p>
          </table:table-cell>
          <table:table-cell office:value-type="float" office:value="-3.72202438589835" calcext:value-type="float">
            <text:p>-3.7220243858983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X$8]+[.$R10]*[.$X$9]+[.$S10]*[.$X$10]+[.$T10]*[.$X$11]" office:value-type="float" office:value="-4.34119379098211" calcext:value-type="float">
            <text:p>-4.34119379098211</text:p>
          </table:table-cell>
          <table:table-cell table:formula="of:=[.AE10]+[.$X$7]" office:value-type="float" office:value="-5.70647669112777" calcext:value-type="float">
            <text:p>-5.70647669112777</text:p>
          </table:table-cell>
          <table:table-cell table:formula="of:=1/(1+EXP(-[.AF10]))" office:value-type="float" office:value="0.00331334991541394" calcext:value-type="float">
            <text:p>0.00331334991541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Y$8]+[.$R10]*[.$Y$9]+[.$S10]*[.$Y$10]+[.$T10]*[.$Y$11]" office:value-type="float" office:value="11.8654442775" calcext:value-type="float">
            <text:p>11.8654442775</text:p>
          </table:table-cell>
          <table:table-cell table:formula="of:=[.AJ10]+[.$Y$7]" office:value-type="float" office:value="16.7411714501511" calcext:value-type="float">
            <text:p>16.7411714501511</text:p>
          </table:table-cell>
          <table:table-cell table:formula="of:=1/(1+EXP(-[.AK10]))" office:value-type="float" office:value="0.999999946370766" calcext:value-type="float">
            <text:p>0.99999994637076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Z$8]+[.$R10]*[.$Z$9]+[.$S10]*[.$Z$10]+[.$T10]*[.$Z$11]" office:value-type="float" office:value="-1.81647521080361" calcext:value-type="float">
            <text:p>-1.81647521080361</text:p>
          </table:table-cell>
          <table:table-cell table:formula="of:=[.AO10]+[.$Z$7]" office:value-type="float" office:value="-2.04482013482516" calcext:value-type="float">
            <text:p>-2.04482013482516</text:p>
          </table:table-cell>
          <table:table-cell table:formula="of:=1/(1+EXP(-[.AP10]))" office:value-type="float" office:value="0.114576825105627" calcext:value-type="float">
            <text:p>0.1145768251056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A$8]+[.$R10]*[.$AA$9]+[.$S10]*[.$AA$10]+[.$T10]*[.$AA$11]" office:value-type="float" office:value="-2.94543667401359" calcext:value-type="float">
            <text:p>-2.94543667401359</text:p>
          </table:table-cell>
          <table:table-cell table:formula="of:=[.AT10]+[.$AA$7]" office:value-type="float" office:value="-2.80706601618995" calcext:value-type="float">
            <text:p>-2.80706601618995</text:p>
          </table:table-cell>
          <table:table-cell table:formula="of:=1/(1+EXP(-[.AU10]))" office:value-type="float" office:value="0.0569435339196743" calcext:value-type="float">
            <text:p>0.05694353391967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Q10]*[.$AB$8]+[.$R10]*[.$AB$9]+[.$S10]*[.$AB$10]+[.$T10]*[.$AB$11]" office:value-type="float" office:value="8.190718818957" calcext:value-type="float">
            <text:p>8.190718818957</text:p>
          </table:table-cell>
          <table:table-cell table:formula="of:=[.AY10]+[.$AB$7]" office:value-type="float" office:value="5.25571173190332" calcext:value-type="float">
            <text:p>5.25571173190332</text:p>
          </table:table-cell>
          <table:table-cell table:formula="of:=1/(1+EXP(-[.AZ10]))" office:value-type="float" office:value="0.994809450956354" calcext:value-type="float">
            <text:p>0.994809450956354</text:p>
          </table:table-cell>
          <table:table-cell table:number-columns-repeated="2"/>
          <table:table-cell office:value-type="string" calcext:value-type="string">
            <text:p>w3</text:p>
          </table:table-cell>
          <table:table-cell office:value-type="float" office:value="-1.23941073482532" calcext:value-type="float">
            <text:p>-1.23941073482532</text:p>
          </table:table-cell>
          <table:table-cell office:value-type="float" office:value="-1.42786969602117" calcext:value-type="float">
            <text:p>-1.42786969602117</text:p>
          </table:table-cell>
          <table:table-cell office:value-type="float" office:value="0.822095753805909" calcext:value-type="float">
            <text:p>0.8220957538059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AG9] * [.$BE$8]+ [.$AL9] * [.$BE$9] + [.$AQ9] * [.$BE$10]+ [.$AV9] * [.$BE$11]+ [.$BA9] * [.$BE$12]" office:value-type="float" office:value="5.40942224588262" calcext:value-type="float">
            <text:p>5.40942224588262</text:p>
          </table:table-cell>
          <table:table-cell table:formula="of:=[.BK10]+[.$BE$7]" office:value-type="float" office:value="3.90220072590225" calcext:value-type="float">
            <text:p>3.90220072590225</text:p>
          </table:table-cell>
          <table:table-cell table:style-name="ce1" table:formula="of:=1/(1+EXP(-[.BL10]))" office:value-type="float" office:value="0.98020244585905" calcext:value-type="float">
            <text:p>0.9802024458590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F$8]+ [.$AL9] * [.$BF$9] + [.$AQ9] * [.$BF$10]+ [.$AV9] * [.$BF$11]+ [.$BA9] * [.$BF$12]" office:value-type="float" office:value="-1.34872231994613" calcext:value-type="float">
            <text:p>-1.34872231994613</text:p>
          </table:table-cell>
          <table:table-cell table:formula="of:=[.BP10]+[.$BF$7]" office:value-type="float" office:value="-3.54771247183142" calcext:value-type="float">
            <text:p>-3.54771247183142</text:p>
          </table:table-cell>
          <table:table-cell table:formula="of:=1/(1+EXP(-[.BQ10]))" office:value-type="float" office:value="0.0279847310366826" calcext:value-type="float">
            <text:p>0.02798473103668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G9] * [.$BG$8]+ [.$AL9] * [.$BG$9] + [.$AQ9] * [.$BG$10]+ [.$AV9] * [.$BG$11]+ [.$BA9] * [.$BG$12]" office:value-type="float" office:value="-10.1047797806147" calcext:value-type="float">
            <text:p>-10.1047797806147</text:p>
          </table:table-cell>
          <table:table-cell table:formula="of:=[.BU10]+[.$BG$7]" office:value-type="float" office:value="-10.871724731697" calcext:value-type="float">
            <text:p>-10.871724731697</text:p>
          </table:table-cell>
          <table:table-cell table:formula="of:=1/(1+EXP(-[.BV10]))" office:value-type="float" office:value="0.0000189872336249296" calcext:value-type="float">
            <text:p>1.89872336249296E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235" calcext:value-type="float">
            <text:p>0.974235</text:p>
          </table:table-cell>
          <table:table-cell office:value-type="float" office:value="0.025746" calcext:value-type="float">
            <text:p>0.025746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775060800147" calcext:value-type="float">
            <text:p>0.982775060800147</text:p>
          </table:table-cell>
          <table:table-cell office:value-type="float" office:value="0.0248724773225796" calcext:value-type="float">
            <text:p>0.02487247732258</text:p>
          </table:table-cell>
          <table:table-cell office:value-type="float" office:value="0.0000172076304790739" calcext:value-type="float">
            <text:p>1.72076304790739E-05</text:p>
          </table:table-cell>
          <table:table-cell/>
          <table:table-cell table:formula="of:=ABS([.CG10]-[.CK10])" office:value-type="float" office:value="0.00854006080014702" calcext:value-type="float">
            <text:p>0.008540060800147</text:p>
          </table:table-cell>
          <table:table-cell table:formula="of:=ABS([.CH10]-[.CL10])" office:value-type="float" office:value="0.000873522677420441" calcext:value-type="float">
            <text:p>0.00087352267742</text:p>
          </table:table-cell>
          <table:table-cell table:formula="of:=ABS([.CI10]-[.CM10])" office:value-type="float" office:value="0.000000792369520926114" calcext:value-type="float">
            <text:p>7.92369520926114E-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table:formula="of:=(2*[.C11]-[.$C$38]-[.$C$39])/([.$C$39]-[.$C$38])" office:value-type="float" office:value="-0.875" calcext:value-type="float">
            <text:p>-0.875</text:p>
          </table:table-cell>
          <table:table-cell table:formula="of:=(2*[.D11]-[.$D$38]-[.$D$39])/([.$D$39]-[.$D$38])" office:value-type="float" office:value="0" calcext:value-type="float">
            <text:p>0</text:p>
          </table:table-cell>
          <table:table-cell table:formula="of:=(2*[.E11]-[.$E$38]-[.$E$39])/([.$E$39]-[.$E$38])" office:value-type="float" office:value="-0.924528301886792" calcext:value-type="float">
            <text:p>-0.924528301886792</text:p>
          </table:table-cell>
          <table:table-cell table:formula="of:=(2*[.F11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875" calcext:value-type="float">
            <text:p>-0.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float" office:value="2.28695902205618" calcext:value-type="float">
            <text:p>2.28695902205618</text:p>
          </table:table-cell>
          <table:table-cell office:value-type="float" office:value="-5.86796470863282" calcext:value-type="float">
            <text:p>-5.86796470863282</text:p>
          </table:table-cell>
          <table:table-cell office:value-type="float" office:value="1.11613466619979" calcext:value-type="float">
            <text:p>1.11613466619979</text:p>
          </table:table-cell>
          <table:table-cell office:value-type="float" office:value="1.46520173574007" calcext:value-type="float">
            <text:p>1.46520173574007</text:p>
          </table:table-cell>
          <table:table-cell office:value-type="float" office:value="-3.5128024186114" calcext:value-type="float">
            <text:p>-3.51280241861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X$8]+[.$R11]*[.$X$9]+[.$S11]*[.$X$10]+[.$T11]*[.$X$11]" office:value-type="float" office:value="-3.97293438591713" calcext:value-type="float">
            <text:p>-3.97293438591713</text:p>
          </table:table-cell>
          <table:table-cell table:formula="of:=[.AE11]+[.$X$7]" office:value-type="float" office:value="-5.33821728606279" calcext:value-type="float">
            <text:p>-5.33821728606279</text:p>
          </table:table-cell>
          <table:table-cell table:formula="of:=1/(1+EXP(-[.AF11]))" office:value-type="float" office:value="0.00478145584085905" calcext:value-type="float">
            <text:p>0.00478145584085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Y$8]+[.$R11]*[.$Y$9]+[.$S11]*[.$Y$10]+[.$T11]*[.$Y$11]" office:value-type="float" office:value="11.0144329858894" calcext:value-type="float">
            <text:p>11.0144329858894</text:p>
          </table:table-cell>
          <table:table-cell table:formula="of:=[.AJ11]+[.$Y$7]" office:value-type="float" office:value="15.8901601585405" calcext:value-type="float">
            <text:p>15.8901601585405</text:p>
          </table:table-cell>
          <table:table-cell table:formula="of:=1/(1+EXP(-[.AK11]))" office:value-type="float" office:value="0.999999874399586" calcext:value-type="float">
            <text:p>0.99999987439958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Z$8]+[.$R11]*[.$Z$9]+[.$S11]*[.$Z$10]+[.$T11]*[.$Z$11]" office:value-type="float" office:value="-1.80108375166089" calcext:value-type="float">
            <text:p>-1.80108375166089</text:p>
          </table:table-cell>
          <table:table-cell table:formula="of:=[.AO11]+[.$Z$7]" office:value-type="float" office:value="-2.02942867568244" calcext:value-type="float">
            <text:p>-2.02942867568244</text:p>
          </table:table-cell>
          <table:table-cell table:formula="of:=1/(1+EXP(-[.AP11]))" office:value-type="float" office:value="0.11614755982214" calcext:value-type="float">
            <text:p>0.1161475598221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A$8]+[.$R11]*[.$AA$9]+[.$S11]*[.$AA$10]+[.$T11]*[.$AA$11]" office:value-type="float" office:value="-2.68002866960455" calcext:value-type="float">
            <text:p>-2.68002866960455</text:p>
          </table:table-cell>
          <table:table-cell table:formula="of:=[.AT11]+[.$AA$7]" office:value-type="float" office:value="-2.5416580117809" calcext:value-type="float">
            <text:p>-2.5416580117809</text:p>
          </table:table-cell>
          <table:table-cell table:formula="of:=1/(1+EXP(-[.AU11]))" office:value-type="float" office:value="0.0729889103543057" calcext:value-type="float">
            <text:p>0.07298891035430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Q11]*[.$AB$8]+[.$R11]*[.$AB$9]+[.$S11]*[.$AB$10]+[.$T11]*[.$AB$11]" office:value-type="float" office:value="7.63247485086493" calcext:value-type="float">
            <text:p>7.63247485086493</text:p>
          </table:table-cell>
          <table:table-cell table:formula="of:=[.AY11]+[.$AB$7]" office:value-type="float" office:value="4.69746776381125" calcext:value-type="float">
            <text:p>4.69746776381125</text:p>
          </table:table-cell>
          <table:table-cell table:formula="of:=1/(1+EXP(-[.AZ11]))" office:value-type="float" office:value="0.990964055120035" calcext:value-type="float">
            <text:p>0.990964055120035</text:p>
          </table:table-cell>
          <table:table-cell table:number-columns-repeated="2"/>
          <table:table-cell office:value-type="string" calcext:value-type="string">
            <text:p>w4</text:p>
          </table:table-cell>
          <table:table-cell office:value-type="float" office:value="-2.95981112106394" calcext:value-type="float">
            <text:p>-2.95981112106394</text:p>
          </table:table-cell>
          <table:table-cell office:value-type="float" office:value="-0.200920525777646" calcext:value-type="float">
            <text:p>-0.200920525777646</text:p>
          </table:table-cell>
          <table:table-cell office:value-type="float" office:value="2.01809484147977" calcext:value-type="float">
            <text:p>2.0180948414797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AG10] * [.$BE$8]+ [.$AL10] * [.$BE$9] + [.$AQ10] * [.$BE$10]+ [.$AV10] * [.$BE$11]+ [.$BA10] * [.$BE$12]" office:value-type="float" office:value="5.50598768937641" calcext:value-type="float">
            <text:p>5.50598768937641</text:p>
          </table:table-cell>
          <table:table-cell table:formula="of:=[.BK11]+[.$BE$7]" office:value-type="float" office:value="3.99876616939604" calcext:value-type="float">
            <text:p>3.99876616939604</text:p>
          </table:table-cell>
          <table:table-cell table:style-name="ce1" table:formula="of:=1/(1+EXP(-[.BL11]))" office:value-type="float" office:value="0.981991984284809" calcext:value-type="float">
            <text:p>0.98199198428480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F$8]+ [.$AL10] * [.$BF$9] + [.$AQ10] * [.$BF$10]+ [.$AV10] * [.$BF$11]+ [.$BA10] * [.$BF$12]" office:value-type="float" office:value="-1.4265978203196" calcext:value-type="float">
            <text:p>-1.4265978203196</text:p>
          </table:table-cell>
          <table:table-cell table:formula="of:=[.BP11]+[.$BF$7]" office:value-type="float" office:value="-3.62558797220489" calcext:value-type="float">
            <text:p>-3.62558797220489</text:p>
          </table:table-cell>
          <table:table-cell table:formula="of:=1/(1+EXP(-[.BQ11]))" office:value-type="float" office:value="0.0259424953025408" calcext:value-type="float">
            <text:p>0.02594249530254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AG10] * [.$BG$8]+ [.$AL10] * [.$BG$9] + [.$AQ10] * [.$BG$10]+ [.$AV10] * [.$BG$11]+ [.$BA10] * [.$BG$12]" office:value-type="float" office:value="-10.1707052350976" calcext:value-type="float">
            <text:p>-10.1707052350976</text:p>
          </table:table-cell>
          <table:table-cell table:formula="of:=[.BU11]+[.$BG$7]" office:value-type="float" office:value="-10.9376501861799" calcext:value-type="float">
            <text:p>-10.9376501861799</text:p>
          </table:table-cell>
          <table:table-cell table:formula="of:=1/(1+EXP(-[.BV11]))" office:value-type="float" office:value="0.0000177758820183607" calcext:value-type="float">
            <text:p>1.77758820183607E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0488" calcext:value-type="float">
            <text:p>0.970488</text:p>
          </table:table-cell>
          <table:table-cell office:value-type="float" office:value="0.029492" calcext:value-type="float">
            <text:p>0.029492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20244585905" calcext:value-type="float">
            <text:p>0.98020244585905</text:p>
          </table:table-cell>
          <table:table-cell office:value-type="float" office:value="0.0279847310366826" calcext:value-type="float">
            <text:p>0.027984731036683</text:p>
          </table:table-cell>
          <table:table-cell office:value-type="float" office:value="0.0000189872336249296" calcext:value-type="float">
            <text:p>1.89872336249296E-05</text:p>
          </table:table-cell>
          <table:table-cell/>
          <table:table-cell table:formula="of:=ABS([.CG11]-[.CK11])" office:value-type="float" office:value="0.00971444585905035" calcext:value-type="float">
            <text:p>0.00971444585905</text:p>
          </table:table-cell>
          <table:table-cell table:formula="of:=ABS([.CH11]-[.CL11])" office:value-type="float" office:value="0.00150726896331739" calcext:value-type="float">
            <text:p>0.001507268963317</text:p>
          </table:table-cell>
          <table:table-cell table:formula="of:=ABS([.CI11]-[.CM11])" office:value-type="float" office:value="0.00000101276637507039" calcext:value-type="float">
            <text:p>1.01276637507039E-06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table:formula="of:=(2*[.C12]-[.$C$38]-[.$C$39])/([.$C$39]-[.$C$38])" office:value-type="float" office:value="-0.625" calcext:value-type="float">
            <text:p>-0.625</text:p>
          </table:table-cell>
          <table:table-cell table:formula="of:=(2*[.D12]-[.$D$38]-[.$D$39])/([.$D$39]-[.$D$38])" office:value-type="float" office:value="0.625" calcext:value-type="float">
            <text:p>0.625</text:p>
          </table:table-cell>
          <table:table-cell table:formula="of:=(2*[.E12]-[.$E$38]-[.$E$39])/([.$E$39]-[.$E$38])" office:value-type="float" office:value="-0.962264150943396" calcext:value-type="float">
            <text:p>-0.962264150943396</text:p>
          </table:table-cell>
          <table:table-cell table:formula="of:=(2*[.F12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formula="of:=[.$Q12]*[.$X$8]+[.$R12]*[.$X$9]+[.$S12]*[.$X$10]+[.$T12]*[.$X$11]" office:value-type="float" office:value="-4.89281332043864" calcext:value-type="float">
            <text:p>-4.89281332043864</text:p>
          </table:table-cell>
          <table:table-cell table:formula="of:=[.AE12]+[.$X$7]" office:value-type="float" office:value="-6.2580962205843" calcext:value-type="float">
            <text:p>-6.2580962205843</text:p>
          </table:table-cell>
          <table:table-cell table:formula="of:=1/(1+EXP(-[.AF12]))" office:value-type="float" office:value="0.0019112280653681" calcext:value-type="float">
            <text:p>0.0019112280653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Y$8]+[.$R12]*[.$Y$9]+[.$S12]*[.$Y$10]+[.$T12]*[.$Y$11]" office:value-type="float" office:value="12.8260555413833" calcext:value-type="float">
            <text:p>12.8260555413833</text:p>
          </table:table-cell>
          <table:table-cell table:formula="of:=[.AJ12]+[.$Y$7]" office:value-type="float" office:value="17.7017827140344" calcext:value-type="float">
            <text:p>17.7017827140344</text:p>
          </table:table-cell>
          <table:table-cell table:formula="of:=1/(1+EXP(-[.AK12]))" office:value-type="float" office:value="0.999999979478295" calcext:value-type="float">
            <text:p>0.99999997947829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Z$8]+[.$R12]*[.$Z$9]+[.$S12]*[.$Z$10]+[.$T12]*[.$Z$11]" office:value-type="float" office:value="-1.5907323199794" calcext:value-type="float">
            <text:p>-1.5907323199794</text:p>
          </table:table-cell>
          <table:table-cell table:formula="of:=[.AO12]+[.$Z$7]" office:value-type="float" office:value="-1.81907724400095" calcext:value-type="float">
            <text:p>-1.81907724400095</text:p>
          </table:table-cell>
          <table:table-cell table:formula="of:=1/(1+EXP(-[.AP12]))" office:value-type="float" office:value="0.139544633205952" calcext:value-type="float">
            <text:p>0.13954463320595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A$8]+[.$R12]*[.$AA$9]+[.$S12]*[.$AA$10]+[.$T12]*[.$AA$11]" office:value-type="float" office:value="-3.47042021234461" calcext:value-type="float">
            <text:p>-3.47042021234461</text:p>
          </table:table-cell>
          <table:table-cell table:formula="of:=[.AT12]+[.$AA$7]" office:value-type="float" office:value="-3.33204955452097" calcext:value-type="float">
            <text:p>-3.33204955452097</text:p>
          </table:table-cell>
          <table:table-cell table:formula="of:=1/(1+EXP(-[.AU12]))" office:value-type="float" office:value="0.0344879180396036" calcext:value-type="float">
            <text:p>0.03448791803960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Q12]*[.$AB$8]+[.$R12]*[.$AB$9]+[.$S12]*[.$AB$10]+[.$T12]*[.$AB$11]" office:value-type="float" office:value="9.22898872919983" calcext:value-type="float">
            <text:p>9.22898872919983</text:p>
          </table:table-cell>
          <table:table-cell table:formula="of:=[.AY12]+[.$AB$7]" office:value-type="float" office:value="6.29398164214615" calcext:value-type="float">
            <text:p>6.29398164214615</text:p>
          </table:table-cell>
          <table:table-cell table:formula="of:=1/(1+EXP(-[.AZ12]))" office:value-type="float" office:value="0.998156016916063" calcext:value-type="float">
            <text:p>0.998156016916063</text:p>
          </table:table-cell>
          <table:table-cell table:number-columns-repeated="2"/>
          <table:table-cell office:value-type="string" calcext:value-type="string">
            <text:p>w5</text:p>
          </table:table-cell>
          <table:table-cell office:value-type="float" office:value="4.78512684057651" calcext:value-type="float">
            <text:p>4.78512684057651</text:p>
          </table:table-cell>
          <table:table-cell office:value-type="float" office:value="-8.81658086463851" calcext:value-type="float">
            <text:p>-8.81658086463851</text:p>
          </table:table-cell>
          <table:table-cell office:value-type="float" office:value="-3.07536335693732" calcext:value-type="float">
            <text:p>-3.075363356937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AG11] * [.$BE$8]+ [.$AL11] * [.$BE$9] + [.$AQ11] * [.$BE$10]+ [.$AV11] * [.$BE$11]+ [.$BA11] * [.$BE$12]" office:value-type="float" office:value="5.43200224232468" calcext:value-type="float">
            <text:p>5.43200224232468</text:p>
          </table:table-cell>
          <table:table-cell table:formula="of:=[.BK12]+[.$BE$7]" office:value-type="float" office:value="3.92478072234431" calcext:value-type="float">
            <text:p>3.92478072234431</text:p>
          </table:table-cell>
          <table:table-cell table:style-name="ce1" table:formula="of:=1/(1+EXP(-[.BL12]))" office:value-type="float" office:value="0.980635906073579" calcext:value-type="float">
            <text:p>0.98063590607357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F$8]+ [.$AL11] * [.$BF$9] + [.$AQ11] * [.$BF$10]+ [.$AV11] * [.$BF$11]+ [.$BA11] * [.$BF$12]" office:value-type="float" office:value="-1.40031083769432" calcext:value-type="float">
            <text:p>-1.40031083769432</text:p>
          </table:table-cell>
          <table:table-cell table:formula="of:=[.BP12]+[.$BF$7]" office:value-type="float" office:value="-3.59930098957961" calcext:value-type="float">
            <text:p>-3.59930098957961</text:p>
          </table:table-cell>
          <table:table-cell table:formula="of:=1/(1+EXP(-[.BQ12]))" office:value-type="float" office:value="0.0266150966623294" calcext:value-type="float">
            <text:p>0.02661509666232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AG11] * [.$BG$8]+ [.$AL11] * [.$BG$9] + [.$AQ11] * [.$BG$10]+ [.$AV11] * [.$BG$11]+ [.$BA11] * [.$BG$12]" office:value-type="float" office:value="-10.1190229186127" calcext:value-type="float">
            <text:p>-10.1190229186127</text:p>
          </table:table-cell>
          <table:table-cell table:formula="of:=[.BU12]+[.$BG$7]" office:value-type="float" office:value="-10.885967869695" calcext:value-type="float">
            <text:p>-10.885967869695</text:p>
          </table:table-cell>
          <table:table-cell table:formula="of:=1/(1+EXP(-[.BV12]))" office:value-type="float" office:value="0.0000187187176926006" calcext:value-type="float">
            <text:p>1.87187176926006E-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3189" calcext:value-type="float">
            <text:p>0.973189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991984284809" calcext:value-type="float">
            <text:p>0.981991984284809</text:p>
          </table:table-cell>
          <table:table-cell office:value-type="float" office:value="0.0259424953025408" calcext:value-type="float">
            <text:p>0.025942495302541</text:p>
          </table:table-cell>
          <table:table-cell office:value-type="float" office:value="0.0000177758820183607" calcext:value-type="float">
            <text:p>1.77758820183607E-05</text:p>
          </table:table-cell>
          <table:table-cell/>
          <table:table-cell table:formula="of:=ABS([.CG12]-[.CK12])" office:value-type="float" office:value="0.00880298428480908" calcext:value-type="float">
            <text:p>0.008802984284809</text:p>
          </table:table-cell>
          <table:table-cell table:formula="of:=ABS([.CH12]-[.CL12])" office:value-type="float" office:value="0.000850504697459203" calcext:value-type="float">
            <text:p>0.000850504697459</text:p>
          </table:table-cell>
          <table:table-cell table:formula="of:=ABS([.CI12]-[.CM12])" office:value-type="float" office:value="0.0000012241179816393" calcext:value-type="float">
            <text:p>1.2241179816393E-0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table:formula="of:=(2*[.C13]-[.$C$38]-[.$C$39])/([.$C$39]-[.$C$38])" office:value-type="float" office:value="-0.375" calcext:value-type="float">
            <text:p>-0.375</text:p>
          </table:table-cell>
          <table:table-cell table:formula="of:=(2*[.D13]-[.$D$38]-[.$D$39])/([.$D$39]-[.$D$38])" office:value-type="float" office:value="1" calcext:value-type="float">
            <text:p>1</text:p>
          </table:table-cell>
          <table:table-cell table:formula="of:=(2*[.E13]-[.$E$38]-[.$E$39])/([.$E$39]-[.$E$38])" office:value-type="float" office:value="-0.849056603773585" calcext:value-type="float">
            <text:p>-0.849056603773585</text:p>
          </table:table-cell>
          <table:table-cell table:formula="of:=(2*[.F13]-[.$F$38]-[.$F$39])/([.$F$39]-[.$F$38])" office:value-type="float" office:value="-0.75" calcext:value-type="float">
            <text:p>-0.75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0.375" calcext:value-type="float">
            <text:p>-0.375</text:p>
          </table:table-cell>
          <table:table-cell office:value-type="float" office:value="1" calcext:value-type="float">
            <text:p>1</text:p>
          </table:table-cell>
          <table:table-cell office:value-type="float" office:value="-0.849056603773585" calcext:value-type="float">
            <text:p>-0.849056603773585</text:p>
          </table:table-cell>
          <table:table-cell office:value-type="float" office:value="-0.75" calcext:value-type="float">
            <text:p>-0.7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formula="of:=[.$Q13]*[.$X$8]+[.$R13]*[.$X$9]+[.$S13]*[.$X$10]+[.$T13]*[.$X$11]" office:value-type="float" office:value="-4.77057168999215" calcext:value-type="float">
            <text:p>-4.77057168999215</text:p>
          </table:table-cell>
          <table:table-cell table:formula="of:=[.AE13]+[.$X$7]" office:value-type="float" office:value="-6.13585459013781" calcext:value-type="float">
            <text:p>-6.13585459013781</text:p>
          </table:table-cell>
          <table:table-cell table:formula="of:=1/(1+EXP(-[.AF13]))" office:value-type="float" office:value="0.00215920295535876" calcext:value-type="float">
            <text:p>0.002159202955359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Y$8]+[.$R13]*[.$Y$9]+[.$S13]*[.$Y$10]+[.$T13]*[.$Y$11]" office:value-type="float" office:value="12.0791888717753" calcext:value-type="float">
            <text:p>12.0791888717753</text:p>
          </table:table-cell>
          <table:table-cell table:formula="of:=[.AJ13]+[.$Y$7]" office:value-type="float" office:value="16.9549160444264" calcext:value-type="float">
            <text:p>16.9549160444264</text:p>
          </table:table-cell>
          <table:table-cell table:formula="of:=1/(1+EXP(-[.AK13]))" office:value-type="float" office:value="0.999999956691464" calcext:value-type="float">
            <text:p>0.9999999566914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Z$8]+[.$R13]*[.$Z$9]+[.$S13]*[.$Z$10]+[.$T13]*[.$Z$11]" office:value-type="float" office:value="-1.16407281537846" calcext:value-type="float">
            <text:p>-1.16407281537846</text:p>
          </table:table-cell>
          <table:table-cell table:formula="of:=[.AO13]+[.$Z$7]" office:value-type="float" office:value="-1.39241773940001" calcext:value-type="float">
            <text:p>-1.39241773940001</text:p>
          </table:table-cell>
          <table:table-cell table:formula="of:=1/(1+EXP(-[.AP13]))" office:value-type="float" office:value="0.199022059021663" calcext:value-type="float">
            <text:p>0.1990220590216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A$8]+[.$R13]*[.$AA$9]+[.$S13]*[.$AA$10]+[.$T13]*[.$AA$11]" office:value-type="float" office:value="-3.50061996244357" calcext:value-type="float">
            <text:p>-3.50061996244357</text:p>
          </table:table-cell>
          <table:table-cell table:formula="of:=[.AT13]+[.$AA$7]" office:value-type="float" office:value="-3.36224930461993" calcext:value-type="float">
            <text:p>-3.36224930461993</text:p>
          </table:table-cell>
          <table:table-cell table:formula="of:=1/(1+EXP(-[.AU13]))" office:value-type="float" office:value="0.0334963271069245" calcext:value-type="float">
            <text:p>0.03349632710692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Q13]*[.$AB$8]+[.$R13]*[.$AB$9]+[.$S13]*[.$AB$10]+[.$T13]*[.$AB$11]" office:value-type="float" office:value="8.9847920184303" calcext:value-type="float">
            <text:p>8.9847920184303</text:p>
          </table:table-cell>
          <table:table-cell table:formula="of:=[.AY13]+[.$AB$7]" office:value-type="float" office:value="6.04978493137662" calcext:value-type="float">
            <text:p>6.04978493137662</text:p>
          </table:table-cell>
          <table:table-cell table:formula="of:=1/(1+EXP(-[.AZ13]))" office:value-type="float" office:value="0.997647179655785" calcext:value-type="float">
            <text:p>0.99764717965578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[.$AG12] * [.$BE$8]+ [.$AL12] * [.$BE$9] + [.$AQ12] * [.$BE$10]+ [.$AV12] * [.$BE$11]+ [.$BA12] * [.$BE$12]" office:value-type="float" office:value="5.56339081485203" calcext:value-type="float">
            <text:p>5.56339081485203</text:p>
          </table:table-cell>
          <table:table-cell table:formula="of:=[.BK13]+[.$BE$7]" office:value-type="float" office:value="4.05616929487166" calcext:value-type="float">
            <text:p>4.05616929487166</text:p>
          </table:table-cell>
          <table:table-cell table:style-name="ce1" table:formula="of:=1/(1+EXP(-[.BL13]))" office:value-type="float" office:value="0.982979492126247" calcext:value-type="float">
            <text:p>0.982979492126247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F$8]+ [.$AL12] * [.$BF$9] + [.$AQ12] * [.$BF$10]+ [.$AV12] * [.$BF$11]+ [.$BA12] * [.$BF$12]" office:value-type="float" office:value="-1.485189343796" calcext:value-type="float">
            <text:p>-1.485189343796</text:p>
          </table:table-cell>
          <table:table-cell table:formula="of:=[.BP13]+[.$BF$7]" office:value-type="float" office:value="-3.68417949568129" calcext:value-type="float">
            <text:p>-3.68417949568129</text:p>
          </table:table-cell>
          <table:table-cell table:formula="of:=1/(1+EXP(-[.BQ13]))" office:value-type="float" office:value="0.024502331453018" calcext:value-type="float">
            <text:p>0.0245023314530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AG12] * [.$BG$8]+ [.$AL12] * [.$BG$9] + [.$AQ12] * [.$BG$10]+ [.$AV12] * [.$BG$11]+ [.$BA12] * [.$BG$12]" office:value-type="float" office:value="-10.2116945174677" calcext:value-type="float">
            <text:p>-10.2116945174677</text:p>
          </table:table-cell>
          <table:table-cell table:formula="of:=[.BU13]+[.$BG$7]" office:value-type="float" office:value="-10.9786394685501" calcext:value-type="float">
            <text:p>-10.9786394685501</text:p>
          </table:table-cell>
          <table:table-cell table:formula="of:=1/(1+EXP(-[.BV13]))" office:value-type="float" office:value="0.0000170620044152663" calcext:value-type="float">
            <text:p>1.70620044152663E-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2081" calcext:value-type="float">
            <text:p>0.972081</text:p>
          </table:table-cell>
          <table:table-cell office:value-type="float" office:value="0.027899" calcext:value-type="float">
            <text:p>0.027899</text:p>
          </table:table-cell>
          <table:table-cell office:value-type="float" office:value="0.00002" calcext:value-type="float">
            <text:p>2E-05</text:p>
          </table:table-cell>
          <table:table-cell/>
          <table:table-cell office:value-type="float" office:value="0.980635906073579" calcext:value-type="float">
            <text:p>0.980635906073579</text:p>
          </table:table-cell>
          <table:table-cell office:value-type="float" office:value="0.0266150966623294" calcext:value-type="float">
            <text:p>0.026615096662329</text:p>
          </table:table-cell>
          <table:table-cell office:value-type="float" office:value="0.0000187187176926006" calcext:value-type="float">
            <text:p>1.87187176926006E-05</text:p>
          </table:table-cell>
          <table:table-cell/>
          <table:table-cell table:formula="of:=ABS([.CG13]-[.CK13])" office:value-type="float" office:value="0.00855490607357912" calcext:value-type="float">
            <text:p>0.008554906073579</text:p>
          </table:table-cell>
          <table:table-cell table:formula="of:=ABS([.CH13]-[.CL13])" office:value-type="float" office:value="0.00128390333767061" calcext:value-type="float">
            <text:p>0.001283903337671</text:p>
          </table:table-cell>
          <table:table-cell table:formula="of:=ABS([.CI13]-[.CM13])" office:value-type="float" office:value="0.00000128128230739937" calcext:value-type="float">
            <text:p>1.28128230739937E-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table:formula="of:=(2*[.C14]-[.$C$38]-[.$C$39])/([.$C$39]-[.$C$38])" office:value-type="float" office:value="-0.875" calcext:value-type="float">
            <text:p>-0.875</text:p>
          </table:table-cell>
          <table:table-cell table:formula="of:=(2*[.D14]-[.$D$38]-[.$D$39])/([.$D$39]-[.$D$38])" office:value-type="float" office:value="0.375" calcext:value-type="float">
            <text:p>0.375</text:p>
          </table:table-cell>
          <table:table-cell table:formula="of:=(2*[.E14]-[.$E$38]-[.$E$39])/([.$E$39]-[.$E$38])" office:value-type="float" office:value="-0.962264150943396" calcext:value-type="float">
            <text:p>-0.962264150943396</text:p>
          </table:table-cell>
          <table:table-cell table:formula="of:=(2*[.F14]-[.$F$38]-[.$F$39])/([.$F$39]-[.$F$38])" office:value-type="float" office:value="-0.833333333333333" calcext:value-type="float">
            <text:p>-0.83333333333333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833333333333333" calcext:value-type="float">
            <text:p>-0.83333333333333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formula="of:=[.$Q14]*[.$X$8]+[.$R14]*[.$X$9]+[.$S14]*[.$X$10]+[.$T14]*[.$X$11]" office:value-type="float" office:value="-4.28288497617388" calcext:value-type="float">
            <text:p>-4.28288497617388</text:p>
          </table:table-cell>
          <table:table-cell table:formula="of:=[.AE14]+[.$X$7]" office:value-type="float" office:value="-5.64816787631954" calcext:value-type="float">
            <text:p>-5.64816787631954</text:p>
          </table:table-cell>
          <table:table-cell table:formula="of:=1/(1+EXP(-[.AF14]))" office:value-type="float" office:value="0.00351159247116718" calcext:value-type="float">
            <text:p>0.00351159247116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Y$8]+[.$R14]*[.$Y$9]+[.$S14]*[.$Y$10]+[.$T14]*[.$Y$11]" office:value-type="float" office:value="11.5724729404164" calcext:value-type="float">
            <text:p>11.5724729404164</text:p>
          </table:table-cell>
          <table:table-cell table:formula="of:=[.AJ14]+[.$Y$7]" office:value-type="float" office:value="16.4482001130676" calcext:value-type="float">
            <text:p>16.4482001130676</text:p>
          </table:table-cell>
          <table:table-cell table:formula="of:=1/(1+EXP(-[.AK14]))" office:value-type="float" office:value="0.999999928115142" calcext:value-type="float">
            <text:p>0.99999992811514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Z$8]+[.$R14]*[.$Z$9]+[.$S14]*[.$Z$10]+[.$T14]*[.$Z$11]" office:value-type="float" office:value="-1.5940231486797" calcext:value-type="float">
            <text:p>-1.5940231486797</text:p>
          </table:table-cell>
          <table:table-cell table:formula="of:=[.AO14]+[.$Z$7]" office:value-type="float" office:value="-1.82236807270125" calcext:value-type="float">
            <text:p>-1.82236807270125</text:p>
          </table:table-cell>
          <table:table-cell table:formula="of:=1/(1+EXP(-[.AP14]))" office:value-type="float" office:value="0.139149965567071" calcext:value-type="float">
            <text:p>0.13914996556707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A$8]+[.$R14]*[.$AA$9]+[.$S14]*[.$AA$10]+[.$T14]*[.$AA$11]" office:value-type="float" office:value="-3.03789565411305" calcext:value-type="float">
            <text:p>-3.03789565411305</text:p>
          </table:table-cell>
          <table:table-cell table:formula="of:=[.AT14]+[.$AA$7]" office:value-type="float" office:value="-2.8995249962894" calcext:value-type="float">
            <text:p>-2.8995249962894</text:p>
          </table:table-cell>
          <table:table-cell table:formula="of:=1/(1+EXP(-[.AU14]))" office:value-type="float" office:value="0.0521770492028222" calcext:value-type="float">
            <text:p>0.052177049202822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Q14]*[.$AB$8]+[.$R14]*[.$AB$9]+[.$S14]*[.$AB$10]+[.$T14]*[.$AB$11]" office:value-type="float" office:value="8.52033784292814" calcext:value-type="float">
            <text:p>8.52033784292814</text:p>
          </table:table-cell>
          <table:table-cell table:formula="of:=[.AY14]+[.$AB$7]" office:value-type="float" office:value="5.58533075587446" calcext:value-type="float">
            <text:p>5.58533075587446</text:p>
          </table:table-cell>
          <table:table-cell table:formula="of:=1/(1+EXP(-[.AZ14]))" office:value-type="float" office:value="0.996261520276278" calcext:value-type="float">
            <text:p>0.99626152027627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[.$AG13] * [.$BE$8]+ [.$AL13] * [.$BE$9] + [.$AQ13] * [.$BE$10]+ [.$AV13] * [.$BE$11]+ [.$BA13] * [.$BE$12]" office:value-type="float" office:value="5.48913569232247" calcext:value-type="float">
            <text:p>5.48913569232247</text:p>
          </table:table-cell>
          <table:table-cell table:formula="of:=[.BK14]+[.$BE$7]" office:value-type="float" office:value="3.9819141723421" calcext:value-type="float">
            <text:p>3.9819141723421</text:p>
          </table:table-cell>
          <table:table-cell table:style-name="ce1" table:formula="of:=1/(1+EXP(-[.BL14]))" office:value-type="float" office:value="0.981691544951428" calcext:value-type="float">
            <text:p>0.98169154495142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F$8]+ [.$AL13] * [.$BF$9] + [.$AQ13] * [.$BF$10]+ [.$AV13] * [.$BF$11]+ [.$BA13] * [.$BF$12]" office:value-type="float" office:value="-1.56579308840779" calcext:value-type="float">
            <text:p>-1.56579308840779</text:p>
          </table:table-cell>
          <table:table-cell table:formula="of:=[.BP14]+[.$BF$7]" office:value-type="float" office:value="-3.76478324029308" calcext:value-type="float">
            <text:p>-3.76478324029308</text:p>
          </table:table-cell>
          <table:table-cell table:formula="of:=1/(1+EXP(-[.BQ14]))" office:value-type="float" office:value="0.0226478248158546" calcext:value-type="float">
            <text:p>0.02264782481585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AG13] * [.$BG$8]+ [.$AL13] * [.$BG$9] + [.$AQ13] * [.$BG$10]+ [.$AV13] * [.$BG$11]+ [.$BA13] * [.$BG$12]" office:value-type="float" office:value="-10.1621900479885" calcext:value-type="float">
            <text:p>-10.1621900479885</text:p>
          </table:table-cell>
          <table:table-cell table:formula="of:=[.BU14]+[.$BG$7]" office:value-type="float" office:value="-10.9291349990709" calcext:value-type="float">
            <text:p>-10.9291349990709</text:p>
          </table:table-cell>
          <table:table-cell table:formula="of:=1/(1+EXP(-[.BV14]))" office:value-type="float" office:value="0.0000179278905381245" calcext:value-type="float">
            <text:p>1.79278905381245E-0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78" calcext:value-type="float">
            <text:p>0.97478</text:p>
          </table:table-cell>
          <table:table-cell office:value-type="float" office:value="0.025202" calcext:value-type="float">
            <text:p>0.025202</text:p>
          </table:table-cell>
          <table:table-cell office:value-type="float" office:value="0.000018" calcext:value-type="float">
            <text:p>1.8E-05</text:p>
          </table:table-cell>
          <table:table-cell/>
          <table:table-cell office:value-type="float" office:value="0.982979492126247" calcext:value-type="float">
            <text:p>0.982979492126247</text:p>
          </table:table-cell>
          <table:table-cell office:value-type="float" office:value="0.024502331453018" calcext:value-type="float">
            <text:p>0.024502331453018</text:p>
          </table:table-cell>
          <table:table-cell office:value-type="float" office:value="0.0000170620044152663" calcext:value-type="float">
            <text:p>1.70620044152663E-05</text:p>
          </table:table-cell>
          <table:table-cell/>
          <table:table-cell table:formula="of:=ABS([.CG14]-[.CK14])" office:value-type="float" office:value="0.00819949212624704" calcext:value-type="float">
            <text:p>0.008199492126247</text:p>
          </table:table-cell>
          <table:table-cell table:formula="of:=ABS([.CH14]-[.CL14])" office:value-type="float" office:value="0.000699668546982002" calcext:value-type="float">
            <text:p>0.000699668546982</text:p>
          </table:table-cell>
          <table:table-cell table:formula="of:=ABS([.CI14]-[.CM14])" office:value-type="float" office:value="0.000000937995584733728" calcext:value-type="float">
            <text:p>9.37995584733728E-0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table:formula="of:=(2*[.C15]-[.$C$38]-[.$C$39])/([.$C$39]-[.$C$38])" office:value-type="float" office:value="-0.625" calcext:value-type="float">
            <text:p>-0.625</text:p>
          </table:table-cell>
          <table:table-cell table:formula="of:=(2*[.D15]-[.$D$38]-[.$D$39])/([.$D$39]-[.$D$38])" office:value-type="float" office:value="0.375" calcext:value-type="float">
            <text:p>0.375</text:p>
          </table:table-cell>
          <table:table-cell table:formula="of:=(2*[.E15]-[.$E$38]-[.$E$39])/([.$E$39]-[.$E$38])" office:value-type="float" office:value="-0.924528301886792" calcext:value-type="float">
            <text:p>-0.924528301886792</text:p>
          </table:table-cell>
          <table:table-cell table:formula="of:=(2*[.F15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375" calcext:value-type="float">
            <text:p>0.375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formula="of:=[.$Q15]*[.$X$8]+[.$R15]*[.$X$9]+[.$S15]*[.$X$10]+[.$T15]*[.$X$11]" office:value-type="float" office:value="-4.52639894238591" calcext:value-type="float">
            <text:p>-4.52639894238591</text:p>
          </table:table-cell>
          <table:table-cell table:formula="of:=[.AE15]+[.$X$7]" office:value-type="float" office:value="-5.89168184253157" calcext:value-type="float">
            <text:p>-5.89168184253157</text:p>
          </table:table-cell>
          <table:table-cell table:formula="of:=1/(1+EXP(-[.AF15]))" office:value-type="float" office:value="0.00275471755829818" calcext:value-type="float">
            <text:p>0.00275471755829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Y$8]+[.$R15]*[.$Y$9]+[.$S15]*[.$Y$10]+[.$T15]*[.$Y$11]" office:value-type="float" office:value="12.0397838225357" calcext:value-type="float">
            <text:p>12.0397838225357</text:p>
          </table:table-cell>
          <table:table-cell table:formula="of:=[.AJ15]+[.$Y$7]" office:value-type="float" office:value="16.9155109951869" calcext:value-type="float">
            <text:p>16.9155109951869</text:p>
          </table:table-cell>
          <table:table-cell table:formula="of:=1/(1+EXP(-[.AK15]))" office:value-type="float" office:value="0.999999954950819" calcext:value-type="float">
            <text:p>0.999999954950819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Z$8]+[.$R15]*[.$Z$9]+[.$S15]*[.$Z$10]+[.$T15]*[.$Z$11]" office:value-type="float" office:value="-1.65613338560284" calcext:value-type="float">
            <text:p>-1.65613338560284</text:p>
          </table:table-cell>
          <table:table-cell table:formula="of:=[.AO15]+[.$Z$7]" office:value-type="float" office:value="-1.88447830962439" calcext:value-type="float">
            <text:p>-1.88447830962439</text:p>
          </table:table-cell>
          <table:table-cell table:formula="of:=1/(1+EXP(-[.AP15]))" office:value-type="float" office:value="0.131875331964284" calcext:value-type="float">
            <text:p>0.13187533196428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A$8]+[.$R15]*[.$AA$9]+[.$S15]*[.$AA$10]+[.$T15]*[.$AA$11]" office:value-type="float" office:value="-3.1308407845174" calcext:value-type="float">
            <text:p>-3.1308407845174</text:p>
          </table:table-cell>
          <table:table-cell table:formula="of:=[.AT15]+[.$AA$7]" office:value-type="float" office:value="-2.99247012669376" calcext:value-type="float">
            <text:p>-2.99247012669376</text:p>
          </table:table-cell>
          <table:table-cell table:formula="of:=1/(1+EXP(-[.AU15]))" office:value-type="float" office:value="0.047767209303024" calcext:value-type="float">
            <text:p>0.04776720930302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Q15]*[.$AB$8]+[.$R15]*[.$AB$9]+[.$S15]*[.$AB$10]+[.$T15]*[.$AB$11]" office:value-type="float" office:value="8.39510646109774" calcext:value-type="float">
            <text:p>8.39510646109774</text:p>
          </table:table-cell>
          <table:table-cell table:formula="of:=[.AY15]+[.$AB$7]" office:value-type="float" office:value="5.46009937404406" calcext:value-type="float">
            <text:p>5.46009937404406</text:p>
          </table:table-cell>
          <table:table-cell table:formula="of:=1/(1+EXP(-[.AZ15]))" office:value-type="float" office:value="0.995764879458462" calcext:value-type="float">
            <text:p>0.995764879458462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formula="of:=[.$AG14] * [.$BE$8]+ [.$AL14] * [.$BE$9] + [.$AQ14] * [.$BE$10]+ [.$AV14] * [.$BE$11]+ [.$BA14] * [.$BE$12]" office:value-type="float" office:value="5.4957576938732" calcext:value-type="float">
            <text:p>5.4957576938732</text:p>
          </table:table-cell>
          <table:table-cell table:formula="of:=[.BK15]+[.$BE$7]" office:value-type="float" office:value="3.98853617389283" calcext:value-type="float">
            <text:p>3.98853617389283</text:p>
          </table:table-cell>
          <table:table-cell table:style-name="ce1" table:formula="of:=1/(1+EXP(-[.BL15]))" office:value-type="float" office:value="0.981810185010259" calcext:value-type="float">
            <text:p>0.98181018501025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F$8]+ [.$AL14] * [.$BF$9] + [.$AQ14] * [.$BF$10]+ [.$AV14] * [.$BF$11]+ [.$BA14] * [.$BF$12]" office:value-type="float" office:value="-1.4738199972276" calcext:value-type="float">
            <text:p>-1.4738199972276</text:p>
          </table:table-cell>
          <table:table-cell table:formula="of:=[.BP15]+[.$BF$7]" office:value-type="float" office:value="-3.67281014911289" calcext:value-type="float">
            <text:p>-3.67281014911289</text:p>
          </table:table-cell>
          <table:table-cell table:formula="of:=1/(1+EXP(-[.BQ15]))" office:value-type="float" office:value="0.0247755553337541" calcext:value-type="float">
            <text:p>0.02477555533375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AG14] * [.$BG$8]+ [.$AL14] * [.$BG$9] + [.$AQ14] * [.$BG$10]+ [.$AV14] * [.$BG$11]+ [.$BA14] * [.$BG$12]" office:value-type="float" office:value="-10.1637535217132" calcext:value-type="float">
            <text:p>-10.1637535217132</text:p>
          </table:table-cell>
          <table:table-cell table:formula="of:=[.BU15]+[.$BG$7]" office:value-type="float" office:value="-10.9306984727956" calcext:value-type="float">
            <text:p>-10.9306984727956</text:p>
          </table:table-cell>
          <table:table-cell table:formula="of:=1/(1+EXP(-[.BV15]))" office:value-type="float" office:value="0.0000178998831541686" calcext:value-type="float">
            <text:p>1.78998831541686E-0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5608" calcext:value-type="float">
            <text:p>0.975608</text:p>
          </table:table-cell>
          <table:table-cell office:value-type="float" office:value="0.024373" calcext:value-type="float">
            <text:p>0.024373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691544951428" calcext:value-type="float">
            <text:p>0.981691544951428</text:p>
          </table:table-cell>
          <table:table-cell office:value-type="float" office:value="0.0226478248158546" calcext:value-type="float">
            <text:p>0.022647824815855</text:p>
          </table:table-cell>
          <table:table-cell office:value-type="float" office:value="0.0000179278905381245" calcext:value-type="float">
            <text:p>1.79278905381245E-05</text:p>
          </table:table-cell>
          <table:table-cell/>
          <table:table-cell table:formula="of:=ABS([.CG15]-[.CK15])" office:value-type="float" office:value="0.00608354495142838" calcext:value-type="float">
            <text:p>0.006083544951428</text:p>
          </table:table-cell>
          <table:table-cell table:formula="of:=ABS([.CH15]-[.CL15])" office:value-type="float" office:value="0.00172517518414535" calcext:value-type="float">
            <text:p>0.001725175184145</text:p>
          </table:table-cell>
          <table:table-cell table:formula="of:=ABS([.CI15]-[.CM15])" office:value-type="float" office:value="0.00000107210946187553" calcext:value-type="float">
            <text:p>1.07210946187553E-0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table:formula="of:=(2*[.C16]-[.$C$38]-[.$C$39])/([.$C$39]-[.$C$38])" office:value-type="float" office:value="-1" calcext:value-type="float">
            <text:p>-1</text:p>
          </table:table-cell>
          <table:table-cell table:formula="of:=(2*[.D16]-[.$D$38]-[.$D$39])/([.$D$39]-[.$D$38])" office:value-type="float" office:value="-0.25" calcext:value-type="float">
            <text:p>-0.25</text:p>
          </table:table-cell>
          <table:table-cell table:formula="of:=(2*[.E16]-[.$E$38]-[.$E$39])/([.$E$39]-[.$E$38])" office:value-type="float" office:value="-0.962264150943396" calcext:value-type="float">
            <text:p>-0.962264150943396</text:p>
          </table:table-cell>
          <table:table-cell table:formula="of:=(2*[.F16]-[.$F$38]-[.$F$39])/([.$F$39]-[.$F$38])" office:value-type="float" office:value="-0.916666666666667" calcext:value-type="float">
            <text:p>-0.916666666666667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office:value-type="float" office:value="-0.962264150943396" calcext:value-type="float">
            <text:p>-0.962264150943396</text:p>
          </table:table-cell>
          <table:table-cell office:value-type="float" office:value="-0.916666666666667" calcext:value-type="float">
            <text:p>-0.91666666666666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formula="of:=[.$Q16]*[.$X$8]+[.$R16]*[.$X$9]+[.$S16]*[.$X$10]+[.$T16]*[.$X$11]" office:value-type="float" office:value="-3.72732615896368" calcext:value-type="float">
            <text:p>-3.72732615896368</text:p>
          </table:table-cell>
          <table:table-cell table:formula="of:=[.AE16]+[.$X$7]" office:value-type="float" office:value="-5.09260905910934" calcext:value-type="float">
            <text:p>-5.09260905910934</text:p>
          </table:table-cell>
          <table:table-cell table:formula="of:=1/(1+EXP(-[.AF16]))" office:value-type="float" office:value="0.00610448062801103" calcext:value-type="float">
            <text:p>0.00610448062801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Y$8]+[.$R16]*[.$Y$9]+[.$S16]*[.$Y$10]+[.$T16]*[.$Y$11]" office:value-type="float" office:value="10.636116049583" calcext:value-type="float">
            <text:p>10.636116049583</text:p>
          </table:table-cell>
          <table:table-cell table:formula="of:=[.AJ16]+[.$Y$7]" office:value-type="float" office:value="15.5118432222342" calcext:value-type="float">
            <text:p>15.5118432222342</text:p>
          </table:table-cell>
          <table:table-cell table:formula="of:=1/(1+EXP(-[.AK16]))" office:value-type="float" office:value="0.999999816645318" calcext:value-type="float">
            <text:p>0.99999981664531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Z$8]+[.$R16]*[.$Z$9]+[.$S16]*[.$Z$10]+[.$T16]*[.$Z$11]" office:value-type="float" office:value="-1.92977865700255" calcext:value-type="float">
            <text:p>-1.92977865700255</text:p>
          </table:table-cell>
          <table:table-cell table:formula="of:=[.AO16]+[.$Z$7]" office:value-type="float" office:value="-2.1581235810241" calcext:value-type="float">
            <text:p>-2.1581235810241</text:p>
          </table:table-cell>
          <table:table-cell table:formula="of:=1/(1+EXP(-[.AP16]))" office:value-type="float" office:value="0.103574541510691" calcext:value-type="float">
            <text:p>0.10357454151069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A$8]+[.$R16]*[.$AA$9]+[.$S16]*[.$AA$10]+[.$T16]*[.$AA$11]" office:value-type="float" office:value="-2.4432327866596" calcext:value-type="float">
            <text:p>-2.4432327866596</text:p>
          </table:table-cell>
          <table:table-cell table:formula="of:=[.AT16]+[.$AA$7]" office:value-type="float" office:value="-2.30486212883596" calcext:value-type="float">
            <text:p>-2.30486212883596</text:p>
          </table:table-cell>
          <table:table-cell table:formula="of:=1/(1+EXP(-[.AU16]))" office:value-type="float" office:value="0.0907210813436684" calcext:value-type="float">
            <text:p>0.09072108134366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Q16]*[.$AB$8]+[.$R16]*[.$AB$9]+[.$S16]*[.$AB$10]+[.$T16]*[.$AB$11]" office:value-type="float" office:value="7.21825566673707" calcext:value-type="float">
            <text:p>7.21825566673707</text:p>
          </table:table-cell>
          <table:table-cell table:formula="of:=[.AY16]+[.$AB$7]" office:value-type="float" office:value="4.28324857968339" calcext:value-type="float">
            <text:p>4.28324857968339</text:p>
          </table:table-cell>
          <table:table-cell table:formula="of:=1/(1+EXP(-[.AZ16]))" office:value-type="float" office:value="0.986390021243647" calcext:value-type="float">
            <text:p>0.98639002124364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formula="of:=[.$AG15] * [.$BE$8]+ [.$AL15] * [.$BE$9] + [.$AQ15] * [.$BE$10]+ [.$AV15] * [.$BE$11]+ [.$BA15] * [.$BE$12]" office:value-type="float" office:value="5.51861863232656" calcext:value-type="float">
            <text:p>5.51861863232656</text:p>
          </table:table-cell>
          <table:table-cell table:formula="of:=[.BK16]+[.$BE$7]" office:value-type="float" office:value="4.01139711234618" calcext:value-type="float">
            <text:p>4.01139711234618</text:p>
          </table:table-cell>
          <table:table-cell table:style-name="ce1" table:formula="of:=1/(1+EXP(-[.BL16]))" office:value-type="float" office:value="0.982213991895892" calcext:value-type="float">
            <text:p>0.98221399189589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F$8]+ [.$AL15] * [.$BF$9] + [.$AQ15] * [.$BF$10]+ [.$AV15] * [.$BF$11]+ [.$BA15] * [.$BF$12]" office:value-type="float" office:value="-1.45705992290635" calcext:value-type="float">
            <text:p>-1.45705992290635</text:p>
          </table:table-cell>
          <table:table-cell table:formula="of:=[.BP16]+[.$BF$7]" office:value-type="float" office:value="-3.65605007479164" calcext:value-type="float">
            <text:p>-3.65605007479164</text:p>
          </table:table-cell>
          <table:table-cell table:formula="of:=1/(1+EXP(-[.BQ16]))" office:value-type="float" office:value="0.0251837493042333" calcext:value-type="float">
            <text:p>0.0251837493042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AG15] * [.$BG$8]+ [.$AL15] * [.$BG$9] + [.$AQ15] * [.$BG$10]+ [.$AV15] * [.$BG$11]+ [.$BA15] * [.$BG$12]" office:value-type="float" office:value="-10.1802941170099" calcext:value-type="float">
            <text:p>-10.1802941170099</text:p>
          </table:table-cell>
          <table:table-cell table:formula="of:=[.BU16]+[.$BG$7]" office:value-type="float" office:value="-10.9472390680922" calcext:value-type="float">
            <text:p>-10.9472390680922</text:p>
          </table:table-cell>
          <table:table-cell table:formula="of:=1/(1+EXP(-[.BV16]))" office:value-type="float" office:value="0.0000176062487821005" calcext:value-type="float">
            <text:p>1.76062487821005E-0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4185" calcext:value-type="float">
            <text:p>0.974185</text:p>
          </table:table-cell>
          <table:table-cell office:value-type="float" office:value="0.025796" calcext:value-type="float">
            <text:p>0.025796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810185010259" calcext:value-type="float">
            <text:p>0.981810185010259</text:p>
          </table:table-cell>
          <table:table-cell office:value-type="float" office:value="0.0247755553337541" calcext:value-type="float">
            <text:p>0.024775555333754</text:p>
          </table:table-cell>
          <table:table-cell office:value-type="float" office:value="0.0000178998831541686" calcext:value-type="float">
            <text:p>1.78998831541686E-05</text:p>
          </table:table-cell>
          <table:table-cell/>
          <table:table-cell table:formula="of:=ABS([.CG16]-[.CK16])" office:value-type="float" office:value="0.00762518501025944" calcext:value-type="float">
            <text:p>0.007625185010259</text:p>
          </table:table-cell>
          <table:table-cell table:formula="of:=ABS([.CH16]-[.CL16])" office:value-type="float" office:value="0.00102044466624591" calcext:value-type="float">
            <text:p>0.001020444666246</text:p>
          </table:table-cell>
          <table:table-cell table:formula="of:=ABS([.CI16]-[.CM16])" office:value-type="float" office:value="0.00000110011684583138" calcext:value-type="float">
            <text:p>1.10011684583138E-0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2*[.C17]-[.$C$38]-[.$C$39])/([.$C$39]-[.$C$38])" office:value-type="float" office:value="-0.6875" calcext:value-type="float">
            <text:p>-0.6875</text:p>
          </table:table-cell>
          <table:table-cell table:formula="of:=(2*[.D17]-[.$D$38]-[.$D$39])/([.$D$39]-[.$D$38])" office:value-type="float" office:value="0" calcext:value-type="float">
            <text:p>0</text:p>
          </table:table-cell>
          <table:table-cell table:formula="of:=(2*[.E17]-[.$E$38]-[.$E$39])/([.$E$39]-[.$E$38])" office:value-type="float" office:value="-0.924528301886792" calcext:value-type="float">
            <text:p>-0.924528301886792</text:p>
          </table:table-cell>
          <table:table-cell table:formula="of:=(2*[.F17]-[.$F$38]-[.$F$39])/([.$F$39]-[.$F$38])" office:value-type="float" office:value="-1" calcext:value-type="float">
            <text:p>-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0" calcext:value-type="float">
            <text:p>0</text:p>
          </table:table-cell>
          <table:table-cell office:value-type="float" office:value="-0.924528301886792" calcext:value-type="float">
            <text:p>-0.924528301886792</text:p>
          </table:table-cell>
          <table:table-cell office:value-type="float" office:value="-1" calcext:value-type="float">
            <text:p>-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formula="of:=[.$Q17]*[.$X$8]+[.$R17]*[.$X$9]+[.$S17]*[.$X$10]+[.$T17]*[.$X$11]" office:value-type="float" office:value="-4.2768514276788" calcext:value-type="float">
            <text:p>-4.2768514276788</text:p>
          </table:table-cell>
          <table:table-cell table:formula="of:=[.AE17]+[.$X$7]" office:value-type="float" office:value="-5.64213432782446" calcext:value-type="float">
            <text:p>-5.64213432782446</text:p>
          </table:table-cell>
          <table:table-cell table:formula="of:=1/(1+EXP(-[.AF17]))" office:value-type="float" office:value="0.00353276880455607" calcext:value-type="float">
            <text:p>0.00353276880455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Y$8]+[.$R17]*[.$Y$9]+[.$S17]*[.$Y$10]+[.$T17]*[.$Y$11]" office:value-type="float" office:value="11.6857212592792" calcext:value-type="float">
            <text:p>11.6857212592792</text:p>
          </table:table-cell>
          <table:table-cell table:formula="of:=[.AJ17]+[.$Y$7]" office:value-type="float" office:value="16.5614484319304" calcext:value-type="float">
            <text:p>16.5614484319304</text:p>
          </table:table-cell>
          <table:table-cell table:formula="of:=1/(1+EXP(-[.AK17]))" office:value-type="float" office:value="0.999999935811932" calcext:value-type="float">
            <text:p>0.99999993581193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Z$8]+[.$R17]*[.$Z$9]+[.$S17]*[.$Z$10]+[.$T17]*[.$Z$11]" office:value-type="float" office:value="-1.89484090844314" calcext:value-type="float">
            <text:p>-1.89484090844314</text:p>
          </table:table-cell>
          <table:table-cell table:formula="of:=[.AO17]+[.$Z$7]" office:value-type="float" office:value="-2.12318583246469" calcext:value-type="float">
            <text:p>-2.12318583246469</text:p>
          </table:table-cell>
          <table:table-cell table:formula="of:=1/(1+EXP(-[.AP17]))" office:value-type="float" office:value="0.106863621513769" calcext:value-type="float">
            <text:p>0.1068636215137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A$8]+[.$R17]*[.$AA$9]+[.$S17]*[.$AA$10]+[.$T17]*[.$AA$11]" office:value-type="float" office:value="-2.82436557245003" calcext:value-type="float">
            <text:p>-2.82436557245003</text:p>
          </table:table-cell>
          <table:table-cell table:formula="of:=[.AT17]+[.$AA$7]" office:value-type="float" office:value="-2.68599491462639" calcext:value-type="float">
            <text:p>-2.68599491462639</text:p>
          </table:table-cell>
          <table:table-cell table:formula="of:=1/(1+EXP(-[.AU17]))" office:value-type="float" office:value="0.0638048396922742" calcext:value-type="float">
            <text:p>0.06380483969227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Q17]*[.$AB$8]+[.$R17]*[.$AB$9]+[.$S17]*[.$AB$10]+[.$T17]*[.$AB$11]" office:value-type="float" office:value="7.71707501102164" calcext:value-type="float">
            <text:p>7.71707501102164</text:p>
          </table:table-cell>
          <table:table-cell table:formula="of:=[.AY17]+[.$AB$7]" office:value-type="float" office:value="4.78206792396796" calcext:value-type="float">
            <text:p>4.78206792396796</text:p>
          </table:table-cell>
          <table:table-cell table:formula="of:=1/(1+EXP(-[.AZ17]))" office:value-type="float" office:value="0.991690963923934" calcext:value-type="float">
            <text:p>0.991690963923934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formula="of:=[.$AG16] * [.$BE$8]+ [.$AL16] * [.$BE$9] + [.$AQ16] * [.$BE$10]+ [.$AV16] * [.$BE$11]+ [.$BA16] * [.$BE$12]" office:value-type="float" office:value="5.36767492971345" calcext:value-type="float">
            <text:p>5.36767492971345</text:p>
          </table:table-cell>
          <table:table-cell table:formula="of:=[.BK17]+[.$BE$7]" office:value-type="float" office:value="3.86045340973308" calcext:value-type="float">
            <text:p>3.86045340973308</text:p>
          </table:table-cell>
          <table:table-cell table:style-name="ce1" table:formula="of:=1/(1+EXP(-[.BL17]))" office:value-type="float" office:value="0.97937586308827" calcext:value-type="float">
            <text:p>0.9793758630882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F$8]+ [.$AL16] * [.$BF$9] + [.$AQ16] * [.$BF$10]+ [.$AV16] * [.$BF$11]+ [.$BA16] * [.$BF$12]" office:value-type="float" office:value="-1.34753075192799" calcext:value-type="float">
            <text:p>-1.34753075192799</text:p>
          </table:table-cell>
          <table:table-cell table:formula="of:=[.BP17]+[.$BF$7]" office:value-type="float" office:value="-3.54652090381328" calcext:value-type="float">
            <text:p>-3.54652090381328</text:p>
          </table:table-cell>
          <table:table-cell table:formula="of:=1/(1+EXP(-[.BQ17]))" office:value-type="float" office:value="0.0280171618129162" calcext:value-type="float">
            <text:p>0.02801716181291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AG16] * [.$BG$8]+ [.$AL16] * [.$BG$9] + [.$AQ16] * [.$BG$10]+ [.$AV16] * [.$BG$11]+ [.$BA16] * [.$BG$12]" office:value-type="float" office:value="-10.0739343447623" calcext:value-type="float">
            <text:p>-10.0739343447623</text:p>
          </table:table-cell>
          <table:table-cell table:formula="of:=[.BU17]+[.$BG$7]" office:value-type="float" office:value="-10.8408792958447" calcext:value-type="float">
            <text:p>-10.8408792958447</text:p>
          </table:table-cell>
          <table:table-cell table:formula="of:=1/(1+EXP(-[.BV17]))" office:value-type="float" office:value="0.0000195820176821289" calcext:value-type="float">
            <text:p>1.95820176821289E-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3678" calcext:value-type="float">
            <text:p>0.973678</text:p>
          </table:table-cell>
          <table:table-cell office:value-type="float" office:value="0.026304" calcext:value-type="float">
            <text:p>0.026304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2213991895892" calcext:value-type="float">
            <text:p>0.982213991895892</text:p>
          </table:table-cell>
          <table:table-cell office:value-type="float" office:value="0.0251837493042333" calcext:value-type="float">
            <text:p>0.025183749304233</text:p>
          </table:table-cell>
          <table:table-cell office:value-type="float" office:value="0.0000176062487821005" calcext:value-type="float">
            <text:p>1.76062487821005E-05</text:p>
          </table:table-cell>
          <table:table-cell/>
          <table:table-cell table:formula="of:=ABS([.CG17]-[.CK17])" office:value-type="float" office:value="0.00853599189589238" calcext:value-type="float">
            <text:p>0.008535991895892</text:p>
          </table:table-cell>
          <table:table-cell table:formula="of:=ABS([.CH17]-[.CL17])" office:value-type="float" office:value="0.0011202506957667" calcext:value-type="float">
            <text:p>0.001120250695767</text:p>
          </table:table-cell>
          <table:table-cell table:formula="of:=ABS([.CI17]-[.CM17])" office:value-type="float" office:value="0.00000139375121789945" calcext:value-type="float">
            <text:p>1.39375121789945E-0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2*[.C18]-[.$C$38]-[.$C$39])/([.$C$39]-[.$C$38])" office:value-type="float" office:value="0.625" calcext:value-type="float">
            <text:p>0.625</text:p>
          </table:table-cell>
          <table:table-cell table:formula="of:=(2*[.D18]-[.$D$38]-[.$D$39])/([.$D$39]-[.$D$38])" office:value-type="float" office:value="0.125" calcext:value-type="float">
            <text:p>0.125</text:p>
          </table:table-cell>
          <table:table-cell table:formula="of:=(2*[.E18]-[.$E$38]-[.$E$39])/([.$E$39]-[.$E$38])" office:value-type="float" office:value="0.283018867924528" calcext:value-type="float">
            <text:p>0.283018867924528</text:p>
          </table:table-cell>
          <table:table-cell table:formula="of:=(2*[.F18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0833333333333332" calcext:value-type="float">
            <text:p>0.08333333333333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formula="of:=[.$Q18]*[.$X$8]+[.$R18]*[.$X$9]+[.$S18]*[.$X$10]+[.$T18]*[.$X$11]" office:value-type="float" office:value="0.415039251704105" calcext:value-type="float">
            <text:p>0.415039251704105</text:p>
          </table:table-cell>
          <table:table-cell table:formula="of:=[.AE18]+[.$X$7]" office:value-type="float" office:value="-0.950243648441554" calcext:value-type="float">
            <text:p>-0.950243648441554</text:p>
          </table:table-cell>
          <table:table-cell table:formula="of:=1/(1+EXP(-[.AF18]))" office:value-type="float" office:value="0.278835824947263" calcext:value-type="float">
            <text:p>0.27883582494726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Y$8]+[.$R18]*[.$Y$9]+[.$S18]*[.$Y$10]+[.$T18]*[.$Y$11]" office:value-type="float" office:value="-1.6061528535689" calcext:value-type="float">
            <text:p>-1.6061528535689</text:p>
          </table:table-cell>
          <table:table-cell table:formula="of:=[.AJ18]+[.$Y$7]" office:value-type="float" office:value="3.26957431908224" calcext:value-type="float">
            <text:p>3.26957431908224</text:p>
          </table:table-cell>
          <table:table-cell table:formula="of:=1/(1+EXP(-[.AK18]))" office:value-type="float" office:value="0.96337015321684" calcext:value-type="float">
            <text:p>0.96337015321684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Z$8]+[.$R18]*[.$Z$9]+[.$S18]*[.$Z$10]+[.$T18]*[.$Z$11]" office:value-type="float" office:value="0.378389824135274" calcext:value-type="float">
            <text:p>0.378389824135274</text:p>
          </table:table-cell>
          <table:table-cell table:formula="of:=[.AO18]+[.$Z$7]" office:value-type="float" office:value="0.150044900113723" calcext:value-type="float">
            <text:p>0.150044900113723</text:p>
          </table:table-cell>
          <table:table-cell table:formula="of:=1/(1+EXP(-[.AP18]))" office:value-type="float" office:value="0.53744100744866" calcext:value-type="float">
            <text:p>0.537441007448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A$8]+[.$R18]*[.$AA$9]+[.$S18]*[.$AA$10]+[.$T18]*[.$AA$11]" office:value-type="float" office:value="0.348620104793484" calcext:value-type="float">
            <text:p>0.348620104793484</text:p>
          </table:table-cell>
          <table:table-cell table:formula="of:=[.AT18]+[.$AA$7]" office:value-type="float" office:value="0.486990762617124" calcext:value-type="float">
            <text:p>0.486990762617124</text:p>
          </table:table-cell>
          <table:table-cell table:formula="of:=1/(1+EXP(-[.AU18]))" office:value-type="float" office:value="0.619397277143075" calcext:value-type="float">
            <text:p>0.61939727714307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Q18]*[.$AB$8]+[.$R18]*[.$AB$9]+[.$S18]*[.$AB$10]+[.$T18]*[.$AB$11]" office:value-type="float" office:value="-1.69320031988186" calcext:value-type="float">
            <text:p>-1.69320031988186</text:p>
          </table:table-cell>
          <table:table-cell table:formula="of:=[.AY18]+[.$AB$7]" office:value-type="float" office:value="-4.62820740693554" calcext:value-type="float">
            <text:p>-4.62820740693554</text:p>
          </table:table-cell>
          <table:table-cell table:formula="of:=1/(1+EXP(-[.AZ18]))" office:value-type="float" office:value="0.00967768820220818" calcext:value-type="float">
            <text:p>0.00967768820220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formula="of:=[.$AG17] * [.$BE$8]+ [.$AL17] * [.$BE$9] + [.$AQ17] * [.$BE$10]+ [.$AV17] * [.$BE$11]+ [.$BA17] * [.$BE$12]" office:value-type="float" office:value="5.4793983279981" calcext:value-type="float">
            <text:p>5.4793983279981</text:p>
          </table:table-cell>
          <table:table-cell table:formula="of:=[.BK18]+[.$BE$7]" office:value-type="float" office:value="3.97217680801773" calcext:value-type="float">
            <text:p>3.97217680801773</text:p>
          </table:table-cell>
          <table:table-cell table:style-name="ce1" table:formula="of:=1/(1+EXP(-[.BL18]))" office:value-type="float" office:value="0.981515709463811" calcext:value-type="float">
            <text:p>0.9815157094638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F$8]+ [.$AL17] * [.$BF$9] + [.$AQ17] * [.$BF$10]+ [.$AV17] * [.$BF$11]+ [.$BA17] * [.$BF$12]" office:value-type="float" office:value="-1.38978982787036" calcext:value-type="float">
            <text:p>-1.38978982787036</text:p>
          </table:table-cell>
          <table:table-cell table:formula="of:=[.BP18]+[.$BF$7]" office:value-type="float" office:value="-3.58877997975565" calcext:value-type="float">
            <text:p>-3.58877997975565</text:p>
          </table:table-cell>
          <table:table-cell table:formula="of:=1/(1+EXP(-[.BQ18]))" office:value-type="float" office:value="0.026889023419736" calcext:value-type="float">
            <text:p>0.0268890234197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AG17] * [.$BG$8]+ [.$AL17] * [.$BG$9] + [.$AQ17] * [.$BG$10]+ [.$AV17] * [.$BG$11]+ [.$BA17] * [.$BG$12]" office:value-type="float" office:value="-10.1526847478567" calcext:value-type="float">
            <text:p>-10.1526847478567</text:p>
          </table:table-cell>
          <table:table-cell table:formula="of:=[.BU18]+[.$BG$7]" office:value-type="float" office:value="-10.9196296989391" calcext:value-type="float">
            <text:p>-10.9196296989391</text:p>
          </table:table-cell>
          <table:table-cell table:formula="of:=1/(1+EXP(-[.BV18]))" office:value-type="float" office:value="0.0000180991098906707" calcext:value-type="float">
            <text:p>1.80991098906707E-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0872" calcext:value-type="float">
            <text:p>0.970872</text:p>
          </table:table-cell>
          <table:table-cell office:value-type="float" office:value="0.029107" calcext:value-type="float">
            <text:p>0.029107</text:p>
          </table:table-cell>
          <table:table-cell office:value-type="float" office:value="0.000021" calcext:value-type="float">
            <text:p>2.1E-05</text:p>
          </table:table-cell>
          <table:table-cell/>
          <table:table-cell office:value-type="float" office:value="0.97937586308827" calcext:value-type="float">
            <text:p>0.97937586308827</text:p>
          </table:table-cell>
          <table:table-cell office:value-type="float" office:value="0.0280171618129162" calcext:value-type="float">
            <text:p>0.028017161812916</text:p>
          </table:table-cell>
          <table:table-cell office:value-type="float" office:value="0.0000195820176821289" calcext:value-type="float">
            <text:p>1.95820176821289E-05</text:p>
          </table:table-cell>
          <table:table-cell/>
          <table:table-cell table:formula="of:=ABS([.CG18]-[.CK18])" office:value-type="float" office:value="0.00850386308826967" calcext:value-type="float">
            <text:p>0.00850386308827</text:p>
          </table:table-cell>
          <table:table-cell table:formula="of:=ABS([.CH18]-[.CL18])" office:value-type="float" office:value="0.00108983818708384" calcext:value-type="float">
            <text:p>0.001089838187084</text:p>
          </table:table-cell>
          <table:table-cell table:formula="of:=ABS([.CI18]-[.CM18])" office:value-type="float" office:value="0.00000141798231787107" calcext:value-type="float">
            <text:p>1.41798231787107E-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2*[.C19]-[.$C$38]-[.$C$39])/([.$C$39]-[.$C$38])" office:value-type="float" office:value="0.25" calcext:value-type="float">
            <text:p>0.25</text:p>
          </table:table-cell>
          <table:table-cell table:formula="of:=(2*[.D19]-[.$D$38]-[.$D$39])/([.$D$39]-[.$D$38])" office:value-type="float" office:value="0.125" calcext:value-type="float">
            <text:p>0.125</text:p>
          </table:table-cell>
          <table:table-cell table:formula="of:=(2*[.E19]-[.$E$38]-[.$E$39])/([.$E$39]-[.$E$38])" office:value-type="float" office:value="0.207547169811321" calcext:value-type="float">
            <text:p>0.207547169811321</text:p>
          </table:table-cell>
          <table:table-cell table:formula="of:=(2*[.F19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formula="of:=[.$Q19]*[.$X$8]+[.$R19]*[.$X$9]+[.$S19]*[.$X$10]+[.$T19]*[.$X$11]" office:value-type="float" office:value="0.635929183452165" calcext:value-type="float">
            <text:p>0.635929183452165</text:p>
          </table:table-cell>
          <table:table-cell table:formula="of:=[.AE19]+[.$X$7]" office:value-type="float" office:value="-0.729353716693495" calcext:value-type="float">
            <text:p>-0.729353716693495</text:p>
          </table:table-cell>
          <table:table-cell table:formula="of:=1/(1+EXP(-[.AF19]))" office:value-type="float" office:value="0.325336565859803" calcext:value-type="float">
            <text:p>0.3253365658598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Y$8]+[.$R19]*[.$Y$9]+[.$S19]*[.$Y$10]+[.$T19]*[.$Y$11]" office:value-type="float" office:value="-1.93025008252997" calcext:value-type="float">
            <text:p>-1.93025008252997</text:p>
          </table:table-cell>
          <table:table-cell table:formula="of:=[.AJ19]+[.$Y$7]" office:value-type="float" office:value="2.94547709012116" calcext:value-type="float">
            <text:p>2.94547709012116</text:p>
          </table:table-cell>
          <table:table-cell table:formula="of:=1/(1+EXP(-[.AK19]))" office:value-type="float" office:value="0.950049287241392" calcext:value-type="float">
            <text:p>0.95004928724139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Z$8]+[.$R19]*[.$Z$9]+[.$S19]*[.$Z$10]+[.$T19]*[.$Z$11]" office:value-type="float" office:value="0.409101786065624" calcext:value-type="float">
            <text:p>0.409101786065624</text:p>
          </table:table-cell>
          <table:table-cell table:formula="of:=[.AO19]+[.$Z$7]" office:value-type="float" office:value="0.180756862044073" calcext:value-type="float">
            <text:p>0.180756862044073</text:p>
          </table:table-cell>
          <table:table-cell table:formula="of:=1/(1+EXP(-[.AP19]))" office:value-type="float" office:value="0.545066577093346" calcext:value-type="float">
            <text:p>0.545066577093346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A$8]+[.$R19]*[.$AA$9]+[.$S19]*[.$AA$10]+[.$T19]*[.$AA$11]" office:value-type="float" office:value="0.3975857154902" calcext:value-type="float">
            <text:p>0.3975857154902</text:p>
          </table:table-cell>
          <table:table-cell table:formula="of:=[.AT19]+[.$AA$7]" office:value-type="float" office:value="0.53595637331384" calcext:value-type="float">
            <text:p>0.53595637331384</text:p>
          </table:table-cell>
          <table:table-cell table:formula="of:=1/(1+EXP(-[.AU19]))" office:value-type="float" office:value="0.630871266759607" calcext:value-type="float">
            <text:p>0.63087126675960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Q19]*[.$AB$8]+[.$R19]*[.$AB$9]+[.$S19]*[.$AB$10]+[.$T19]*[.$AB$11]" office:value-type="float" office:value="-1.2887596044885" calcext:value-type="float">
            <text:p>-1.2887596044885</text:p>
          </table:table-cell>
          <table:table-cell table:formula="of:=[.AY19]+[.$AB$7]" office:value-type="float" office:value="-4.22376669154218" calcext:value-type="float">
            <text:p>-4.22376669154218</text:p>
          </table:table-cell>
          <table:table-cell table:formula="of:=1/(1+EXP(-[.AZ19]))" office:value-type="float" office:value="0.0144320493543521" calcext:value-type="float">
            <text:p>0.014432049354352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formula="of:=[.$AG18] * [.$BE$8]+ [.$AL18] * [.$BE$9] + [.$AQ18] * [.$BE$10]+ [.$AV18] * [.$BE$11]+ [.$BA18] * [.$BE$12]" office:value-type="float" office:value="-2.58959431897212" calcext:value-type="float">
            <text:p>-2.58959431897212</text:p>
          </table:table-cell>
          <table:table-cell table:formula="of:=[.BK19]+[.$BE$7]" office:value-type="float" office:value="-4.09681583895249" calcext:value-type="float">
            <text:p>-4.09681583895249</text:p>
          </table:table-cell>
          <table:table-cell table:formula="of:=1/(1+EXP(-[.BL19]))" office:value-type="float" office:value="0.016353641620289" calcext:value-type="float">
            <text:p>0.0163536416202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F$8]+ [.$AL18] * [.$BF$9] + [.$AQ18] * [.$BF$10]+ [.$AV18] * [.$BF$11]+ [.$BA18] * [.$BF$12]" office:value-type="float" office:value="5.863165617736" calcext:value-type="float">
            <text:p>5.863165617736</text:p>
          </table:table-cell>
          <table:table-cell table:formula="of:=[.BP19]+[.$BF$7]" office:value-type="float" office:value="3.66417546585071" calcext:value-type="float">
            <text:p>3.66417546585071</text:p>
          </table:table-cell>
          <table:table-cell table:style-name="ce2" table:formula="of:=1/(1+EXP(-[.BQ19]))" office:value-type="float" office:value="0.975014957494159" calcext:value-type="float">
            <text:p>0.97501495749415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AG18] * [.$BG$8]+ [.$AL18] * [.$BG$9] + [.$AQ18] * [.$BG$10]+ [.$AV18] * [.$BG$11]+ [.$BA18] * [.$BG$12]" office:value-type="float" office:value="-4.22923678953026" calcext:value-type="float">
            <text:p>-4.22923678953026</text:p>
          </table:table-cell>
          <table:table-cell table:formula="of:=[.BU19]+[.$BG$7]" office:value-type="float" office:value="-4.99618174061262" calcext:value-type="float">
            <text:p>-4.99618174061262</text:p>
          </table:table-cell>
          <table:table-cell table:formula="of:=1/(1+EXP(-[.BV19]))" office:value-type="float" office:value="0.00671828280101651" calcext:value-type="float">
            <text:p>0.0067182828010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/>
          <table:table-cell office:value-type="float" office:value="0.972024" calcext:value-type="float">
            <text:p>0.972024</text:p>
          </table:table-cell>
          <table:table-cell office:value-type="float" office:value="0.027957" calcext:value-type="float">
            <text:p>0.027957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0.981515709463811" calcext:value-type="float">
            <text:p>0.981515709463811</text:p>
          </table:table-cell>
          <table:table-cell office:value-type="float" office:value="0.026889023419736" calcext:value-type="float">
            <text:p>0.026889023419736</text:p>
          </table:table-cell>
          <table:table-cell office:value-type="float" office:value="0.0000180991098906707" calcext:value-type="float">
            <text:p>1.80991098906707E-05</text:p>
          </table:table-cell>
          <table:table-cell/>
          <table:table-cell table:formula="of:=ABS([.CG19]-[.CK19])" office:value-type="float" office:value="0.00949170946381139" calcext:value-type="float">
            <text:p>0.009491709463811</text:p>
          </table:table-cell>
          <table:table-cell table:formula="of:=ABS([.CH19]-[.CL19])" office:value-type="float" office:value="0.00106797658026399" calcext:value-type="float">
            <text:p>0.001067976580264</text:p>
          </table:table-cell>
          <table:table-cell table:formula="of:=ABS([.CI19]-[.CM19])" office:value-type="float" office:value="0.00000090089010932933" calcext:value-type="float">
            <text:p>9.0089010932933E-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2*[.C20]-[.$C$38]-[.$C$39])/([.$C$39]-[.$C$38])" office:value-type="float" office:value="0.5625" calcext:value-type="float">
            <text:p>0.5625</text:p>
          </table:table-cell>
          <table:table-cell table:formula="of:=(2*[.D20]-[.$D$38]-[.$D$39])/([.$D$39]-[.$D$38])" office:value-type="float" office:value="0" calcext:value-type="float">
            <text:p>0</text:p>
          </table:table-cell>
          <table:table-cell table:formula="of:=(2*[.E20]-[.$E$38]-[.$E$39])/([.$E$39]-[.$E$38])" office:value-type="float" office:value="0.358490566037736" calcext:value-type="float">
            <text:p>0.358490566037736</text:p>
          </table:table-cell>
          <table:table-cell table:formula="of:=(2*[.F20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office:value-type="float" office:value="0.358490566037736" calcext:value-type="float">
            <text:p>0.358490566037736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formula="of:=[.$Q20]*[.$X$8]+[.$R20]*[.$X$9]+[.$S20]*[.$X$10]+[.$T20]*[.$X$11]" office:value-type="float" office:value="0.973878575273769" calcext:value-type="float">
            <text:p>0.973878575273769</text:p>
          </table:table-cell>
          <table:table-cell table:formula="of:=[.AE20]+[.$X$7]" office:value-type="float" office:value="-0.391404324871891" calcext:value-type="float">
            <text:p>-0.391404324871891</text:p>
          </table:table-cell>
          <table:table-cell table:formula="of:=1/(1+EXP(-[.AF20]))" office:value-type="float" office:value="0.40337928383936" calcext:value-type="float">
            <text:p>0.403379283839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Y$8]+[.$R20]*[.$Y$9]+[.$S20]*[.$Y$10]+[.$T20]*[.$Y$11]" office:value-type="float" office:value="-2.94616120423222" calcext:value-type="float">
            <text:p>-2.94616120423222</text:p>
          </table:table-cell>
          <table:table-cell table:formula="of:=[.AJ20]+[.$Y$7]" office:value-type="float" office:value="1.92956596841892" calcext:value-type="float">
            <text:p>1.92956596841892</text:p>
          </table:table-cell>
          <table:table-cell table:formula="of:=1/(1+EXP(-[.AK20]))" office:value-type="float" office:value="0.873201371365285" calcext:value-type="float">
            <text:p>0.87320137136528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Z$8]+[.$R20]*[.$Z$9]+[.$S20]*[.$Z$10]+[.$T20]*[.$Z$11]" office:value-type="float" office:value="0.486792505461311" calcext:value-type="float">
            <text:p>0.486792505461311</text:p>
          </table:table-cell>
          <table:table-cell table:formula="of:=[.AO20]+[.$Z$7]" office:value-type="float" office:value="0.25844758143976" calcext:value-type="float">
            <text:p>0.25844758143976</text:p>
          </table:table-cell>
          <table:table-cell table:formula="of:=1/(1+EXP(-[.AP20]))" office:value-type="float" office:value="0.564254634715383" calcext:value-type="float">
            <text:p>0.56425463471538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A$8]+[.$R20]*[.$AA$9]+[.$S20]*[.$AA$10]+[.$T20]*[.$AA$11]" office:value-type="float" office:value="0.736128253847535" calcext:value-type="float">
            <text:p>0.736128253847535</text:p>
          </table:table-cell>
          <table:table-cell table:formula="of:=[.AT20]+[.$AA$7]" office:value-type="float" office:value="0.874498911671175" calcext:value-type="float">
            <text:p>0.874498911671175</text:p>
          </table:table-cell>
          <table:table-cell table:formula="of:=1/(1+EXP(-[.AU20]))" office:value-type="float" office:value="0.705680964853196" calcext:value-type="float">
            <text:p>0.70568096485319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Q20]*[.$AB$8]+[.$R20]*[.$AB$9]+[.$S20]*[.$AB$10]+[.$T20]*[.$AB$11]" office:value-type="float" office:value="-2.54417782285822" calcext:value-type="float">
            <text:p>-2.54417782285822</text:p>
          </table:table-cell>
          <table:table-cell table:formula="of:=[.AY20]+[.$AB$7]" office:value-type="float" office:value="-5.47918490991191" calcext:value-type="float">
            <text:p>-5.47918490991191</text:p>
          </table:table-cell>
          <table:table-cell table:formula="of:=1/(1+EXP(-[.AZ20]))" office:value-type="float" office:value="0.00415539014370274" calcext:value-type="float">
            <text:p>0.004155390143703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formula="of:=[.$AG19] * [.$BE$8]+ [.$AL19] * [.$BE$9] + [.$AQ19] * [.$BE$10]+ [.$AV19] * [.$BE$11]+ [.$BA19] * [.$BE$12]" office:value-type="float" office:value="-2.81919811166521" calcext:value-type="float">
            <text:p>-2.81919811166521</text:p>
          </table:table-cell>
          <table:table-cell table:formula="of:=[.BK20]+[.$BE$7]" office:value-type="float" office:value="-4.32641963164558" calcext:value-type="float">
            <text:p>-4.32641963164558</text:p>
          </table:table-cell>
          <table:table-cell table:formula="of:=1/(1+EXP(-[.BL20]))" office:value-type="float" office:value="0.0130424239394267" calcext:value-type="float">
            <text:p>0.013042423939427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F$8]+ [.$AL19] * [.$BF$9] + [.$AQ19] * [.$BF$10]+ [.$AV19] * [.$BF$11]+ [.$BA19] * [.$BF$12]" office:value-type="float" office:value="5.63975748075531" calcext:value-type="float">
            <text:p>5.63975748075531</text:p>
          </table:table-cell>
          <table:table-cell table:formula="of:=[.BP20]+[.$BF$7]" office:value-type="float" office:value="3.44076732887002" calcext:value-type="float">
            <text:p>3.44076732887002</text:p>
          </table:table-cell>
          <table:table-cell table:style-name="ce2" table:formula="of:=1/(1+EXP(-[.BQ20]))" office:value-type="float" office:value="0.968954606610679" calcext:value-type="float">
            <text:p>0.96895460661067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AG19] * [.$BG$8]+ [.$AL19] * [.$BG$9] + [.$AQ19] * [.$BG$10]+ [.$AV19] * [.$BG$11]+ [.$BA19] * [.$BG$12]" office:value-type="float" office:value="-3.920880215424" calcext:value-type="float">
            <text:p>-3.920880215424</text:p>
          </table:table-cell>
          <table:table-cell table:formula="of:=[.BU20]+[.$BG$7]" office:value-type="float" office:value="-4.68782516650635" calcext:value-type="float">
            <text:p>-4.68782516650635</text:p>
          </table:table-cell>
          <table:table-cell table:formula="of:=1/(1+EXP(-[.BV20]))" office:value-type="float" office:value="0.00912269758579266" calcext:value-type="float">
            <text:p>0.00912269758579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3732" calcext:value-type="float">
            <text:p>0.013732</text:p>
          </table:table-cell>
          <table:table-cell office:value-type="float" office:value="0.97797" calcext:value-type="float">
            <text:p>0.97797</text:p>
          </table:table-cell>
          <table:table-cell office:value-type="float" office:value="0.008298" calcext:value-type="float">
            <text:p>0.008298</text:p>
          </table:table-cell>
          <table:table-cell/>
          <table:table-cell office:value-type="float" office:value="0.016353641620289" calcext:value-type="float">
            <text:p>0.016353641620289</text:p>
          </table:table-cell>
          <table:table-cell office:value-type="float" office:value="0.975014957494159" calcext:value-type="float">
            <text:p>0.975014957494159</text:p>
          </table:table-cell>
          <table:table-cell office:value-type="float" office:value="0.00671828280101651" calcext:value-type="float">
            <text:p>0.006718282801017</text:p>
          </table:table-cell>
          <table:table-cell/>
          <table:table-cell table:formula="of:=ABS([.CG20]-[.CK20])" office:value-type="float" office:value="0.00262164162028895" calcext:value-type="float">
            <text:p>0.002621641620289</text:p>
          </table:table-cell>
          <table:table-cell table:formula="of:=ABS([.CH20]-[.CL20])" office:value-type="float" office:value="0.00295504250584133" calcext:value-type="float">
            <text:p>0.002955042505841</text:p>
          </table:table-cell>
          <table:table-cell table:formula="of:=ABS([.CI20]-[.CM20])" office:value-type="float" office:value="0.0015797171989835" calcext:value-type="float">
            <text:p>0.00157971719898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2*[.C21]-[.$C$38]-[.$C$39])/([.$C$39]-[.$C$38])" office:value-type="float" office:value="-0.3125" calcext:value-type="float">
            <text:p>-0.3125</text:p>
          </table:table-cell>
          <table:table-cell table:formula="of:=(2*[.D21]-[.$D$38]-[.$D$39])/([.$D$39]-[.$D$38])" office:value-type="float" office:value="-1" calcext:value-type="float">
            <text:p>-1</text:p>
          </table:table-cell>
          <table:table-cell table:formula="of:=(2*[.E21]-[.$E$38]-[.$E$39])/([.$E$39]-[.$E$38])" office:value-type="float" office:value="0.018867924528302" calcext:value-type="float">
            <text:p>0.018867924528302</text:p>
          </table:table-cell>
          <table:table-cell table:formula="of:=(2*[.F21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1" calcext:value-type="float">
            <text:p>-1</text:p>
          </table:table-cell>
          <table:table-cell office:value-type="float" office:value="0.018867924528302" calcext:value-type="float">
            <text:p>0.01886792452830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formula="of:=[.$Q21]*[.$X$8]+[.$R21]*[.$X$9]+[.$S21]*[.$X$10]+[.$T21]*[.$X$11]" office:value-type="float" office:value="1.31091530941566" calcext:value-type="float">
            <text:p>1.31091530941566</text:p>
          </table:table-cell>
          <table:table-cell table:formula="of:=[.AE21]+[.$X$7]" office:value-type="float" office:value="-0.0543675907300014" calcext:value-type="float">
            <text:p>-0.054367590730002</text:p>
          </table:table-cell>
          <table:table-cell table:formula="of:=1/(1+EXP(-[.AF21]))" office:value-type="float" office:value="0.486411449278682" calcext:value-type="float">
            <text:p>0.48641144927868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Y$8]+[.$R21]*[.$Y$9]+[.$S21]*[.$Y$10]+[.$T21]*[.$Y$11]" office:value-type="float" office:value="-2.52231161311162" calcext:value-type="float">
            <text:p>-2.52231161311162</text:p>
          </table:table-cell>
          <table:table-cell table:formula="of:=[.AJ21]+[.$Y$7]" office:value-type="float" office:value="2.35341555953952" calcext:value-type="float">
            <text:p>2.35341555953952</text:p>
          </table:table-cell>
          <table:table-cell table:formula="of:=1/(1+EXP(-[.AK21]))" office:value-type="float" office:value="0.913205331786026" calcext:value-type="float">
            <text:p>0.91320533178602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Z$8]+[.$R21]*[.$Z$9]+[.$S21]*[.$Z$10]+[.$T21]*[.$Z$11]" office:value-type="float" office:value="-0.371995514701181" calcext:value-type="float">
            <text:p>-0.371995514701181</text:p>
          </table:table-cell>
          <table:table-cell table:formula="of:=[.AO21]+[.$Z$7]" office:value-type="float" office:value="-0.600340438722732" calcext:value-type="float">
            <text:p>-0.600340438722732</text:p>
          </table:table-cell>
          <table:table-cell table:formula="of:=1/(1+EXP(-[.AP21]))" office:value-type="float" office:value="0.35426581062235" calcext:value-type="float">
            <text:p>0.3542658106223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A$8]+[.$R21]*[.$AA$9]+[.$S21]*[.$AA$10]+[.$T21]*[.$AA$11]" office:value-type="float" office:value="1.18956488686513" calcext:value-type="float">
            <text:p>1.18956488686513</text:p>
          </table:table-cell>
          <table:table-cell table:formula="of:=[.AT21]+[.$AA$7]" office:value-type="float" office:value="1.32793554468877" calcext:value-type="float">
            <text:p>1.32793554468877</text:p>
          </table:table-cell>
          <table:table-cell table:formula="of:=1/(1+EXP(-[.AU21]))" office:value-type="float" office:value="0.790498944633591" calcext:value-type="float">
            <text:p>0.79049894463359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Q21]*[.$AB$8]+[.$R21]*[.$AB$9]+[.$S21]*[.$AB$10]+[.$T21]*[.$AB$11]" office:value-type="float" office:value="-2.49705198808965" calcext:value-type="float">
            <text:p>-2.49705198808965</text:p>
          </table:table-cell>
          <table:table-cell table:formula="of:=[.AY21]+[.$AB$7]" office:value-type="float" office:value="-5.43205907514333" calcext:value-type="float">
            <text:p>-5.43205907514333</text:p>
          </table:table-cell>
          <table:table-cell table:formula="of:=1/(1+EXP(-[.AZ21]))" office:value-type="float" office:value="0.00435503071179961" calcext:value-type="float">
            <text:p>0.0043550307118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formula="of:=[.$AG20] * [.$BE$8]+ [.$AL20] * [.$BE$9] + [.$AQ20] * [.$BE$10]+ [.$AV20] * [.$BE$11]+ [.$BA20] * [.$BE$12]" office:value-type="float" office:value="-3.52255964691459" calcext:value-type="float">
            <text:p>-3.52255964691459</text:p>
          </table:table-cell>
          <table:table-cell table:formula="of:=[.BK21]+[.$BE$7]" office:value-type="float" office:value="-5.02978116689496" calcext:value-type="float">
            <text:p>-5.02978116689496</text:p>
          </table:table-cell>
          <table:table-cell table:formula="of:=1/(1+EXP(-[.BL21]))" office:value-type="float" office:value="0.0064977448141764" calcext:value-type="float">
            <text:p>0.0064977448141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F$8]+ [.$AL20] * [.$BF$9] + [.$AQ20] * [.$BF$10]+ [.$AV20] * [.$BF$11]+ [.$BA20] * [.$BF$12]" office:value-type="float" office:value="4.9954793553569" calcext:value-type="float">
            <text:p>4.9954793553569</text:p>
          </table:table-cell>
          <table:table-cell table:formula="of:=[.BP21]+[.$BF$7]" office:value-type="float" office:value="2.79648920347161" calcext:value-type="float">
            <text:p>2.79648920347161</text:p>
          </table:table-cell>
          <table:table-cell table:style-name="ce2" table:formula="of:=1/(1+EXP(-[.BQ21]))" office:value-type="float" office:value="0.94248581216456" calcext:value-type="float">
            <text:p>0.9424858121645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AG20] * [.$BG$8]+ [.$AL20] * [.$BG$9] + [.$AQ20] * [.$BG$10]+ [.$AV20] * [.$BG$11]+ [.$BA20] * [.$BG$12]" office:value-type="float" office:value="-2.83019444136541" calcext:value-type="float">
            <text:p>-2.83019444136541</text:p>
          </table:table-cell>
          <table:table-cell table:formula="of:=[.BU21]+[.$BG$7]" office:value-type="float" office:value="-3.59713939244777" calcext:value-type="float">
            <text:p>-3.59713939244777</text:p>
          </table:table-cell>
          <table:table-cell table:formula="of:=1/(1+EXP(-[.BV21]))" office:value-type="float" office:value="0.0266711539224509" calcext:value-type="float">
            <text:p>0.0266711539224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0798" calcext:value-type="float">
            <text:p>0.010798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0.011744" calcext:value-type="float">
            <text:p>0.011744</text:p>
          </table:table-cell>
          <table:table-cell/>
          <table:table-cell office:value-type="float" office:value="0.0130424239394267" calcext:value-type="float">
            <text:p>0.013042423939427</text:p>
          </table:table-cell>
          <table:table-cell office:value-type="float" office:value="0.968954606610679" calcext:value-type="float">
            <text:p>0.968954606610679</text:p>
          </table:table-cell>
          <table:table-cell office:value-type="float" office:value="0.00912269758579266" calcext:value-type="float">
            <text:p>0.009122697585793</text:p>
          </table:table-cell>
          <table:table-cell/>
          <table:table-cell table:formula="of:=ABS([.CG21]-[.CK21])" office:value-type="float" office:value="0.00224442393942667" calcext:value-type="float">
            <text:p>0.002244423939427</text:p>
          </table:table-cell>
          <table:table-cell table:formula="of:=ABS([.CH21]-[.CL21])" office:value-type="float" office:value="0.00850339338932127" calcext:value-type="float">
            <text:p>0.008503393389321</text:p>
          </table:table-cell>
          <table:table-cell table:formula="of:=ABS([.CI21]-[.CM21])" office:value-type="float" office:value="0.00262130241420733" calcext:value-type="float">
            <text:p>0.00262130241420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2*[.C22]-[.$C$38]-[.$C$39])/([.$C$39]-[.$C$38])" office:value-type="float" office:value="0.3125" calcext:value-type="float">
            <text:p>0.3125</text:p>
          </table:table-cell>
          <table:table-cell table:formula="of:=(2*[.D22]-[.$D$38]-[.$D$39])/([.$D$39]-[.$D$38])" office:value-type="float" office:value="-0.375" calcext:value-type="float">
            <text:p>-0.375</text:p>
          </table:table-cell>
          <table:table-cell table:formula="of:=(2*[.E22]-[.$E$38]-[.$E$39])/([.$E$39]-[.$E$38])" office:value-type="float" office:value="0.245283018867924" calcext:value-type="float">
            <text:p>0.245283018867924</text:p>
          </table:table-cell>
          <table:table-cell table:formula="of:=(2*[.F22]-[.$F$38]-[.$F$39])/([.$F$39]-[.$F$38])" office:value-type="float" office:value="0.166666666666667" calcext:value-type="float">
            <text:p>0.166666666666667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.166666666666667" calcext:value-type="float">
            <text:p>0.16666666666666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table:formula="of:=[.$Q22]*[.$X$8]+[.$R22]*[.$X$9]+[.$S22]*[.$X$10]+[.$T22]*[.$X$11]" office:value-type="float" office:value="1.23279678183665" calcext:value-type="float">
            <text:p>1.23279678183665</text:p>
          </table:table-cell>
          <table:table-cell table:formula="of:=[.AE22]+[.$X$7]" office:value-type="float" office:value="-0.132486118309013" calcext:value-type="float">
            <text:p>-0.132486118309013</text:p>
          </table:table-cell>
          <table:table-cell table:formula="of:=1/(1+EXP(-[.AF22]))" office:value-type="float" office:value="0.466926832870785" calcext:value-type="float">
            <text:p>0.46692683287078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Y$8]+[.$R22]*[.$Y$9]+[.$S22]*[.$Y$10]+[.$T22]*[.$Y$11]" office:value-type="float" office:value="-3.17728865272968" calcext:value-type="float">
            <text:p>-3.17728865272968</text:p>
          </table:table-cell>
          <table:table-cell table:formula="of:=[.AJ22]+[.$Y$7]" office:value-type="float" office:value="1.69843851992146" calcext:value-type="float">
            <text:p>1.69843851992146</text:p>
          </table:table-cell>
          <table:table-cell table:formula="of:=1/(1+EXP(-[.AK22]))" office:value-type="float" office:value="0.845330686592517" calcext:value-type="float">
            <text:p>0.84533068659251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Z$8]+[.$R22]*[.$Z$9]+[.$S22]*[.$Z$10]+[.$T22]*[.$Z$11]" office:value-type="float" office:value="0.246155445227005" calcext:value-type="float">
            <text:p>0.246155445227005</text:p>
          </table:table-cell>
          <table:table-cell table:formula="of:=[.AO22]+[.$Z$7]" office:value-type="float" office:value="0.0178105212054541" calcext:value-type="float">
            <text:p>0.017810521205454</text:p>
          </table:table-cell>
          <table:table-cell table:formula="of:=1/(1+EXP(-[.AP22]))" office:value-type="float" office:value="0.504452512601795" calcext:value-type="float">
            <text:p>0.50445251260179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A$8]+[.$R22]*[.$AA$9]+[.$S22]*[.$AA$10]+[.$T22]*[.$AA$11]" office:value-type="float" office:value="1.0105282932365" calcext:value-type="float">
            <text:p>1.0105282932365</text:p>
          </table:table-cell>
          <table:table-cell table:formula="of:=[.AT22]+[.$AA$7]" office:value-type="float" office:value="1.14889895106014" calcext:value-type="float">
            <text:p>1.14889895106014</text:p>
          </table:table-cell>
          <table:table-cell table:formula="of:=1/(1+EXP(-[.AU22]))" office:value-type="float" office:value="0.759309748403165" calcext:value-type="float">
            <text:p>0.75930974840316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Q22]*[.$AB$8]+[.$R22]*[.$AB$9]+[.$S22]*[.$AB$10]+[.$T22]*[.$AB$11]" office:value-type="float" office:value="-2.88544818185726" calcext:value-type="float">
            <text:p>-2.88544818185726</text:p>
          </table:table-cell>
          <table:table-cell table:formula="of:=[.AY22]+[.$AB$7]" office:value-type="float" office:value="-5.82045526891094" calcext:value-type="float">
            <text:p>-5.82045526891094</text:p>
          </table:table-cell>
          <table:table-cell table:formula="of:=1/(1+EXP(-[.AZ22]))" office:value-type="float" office:value="0.00295748175068145" calcext:value-type="float">
            <text:p>0.00295748175068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formula="of:=[.$AG21] * [.$BE$8]+ [.$AL21] * [.$BE$9] + [.$AQ21] * [.$BE$10]+ [.$AV21] * [.$BE$11]+ [.$BA21] * [.$BE$12]" office:value-type="float" office:value="-3.81721309716215" calcext:value-type="float">
            <text:p>-3.81721309716215</text:p>
          </table:table-cell>
          <table:table-cell table:formula="of:=[.BK22]+[.$BE$7]" office:value-type="float" office:value="-5.32443461714252" calcext:value-type="float">
            <text:p>-5.32443461714252</text:p>
          </table:table-cell>
          <table:table-cell table:formula="of:=1/(1+EXP(-[.BL22]))" office:value-type="float" office:value="0.00484749163745049" calcext:value-type="float">
            <text:p>0.00484749163745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F$8]+ [.$AL21] * [.$BF$9] + [.$AQ21] * [.$BF$10]+ [.$AV21] * [.$BF$11]+ [.$BA21] * [.$BF$12]" office:value-type="float" office:value="5.45596288017793" calcext:value-type="float">
            <text:p>5.45596288017793</text:p>
          </table:table-cell>
          <table:table-cell table:formula="of:=[.BP22]+[.$BF$7]" office:value-type="float" office:value="3.25697272829264" calcext:value-type="float">
            <text:p>3.25697272829264</text:p>
          </table:table-cell>
          <table:table-cell table:style-name="ce2" table:formula="of:=1/(1+EXP(-[.BQ22]))" office:value-type="float" office:value="0.962922861097475" calcext:value-type="float">
            <text:p>0.96292286109747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AG21] * [.$BG$8]+ [.$AL21] * [.$BG$9] + [.$AQ21] * [.$BG$10]+ [.$AV21] * [.$BG$11]+ [.$BA21] * [.$BG$12]" office:value-type="float" office:value="-2.77595507363033" calcext:value-type="float">
            <text:p>-2.77595507363033</text:p>
          </table:table-cell>
          <table:table-cell table:formula="of:=[.BU22]+[.$BG$7]" office:value-type="float" office:value="-3.54290002471269" calcext:value-type="float">
            <text:p>-3.54290002471269</text:p>
          </table:table-cell>
          <table:table-cell table:formula="of:=1/(1+EXP(-[.BV22]))" office:value-type="float" office:value="0.0281159350131851" calcext:value-type="float">
            <text:p>0.0281159350131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6137" calcext:value-type="float">
            <text:p>0.006137</text:p>
          </table:table-cell>
          <table:table-cell office:value-type="float" office:value="0.96369" calcext:value-type="float">
            <text:p>0.96369</text:p>
          </table:table-cell>
          <table:table-cell office:value-type="float" office:value="0.030173" calcext:value-type="float">
            <text:p>0.030173</text:p>
          </table:table-cell>
          <table:table-cell/>
          <table:table-cell office:value-type="float" office:value="0.0064977448141764" calcext:value-type="float">
            <text:p>0.006497744814176</text:p>
          </table:table-cell>
          <table:table-cell office:value-type="float" office:value="0.94248581216456" calcext:value-type="float">
            <text:p>0.94248581216456</text:p>
          </table:table-cell>
          <table:table-cell office:value-type="float" office:value="0.0266711539224509" calcext:value-type="float">
            <text:p>0.026671153922451</text:p>
          </table:table-cell>
          <table:table-cell/>
          <table:table-cell table:formula="of:=ABS([.CG22]-[.CK22])" office:value-type="float" office:value="0.0003607448141764" calcext:value-type="float">
            <text:p>0.000360744814176</text:p>
          </table:table-cell>
          <table:table-cell table:formula="of:=ABS([.CH22]-[.CL22])" office:value-type="float" office:value="0.0212041878354402" calcext:value-type="float">
            <text:p>0.02120418783544</text:p>
          </table:table-cell>
          <table:table-cell table:formula="of:=ABS([.CI22]-[.CM22])" office:value-type="float" office:value="0.00350184607754905" calcext:value-type="float">
            <text:p>0.00350184607754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2*[.C23]-[.$C$38]-[.$C$39])/([.$C$39]-[.$C$38])" office:value-type="float" office:value="-0.1875" calcext:value-type="float">
            <text:p>-0.1875</text:p>
          </table:table-cell>
          <table:table-cell table:formula="of:=(2*[.D23]-[.$D$38]-[.$D$39])/([.$D$39]-[.$D$38])" office:value-type="float" office:value="-0.375" calcext:value-type="float">
            <text:p>-0.375</text:p>
          </table:table-cell>
          <table:table-cell table:formula="of:=(2*[.E23]-[.$E$38]-[.$E$39])/([.$E$39]-[.$E$38])" office:value-type="float" office:value="0.207547169811321" calcext:value-type="float">
            <text:p>0.207547169811321</text:p>
          </table:table-cell>
          <table:table-cell table:formula="of:=(2*[.F23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[.$Q23]*[.$X$8]+[.$R23]*[.$X$9]+[.$S23]*[.$X$10]+[.$T23]*[.$X$11]" office:value-type="float" office:value="1.05568715687729" calcext:value-type="float">
            <text:p>1.05568715687729</text:p>
          </table:table-cell>
          <table:table-cell table:formula="of:=[.AE23]+[.$X$7]" office:value-type="float" office:value="-0.309595743268371" calcext:value-type="float">
            <text:p>-0.309595743268371</text:p>
          </table:table-cell>
          <table:table-cell table:formula="of:=1/(1+EXP(-[.AF23]))" office:value-type="float" office:value="0.423213416416198" calcext:value-type="float">
            <text:p>0.42321341641619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Y$8]+[.$R23]*[.$Y$9]+[.$S23]*[.$Y$10]+[.$T23]*[.$Y$11]" office:value-type="float" office:value="-2.42066331014027" calcext:value-type="float">
            <text:p>-2.42066331014027</text:p>
          </table:table-cell>
          <table:table-cell table:formula="of:=[.AJ23]+[.$Y$7]" office:value-type="float" office:value="2.45506386251087" calcext:value-type="float">
            <text:p>2.45506386251087</text:p>
          </table:table-cell>
          <table:table-cell table:formula="of:=1/(1+EXP(-[.AK23]))" office:value-type="float" office:value="0.920930973539001" calcext:value-type="float">
            <text:p>0.92093097353900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Z$8]+[.$R23]*[.$Z$9]+[.$S23]*[.$Z$10]+[.$T23]*[.$Z$11]" office:value-type="float" office:value="0.0302265950654504" calcext:value-type="float">
            <text:p>0.03022659506545</text:p>
          </table:table-cell>
          <table:table-cell table:formula="of:=[.AO23]+[.$Z$7]" office:value-type="float" office:value="-0.198118328956101" calcext:value-type="float">
            <text:p>-0.198118328956101</text:p>
          </table:table-cell>
          <table:table-cell table:formula="of:=1/(1+EXP(-[.AP23]))" office:value-type="float" office:value="0.450631790995369" calcext:value-type="float">
            <text:p>0.45063179099536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A$8]+[.$R23]*[.$AA$9]+[.$S23]*[.$AA$10]+[.$T23]*[.$AA$11]" office:value-type="float" office:value="0.766822000639819" calcext:value-type="float">
            <text:p>0.766822000639819</text:p>
          </table:table-cell>
          <table:table-cell table:formula="of:=[.AT23]+[.$AA$7]" office:value-type="float" office:value="0.905192658463459" calcext:value-type="float">
            <text:p>0.905192658463459</text:p>
          </table:table-cell>
          <table:table-cell table:formula="of:=1/(1+EXP(-[.AU23]))" office:value-type="float" office:value="0.712015425540129" calcext:value-type="float">
            <text:p>0.71201542554012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Q23]*[.$AB$8]+[.$R23]*[.$AB$9]+[.$S23]*[.$AB$10]+[.$T23]*[.$AB$11]" office:value-type="float" office:value="-1.60450502907059" calcext:value-type="float">
            <text:p>-1.60450502907059</text:p>
          </table:table-cell>
          <table:table-cell table:formula="of:=[.AY23]+[.$AB$7]" office:value-type="float" office:value="-4.53951211612427" calcext:value-type="float">
            <text:p>-4.53951211612427</text:p>
          </table:table-cell>
          <table:table-cell table:formula="of:=1/(1+EXP(-[.AZ23]))" office:value-type="float" office:value="0.0105657872307887" calcext:value-type="float">
            <text:p>0.010565787230789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formula="of:=[.$AG22] * [.$BE$8]+ [.$AL22] * [.$BE$9] + [.$AQ22] * [.$BE$10]+ [.$AV22] * [.$BE$11]+ [.$BA22] * [.$BE$12]" office:value-type="float" office:value="-3.90878622760371" calcext:value-type="float">
            <text:p>-3.90878622760371</text:p>
          </table:table-cell>
          <table:table-cell table:formula="of:=[.BK23]+[.$BE$7]" office:value-type="float" office:value="-5.41600774758408" calcext:value-type="float">
            <text:p>-5.41600774758408</text:p>
          </table:table-cell>
          <table:table-cell table:formula="of:=1/(1+EXP(-[.BL23]))" office:value-type="float" office:value="0.00442518694194648" calcext:value-type="float">
            <text:p>0.00442518694194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F$8]+ [.$AL22] * [.$BF$9] + [.$AQ22] * [.$BF$10]+ [.$AV22] * [.$BF$11]+ [.$BA22] * [.$BF$12]" office:value-type="float" office:value="4.77792983731105" calcext:value-type="float">
            <text:p>4.77792983731105</text:p>
          </table:table-cell>
          <table:table-cell table:formula="of:=[.BP23]+[.$BF$7]" office:value-type="float" office:value="2.57893968542576" calcext:value-type="float">
            <text:p>2.57893968542576</text:p>
          </table:table-cell>
          <table:table-cell table:style-name="ce2" table:formula="of:=1/(1+EXP(-[.BQ23]))" office:value-type="float" office:value="0.929493812959769" calcext:value-type="float">
            <text:p>0.929493812959769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AG22] * [.$BG$8]+ [.$AL22] * [.$BG$9] + [.$AQ22] * [.$BG$10]+ [.$AV22] * [.$BG$11]+ [.$BA22] * [.$BG$12]" office:value-type="float" office:value="-2.29538008677581" calcext:value-type="float">
            <text:p>-2.29538008677581</text:p>
          </table:table-cell>
          <table:table-cell table:formula="of:=[.BU23]+[.$BG$7]" office:value-type="float" office:value="-3.06232503785816" calcext:value-type="float">
            <text:p>-3.06232503785816</text:p>
          </table:table-cell>
          <table:table-cell table:formula="of:=1/(1+EXP(-[.BV23]))" office:value-type="float" office:value="0.0446883390374317" calcext:value-type="float">
            <text:p>0.04468833903743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7614" calcext:value-type="float">
            <text:p>0.007614</text:p>
          </table:table-cell>
          <table:table-cell office:value-type="float" office:value="0.976854" calcext:value-type="float">
            <text:p>0.976854</text:p>
          </table:table-cell>
          <table:table-cell office:value-type="float" office:value="0.015532" calcext:value-type="float">
            <text:p>0.015532</text:p>
          </table:table-cell>
          <table:table-cell/>
          <table:table-cell office:value-type="float" office:value="0.00484749163745049" calcext:value-type="float">
            <text:p>0.004847491637451</text:p>
          </table:table-cell>
          <table:table-cell office:value-type="float" office:value="0.962922861097475" calcext:value-type="float">
            <text:p>0.962922861097475</text:p>
          </table:table-cell>
          <table:table-cell office:value-type="float" office:value="0.0281159350131851" calcext:value-type="float">
            <text:p>0.028115935013185</text:p>
          </table:table-cell>
          <table:table-cell/>
          <table:table-cell table:formula="of:=ABS([.CG23]-[.CK23])" office:value-type="float" office:value="0.0027665083625495" calcext:value-type="float">
            <text:p>0.00276650836255</text:p>
          </table:table-cell>
          <table:table-cell table:formula="of:=ABS([.CH23]-[.CL23])" office:value-type="float" office:value="0.013931138902525" calcext:value-type="float">
            <text:p>0.013931138902525</text:p>
          </table:table-cell>
          <table:table-cell table:formula="of:=ABS([.CI23]-[.CM23])" office:value-type="float" office:value="0.0125839350131851" calcext:value-type="float">
            <text:p>0.012583935013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2*[.C24]-[.$C$38]-[.$C$39])/([.$C$39]-[.$C$38])" office:value-type="float" office:value="0.1875" calcext:value-type="float">
            <text:p>0.1875</text:p>
          </table:table-cell>
          <table:table-cell table:formula="of:=(2*[.D24]-[.$D$38]-[.$D$39])/([.$D$39]-[.$D$38])" office:value-type="float" office:value="0.25" calcext:value-type="float">
            <text:p>0.25</text:p>
          </table:table-cell>
          <table:table-cell table:formula="of:=(2*[.E24]-[.$E$38]-[.$E$39])/([.$E$39]-[.$E$38])" office:value-type="float" office:value="0.283018867924528" calcext:value-type="float">
            <text:p>0.283018867924528</text:p>
          </table:table-cell>
          <table:table-cell table:formula="of:=(2*[.F24]-[.$F$38]-[.$F$39])/([.$F$39]-[.$F$38])" office:value-type="float" office:value="0.25" calcext:value-type="float">
            <text:p>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283018867924528" calcext:value-type="float">
            <text:p>0.283018867924528</text:p>
          </table:table-cell>
          <table:table-cell office:value-type="float" office:value="0.25" calcext:value-type="float">
            <text:p>0.25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[.$Q24]*[.$X$8]+[.$R24]*[.$X$9]+[.$S24]*[.$X$10]+[.$T24]*[.$X$11]" office:value-type="float" office:value="0.926536245604401" calcext:value-type="float">
            <text:p>0.926536245604401</text:p>
          </table:table-cell>
          <table:table-cell table:formula="of:=[.AE24]+[.$X$7]" office:value-type="float" office:value="-0.438746654541258" calcext:value-type="float">
            <text:p>-0.438746654541258</text:p>
          </table:table-cell>
          <table:table-cell table:formula="of:=1/(1+EXP(-[.AF24]))" office:value-type="float" office:value="0.39203965687578" calcext:value-type="float">
            <text:p>0.3920396568757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Y$8]+[.$R24]*[.$Y$9]+[.$S24]*[.$Y$10]+[.$T24]*[.$Y$11]" office:value-type="float" office:value="-2.74872784372872" calcext:value-type="float">
            <text:p>-2.74872784372872</text:p>
          </table:table-cell>
          <table:table-cell table:formula="of:=[.AJ24]+[.$Y$7]" office:value-type="float" office:value="2.12699932892242" calcext:value-type="float">
            <text:p>2.12699932892242</text:p>
          </table:table-cell>
          <table:table-cell table:formula="of:=1/(1+EXP(-[.AK24]))" office:value-type="float" office:value="0.893499807730988" calcext:value-type="float">
            <text:p>0.893499807730988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Z$8]+[.$R24]*[.$Z$9]+[.$S24]*[.$Z$10]+[.$T24]*[.$Z$11]" office:value-type="float" office:value="0.614801097740521" calcext:value-type="float">
            <text:p>0.614801097740521</text:p>
          </table:table-cell>
          <table:table-cell table:formula="of:=[.AO24]+[.$Z$7]" office:value-type="float" office:value="0.38645617371897" calcext:value-type="float">
            <text:p>0.38645617371897</text:p>
          </table:table-cell>
          <table:table-cell table:formula="of:=1/(1+EXP(-[.AP24]))" office:value-type="float" office:value="0.595429304972663" calcext:value-type="float">
            <text:p>0.5954293049726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A$8]+[.$R24]*[.$AA$9]+[.$S24]*[.$AA$10]+[.$T24]*[.$AA$11]" office:value-type="float" office:value="0.504318461891664" calcext:value-type="float">
            <text:p>0.504318461891664</text:p>
          </table:table-cell>
          <table:table-cell table:formula="of:=[.AT24]+[.$AA$7]" office:value-type="float" office:value="0.642689119715304" calcext:value-type="float">
            <text:p>0.642689119715304</text:p>
          </table:table-cell>
          <table:table-cell table:formula="of:=1/(1+EXP(-[.AU24]))" office:value-type="float" office:value="0.6553610865624" calcext:value-type="float">
            <text:p>0.655361086562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Q24]*[.$AB$8]+[.$R24]*[.$AB$9]+[.$S24]*[.$AB$10]+[.$T24]*[.$AB$11]" office:value-type="float" office:value="-1.44630858977403" calcext:value-type="float">
            <text:p>-1.44630858977403</text:p>
          </table:table-cell>
          <table:table-cell table:formula="of:=[.AY24]+[.$AB$7]" office:value-type="float" office:value="-4.38131567682771" calcext:value-type="float">
            <text:p>-4.38131567682771</text:p>
          </table:table-cell>
          <table:table-cell table:formula="of:=1/(1+EXP(-[.AZ24]))" office:value-type="float" office:value="0.0123543509147016" calcext:value-type="float">
            <text:p>0.01235435091470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formula="of:=[.$AG23] * [.$BE$8]+ [.$AL23] * [.$BE$9] + [.$AQ23] * [.$BE$10]+ [.$AV23] * [.$BE$11]+ [.$BA23] * [.$BE$12]" office:value-type="float" office:value="-3.40177267612151" calcext:value-type="float">
            <text:p>-3.40177267612151</text:p>
          </table:table-cell>
          <table:table-cell table:formula="of:=[.BK24]+[.$BE$7]" office:value-type="float" office:value="-4.90899419610188" calcext:value-type="float">
            <text:p>-4.90899419610188</text:p>
          </table:table-cell>
          <table:table-cell table:formula="of:=1/(1+EXP(-[.BL24]))" office:value-type="float" office:value="0.00732584329458255" calcext:value-type="float">
            <text:p>0.0073258432945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F$8]+ [.$AL23] * [.$BF$9] + [.$AQ23] * [.$BF$10]+ [.$AV23] * [.$BF$11]+ [.$BA23] * [.$BF$12]" office:value-type="float" office:value="5.43001641042229" calcext:value-type="float">
            <text:p>5.43001641042229</text:p>
          </table:table-cell>
          <table:table-cell table:formula="of:=[.BP24]+[.$BF$7]" office:value-type="float" office:value="3.231026258537" calcext:value-type="float">
            <text:p>3.231026258537</text:p>
          </table:table-cell>
          <table:table-cell table:style-name="ce2" table:formula="of:=1/(1+EXP(-[.BQ24]))" office:value-type="float" office:value="0.961985300573442" calcext:value-type="float">
            <text:p>0.96198530057344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AG23] * [.$BG$8]+ [.$AL23] * [.$BG$9] + [.$AQ23] * [.$BG$10]+ [.$AV23] * [.$BG$11]+ [.$BA23] * [.$BG$12]" office:value-type="float" office:value="-3.19706265767896" calcext:value-type="float">
            <text:p>-3.19706265767896</text:p>
          </table:table-cell>
          <table:table-cell table:formula="of:=[.BU24]+[.$BG$7]" office:value-type="float" office:value="-3.96400760876132" calcext:value-type="float">
            <text:p>-3.96400760876132</text:p>
          </table:table-cell>
          <table:table-cell table:formula="of:=1/(1+EXP(-[.BV24]))" office:value-type="float" office:value="0.0186330856994057" calcext:value-type="float">
            <text:p>0.01863308569940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5126" calcext:value-type="float">
            <text:p>0.005126</text:p>
          </table:table-cell>
          <table:table-cell office:value-type="float" office:value="0.958923" calcext:value-type="float">
            <text:p>0.958923</text:p>
          </table:table-cell>
          <table:table-cell office:value-type="float" office:value="0.035951" calcext:value-type="float">
            <text:p>0.035951</text:p>
          </table:table-cell>
          <table:table-cell/>
          <table:table-cell office:value-type="float" office:value="0.00442518694194648" calcext:value-type="float">
            <text:p>0.004425186941946</text:p>
          </table:table-cell>
          <table:table-cell office:value-type="float" office:value="0.929493812959769" calcext:value-type="float">
            <text:p>0.929493812959769</text:p>
          </table:table-cell>
          <table:table-cell office:value-type="float" office:value="0.0446883390374317" calcext:value-type="float">
            <text:p>0.044688339037432</text:p>
          </table:table-cell>
          <table:table-cell/>
          <table:table-cell table:formula="of:=ABS([.CG24]-[.CK24])" office:value-type="float" office:value="0.000700813058053519" calcext:value-type="float">
            <text:p>0.000700813058054</text:p>
          </table:table-cell>
          <table:table-cell table:formula="of:=ABS([.CH24]-[.CL24])" office:value-type="float" office:value="0.0294291870402313" calcext:value-type="float">
            <text:p>0.029429187040231</text:p>
          </table:table-cell>
          <table:table-cell table:formula="of:=ABS([.CI24]-[.CM24])" office:value-type="float" office:value="0.00873733903743173" calcext:value-type="float">
            <text:p>0.00873733903743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2*[.C25]-[.$C$38]-[.$C$39])/([.$C$39]-[.$C$38])" office:value-type="float" office:value="-0.6875" calcext:value-type="float">
            <text:p>-0.6875</text:p>
          </table:table-cell>
          <table:table-cell table:formula="of:=(2*[.D25]-[.$D$38]-[.$D$39])/([.$D$39]-[.$D$38])" office:value-type="float" office:value="-0.875" calcext:value-type="float">
            <text:p>-0.875</text:p>
          </table:table-cell>
          <table:table-cell table:formula="of:=(2*[.E25]-[.$E$38]-[.$E$39])/([.$E$39]-[.$E$38])" office:value-type="float" office:value="-0.245283018867924" calcext:value-type="float">
            <text:p>-0.245283018867924</text:p>
          </table:table-cell>
          <table:table-cell table:formula="of:=(2*[.F25]-[.$F$38]-[.$F$39])/([.$F$39]-[.$F$38])" office:value-type="float" office:value="-0.25" calcext:value-type="float">
            <text:p>-0.25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875" calcext:value-type="float">
            <text:p>-0.875</text:p>
          </table:table-cell>
          <table:table-cell office:value-type="float" office:value="-0.245283018867924" calcext:value-type="float">
            <text:p>-0.245283018867924</text:p>
          </table:table-cell>
          <table:table-cell office:value-type="float" office:value="-0.25" calcext:value-type="float">
            <text:p>-0.25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formula="of:=[.$Q25]*[.$X$8]+[.$R25]*[.$X$9]+[.$S25]*[.$X$10]+[.$T25]*[.$X$11]" office:value-type="float" office:value="0.144458853259765" calcext:value-type="float">
            <text:p>0.144458853259765</text:p>
          </table:table-cell>
          <table:table-cell table:formula="of:=[.AE25]+[.$X$7]" office:value-type="float" office:value="-1.22082404688589" calcext:value-type="float">
            <text:p>-1.22082404688589</text:p>
          </table:table-cell>
          <table:table-cell table:formula="of:=1/(1+EXP(-[.AF25]))" office:value-type="float" office:value="0.227791466140626" calcext:value-type="float">
            <text:p>0.22779146614062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Y$8]+[.$R25]*[.$Y$9]+[.$S25]*[.$Y$10]+[.$T25]*[.$Y$11]" office:value-type="float" office:value="0.694050335785335" calcext:value-type="float">
            <text:p>0.694050335785335</text:p>
          </table:table-cell>
          <table:table-cell table:formula="of:=[.AJ25]+[.$Y$7]" office:value-type="float" office:value="5.56977750843648" calcext:value-type="float">
            <text:p>5.56977750843648</text:p>
          </table:table-cell>
          <table:table-cell table:formula="of:=1/(1+EXP(-[.AK25]))" office:value-type="float" office:value="0.996203142742954" calcext:value-type="float">
            <text:p>0.99620314274295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Z$8]+[.$R25]*[.$Z$9]+[.$S25]*[.$Z$10]+[.$T25]*[.$Z$11]" office:value-type="float" office:value="-0.824157949956762" calcext:value-type="float">
            <text:p>-0.824157949956762</text:p>
          </table:table-cell>
          <table:table-cell table:formula="of:=[.AO25]+[.$Z$7]" office:value-type="float" office:value="-1.05250287397831" calcext:value-type="float">
            <text:p>-1.05250287397831</text:p>
          </table:table-cell>
          <table:table-cell table:formula="of:=1/(1+EXP(-[.AP25]))" office:value-type="float" office:value="0.258744770027438" calcext:value-type="float">
            <text:p>0.25874477002743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A$8]+[.$R25]*[.$AA$9]+[.$S25]*[.$AA$10]+[.$T25]*[.$AA$11]" office:value-type="float" office:value="0.315722091782382" calcext:value-type="float">
            <text:p>0.315722091782382</text:p>
          </table:table-cell>
          <table:table-cell table:formula="of:=[.AT25]+[.$AA$7]" office:value-type="float" office:value="0.454092749606023" calcext:value-type="float">
            <text:p>0.454092749606023</text:p>
          </table:table-cell>
          <table:table-cell table:formula="of:=1/(1+EXP(-[.AU25]))" office:value-type="float" office:value="0.611611880048703" calcext:value-type="float">
            <text:p>0.611611880048703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Q25]*[.$AB$8]+[.$R25]*[.$AB$9]+[.$S25]*[.$AB$10]+[.$T25]*[.$AB$11]" office:value-type="float" office:value="0.127305877742553" calcext:value-type="float">
            <text:p>0.127305877742553</text:p>
          </table:table-cell>
          <table:table-cell table:formula="of:=[.AY25]+[.$AB$7]" office:value-type="float" office:value="-2.80770120931113" calcext:value-type="float">
            <text:p>-2.80770120931113</text:p>
          </table:table-cell>
          <table:table-cell table:formula="of:=1/(1+EXP(-[.AZ25]))" office:value-type="float" office:value="0.0569094330323235" calcext:value-type="float">
            <text:p>0.056909433032324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formula="of:=[.$AG24] * [.$BE$8]+ [.$AL24] * [.$BE$9] + [.$AQ24] * [.$BE$10]+ [.$AV24] * [.$BE$11]+ [.$BA24] * [.$BE$12]" office:value-type="float" office:value="-3.30382949927161" calcext:value-type="float">
            <text:p>-3.30382949927161</text:p>
          </table:table-cell>
          <table:table-cell table:formula="of:=[.BK25]+[.$BE$7]" office:value-type="float" office:value="-4.81105101925198" calcext:value-type="float">
            <text:p>-4.81105101925198</text:p>
          </table:table-cell>
          <table:table-cell table:formula="of:=1/(1+EXP(-[.BL25]))" office:value-type="float" office:value="0.00807358728478541" calcext:value-type="float">
            <text:p>0.00807358728478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F$8]+ [.$AL24] * [.$BF$9] + [.$AQ24] * [.$BF$10]+ [.$AV24] * [.$BF$11]+ [.$BA24] * [.$BF$12]" office:value-type="float" office:value="5.05811658300749" calcext:value-type="float">
            <text:p>5.05811658300749</text:p>
          </table:table-cell>
          <table:table-cell table:formula="of:=[.BP25]+[.$BF$7]" office:value-type="float" office:value="2.8591264311222" calcext:value-type="float">
            <text:p>2.8591264311222</text:p>
          </table:table-cell>
          <table:table-cell table:style-name="ce2" table:formula="of:=1/(1+EXP(-[.BQ25]))" office:value-type="float" office:value="0.945788526818963" calcext:value-type="float">
            <text:p>0.945788526818963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AG24] * [.$BG$8]+ [.$AL24] * [.$BG$9] + [.$AQ24] * [.$BG$10]+ [.$AV24] * [.$BG$11]+ [.$BA24] * [.$BG$12]" office:value-type="float" office:value="-3.12796779693235" calcext:value-type="float">
            <text:p>-3.12796779693235</text:p>
          </table:table-cell>
          <table:table-cell table:formula="of:=[.BU25]+[.$BG$7]" office:value-type="float" office:value="-3.89491274801471" calcext:value-type="float">
            <text:p>-3.89491274801471</text:p>
          </table:table-cell>
          <table:table-cell table:formula="of:=1/(1+EXP(-[.BV25]))" office:value-type="float" office:value="0.0199394778677102" calcext:value-type="float">
            <text:p>0.0199394778677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863" calcext:value-type="float">
            <text:p>0.00863</text:p>
          </table:table-cell>
          <table:table-cell office:value-type="float" office:value="0.976193" calcext:value-type="float">
            <text:p>0.976193</text:p>
          </table:table-cell>
          <table:table-cell office:value-type="float" office:value="0.015177" calcext:value-type="float">
            <text:p>0.015177</text:p>
          </table:table-cell>
          <table:table-cell/>
          <table:table-cell office:value-type="float" office:value="0.00732584329458255" calcext:value-type="float">
            <text:p>0.007325843294583</text:p>
          </table:table-cell>
          <table:table-cell office:value-type="float" office:value="0.961985300573442" calcext:value-type="float">
            <text:p>0.961985300573442</text:p>
          </table:table-cell>
          <table:table-cell office:value-type="float" office:value="0.0186330856994057" calcext:value-type="float">
            <text:p>0.018633085699406</text:p>
          </table:table-cell>
          <table:table-cell/>
          <table:table-cell table:formula="of:=ABS([.CG25]-[.CK25])" office:value-type="float" office:value="0.00130415670541745" calcext:value-type="float">
            <text:p>0.001304156705417</text:p>
          </table:table-cell>
          <table:table-cell table:formula="of:=ABS([.CH25]-[.CL25])" office:value-type="float" office:value="0.0142076994265575" calcext:value-type="float">
            <text:p>0.014207699426558</text:p>
          </table:table-cell>
          <table:table-cell table:formula="of:=ABS([.CI25]-[.CM25])" office:value-type="float" office:value="0.00345608569940569" calcext:value-type="float">
            <text:p>0.00345608569940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table:formula="of:=(2*[.C26]-[.$C$38]-[.$C$39])/([.$C$39]-[.$C$38])" office:value-type="float" office:value="0.375" calcext:value-type="float">
            <text:p>0.375</text:p>
          </table:table-cell>
          <table:table-cell table:formula="of:=(2*[.D26]-[.$D$38]-[.$D$39])/([.$D$39]-[.$D$38])" office:value-type="float" office:value="-0.25" calcext:value-type="float">
            <text:p>-0.25</text:p>
          </table:table-cell>
          <table:table-cell table:formula="of:=(2*[.E26]-[.$E$38]-[.$E$39])/([.$E$39]-[.$E$38])" office:value-type="float" office:value="0.245283018867924" calcext:value-type="float">
            <text:p>0.245283018867924</text:p>
          </table:table-cell>
          <table:table-cell table:formula="of:=(2*[.F26]-[.$F$38]-[.$F$39])/([.$F$39]-[.$F$38])" office:value-type="float" office:value="0" calcext:value-type="float">
            <text:p>0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245283018867924" calcext:value-type="float">
            <text:p>0.245283018867924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formula="of:=[.$Q26]*[.$X$8]+[.$R26]*[.$X$9]+[.$S26]*[.$X$10]+[.$T26]*[.$X$11]" office:value-type="float" office:value="0.679741773032908" calcext:value-type="float">
            <text:p>0.679741773032908</text:p>
          </table:table-cell>
          <table:table-cell table:formula="of:=[.AE26]+[.$X$7]" office:value-type="float" office:value="-0.685541127112752" calcext:value-type="float">
            <text:p>-0.685541127112752</text:p>
          </table:table-cell>
          <table:table-cell table:formula="of:=1/(1+EXP(-[.AF26]))" office:value-type="float" office:value="0.335025704651572" calcext:value-type="float">
            <text:p>0.33502570465157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Y$8]+[.$R26]*[.$Y$9]+[.$S26]*[.$Y$10]+[.$T26]*[.$Y$11]" office:value-type="float" office:value="-1.87776550177955" calcext:value-type="float">
            <text:p>-1.87776550177955</text:p>
          </table:table-cell>
          <table:table-cell table:formula="of:=[.AJ26]+[.$Y$7]" office:value-type="float" office:value="2.99796167087159" calcext:value-type="float">
            <text:p>2.99796167087159</text:p>
          </table:table-cell>
          <table:table-cell table:formula="of:=1/(1+EXP(-[.AK26]))" office:value-type="float" office:value="0.952481956926621" calcext:value-type="float">
            <text:p>0.9524819569266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Z$8]+[.$R26]*[.$Z$9]+[.$S26]*[.$Z$10]+[.$T26]*[.$Z$11]" office:value-type="float" office:value="0.108532671168492" calcext:value-type="float">
            <text:p>0.108532671168492</text:p>
          </table:table-cell>
          <table:table-cell table:formula="of:=[.AO26]+[.$Z$7]" office:value-type="float" office:value="-0.119812252853059" calcext:value-type="float">
            <text:p>-0.119812252853059</text:p>
          </table:table-cell>
          <table:table-cell table:formula="of:=1/(1+EXP(-[.AP26]))" office:value-type="float" office:value="0.470082716717406" calcext:value-type="float">
            <text:p>0.47008271671740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A$8]+[.$R26]*[.$AA$9]+[.$S26]*[.$AA$10]+[.$T26]*[.$AA$11]" office:value-type="float" office:value="0.618528049886704" calcext:value-type="float">
            <text:p>0.618528049886704</text:p>
          </table:table-cell>
          <table:table-cell table:formula="of:=[.AT26]+[.$AA$7]" office:value-type="float" office:value="0.756898707710344" calcext:value-type="float">
            <text:p>0.756898707710344</text:p>
          </table:table-cell>
          <table:table-cell table:formula="of:=1/(1+EXP(-[.AU26]))" office:value-type="float" office:value="0.680680031295757" calcext:value-type="float">
            <text:p>0.68068003129575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Q26]*[.$AB$8]+[.$R26]*[.$AB$9]+[.$S26]*[.$AB$10]+[.$T26]*[.$AB$11]" office:value-type="float" office:value="-2.02264464481914" calcext:value-type="float">
            <text:p>-2.02264464481914</text:p>
          </table:table-cell>
          <table:table-cell table:formula="of:=[.AY26]+[.$AB$7]" office:value-type="float" office:value="-4.95765173187282" calcext:value-type="float">
            <text:p>-4.95765173187282</text:p>
          </table:table-cell>
          <table:table-cell table:formula="of:=1/(1+EXP(-[.AZ26]))" office:value-type="float" office:value="0.00698034765511893" calcext:value-type="float">
            <text:p>0.00698034765511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formula="of:=[.$AG25] * [.$BE$8]+ [.$AL25] * [.$BE$9] + [.$AQ25] * [.$BE$10]+ [.$AV25] * [.$BE$11]+ [.$BA25] * [.$BE$12]" office:value-type="float" office:value="-1.74627673876482" calcext:value-type="float">
            <text:p>-1.74627673876482</text:p>
          </table:table-cell>
          <table:table-cell table:formula="of:=[.BK26]+[.$BE$7]" office:value-type="float" office:value="-3.25349825874519" calcext:value-type="float">
            <text:p>-3.25349825874519</text:p>
          </table:table-cell>
          <table:table-cell table:formula="of:=1/(1+EXP(-[.BL26]))" office:value-type="float" office:value="0.0372013856046409" calcext:value-type="float">
            <text:p>0.03720138560464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F$8]+ [.$AL25] * [.$BF$9] + [.$AQ25] * [.$BF$10]+ [.$AV25] * [.$BF$11]+ [.$BA25] * [.$BF$12]" office:value-type="float" office:value="6.16800906188772" calcext:value-type="float">
            <text:p>6.16800906188772</text:p>
          </table:table-cell>
          <table:table-cell table:formula="of:=[.BP26]+[.$BF$7]" office:value-type="float" office:value="3.96901891000243" calcext:value-type="float">
            <text:p>3.96901891000243</text:p>
          </table:table-cell>
          <table:table-cell table:style-name="ce2" table:formula="of:=1/(1+EXP(-[.BQ26]))" office:value-type="float" office:value="0.981458329712585" calcext:value-type="float">
            <text:p>0.98145832971258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AG25] * [.$BG$8]+ [.$AL25] * [.$BG$9] + [.$AQ25] * [.$BG$10]+ [.$AV25] * [.$BG$11]+ [.$BA25] * [.$BG$12]" office:value-type="float" office:value="-5.07511774512371" calcext:value-type="float">
            <text:p>-5.07511774512371</text:p>
          </table:table-cell>
          <table:table-cell table:formula="of:=[.BU26]+[.$BG$7]" office:value-type="float" office:value="-5.84206269620607" calcext:value-type="float">
            <text:p>-5.84206269620607</text:p>
          </table:table-cell>
          <table:table-cell table:formula="of:=1/(1+EXP(-[.BV26]))" office:value-type="float" office:value="0.00289444661033299" calcext:value-type="float">
            <text:p>0.002894446610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06408" calcext:value-type="float">
            <text:p>0.006408</text:p>
          </table:table-cell>
          <table:table-cell office:value-type="float" office:value="0.96388" calcext:value-type="float">
            <text:p>0.96388</text:p>
          </table:table-cell>
          <table:table-cell office:value-type="float" office:value="0.029713" calcext:value-type="float">
            <text:p>0.029713</text:p>
          </table:table-cell>
          <table:table-cell/>
          <table:table-cell office:value-type="float" office:value="0.00807358728478541" calcext:value-type="float">
            <text:p>0.008073587284785</text:p>
          </table:table-cell>
          <table:table-cell office:value-type="float" office:value="0.945788526818963" calcext:value-type="float">
            <text:p>0.945788526818963</text:p>
          </table:table-cell>
          <table:table-cell office:value-type="float" office:value="0.0199394778677102" calcext:value-type="float">
            <text:p>0.01993947786771</text:p>
          </table:table-cell>
          <table:table-cell/>
          <table:table-cell table:formula="of:=ABS([.CG26]-[.CK26])" office:value-type="float" office:value="0.00166558728478541" calcext:value-type="float">
            <text:p>0.001665587284785</text:p>
          </table:table-cell>
          <table:table-cell table:formula="of:=ABS([.CH26]-[.CL26])" office:value-type="float" office:value="0.0180914731810374" calcext:value-type="float">
            <text:p>0.018091473181038</text:p>
          </table:table-cell>
          <table:table-cell table:formula="of:=ABS([.CI26]-[.CM26])" office:value-type="float" office:value="0.00977352213228978" calcext:value-type="float">
            <text:p>0.009773522132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formula="of:=(2*[.C27]-[.$C$38]-[.$C$39])/([.$C$39]-[.$C$38])" office:value-type="float" office:value="-0.5" calcext:value-type="float">
            <text:p>-0.5</text:p>
          </table:table-cell>
          <table:table-cell table:formula="of:=(2*[.D27]-[.$D$38]-[.$D$39])/([.$D$39]-[.$D$38])" office:value-type="float" office:value="-0.5" calcext:value-type="float">
            <text:p>-0.5</text:p>
          </table:table-cell>
          <table:table-cell table:formula="of:=(2*[.E27]-[.$E$38]-[.$E$39])/([.$E$39]-[.$E$38])" office:value-type="float" office:value="-0.0188679245283018" calcext:value-type="float">
            <text:p>-0.018867924528302</text:p>
          </table:table-cell>
          <table:table-cell table:formula="of:=(2*[.F27]-[.$F$38]-[.$F$39])/([.$F$39]-[.$F$38])" office:value-type="float" office:value="0.0833333333333332" calcext:value-type="float">
            <text:p>0.08333333333333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0188679245283018" calcext:value-type="float">
            <text:p>-0.018867924528302</text:p>
          </table:table-cell>
          <table:table-cell office:value-type="float" office:value="0.0833333333333332" calcext:value-type="float">
            <text:p>0.083333333333333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[.$Q27]*[.$X$8]+[.$R27]*[.$X$9]+[.$S27]*[.$X$10]+[.$T27]*[.$X$11]" office:value-type="float" office:value="0.980185711707182" calcext:value-type="float">
            <text:p>0.980185711707182</text:p>
          </table:table-cell>
          <table:table-cell table:formula="of:=[.AE27]+[.$X$7]" office:value-type="float" office:value="-0.385097188438478" calcext:value-type="float">
            <text:p>-0.385097188438478</text:p>
          </table:table-cell>
          <table:table-cell table:formula="of:=1/(1+EXP(-[.AF27]))" office:value-type="float" office:value="0.404898107816001" calcext:value-type="float">
            <text:p>0.40489810781600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Y$8]+[.$R27]*[.$Y$9]+[.$S27]*[.$Y$10]+[.$T27]*[.$Y$11]" office:value-type="float" office:value="-1.88579757818939" calcext:value-type="float">
            <text:p>-1.88579757818939</text:p>
          </table:table-cell>
          <table:table-cell table:formula="of:=[.AJ27]+[.$Y$7]" office:value-type="float" office:value="2.98992959446175" calcext:value-type="float">
            <text:p>2.98992959446175</text:p>
          </table:table-cell>
          <table:table-cell table:formula="of:=1/(1+EXP(-[.AK27]))" office:value-type="float" office:value="0.952117100454788" calcext:value-type="float">
            <text:p>0.95211710045478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Z$8]+[.$R27]*[.$Z$9]+[.$S27]*[.$Z$10]+[.$T27]*[.$Z$11]" office:value-type="float" office:value="-0.115540661946623" calcext:value-type="float">
            <text:p>-0.115540661946623</text:p>
          </table:table-cell>
          <table:table-cell table:formula="of:=[.AO27]+[.$Z$7]" office:value-type="float" office:value="-0.343885585968174" calcext:value-type="float">
            <text:p>-0.343885585968174</text:p>
          </table:table-cell>
          <table:table-cell table:formula="of:=1/(1+EXP(-[.AP27]))" office:value-type="float" office:value="0.414865931626129" calcext:value-type="float">
            <text:p>0.4148659316261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A$8]+[.$R27]*[.$AA$9]+[.$S27]*[.$AA$10]+[.$T27]*[.$AA$11]" office:value-type="float" office:value="0.713546959230816" calcext:value-type="float">
            <text:p>0.713546959230816</text:p>
          </table:table-cell>
          <table:table-cell table:formula="of:=[.AT27]+[.$AA$7]" office:value-type="float" office:value="0.851917617054456" calcext:value-type="float">
            <text:p>0.851917617054456</text:p>
          </table:table-cell>
          <table:table-cell table:formula="of:=1/(1+EXP(-[.AU27]))" office:value-type="float" office:value="0.700969251634957" calcext:value-type="float">
            <text:p>0.70096925163495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Q27]*[.$AB$8]+[.$R27]*[.$AB$9]+[.$S27]*[.$AB$10]+[.$T27]*[.$AB$11]" office:value-type="float" office:value="-1.05434136245346" calcext:value-type="float">
            <text:p>-1.05434136245346</text:p>
          </table:table-cell>
          <table:table-cell table:formula="of:=[.AY27]+[.$AB$7]" office:value-type="float" office:value="-3.98934844950714" calcext:value-type="float">
            <text:p>-3.98934844950714</text:p>
          </table:table-cell>
          <table:table-cell table:formula="of:=1/(1+EXP(-[.AZ27]))" office:value-type="float" office:value="0.0181753142795497" calcext:value-type="float">
            <text:p>0.0181753142795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formula="of:=[.$AG26] * [.$BE$8]+ [.$AL26] * [.$BE$9] + [.$AQ26] * [.$BE$10]+ [.$AV26] * [.$BE$11]+ [.$BA26] * [.$BE$12]" office:value-type="float" office:value="-2.94730694647065" calcext:value-type="float">
            <text:p>-2.94730694647065</text:p>
          </table:table-cell>
          <table:table-cell table:formula="of:=[.BK27]+[.$BE$7]" office:value-type="float" office:value="-4.45452846645102" calcext:value-type="float">
            <text:p>-4.45452846645102</text:p>
          </table:table-cell>
          <table:table-cell table:formula="of:=1/(1+EXP(-[.BL27]))" office:value-type="float" office:value="0.0114921945754872" calcext:value-type="float">
            <text:p>0.01149219457548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F$8]+ [.$AL26] * [.$BF$9] + [.$AQ26] * [.$BF$10]+ [.$AV26] * [.$BF$11]+ [.$BA26] * [.$BF$12]" office:value-type="float" office:value="5.80663594142614" calcext:value-type="float">
            <text:p>5.80663594142614</text:p>
          </table:table-cell>
          <table:table-cell table:formula="of:=[.BP27]+[.$BF$7]" office:value-type="float" office:value="3.60764578954085" calcext:value-type="float">
            <text:p>3.60764578954085</text:p>
          </table:table-cell>
          <table:table-cell table:style-name="ce2" table:formula="of:=1/(1+EXP(-[.BQ27]))" office:value-type="float" office:value="0.97360023795821" calcext:value-type="float">
            <text:p>0.9736002379582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AG26] * [.$BG$8]+ [.$AL26] * [.$BG$9] + [.$AQ26] * [.$BG$10]+ [.$AV26] * [.$BG$11]+ [.$BA26] * [.$BG$12]" office:value-type="float" office:value="-3.8361217183752" calcext:value-type="float">
            <text:p>-3.8361217183752</text:p>
          </table:table-cell>
          <table:table-cell table:formula="of:=[.BU27]+[.$BG$7]" office:value-type="float" office:value="-4.60306666945756" calcext:value-type="float">
            <text:p>-4.60306666945756</text:p>
          </table:table-cell>
          <table:table-cell table:formula="of:=1/(1+EXP(-[.BV27]))" office:value-type="float" office:value="0.00992163206129239" calcext:value-type="float">
            <text:p>0.00992163206129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51989" calcext:value-type="float">
            <text:p>0.051989</text:p>
          </table:table-cell>
          <table:table-cell office:value-type="float" office:value="0.945936" calcext:value-type="float">
            <text:p>0.945936</text:p>
          </table:table-cell>
          <table:table-cell office:value-type="float" office:value="0.002075" calcext:value-type="float">
            <text:p>0.002075</text:p>
          </table:table-cell>
          <table:table-cell/>
          <table:table-cell office:value-type="float" office:value="0.0372013856046409" calcext:value-type="float">
            <text:p>0.037201385604641</text:p>
          </table:table-cell>
          <table:table-cell office:value-type="float" office:value="0.981458329712585" calcext:value-type="float">
            <text:p>0.981458329712585</text:p>
          </table:table-cell>
          <table:table-cell office:value-type="float" office:value="0.00289444661033299" calcext:value-type="float">
            <text:p>0.002894446610333</text:p>
          </table:table-cell>
          <table:table-cell/>
          <table:table-cell table:formula="of:=ABS([.CG27]-[.CK27])" office:value-type="float" office:value="0.0147876143953591" calcext:value-type="float">
            <text:p>0.014787614395359</text:p>
          </table:table-cell>
          <table:table-cell table:formula="of:=ABS([.CH27]-[.CL27])" office:value-type="float" office:value="0.0355223297125847" calcext:value-type="float">
            <text:p>0.035522329712585</text:p>
          </table:table-cell>
          <table:table-cell table:formula="of:=ABS([.CI27]-[.CM27])" office:value-type="float" office:value="0.000819446610332987" calcext:value-type="float">
            <text:p>0.00081944661033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(2*[.C28]-[.$C$38]-[.$C$39])/([.$C$39]-[.$C$38])" office:value-type="float" office:value="0.1875" calcext:value-type="float">
            <text:p>0.1875</text:p>
          </table:table-cell>
          <table:table-cell table:formula="of:=(2*[.D28]-[.$D$38]-[.$D$39])/([.$D$39]-[.$D$38])" office:value-type="float" office:value="0.25" calcext:value-type="float">
            <text:p>0.25</text:p>
          </table:table-cell>
          <table:table-cell table:formula="of:=(2*[.E28]-[.$E$38]-[.$E$39])/([.$E$39]-[.$E$38])" office:value-type="float" office:value="0.773584905660377" calcext:value-type="float">
            <text:p>0.773584905660377</text:p>
          </table:table-cell>
          <table:table-cell table:formula="of:=(2*[.F28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5" calcext:value-type="float">
            <text:p>0.25</text:p>
          </table:table-cell>
          <table:table-cell office:value-type="float" office:value="0.773584905660377" calcext:value-type="float">
            <text:p>0.7735849056603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1" calcext:value-type="float">
            <text:p>21</text:p>
          </table:table-cell>
          <table:table-cell table:formula="of:=[.$Q28]*[.$X$8]+[.$R28]*[.$X$9]+[.$S28]*[.$X$10]+[.$T28]*[.$X$11]" office:value-type="float" office:value="3.91812302840547" calcext:value-type="float">
            <text:p>3.91812302840547</text:p>
          </table:table-cell>
          <table:table-cell table:formula="of:=[.AE28]+[.$X$7]" office:value-type="float" office:value="2.55284012825981" calcext:value-type="float">
            <text:p>2.55284012825981</text:p>
          </table:table-cell>
          <table:table-cell table:formula="of:=1/(1+EXP(-[.AF28]))" office:value-type="float" office:value="0.927764085431158" calcext:value-type="float">
            <text:p>0.92776408543115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Y$8]+[.$R28]*[.$Y$9]+[.$S28]*[.$Y$10]+[.$T28]*[.$Y$11]" office:value-type="float" office:value="-10.5913360571818" calcext:value-type="float">
            <text:p>-10.5913360571818</text:p>
          </table:table-cell>
          <table:table-cell table:formula="of:=[.AJ28]+[.$Y$7]" office:value-type="float" office:value="-5.71560888453069" calcext:value-type="float">
            <text:p>-5.71560888453069</text:p>
          </table:table-cell>
          <table:table-cell table:formula="of:=1/(1+EXP(-[.AK28]))" office:value-type="float" office:value="0.00328332840040767" calcext:value-type="float">
            <text:p>0.00328332840040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Z$8]+[.$R28]*[.$Z$9]+[.$S28]*[.$Z$10]+[.$T28]*[.$Z$11]" office:value-type="float" office:value="1.86654443882082" calcext:value-type="float">
            <text:p>1.86654443882082</text:p>
          </table:table-cell>
          <table:table-cell table:formula="of:=[.AO28]+[.$Z$7]" office:value-type="float" office:value="1.63819951479927" calcext:value-type="float">
            <text:p>1.63819951479927</text:p>
          </table:table-cell>
          <table:table-cell table:formula="of:=1/(1+EXP(-[.AP28]))" office:value-type="float" office:value="0.837289796186483" calcext:value-type="float">
            <text:p>0.83728979618648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A$8]+[.$R28]*[.$AA$9]+[.$S28]*[.$AA$10]+[.$T28]*[.$AA$11]" office:value-type="float" office:value="2.36767209096689" calcext:value-type="float">
            <text:p>2.36767209096689</text:p>
          </table:table-cell>
          <table:table-cell table:formula="of:=[.AT28]+[.$AA$7]" office:value-type="float" office:value="2.50604274879053" calcext:value-type="float">
            <text:p>2.50604274879053</text:p>
          </table:table-cell>
          <table:table-cell table:formula="of:=1/(1+EXP(-[.AU28]))" office:value-type="float" office:value="0.924564354891815" calcext:value-type="float">
            <text:p>0.92456435489181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Q28]*[.$AB$8]+[.$R28]*[.$AB$9]+[.$S28]*[.$AB$10]+[.$T28]*[.$AB$11]" office:value-type="float" office:value="-5.90680915907894" calcext:value-type="float">
            <text:p>-5.90680915907894</text:p>
          </table:table-cell>
          <table:table-cell table:formula="of:=[.AY28]+[.$AB$7]" office:value-type="float" office:value="-8.84181624613262" calcext:value-type="float">
            <text:p>-8.84181624613262</text:p>
          </table:table-cell>
          <table:table-cell table:formula="of:=1/(1+EXP(-[.AZ28]))" office:value-type="float" office:value="0.000144539057092476" calcext:value-type="float">
            <text:p>0.000144539057092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formula="of:=[.$AG27] * [.$BE$8]+ [.$AL27] * [.$BE$9] + [.$AQ27] * [.$BE$10]+ [.$AV27] * [.$BE$11]+ [.$BA27] * [.$BE$12]" office:value-type="float" office:value="-3.17828239732638" calcext:value-type="float">
            <text:p>-3.17828239732638</text:p>
          </table:table-cell>
          <table:table-cell table:formula="of:=[.BK28]+[.$BE$7]" office:value-type="float" office:value="-4.68550391730675" calcext:value-type="float">
            <text:p>-4.68550391730675</text:p>
          </table:table-cell>
          <table:table-cell table:formula="of:=1/(1+EXP(-[.BL28]))" office:value-type="float" office:value="0.0091437043842545" calcext:value-type="float">
            <text:p>0.00914370438425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F$8]+ [.$AL27] * [.$BF$9] + [.$AQ27] * [.$BF$10]+ [.$AV27] * [.$BF$11]+ [.$BA27] * [.$BF$12]" office:value-type="float" office:value="5.67767336662847" calcext:value-type="float">
            <text:p>5.67767336662847</text:p>
          </table:table-cell>
          <table:table-cell table:formula="of:=[.BP28]+[.$BF$7]" office:value-type="float" office:value="3.47868321474318" calcext:value-type="float">
            <text:p>3.47868321474318</text:p>
          </table:table-cell>
          <table:table-cell table:style-name="ce2" table:formula="of:=1/(1+EXP(-[.BQ28]))" office:value-type="float" office:value="0.970075118384698" calcext:value-type="float">
            <text:p>0.97007511838469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AG27] * [.$BG$8]+ [.$AL27] * [.$BG$9] + [.$AQ27] * [.$BG$10]+ [.$AV27] * [.$BG$11]+ [.$BA27] * [.$BG$12]" office:value-type="float" office:value="-3.57803150564358" calcext:value-type="float">
            <text:p>-3.57803150564358</text:p>
          </table:table-cell>
          <table:table-cell table:formula="of:=[.BU28]+[.$BG$7]" office:value-type="float" office:value="-4.34497645672594" calcext:value-type="float">
            <text:p>-4.34497645672594</text:p>
          </table:table-cell>
          <table:table-cell table:formula="of:=1/(1+EXP(-[.BV28]))" office:value-type="float" office:value="0.0128057004829026" calcext:value-type="float">
            <text:p>0.01280570048290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2019" calcext:value-type="float">
            <text:p>0.012019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00946" calcext:value-type="float">
            <text:p>0.00946</text:p>
          </table:table-cell>
          <table:table-cell/>
          <table:table-cell office:value-type="float" office:value="0.0114921945754872" calcext:value-type="float">
            <text:p>0.011492194575487</text:p>
          </table:table-cell>
          <table:table-cell office:value-type="float" office:value="0.97360023795821" calcext:value-type="float">
            <text:p>0.97360023795821</text:p>
          </table:table-cell>
          <table:table-cell office:value-type="float" office:value="0.00992163206129239" calcext:value-type="float">
            <text:p>0.009921632061292</text:p>
          </table:table-cell>
          <table:table-cell/>
          <table:table-cell table:formula="of:=ABS([.CG28]-[.CK28])" office:value-type="float" office:value="0.000526805424512798" calcext:value-type="float">
            <text:p>0.000526805424513</text:p>
          </table:table-cell>
          <table:table-cell table:formula="of:=ABS([.CH28]-[.CL28])" office:value-type="float" office:value="0.00491976204179012" calcext:value-type="float">
            <text:p>0.00491976204179</text:p>
          </table:table-cell>
          <table:table-cell table:formula="of:=ABS([.CI28]-[.CM28])" office:value-type="float" office:value="0.000461632061292391" calcext:value-type="float">
            <text:p>0.0004616320612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2*[.C29]-[.$C$38]-[.$C$39])/([.$C$39]-[.$C$38])" office:value-type="float" office:value="-0.125" calcext:value-type="float">
            <text:p>-0.125</text:p>
          </table:table-cell>
          <table:table-cell table:formula="of:=(2*[.D29]-[.$D$38]-[.$D$39])/([.$D$39]-[.$D$38])" office:value-type="float" office:value="-0.5" calcext:value-type="float">
            <text:p>-0.5</text:p>
          </table:table-cell>
          <table:table-cell table:formula="of:=(2*[.E29]-[.$E$38]-[.$E$39])/([.$E$39]-[.$E$38])" office:value-type="float" office:value="0.433962264150943" calcext:value-type="float">
            <text:p>0.433962264150943</text:p>
          </table:table-cell>
          <table:table-cell table:formula="of:=(2*[.F29]-[.$F$38]-[.$F$39])/([.$F$39]-[.$F$38])" office:value-type="float" office:value="0.5" calcext:value-type="float">
            <text:p>0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5" calcext:value-type="float">
            <text:p>-0.5</text:p>
          </table:table-cell>
          <table:table-cell office:value-type="float" office:value="0.433962264150943" calcext:value-type="float">
            <text:p>0.433962264150943</text:p>
          </table:table-cell>
          <table:table-cell office:value-type="float" office:value="0.5" calcext:value-type="float">
            <text:p>0.5</text:p>
          </table:table-cell>
          <table:table-cell table:number-columns-repeated="9"/>
          <table:table-cell office:value-type="float" office:value="22" calcext:value-type="float">
            <text:p>22</text:p>
          </table:table-cell>
          <table:table-cell table:formula="of:=[.$Q29]*[.$X$8]+[.$R29]*[.$X$9]+[.$S29]*[.$X$10]+[.$T29]*[.$X$11]" office:value-type="float" office:value="2.88459645734024" calcext:value-type="float">
            <text:p>2.88459645734024</text:p>
          </table:table-cell>
          <table:table-cell table:formula="of:=[.AE29]+[.$X$7]" office:value-type="float" office:value="1.51931355719458" calcext:value-type="float">
            <text:p>1.51931355719458</text:p>
          </table:table-cell>
          <table:table-cell table:formula="of:=1/(1+EXP(-[.AF29]))" office:value-type="float" office:value="0.820437376158584" calcext:value-type="float">
            <text:p>0.82043737615858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Y$8]+[.$R29]*[.$Y$9]+[.$S29]*[.$Y$10]+[.$T29]*[.$Y$11]" office:value-type="float" office:value="-7.14309399737435" calcext:value-type="float">
            <text:p>-7.14309399737435</text:p>
          </table:table-cell>
          <table:table-cell table:formula="of:=[.AJ29]+[.$Y$7]" office:value-type="float" office:value="-2.26736682472321" calcext:value-type="float">
            <text:p>-2.26736682472321</text:p>
          </table:table-cell>
          <table:table-cell table:formula="of:=1/(1+EXP(-[.AK29]))" office:value-type="float" office:value="0.0938619293329791" calcext:value-type="float">
            <text:p>0.093861929332979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Z$8]+[.$R29]*[.$Z$9]+[.$S29]*[.$Z$10]+[.$T29]*[.$Z$11]" office:value-type="float" office:value="0.730770356477119" calcext:value-type="float">
            <text:p>0.730770356477119</text:p>
          </table:table-cell>
          <table:table-cell table:formula="of:=[.AO29]+[.$Z$7]" office:value-type="float" office:value="0.502425432455568" calcext:value-type="float">
            <text:p>0.502425432455568</text:p>
          </table:table-cell>
          <table:table-cell table:formula="of:=1/(1+EXP(-[.AP29]))" office:value-type="float" office:value="0.623029147308291" calcext:value-type="float">
            <text:p>0.62302914730829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A$8]+[.$R29]*[.$AA$9]+[.$S29]*[.$AA$10]+[.$T29]*[.$AA$11]" office:value-type="float" office:value="1.98522246815042" calcext:value-type="float">
            <text:p>1.98522246815042</text:p>
          </table:table-cell>
          <table:table-cell table:formula="of:=[.AT29]+[.$AA$7]" office:value-type="float" office:value="2.12359312597406" calcext:value-type="float">
            <text:p>2.12359312597406</text:p>
          </table:table-cell>
          <table:table-cell table:formula="of:=1/(1+EXP(-[.AU29]))" office:value-type="float" office:value="0.893175245897496" calcext:value-type="float">
            <text:p>0.89317524589749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Q29]*[.$AB$8]+[.$R29]*[.$AB$9]+[.$S29]*[.$AB$10]+[.$T29]*[.$AB$11]" office:value-type="float" office:value="-4.61972079126511" calcext:value-type="float">
            <text:p>-4.61972079126511</text:p>
          </table:table-cell>
          <table:table-cell table:formula="of:=[.AY29]+[.$AB$7]" office:value-type="float" office:value="-7.55472787831879" calcext:value-type="float">
            <text:p>-7.55472787831879</text:p>
          </table:table-cell>
          <table:table-cell table:formula="of:=1/(1+EXP(-[.AZ29]))" office:value-type="float" office:value="0.00052335456979544" calcext:value-type="float">
            <text:p>0.000523354569795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 table:formula="of:=[.$AG28] * [.$BE$8]+ [.$AL28] * [.$BE$9] + [.$AQ28] * [.$BE$10]+ [.$AV28] * [.$BE$11]+ [.$BA28] * [.$BE$12]" office:value-type="float" office:value="-7.65439394771372" calcext:value-type="float">
            <text:p>-7.65439394771372</text:p>
          </table:table-cell>
          <table:table-cell table:formula="of:=[.BK29]+[.$BE$7]" office:value-type="float" office:value="-9.16161546769409" calcext:value-type="float">
            <text:p>-9.16161546769409</text:p>
          </table:table-cell>
          <table:table-cell table:formula="of:=1/(1+EXP(-[.BL29]))" office:value-type="float" office:value="0.000104982125531578" calcext:value-type="float">
            <text:p>0.00010498212553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F$8]+ [.$AL28] * [.$BF$9] + [.$AQ28] * [.$BF$10]+ [.$AV28] * [.$BF$11]+ [.$BA28] * [.$BF$12]" office:value-type="float" office:value="-2.71597120719876" calcext:value-type="float">
            <text:p>-2.71597120719876</text:p>
          </table:table-cell>
          <table:table-cell table:formula="of:=[.BP29]+[.$BF$7]" office:value-type="float" office:value="-4.91496135908405" calcext:value-type="float">
            <text:p>-4.91496135908405</text:p>
          </table:table-cell>
          <table:table-cell table:formula="of:=1/(1+EXP(-[.BQ29]))" office:value-type="float" office:value="0.00728257636664245" calcext:value-type="float">
            <text:p>0.00728257636664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AG28] * [.$BG$8]+ [.$AL28] * [.$BG$9] + [.$AQ28] * [.$BG$10]+ [.$AV28] * [.$BG$11]+ [.$BA28] * [.$BG$12]" office:value-type="float" office:value="6.4372504219838" calcext:value-type="float">
            <text:p>6.4372504219838</text:p>
          </table:table-cell>
          <table:table-cell table:formula="of:=[.BU29]+[.$BG$7]" office:value-type="float" office:value="5.67030547090144" calcext:value-type="float">
            <text:p>5.67030547090144</text:p>
          </table:table-cell>
          <table:table-cell table:style-name="ce3" table:formula="of:=1/(1+EXP(-[.BV29]))" office:value-type="float" office:value="0.996565027490764" calcext:value-type="float">
            <text:p>0.9965650274907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/>
          <table:table-cell office:value-type="float" office:value="0.010795" calcext:value-type="float">
            <text:p>0.010795</text:p>
          </table:table-cell>
          <table:table-cell office:value-type="float" office:value="0.978413" calcext:value-type="float">
            <text:p>0.978413</text:p>
          </table:table-cell>
          <table:table-cell office:value-type="float" office:value="0.010792" calcext:value-type="float">
            <text:p>0.010792</text:p>
          </table:table-cell>
          <table:table-cell/>
          <table:table-cell office:value-type="float" office:value="0.0091437043842545" calcext:value-type="float">
            <text:p>0.009143704384255</text:p>
          </table:table-cell>
          <table:table-cell office:value-type="float" office:value="0.970075118384698" calcext:value-type="float">
            <text:p>0.970075118384698</text:p>
          </table:table-cell>
          <table:table-cell office:value-type="float" office:value="0.0128057004829026" calcext:value-type="float">
            <text:p>0.012805700482903</text:p>
          </table:table-cell>
          <table:table-cell/>
          <table:table-cell table:formula="of:=ABS([.CG29]-[.CK29])" office:value-type="float" office:value="0.0016512956157455" calcext:value-type="float">
            <text:p>0.001651295615746</text:p>
          </table:table-cell>
          <table:table-cell table:formula="of:=ABS([.CH29]-[.CL29])" office:value-type="float" office:value="0.00833788161530224" calcext:value-type="float">
            <text:p>0.008337881615302</text:p>
          </table:table-cell>
          <table:table-cell table:formula="of:=ABS([.CI29]-[.CM29])" office:value-type="float" office:value="0.00201370048290257" calcext:value-type="float">
            <text:p>0.0020137004829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2*[.C30]-[.$C$38]-[.$C$39])/([.$C$39]-[.$C$38])" office:value-type="float" office:value="0.6875" calcext:value-type="float">
            <text:p>0.6875</text:p>
          </table:table-cell>
          <table:table-cell table:formula="of:=(2*[.D30]-[.$D$38]-[.$D$39])/([.$D$39]-[.$D$38])" office:value-type="float" office:value="-0.125" calcext:value-type="float">
            <text:p>-0.125</text:p>
          </table:table-cell>
          <table:table-cell table:formula="of:=(2*[.E30]-[.$E$38]-[.$E$39])/([.$E$39]-[.$E$38])" office:value-type="float" office:value="0.735849056603774" calcext:value-type="float">
            <text:p>0.735849056603774</text:p>
          </table:table-cell>
          <table:table-cell table:formula="of:=(2*[.F30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6875" calcext:value-type="float">
            <text:p>0.68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735849056603774" calcext:value-type="float">
            <text:p>0.735849056603774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formula="of:=[.$Q30]*[.$X$8]+[.$R30]*[.$X$9]+[.$S30]*[.$X$10]+[.$T30]*[.$X$11]" office:value-type="float" office:value="3.15773730119227" calcext:value-type="float">
            <text:p>3.15773730119227</text:p>
          </table:table-cell>
          <table:table-cell table:formula="of:=[.AE30]+[.$X$7]" office:value-type="float" office:value="1.79245440104661" calcext:value-type="float">
            <text:p>1.79245440104661</text:p>
          </table:table-cell>
          <table:table-cell table:formula="of:=1/(1+EXP(-[.AF30]))" office:value-type="float" office:value="0.857227929717345" calcext:value-type="float">
            <text:p>0.8572279297173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Y$8]+[.$R30]*[.$Y$9]+[.$S30]*[.$Y$10]+[.$T30]*[.$Y$11]" office:value-type="float" office:value="-8.66679267088578" calcext:value-type="float">
            <text:p>-8.66679267088578</text:p>
          </table:table-cell>
          <table:table-cell table:formula="of:=[.AJ30]+[.$Y$7]" office:value-type="float" office:value="-3.79106549823464" calcext:value-type="float">
            <text:p>-3.79106549823464</text:p>
          </table:table-cell>
          <table:table-cell table:formula="of:=1/(1+EXP(-[.AK30]))" office:value-type="float" office:value="0.0220733105077568" calcext:value-type="float">
            <text:p>0.02207331050775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Z$8]+[.$R30]*[.$Z$9]+[.$S30]*[.$Z$10]+[.$T30]*[.$Z$11]" office:value-type="float" office:value="1.31466988090835" calcext:value-type="float">
            <text:p>1.31466988090835</text:p>
          </table:table-cell>
          <table:table-cell table:formula="of:=[.AO30]+[.$Z$7]" office:value-type="float" office:value="1.0863249568868" calcext:value-type="float">
            <text:p>1.0863249568868</text:p>
          </table:table-cell>
          <table:table-cell table:formula="of:=1/(1+EXP(-[.AP30]))" office:value-type="float" office:value="0.747689055530824" calcext:value-type="float">
            <text:p>0.74768905553082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A$8]+[.$R30]*[.$AA$9]+[.$S30]*[.$AA$10]+[.$T30]*[.$AA$11]" office:value-type="float" office:value="2.18233256932316" calcext:value-type="float">
            <text:p>2.18233256932316</text:p>
          </table:table-cell>
          <table:table-cell table:formula="of:=[.AT30]+[.$AA$7]" office:value-type="float" office:value="2.3207032271468" calcext:value-type="float">
            <text:p>2.3207032271468</text:p>
          </table:table-cell>
          <table:table-cell table:formula="of:=1/(1+EXP(-[.AU30]))" office:value-type="float" office:value="0.910577218420007" calcext:value-type="float">
            <text:p>0.91057721842000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Q30]*[.$AB$8]+[.$R30]*[.$AB$9]+[.$S30]*[.$AB$10]+[.$T30]*[.$AB$11]" office:value-type="float" office:value="-6.19058637827363" calcext:value-type="float">
            <text:p>-6.19058637827363</text:p>
          </table:table-cell>
          <table:table-cell table:formula="of:=[.AY30]+[.$AB$7]" office:value-type="float" office:value="-9.12559346532732" calcext:value-type="float">
            <text:p>-9.12559346532732</text:p>
          </table:table-cell>
          <table:table-cell table:formula="of:=1/(1+EXP(-[.AZ30]))" office:value-type="float" office:value="0.000108832309690583" calcext:value-type="float">
            <text:p>0.000108832309691</text:p>
          </table:table-cell>
          <table:table-cell table:number-columns-repeated="8"/>
          <table:table-cell office:value-type="float" office:value="22" calcext:value-type="float">
            <text:p>22</text:p>
          </table:table-cell>
          <table:table-cell table:formula="of:=[.$AG29] * [.$BE$8]+ [.$AL29] * [.$BE$9] + [.$AQ29] * [.$BE$10]+ [.$AV29] * [.$BE$11]+ [.$BA29] * [.$BE$12]" office:value-type="float" office:value="-6.74783825987906" calcext:value-type="float">
            <text:p>-6.74783825987906</text:p>
          </table:table-cell>
          <table:table-cell table:formula="of:=[.BK30]+[.$BE$7]" office:value-type="float" office:value="-8.25505977985943" calcext:value-type="float">
            <text:p>-8.25505977985943</text:p>
          </table:table-cell>
          <table:table-cell table:formula="of:=1/(1+EXP(-[.BL30]))" office:value-type="float" office:value="0.000259872433934166" calcext:value-type="float">
            <text:p>0.0002598724339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F$8]+ [.$AL29] * [.$BF$9] + [.$AQ29] * [.$BF$10]+ [.$AV29] * [.$BF$11]+ [.$BA29] * [.$BF$12]" office:value-type="float" office:value="-1.56843554814809" calcext:value-type="float">
            <text:p>-1.56843554814809</text:p>
          </table:table-cell>
          <table:table-cell table:formula="of:=[.BP30]+[.$BF$7]" office:value-type="float" office:value="-3.76742570003338" calcext:value-type="float">
            <text:p>-3.76742570003338</text:p>
          </table:table-cell>
          <table:table-cell table:formula="of:=1/(1+EXP(-[.BQ30]))" office:value-type="float" office:value="0.0225894079515951" calcext:value-type="float">
            <text:p>0.02258940795159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$AG29] * [.$BG$8]+ [.$AL29] * [.$BG$9] + [.$AQ29] * [.$BG$10]+ [.$AV29] * [.$BG$11]+ [.$BA29] * [.$BG$12]" office:value-type="float" office:value="5.0802174844184" calcext:value-type="float">
            <text:p>5.0802174844184</text:p>
          </table:table-cell>
          <table:table-cell table:formula="of:=[.BU30]+[.$BG$7]" office:value-type="float" office:value="4.31327253333604" calcext:value-type="float">
            <text:p>4.31327253333604</text:p>
          </table:table-cell>
          <table:table-cell table:style-name="ce3" table:formula="of:=1/(1+EXP(-[.BV30]))" office:value-type="float" office:value="0.986787254456562" calcext:value-type="float">
            <text:p>0.9867872544565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05" calcext:value-type="float">
            <text:p>0.000105</text:p>
          </table:table-cell>
          <table:table-cell office:value-type="float" office:value="0.007451" calcext:value-type="float">
            <text:p>0.007451</text:p>
          </table:table-cell>
          <table:table-cell office:value-type="float" office:value="0.992444" calcext:value-type="float">
            <text:p>0.992444</text:p>
          </table:table-cell>
          <table:table-cell/>
          <table:table-cell office:value-type="float" office:value="0.000104982125531578" calcext:value-type="float">
            <text:p>0.000104982125532</text:p>
          </table:table-cell>
          <table:table-cell office:value-type="float" office:value="0.00728257636664245" calcext:value-type="float">
            <text:p>0.007282576366642</text:p>
          </table:table-cell>
          <table:table-cell office:value-type="float" office:value="0.996565027490764" calcext:value-type="float">
            <text:p>0.996565027490764</text:p>
          </table:table-cell>
          <table:table-cell/>
          <table:table-cell table:formula="of:=ABS([.CG30]-[.CK30])" office:value-type="float" office:value="0.0000000178744684219194" calcext:value-type="float">
            <text:p>1.78744684219194E-08</text:p>
          </table:table-cell>
          <table:table-cell table:formula="of:=ABS([.CH30]-[.CL30])" office:value-type="float" office:value="0.000168423633357552" calcext:value-type="float">
            <text:p>0.000168423633358</text:p>
          </table:table-cell>
          <table:table-cell table:formula="of:=ABS([.CI30]-[.CM30])" office:value-type="float" office:value="0.00412102749076382" calcext:value-type="float">
            <text:p>0.00412102749076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(2*[.C31]-[.$C$38]-[.$C$39])/([.$C$39]-[.$C$38])" office:value-type="float" office:value="0.1875" calcext:value-type="float">
            <text:p>0.1875</text:p>
          </table:table-cell>
          <table:table-cell table:formula="of:=(2*[.D31]-[.$D$38]-[.$D$39])/([.$D$39]-[.$D$38])" office:value-type="float" office:value="-0.25" calcext:value-type="float">
            <text:p>-0.25</text:p>
          </table:table-cell>
          <table:table-cell table:formula="of:=(2*[.E31]-[.$E$38]-[.$E$39])/([.$E$39]-[.$E$38])" office:value-type="float" office:value="0.622641509433962" calcext:value-type="float">
            <text:p>0.622641509433962</text:p>
          </table:table-cell>
          <table:table-cell table:formula="of:=(2*[.F31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-0.25" calcext:value-type="float">
            <text:p>-0.25</text:p>
          </table:table-cell>
          <table:table-cell office:value-type="float" office:value="0.622641509433962" calcext:value-type="float">
            <text:p>0.622641509433962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4" calcext:value-type="float">
            <text:p>24</text:p>
          </table:table-cell>
          <table:table-cell table:formula="of:=[.$Q31]*[.$X$8]+[.$R31]*[.$X$9]+[.$S31]*[.$X$10]+[.$T31]*[.$X$11]" office:value-type="float" office:value="2.72779965516633" calcext:value-type="float">
            <text:p>2.72779965516633</text:p>
          </table:table-cell>
          <table:table-cell table:formula="of:=[.AE31]+[.$X$7]" office:value-type="float" office:value="1.36251675502067" calcext:value-type="float">
            <text:p>1.36251675502067</text:p>
          </table:table-cell>
          <table:table-cell table:formula="of:=1/(1+EXP(-[.AF31]))" office:value-type="float" office:value="0.796168431889837" calcext:value-type="float">
            <text:p>0.79616843188983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Y$8]+[.$R31]*[.$Y$9]+[.$S31]*[.$Y$10]+[.$T31]*[.$Y$11]" office:value-type="float" office:value="-7.15245330520998" calcext:value-type="float">
            <text:p>-7.15245330520998</text:p>
          </table:table-cell>
          <table:table-cell table:formula="of:=[.AJ31]+[.$Y$7]" office:value-type="float" office:value="-2.27672613255884" calcext:value-type="float">
            <text:p>-2.27672613255884</text:p>
          </table:table-cell>
          <table:table-cell table:formula="of:=1/(1+EXP(-[.AK31]))" office:value-type="float" office:value="0.0930689228646254" calcext:value-type="float">
            <text:p>0.0930689228646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Z$8]+[.$R31]*[.$Z$9]+[.$S31]*[.$Z$10]+[.$T31]*[.$Z$11]" office:value-type="float" office:value="0.893290363938205" calcext:value-type="float">
            <text:p>0.893290363938205</text:p>
          </table:table-cell>
          <table:table-cell table:formula="of:=[.AO31]+[.$Z$7]" office:value-type="float" office:value="0.664945439916654" calcext:value-type="float">
            <text:p>0.664945439916654</text:p>
          </table:table-cell>
          <table:table-cell table:formula="of:=1/(1+EXP(-[.AP31]))" office:value-type="float" office:value="0.660370436378605" calcext:value-type="float">
            <text:p>0.66037043637860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A$8]+[.$R31]*[.$AA$9]+[.$S31]*[.$AA$10]+[.$T31]*[.$AA$11]" office:value-type="float" office:value="1.8393057830585" calcext:value-type="float">
            <text:p>1.8393057830585</text:p>
          </table:table-cell>
          <table:table-cell table:formula="of:=[.AT31]+[.$AA$7]" office:value-type="float" office:value="1.97767644088214" calcext:value-type="float">
            <text:p>1.97767644088214</text:p>
          </table:table-cell>
          <table:table-cell table:formula="of:=1/(1+EXP(-[.AU31]))" office:value-type="float" office:value="0.87843325134234" calcext:value-type="float">
            <text:p>0.8784332513423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Q31]*[.$AB$8]+[.$R31]*[.$AB$9]+[.$S31]*[.$AB$10]+[.$T31]*[.$AB$11]" office:value-type="float" office:value="-4.68271644862557" calcext:value-type="float">
            <text:p>-4.68271644862557</text:p>
          </table:table-cell>
          <table:table-cell table:formula="of:=[.AY31]+[.$AB$7]" office:value-type="float" office:value="-7.61772353567925" calcext:value-type="float">
            <text:p>-7.61772353567925</text:p>
          </table:table-cell>
          <table:table-cell table:formula="of:=1/(1+EXP(-[.AZ31]))" office:value-type="float" office:value="0.000491418193546558" calcext:value-type="float">
            <text:p>0.000491418193547</text:p>
          </table:table-cell>
          <table:table-cell table:number-columns-repeated="8"/>
          <table:table-cell office:value-type="float" office:value="23" calcext:value-type="float">
            <text:p>23</text:p>
          </table:table-cell>
          <table:table-cell table:formula="of:=[.$AG30] * [.$BE$8]+ [.$AL30] * [.$BE$9] + [.$AQ30] * [.$BE$10]+ [.$AV30] * [.$BE$11]+ [.$BA30] * [.$BE$12]" office:value-type="float" office:value="-7.18668853591389" calcext:value-type="float">
            <text:p>-7.18668853591389</text:p>
          </table:table-cell>
          <table:table-cell table:formula="of:=[.BK31]+[.$BE$7]" office:value-type="float" office:value="-8.69391005589426" calcext:value-type="float">
            <text:p>-8.69391005589426</text:p>
          </table:table-cell>
          <table:table-cell table:formula="of:=1/(1+EXP(-[.BL31]))" office:value-type="float" office:value="0.000167575318470761" calcext:value-type="float">
            <text:p>0.0001675753184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F$8]+ [.$AL30] * [.$BF$9] + [.$AQ30] * [.$BF$10]+ [.$AV30] * [.$BF$11]+ [.$BA30] * [.$BF$12]" office:value-type="float" office:value="-2.34027646375656" calcext:value-type="float">
            <text:p>-2.34027646375656</text:p>
          </table:table-cell>
          <table:table-cell table:formula="of:=[.BP31]+[.$BF$7]" office:value-type="float" office:value="-4.53926661564185" calcext:value-type="float">
            <text:p>-4.53926661564185</text:p>
          </table:table-cell>
          <table:table-cell table:formula="of:=1/(1+EXP(-[.BQ31]))" office:value-type="float" office:value="0.0105683540383989" calcext:value-type="float">
            <text:p>0.01056835403839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$AG30] * [.$BG$8]+ [.$AL30] * [.$BG$9] + [.$AQ30] * [.$BG$10]+ [.$AV30] * [.$BG$11]+ [.$BA30] * [.$BG$12]" office:value-type="float" office:value="5.90057344102009" calcext:value-type="float">
            <text:p>5.90057344102009</text:p>
          </table:table-cell>
          <table:table-cell table:formula="of:=[.BU31]+[.$BG$7]" office:value-type="float" office:value="5.13362848993774" calcext:value-type="float">
            <text:p>5.13362848993774</text:p>
          </table:table-cell>
          <table:table-cell table:style-name="ce3" table:formula="of:=1/(1+EXP(-[.BV31]))" office:value-type="float" office:value="0.99413941770649" calcext:value-type="float">
            <text:p>0.9941394177064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318" calcext:value-type="float">
            <text:p>0.000318</text:p>
          </table:table-cell>
          <table:table-cell office:value-type="float" office:value="0.03237" calcext:value-type="float">
            <text:p>0.03237</text:p>
          </table:table-cell>
          <table:table-cell office:value-type="float" office:value="0.967312" calcext:value-type="float">
            <text:p>0.967312</text:p>
          </table:table-cell>
          <table:table-cell/>
          <table:table-cell office:value-type="float" office:value="0.000259872433934166" calcext:value-type="float">
            <text:p>0.000259872433934</text:p>
          </table:table-cell>
          <table:table-cell office:value-type="float" office:value="0.0225894079515951" calcext:value-type="float">
            <text:p>0.022589407951595</text:p>
          </table:table-cell>
          <table:table-cell office:value-type="float" office:value="0.986787254456562" calcext:value-type="float">
            <text:p>0.986787254456562</text:p>
          </table:table-cell>
          <table:table-cell/>
          <table:table-cell table:formula="of:=ABS([.CG31]-[.CK31])" office:value-type="float" office:value="0.0000581275660658343" calcext:value-type="float">
            <text:p>5.81275660658343E-05</text:p>
          </table:table-cell>
          <table:table-cell table:formula="of:=ABS([.CH31]-[.CL31])" office:value-type="float" office:value="0.0097805920484049" calcext:value-type="float">
            <text:p>0.009780592048405</text:p>
          </table:table-cell>
          <table:table-cell table:formula="of:=ABS([.CI31]-[.CM31])" office:value-type="float" office:value="0.0194752544565617" calcext:value-type="float">
            <text:p>0.0194752544565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2*[.C32]-[.$C$38]-[.$C$39])/([.$C$39]-[.$C$38])" office:value-type="float" office:value="0.3125" calcext:value-type="float">
            <text:p>0.3125</text:p>
          </table:table-cell>
          <table:table-cell table:formula="of:=(2*[.D32]-[.$D$38]-[.$D$39])/([.$D$39]-[.$D$38])" office:value-type="float" office:value="-0.125" calcext:value-type="float">
            <text:p>-0.125</text:p>
          </table:table-cell>
          <table:table-cell table:formula="of:=(2*[.E32]-[.$E$38]-[.$E$39])/([.$E$39]-[.$E$38])" office:value-type="float" office:value="0.69811320754717" calcext:value-type="float">
            <text:p>0.69811320754717</text:p>
          </table:table-cell>
          <table:table-cell table:formula="of:=(2*[.F32]-[.$F$38]-[.$F$39])/([.$F$39]-[.$F$38])" office:value-type="float" office:value="0.75" calcext:value-type="float">
            <text:p>0.7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75" calcext:value-type="float">
            <text:p>0.7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[.$Q32]*[.$X$8]+[.$R32]*[.$X$9]+[.$S32]*[.$X$10]+[.$T32]*[.$X$11]" office:value-type="float" office:value="3.47680934957563" calcext:value-type="float">
            <text:p>3.47680934957563</text:p>
          </table:table-cell>
          <table:table-cell table:formula="of:=[.AE32]+[.$X$7]" office:value-type="float" office:value="2.11152644942997" calcext:value-type="float">
            <text:p>2.11152644942997</text:p>
          </table:table-cell>
          <table:table-cell table:formula="of:=1/(1+EXP(-[.AF32]))" office:value-type="float" office:value="0.892018451194828" calcext:value-type="float">
            <text:p>0.89201845119482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Y$8]+[.$R32]*[.$Y$9]+[.$S32]*[.$Y$10]+[.$T32]*[.$Y$11]" office:value-type="float" office:value="-9.25563102922981" calcext:value-type="float">
            <text:p>-9.25563102922981</text:p>
          </table:table-cell>
          <table:table-cell table:formula="of:=[.AJ32]+[.$Y$7]" office:value-type="float" office:value="-4.37990385657867" calcext:value-type="float">
            <text:p>-4.37990385657867</text:p>
          </table:table-cell>
          <table:table-cell table:formula="of:=1/(1+EXP(-[.AK32]))" office:value-type="float" office:value="0.0123715894166748" calcext:value-type="float">
            <text:p>0.01237158941667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Z$8]+[.$R32]*[.$Z$9]+[.$S32]*[.$Z$10]+[.$T32]*[.$Z$11]" office:value-type="float" office:value="1.37727740756411" calcext:value-type="float">
            <text:p>1.37727740756411</text:p>
          </table:table-cell>
          <table:table-cell table:formula="of:=[.AO32]+[.$Z$7]" office:value-type="float" office:value="1.14893248354256" calcext:value-type="float">
            <text:p>1.14893248354256</text:p>
          </table:table-cell>
          <table:table-cell table:formula="of:=1/(1+EXP(-[.AP32]))" office:value-type="float" office:value="0.759315876694536" calcext:value-type="float">
            <text:p>0.75931587669453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A$8]+[.$R32]*[.$AA$9]+[.$S32]*[.$AA$10]+[.$T32]*[.$AA$11]" office:value-type="float" office:value="2.2901022051945" calcext:value-type="float">
            <text:p>2.2901022051945</text:p>
          </table:table-cell>
          <table:table-cell table:formula="of:=[.AT32]+[.$AA$7]" office:value-type="float" office:value="2.42847286301814" calcext:value-type="float">
            <text:p>2.42847286301814</text:p>
          </table:table-cell>
          <table:table-cell table:formula="of:=1/(1+EXP(-[.AU32]))" office:value-type="float" office:value="0.918972892277584" calcext:value-type="float">
            <text:p>0.91897289227758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Q32]*[.$AB$8]+[.$R32]*[.$AB$9]+[.$S32]*[.$AB$10]+[.$T32]*[.$AB$11]" office:value-type="float" office:value="-5.92659941329152" calcext:value-type="float">
            <text:p>-5.92659941329152</text:p>
          </table:table-cell>
          <table:table-cell table:formula="of:=[.AY32]+[.$AB$7]" office:value-type="float" office:value="-8.8616065003452" calcext:value-type="float">
            <text:p>-8.8616065003452</text:p>
          </table:table-cell>
          <table:table-cell table:formula="of:=1/(1+EXP(-[.AZ32]))" office:value-type="float" office:value="0.000141707112635486" calcext:value-type="float">
            <text:p>0.000141707112635</text:p>
          </table:table-cell>
          <table:table-cell table:number-columns-repeated="8"/>
          <table:table-cell office:value-type="float" office:value="24" calcext:value-type="float">
            <text:p>24</text:p>
          </table:table-cell>
          <table:table-cell table:formula="of:=[.$AG31] * [.$BE$8]+ [.$AL31] * [.$BE$9] + [.$AQ31] * [.$BE$10]+ [.$AV31] * [.$BE$11]+ [.$BA31] * [.$BE$12]" office:value-type="float" office:value="-6.64987933743816" calcext:value-type="float">
            <text:p>-6.64987933743816</text:p>
          </table:table-cell>
          <table:table-cell table:formula="of:=[.BK32]+[.$BE$7]" office:value-type="float" office:value="-8.15710085741853" calcext:value-type="float">
            <text:p>-8.15710085741853</text:p>
          </table:table-cell>
          <table:table-cell table:formula="of:=1/(1+EXP(-[.BL32]))" office:value-type="float" office:value="0.000286610184192935" calcext:value-type="float">
            <text:p>0.00028661018419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F$8]+ [.$AL31] * [.$BF$9] + [.$AQ31] * [.$BF$10]+ [.$AV31] * [.$BF$11]+ [.$BA31] * [.$BF$12]" office:value-type="float" office:value="-1.5889513716236" calcext:value-type="float">
            <text:p>-1.5889513716236</text:p>
          </table:table-cell>
          <table:table-cell table:formula="of:=[.BP32]+[.$BF$7]" office:value-type="float" office:value="-3.78794152350889" calcext:value-type="float">
            <text:p>-3.78794152350889</text:p>
          </table:table-cell>
          <table:table-cell table:formula="of:=1/(1+EXP(-[.BQ32]))" office:value-type="float" office:value="0.0221408456515845" calcext:value-type="float">
            <text:p>0.02214084565158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$AG31] * [.$BG$8]+ [.$AL31] * [.$BG$9] + [.$AQ31] * [.$BG$10]+ [.$AV31] * [.$BG$11]+ [.$BA31] * [.$BG$12]" office:value-type="float" office:value="4.98486259456154" calcext:value-type="float">
            <text:p>4.98486259456154</text:p>
          </table:table-cell>
          <table:table-cell table:formula="of:=[.BU32]+[.$BG$7]" office:value-type="float" office:value="4.21791764347919" calcext:value-type="float">
            <text:p>4.21791764347919</text:p>
          </table:table-cell>
          <table:table-cell table:style-name="ce3" table:formula="of:=1/(1+EXP(-[.BV32]))" office:value-type="float" office:value="0.985484518439933" calcext:value-type="float">
            <text:p>0.98548451843993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8" calcext:value-type="float">
            <text:p>0.00018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0.988286" calcext:value-type="float">
            <text:p>0.988286</text:p>
          </table:table-cell>
          <table:table-cell/>
          <table:table-cell office:value-type="float" office:value="0.000167575318470761" calcext:value-type="float">
            <text:p>0.000167575318471</text:p>
          </table:table-cell>
          <table:table-cell office:value-type="float" office:value="0.0105683540383989" calcext:value-type="float">
            <text:p>0.010568354038399</text:p>
          </table:table-cell>
          <table:table-cell office:value-type="float" office:value="0.99413941770649" calcext:value-type="float">
            <text:p>0.99413941770649</text:p>
          </table:table-cell>
          <table:table-cell/>
          <table:table-cell table:formula="of:=ABS([.CG32]-[.CK32])" office:value-type="float" office:value="0.0000124246815292391" calcext:value-type="float">
            <text:p>1.24246815292391E-05</text:p>
          </table:table-cell>
          <table:table-cell table:formula="of:=ABS([.CH32]-[.CL32])" office:value-type="float" office:value="0.000965645961601124" calcext:value-type="float">
            <text:p>0.000965645961601</text:p>
          </table:table-cell>
          <table:table-cell table:formula="of:=ABS([.CI32]-[.CM32])" office:value-type="float" office:value="0.00585341770648984" calcext:value-type="float">
            <text:p>0.0058534177064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(2*[.C33]-[.$C$38]-[.$C$39])/([.$C$39]-[.$C$38])" office:value-type="float" office:value="1" calcext:value-type="float">
            <text:p>1</text:p>
          </table:table-cell>
          <table:table-cell table:formula="of:=(2*[.D33]-[.$D$38]-[.$D$39])/([.$D$39]-[.$D$38])" office:value-type="float" office:value="-0.125" calcext:value-type="float">
            <text:p>-0.125</text:p>
          </table:table-cell>
          <table:table-cell table:formula="of:=(2*[.E33]-[.$E$38]-[.$E$39])/([.$E$39]-[.$E$38])" office:value-type="float" office:value="1" calcext:value-type="float">
            <text:p>1</text:p>
          </table:table-cell>
          <table:table-cell table:formula="of:=(2*[.F33]-[.$F$38]-[.$F$39])/([.$F$39]-[.$F$38])" office:value-type="float" office:value="0.666666666666667" calcext:value-type="float">
            <text:p>0.66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-0.125" calcext:value-type="float">
            <text:p>-0.125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"/>
          <table:table-cell office:value-type="float" office:value="26" calcext:value-type="float">
            <text:p>26</text:p>
          </table:table-cell>
          <table:table-cell table:formula="of:=[.$Q33]*[.$X$8]+[.$R33]*[.$X$9]+[.$S33]*[.$X$10]+[.$T33]*[.$X$11]" office:value-type="float" office:value="3.65611691221107" calcext:value-type="float">
            <text:p>3.65611691221107</text:p>
          </table:table-cell>
          <table:table-cell table:formula="of:=[.AE33]+[.$X$7]" office:value-type="float" office:value="2.29083401206541" calcext:value-type="float">
            <text:p>2.29083401206541</text:p>
          </table:table-cell>
          <table:table-cell table:formula="of:=1/(1+EXP(-[.AF33]))" office:value-type="float" office:value="0.90811506547276" calcext:value-type="float">
            <text:p>0.9081150654727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Y$8]+[.$R33]*[.$Y$9]+[.$S33]*[.$Y$10]+[.$T33]*[.$Y$11]" office:value-type="float" office:value="-10.2161618860046" calcext:value-type="float">
            <text:p>-10.2161618860046</text:p>
          </table:table-cell>
          <table:table-cell table:formula="of:=[.AJ33]+[.$Y$7]" office:value-type="float" office:value="-5.34043471335348" calcext:value-type="float">
            <text:p>-5.34043471335348</text:p>
          </table:table-cell>
          <table:table-cell table:formula="of:=1/(1+EXP(-[.AK33]))" office:value-type="float" office:value="0.00477091558441207" calcext:value-type="float">
            <text:p>0.004770915584412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Z$8]+[.$R33]*[.$Z$9]+[.$S33]*[.$Z$10]+[.$T33]*[.$Z$11]" office:value-type="float" office:value="1.53669560965472" calcext:value-type="float">
            <text:p>1.53669560965472</text:p>
          </table:table-cell>
          <table:table-cell table:formula="of:=[.AO33]+[.$Z$7]" office:value-type="float" office:value="1.30835068563317" calcext:value-type="float">
            <text:p>1.30835068563317</text:p>
          </table:table-cell>
          <table:table-cell table:formula="of:=1/(1+EXP(-[.AP33]))" office:value-type="float" office:value="0.787237035029328" calcext:value-type="float">
            <text:p>0.78723703502932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A$8]+[.$R33]*[.$AA$9]+[.$S33]*[.$AA$10]+[.$T33]*[.$AA$11]" office:value-type="float" office:value="2.55689948187809" calcext:value-type="float">
            <text:p>2.55689948187809</text:p>
          </table:table-cell>
          <table:table-cell table:formula="of:=[.AT33]+[.$AA$7]" office:value-type="float" office:value="2.69527013970173" calcext:value-type="float">
            <text:p>2.69527013970173</text:p>
          </table:table-cell>
          <table:table-cell table:formula="of:=1/(1+EXP(-[.AU33]))" office:value-type="float" office:value="0.936746968116933" calcext:value-type="float">
            <text:p>0.93674696811693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Q33]*[.$AB$8]+[.$R33]*[.$AB$9]+[.$S33]*[.$AB$10]+[.$T33]*[.$AB$11]" office:value-type="float" office:value="-7.52065158903172" calcext:value-type="float">
            <text:p>-7.52065158903172</text:p>
          </table:table-cell>
          <table:table-cell table:formula="of:=[.AY33]+[.$AB$7]" office:value-type="float" office:value="-10.4556586760854" calcext:value-type="float">
            <text:p>-10.4556586760854</text:p>
          </table:table-cell>
          <table:table-cell table:formula="of:=1/(1+EXP(-[.AZ33]))" office:value-type="float" office:value="0.0000287840984459956" calcext:value-type="float">
            <text:p>2.87840984459956E-05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formula="of:=[.$AG32] * [.$BE$8]+ [.$AL32] * [.$BE$9] + [.$AQ32] * [.$BE$10]+ [.$AV32] * [.$BE$11]+ [.$BA32] * [.$BE$12]" office:value-type="float" office:value="-7.38183250559001" calcext:value-type="float">
            <text:p>-7.38183250559001</text:p>
          </table:table-cell>
          <table:table-cell table:formula="of:=[.BK33]+[.$BE$7]" office:value-type="float" office:value="-8.88905402557038" calcext:value-type="float">
            <text:p>-8.88905402557038</text:p>
          </table:table-cell>
          <table:table-cell table:formula="of:=1/(1+EXP(-[.BL33]))" office:value-type="float" office:value="0.000137871025712437" calcext:value-type="float">
            <text:p>0.0001378710257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F$8]+ [.$AL32] * [.$BF$9] + [.$AQ32] * [.$BF$10]+ [.$AV32] * [.$BF$11]+ [.$BA32] * [.$BF$12]" office:value-type="float" office:value="-2.48277928554718" calcext:value-type="float">
            <text:p>-2.48277928554718</text:p>
          </table:table-cell>
          <table:table-cell table:formula="of:=[.BP33]+[.$BF$7]" office:value-type="float" office:value="-4.68176943743247" calcext:value-type="float">
            <text:p>-4.68176943743247</text:p>
          </table:table-cell>
          <table:table-cell table:formula="of:=1/(1+EXP(-[.BQ33]))" office:value-type="float" office:value="0.00917760123103951" calcext:value-type="float">
            <text:p>0.0091776012310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$AG32] * [.$BG$8]+ [.$AL32] * [.$BG$9] + [.$AQ32] * [.$BG$10]+ [.$AV32] * [.$BG$11]+ [.$BA32] * [.$BG$12]" office:value-type="float" office:value="6.14466176867782" calcext:value-type="float">
            <text:p>6.14466176867782</text:p>
          </table:table-cell>
          <table:table-cell table:formula="of:=[.BU33]+[.$BG$7]" office:value-type="float" office:value="5.37771681759546" calcext:value-type="float">
            <text:p>5.37771681759546</text:p>
          </table:table-cell>
          <table:table-cell table:style-name="ce3" table:formula="of:=1/(1+EXP(-[.BV33]))" office:value-type="float" office:value="0.995402876697648" calcext:value-type="float">
            <text:p>0.995402876697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0.029944" calcext:value-type="float">
            <text:p>0.029944</text:p>
          </table:table-cell>
          <table:table-cell office:value-type="float" office:value="0.96972" calcext:value-type="float">
            <text:p>0.96972</text:p>
          </table:table-cell>
          <table:table-cell/>
          <table:table-cell office:value-type="float" office:value="0.000286610184192935" calcext:value-type="float">
            <text:p>0.000286610184193</text:p>
          </table:table-cell>
          <table:table-cell office:value-type="float" office:value="0.0221408456515845" calcext:value-type="float">
            <text:p>0.022140845651585</text:p>
          </table:table-cell>
          <table:table-cell office:value-type="float" office:value="0.985484518439933" calcext:value-type="float">
            <text:p>0.985484518439933</text:p>
          </table:table-cell>
          <table:table-cell/>
          <table:table-cell table:formula="of:=ABS([.CG33]-[.CK33])" office:value-type="float" office:value="0.0000493898158070648" calcext:value-type="float">
            <text:p>4.93898158070648E-05</text:p>
          </table:table-cell>
          <table:table-cell table:formula="of:=ABS([.CH33]-[.CL33])" office:value-type="float" office:value="0.00780315434841546" calcext:value-type="float">
            <text:p>0.007803154348415</text:p>
          </table:table-cell>
          <table:table-cell table:formula="of:=ABS([.CI33]-[.CM33])" office:value-type="float" office:value="0.0157645184399329" calcext:value-type="float">
            <text:p>0.01576451843993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2*[.C34]-[.$C$38]-[.$C$39])/([.$C$39]-[.$C$38])" office:value-type="float" office:value="-0.6875" calcext:value-type="float">
            <text:p>-0.6875</text:p>
          </table:table-cell>
          <table:table-cell table:formula="of:=(2*[.D34]-[.$D$38]-[.$D$39])/([.$D$39]-[.$D$38])" office:value-type="float" office:value="-0.75" calcext:value-type="float">
            <text:p>-0.75</text:p>
          </table:table-cell>
          <table:table-cell table:formula="of:=(2*[.E34]-[.$E$38]-[.$E$39])/([.$E$39]-[.$E$38])" office:value-type="float" office:value="0.207547169811321" calcext:value-type="float">
            <text:p>0.207547169811321</text:p>
          </table:table-cell>
          <table:table-cell table:formula="of:=(2*[.F34]-[.$F$38]-[.$F$39])/([.$F$39]-[.$F$38])" office:value-type="float" office:value="0.333333333333333" calcext:value-type="float">
            <text:p>0.333333333333333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9"/>
          <table:table-cell office:value-type="float" office:value="27" calcext:value-type="float">
            <text:p>27</text:p>
          </table:table-cell>
          <table:table-cell table:formula="of:=[.$Q34]*[.$X$8]+[.$R34]*[.$X$9]+[.$S34]*[.$X$10]+[.$T34]*[.$X$11]" office:value-type="float" office:value="2.52258755170746" calcext:value-type="float">
            <text:p>2.52258755170746</text:p>
          </table:table-cell>
          <table:table-cell table:formula="of:=[.AE34]+[.$X$7]" office:value-type="float" office:value="1.1573046515618" calcext:value-type="float">
            <text:p>1.1573046515618</text:p>
          </table:table-cell>
          <table:table-cell table:formula="of:=1/(1+EXP(-[.AF34]))" office:value-type="float" office:value="0.760842611059195" calcext:value-type="float">
            <text:p>0.760842611059195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Y$8]+[.$R34]*[.$Y$9]+[.$S34]*[.$Y$10]+[.$T34]*[.$Y$11]" office:value-type="float" office:value="-5.64505733544706" calcext:value-type="float">
            <text:p>-5.64505733544706</text:p>
          </table:table-cell>
          <table:table-cell table:formula="of:=[.AJ34]+[.$Y$7]" office:value-type="float" office:value="-0.769330162795923" calcext:value-type="float">
            <text:p>-0.769330162795923</text:p>
          </table:table-cell>
          <table:table-cell table:formula="of:=1/(1+EXP(-[.AK34]))" office:value-type="float" office:value="0.316624023311411" calcext:value-type="float">
            <text:p>0.31662402331141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Z$8]+[.$R34]*[.$Z$9]+[.$S34]*[.$Z$10]+[.$T34]*[.$Z$11]" office:value-type="float" office:value="0.258315697205916" calcext:value-type="float">
            <text:p>0.258315697205916</text:p>
          </table:table-cell>
          <table:table-cell table:formula="of:=[.AO34]+[.$Z$7]" office:value-type="float" office:value="0.0299707731843645" calcext:value-type="float">
            <text:p>0.029970773184365</text:p>
          </table:table-cell>
          <table:table-cell table:formula="of:=1/(1+EXP(-[.AP34]))" office:value-type="float" office:value="0.507492132488873" calcext:value-type="float">
            <text:p>0.50749213248887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A$8]+[.$R34]*[.$AA$9]+[.$S34]*[.$AA$10]+[.$T34]*[.$AA$11]" office:value-type="float" office:value="1.73568370506667" calcext:value-type="float">
            <text:p>1.73568370506667</text:p>
          </table:table-cell>
          <table:table-cell table:formula="of:=[.AT34]+[.$AA$7]" office:value-type="float" office:value="1.87405436289031" calcext:value-type="float">
            <text:p>1.87405436289031</text:p>
          </table:table-cell>
          <table:table-cell table:formula="of:=1/(1+EXP(-[.AU34]))" office:value-type="float" office:value="0.866926704420317" calcext:value-type="float">
            <text:p>0.86692670442031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Q34]*[.$AB$8]+[.$R34]*[.$AB$9]+[.$S34]*[.$AB$10]+[.$T34]*[.$AB$11]" office:value-type="float" office:value="-3.26055961253712" calcext:value-type="float">
            <text:p>-3.26055961253712</text:p>
          </table:table-cell>
          <table:table-cell table:formula="of:=[.AY34]+[.$AB$7]" office:value-type="float" office:value="-6.1955666995908" calcext:value-type="float">
            <text:p>-6.1955666995908</text:p>
          </table:table-cell>
          <table:table-cell table:formula="of:=1/(1+EXP(-[.AZ34]))" office:value-type="float" office:value="0.00203430086894348" calcext:value-type="float">
            <text:p>0.002034300868943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formula="of:=[.$AG33] * [.$BE$8]+ [.$AL33] * [.$BE$9] + [.$AQ33] * [.$BE$10]+ [.$AV33] * [.$BE$11]+ [.$BA33] * [.$BE$12]" office:value-type="float" office:value="-7.54511270090116" calcext:value-type="float">
            <text:p>-7.54511270090116</text:p>
          </table:table-cell>
          <table:table-cell table:formula="of:=[.BK34]+[.$BE$7]" office:value-type="float" office:value="-9.05233422088153" calcext:value-type="float">
            <text:p>-9.05233422088153</text:p>
          </table:table-cell>
          <table:table-cell table:formula="of:=1/(1+EXP(-[.BL34]))" office:value-type="float" office:value="0.000117103625003345" calcext:value-type="float">
            <text:p>0.0001171036250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F$8]+ [.$AL33] * [.$BF$9] + [.$AQ33] * [.$BF$10]+ [.$AV33] * [.$BF$11]+ [.$BA33] * [.$BF$12]" office:value-type="float" office:value="-2.60597380493865" calcext:value-type="float">
            <text:p>-2.60597380493865</text:p>
          </table:table-cell>
          <table:table-cell table:formula="of:=[.BP34]+[.$BF$7]" office:value-type="float" office:value="-4.80496395682394" calcext:value-type="float">
            <text:p>-4.80496395682394</text:p>
          </table:table-cell>
          <table:table-cell table:formula="of:=1/(1+EXP(-[.BQ34]))" office:value-type="float" office:value="0.00812248119908384" calcext:value-type="float">
            <text:p>0.00812248119908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$AG33] * [.$BG$8]+ [.$AL33] * [.$BG$9] + [.$AQ33] * [.$BG$10]+ [.$AV33] * [.$BG$11]+ [.$BA33] * [.$BG$12]" office:value-type="float" office:value="6.32737505784269" calcext:value-type="float">
            <text:p>6.32737505784269</text:p>
          </table:table-cell>
          <table:table-cell table:formula="of:=[.BU34]+[.$BG$7]" office:value-type="float" office:value="5.56043010676034" calcext:value-type="float">
            <text:p>5.56043010676034</text:p>
          </table:table-cell>
          <table:table-cell table:style-name="ce3" table:formula="of:=1/(1+EXP(-[.BV34]))" office:value-type="float" office:value="0.996167622253514" calcext:value-type="float">
            <text:p>0.9961676222535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47" calcext:value-type="float">
            <text:p>0.000147</text:p>
          </table:table-cell>
          <table:table-cell office:value-type="float" office:value="0.009769" calcext:value-type="float">
            <text:p>0.009769</text:p>
          </table:table-cell>
          <table:table-cell office:value-type="float" office:value="0.990084" calcext:value-type="float">
            <text:p>0.990084</text:p>
          </table:table-cell>
          <table:table-cell/>
          <table:table-cell office:value-type="float" office:value="0.000137871025712437" calcext:value-type="float">
            <text:p>0.000137871025712</text:p>
          </table:table-cell>
          <table:table-cell office:value-type="float" office:value="0.00917760123103951" calcext:value-type="float">
            <text:p>0.00917760123104</text:p>
          </table:table-cell>
          <table:table-cell office:value-type="float" office:value="0.995402876697648" calcext:value-type="float">
            <text:p>0.995402876697648</text:p>
          </table:table-cell>
          <table:table-cell/>
          <table:table-cell table:formula="of:=ABS([.CG34]-[.CK34])" office:value-type="float" office:value="0.00000912897428756294" calcext:value-type="float">
            <text:p>9.12897428756294E-06</text:p>
          </table:table-cell>
          <table:table-cell table:formula="of:=ABS([.CH34]-[.CL34])" office:value-type="float" office:value="0.000591398768960492" calcext:value-type="float">
            <text:p>0.00059139876896</text:p>
          </table:table-cell>
          <table:table-cell table:formula="of:=ABS([.CI34]-[.CM34])" office:value-type="float" office:value="0.00531887669764775" calcext:value-type="float">
            <text:p>0.00531887669764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2*[.C35]-[.$C$38]-[.$C$39])/([.$C$39]-[.$C$38])" office:value-type="float" office:value="0.8125" calcext:value-type="float">
            <text:p>0.8125</text:p>
          </table:table-cell>
          <table:table-cell table:formula="of:=(2*[.D35]-[.$D$38]-[.$D$39])/([.$D$39]-[.$D$38])" office:value-type="float" office:value="-0.25" calcext:value-type="float">
            <text:p>-0.25</text:p>
          </table:table-cell>
          <table:table-cell table:formula="of:=(2*[.E35]-[.$E$38]-[.$E$39])/([.$E$39]-[.$E$38])" office:value-type="float" office:value="0.886792452830189" calcext:value-type="float">
            <text:p>0.886792452830189</text:p>
          </table:table-cell>
          <table:table-cell table:formula="of:=(2*[.F35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125" calcext:value-type="float">
            <text:p>0.8125</text:p>
          </table:table-cell>
          <table:table-cell office:value-type="float" office:value="-0.25" calcext:value-type="float">
            <text:p>-0.25</text:p>
          </table:table-cell>
          <table:table-cell office:value-type="float" office:value="0.886792452830189" calcext:value-type="float">
            <text:p>0.886792452830189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8" calcext:value-type="float">
            <text:p>28</text:p>
          </table:table-cell>
          <table:table-cell table:formula="of:=[.$Q35]*[.$X$8]+[.$R35]*[.$X$9]+[.$S35]*[.$X$10]+[.$T35]*[.$X$11]" office:value-type="float" office:value="3.03728406075682" calcext:value-type="float">
            <text:p>3.03728406075682</text:p>
          </table:table-cell>
          <table:table-cell table:formula="of:=[.AE35]+[.$X$7]" office:value-type="float" office:value="1.67200116061116" calcext:value-type="float">
            <text:p>1.67200116061116</text:p>
          </table:table-cell>
          <table:table-cell table:formula="of:=1/(1+EXP(-[.AF35]))" office:value-type="float" office:value="0.841842445471926" calcext:value-type="float">
            <text:p>0.84184244547192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Y$8]+[.$R35]*[.$Y$9]+[.$S35]*[.$Y$10]+[.$T35]*[.$Y$11]" office:value-type="float" office:value="-8.39800382976695" calcext:value-type="float">
            <text:p>-8.39800382976695</text:p>
          </table:table-cell>
          <table:table-cell table:formula="of:=[.AJ35]+[.$Y$7]" office:value-type="float" office:value="-3.52227665711581" calcext:value-type="float">
            <text:p>-3.52227665711581</text:p>
          </table:table-cell>
          <table:table-cell table:formula="of:=1/(1+EXP(-[.AK35]))" office:value-type="float" office:value="0.0286849952171752" calcext:value-type="float">
            <text:p>0.02868499521717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Z$8]+[.$R35]*[.$Z$9]+[.$S35]*[.$Z$10]+[.$T35]*[.$Z$11]" office:value-type="float" office:value="1.11407286835302" calcext:value-type="float">
            <text:p>1.11407286835302</text:p>
          </table:table-cell>
          <table:table-cell table:formula="of:=[.AO35]+[.$Z$7]" office:value-type="float" office:value="0.885727944331472" calcext:value-type="float">
            <text:p>0.885727944331472</text:p>
          </table:table-cell>
          <table:table-cell table:formula="of:=1/(1+EXP(-[.AP35]))" office:value-type="float" office:value="0.708007784150217" calcext:value-type="float">
            <text:p>0.7080077841502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A$8]+[.$R35]*[.$AA$9]+[.$S35]*[.$AA$10]+[.$T35]*[.$AA$11]" office:value-type="float" office:value="2.17681143194596" calcext:value-type="float">
            <text:p>2.17681143194596</text:p>
          </table:table-cell>
          <table:table-cell table:formula="of:=[.AT35]+[.$AA$7]" office:value-type="float" office:value="2.3151820897696" calcext:value-type="float">
            <text:p>2.3151820897696</text:p>
          </table:table-cell>
          <table:table-cell table:formula="of:=1/(1+EXP(-[.AU35]))" office:value-type="float" office:value="0.910126632099697" calcext:value-type="float">
            <text:p>0.91012663209969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Q35]*[.$AB$8]+[.$R35]*[.$AB$9]+[.$S35]*[.$AB$10]+[.$T35]*[.$AB$11]" office:value-type="float" office:value="-6.35967061726294" calcext:value-type="float">
            <text:p>-6.35967061726294</text:p>
          </table:table-cell>
          <table:table-cell table:formula="of:=[.AY35]+[.$AB$7]" office:value-type="float" office:value="-9.29467770431662" calcext:value-type="float">
            <text:p>-9.29467770431662</text:p>
          </table:table-cell>
          <table:table-cell table:formula="of:=1/(1+EXP(-[.AZ35]))" office:value-type="float" office:value="0.0000919036683898429" calcext:value-type="float">
            <text:p>9.19036683898429E-05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 table:formula="of:=[.$AG34] * [.$BE$8]+ [.$AL34] * [.$BE$9] + [.$AQ34] * [.$BE$10]+ [.$AV34] * [.$BE$11]+ [.$BA34] * [.$BE$12]" office:value-type="float" office:value="-6.03182894609368" calcext:value-type="float">
            <text:p>-6.03182894609368</text:p>
          </table:table-cell>
          <table:table-cell table:formula="of:=[.BK35]+[.$BE$7]" office:value-type="float" office:value="-7.53905046607405" calcext:value-type="float">
            <text:p>-7.53905046607405</text:p>
          </table:table-cell>
          <table:table-cell table:formula="of:=1/(1+EXP(-[.BL35]))" office:value-type="float" office:value="0.000531619671700777" calcext:value-type="float">
            <text:p>0.00053161967170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F$8]+ [.$AL34] * [.$BF$9] + [.$AQ34] * [.$BF$10]+ [.$AV34] * [.$BF$11]+ [.$BA34] * [.$BF$12]" office:value-type="float" office:value="0.351812917662219" calcext:value-type="float">
            <text:p>0.351812917662219</text:p>
          </table:table-cell>
          <table:table-cell table:formula="of:=[.BP35]+[.$BF$7]" office:value-type="float" office:value="-1.84717723422307" calcext:value-type="float">
            <text:p>-1.84717723422307</text:p>
          </table:table-cell>
          <table:table-cell table:formula="of:=1/(1+EXP(-[.BQ35]))" office:value-type="float" office:value="0.136204662823783" calcext:value-type="float">
            <text:p>0.13620466282378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$AG34] * [.$BG$8]+ [.$AL34] * [.$BG$9] + [.$AQ34] * [.$BG$10]+ [.$AV34] * [.$BG$11]+ [.$BA34] * [.$BG$12]" office:value-type="float" office:value="3.04279335837397" calcext:value-type="float">
            <text:p>3.04279335837397</text:p>
          </table:table-cell>
          <table:table-cell table:formula="of:=[.BU35]+[.$BG$7]" office:value-type="float" office:value="2.27584840729162" calcext:value-type="float">
            <text:p>2.27584840729162</text:p>
          </table:table-cell>
          <table:table-cell table:style-name="ce3" table:formula="of:=1/(1+EXP(-[.BV35]))" office:value-type="float" office:value="0.906856964425971" calcext:value-type="float">
            <text:p>0.90685696442597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27" calcext:value-type="float">
            <text:p>0.000127</text:p>
          </table:table-cell>
          <table:table-cell office:value-type="float" office:value="0.008601" calcext:value-type="float">
            <text:p>0.008601</text:p>
          </table:table-cell>
          <table:table-cell office:value-type="float" office:value="0.991272" calcext:value-type="float">
            <text:p>0.991272</text:p>
          </table:table-cell>
          <table:table-cell/>
          <table:table-cell office:value-type="float" office:value="0.000117103625003345" calcext:value-type="float">
            <text:p>0.000117103625003</text:p>
          </table:table-cell>
          <table:table-cell office:value-type="float" office:value="0.00812248119908384" calcext:value-type="float">
            <text:p>0.008122481199084</text:p>
          </table:table-cell>
          <table:table-cell office:value-type="float" office:value="0.996167622253514" calcext:value-type="float">
            <text:p>0.996167622253514</text:p>
          </table:table-cell>
          <table:table-cell/>
          <table:table-cell table:formula="of:=ABS([.CG35]-[.CK35])" office:value-type="float" office:value="0.00000989637499665542" calcext:value-type="float">
            <text:p>9.89637499665542E-06</text:p>
          </table:table-cell>
          <table:table-cell table:formula="of:=ABS([.CH35]-[.CL35])" office:value-type="float" office:value="0.000478518800916155" calcext:value-type="float">
            <text:p>0.000478518800916</text:p>
          </table:table-cell>
          <table:table-cell table:formula="of:=ABS([.CI35]-[.CM35])" office:value-type="float" office:value="0.00489562225351392" calcext:value-type="float">
            <text:p>0.00489562225351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2*[.C36]-[.$C$38]-[.$C$39])/([.$C$39]-[.$C$38])" office:value-type="float" office:value="0.4375" calcext:value-type="float">
            <text:p>0.4375</text:p>
          </table:table-cell>
          <table:table-cell table:formula="of:=(2*[.D36]-[.$D$38]-[.$D$39])/([.$D$39]-[.$D$38])" office:value-type="float" office:value="-0.75" calcext:value-type="float">
            <text:p>-0.75</text:p>
          </table:table-cell>
          <table:table-cell table:formula="of:=(2*[.E36]-[.$E$38]-[.$E$39])/([.$E$39]-[.$E$38])" office:value-type="float" office:value="0.69811320754717" calcext:value-type="float">
            <text:p>0.69811320754717</text:p>
          </table:table-cell>
          <table:table-cell table:formula="of:=(2*[.F36]-[.$F$38]-[.$F$39])/([.$F$39]-[.$F$38])" office:value-type="float" office:value="0.416666666666667" calcext:value-type="float">
            <text:p>0.41666666666666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375" calcext:value-type="float">
            <text:p>0.4375</text:p>
          </table:table-cell>
          <table:table-cell office:value-type="float" office:value="-0.75" calcext:value-type="float">
            <text:p>-0.75</text:p>
          </table:table-cell>
          <table:table-cell office:value-type="float" office:value="0.69811320754717" calcext:value-type="float">
            <text:p>0.69811320754717</text:p>
          </table:table-cell>
          <table:table-cell office:value-type="float" office:value="0.416666666666667" calcext:value-type="float">
            <text:p>0.416666666666667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formula="of:=[.$Q36]*[.$X$8]+[.$R36]*[.$X$9]+[.$S36]*[.$X$10]+[.$T36]*[.$X$11]" office:value-type="float" office:value="3.30951224692913" calcext:value-type="float">
            <text:p>3.30951224692913</text:p>
          </table:table-cell>
          <table:table-cell table:formula="of:=[.AE36]+[.$X$7]" office:value-type="float" office:value="1.94422934678347" calcext:value-type="float">
            <text:p>1.94422934678347</text:p>
          </table:table-cell>
          <table:table-cell table:formula="of:=1/(1+EXP(-[.AF36]))" office:value-type="float" office:value="0.874816046348682" calcext:value-type="float">
            <text:p>0.87481604634868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Y$8]+[.$R36]*[.$Y$9]+[.$S36]*[.$Y$10]+[.$T36]*[.$Y$11]" office:value-type="float" office:value="-8.48194179045553" calcext:value-type="float">
            <text:p>-8.48194179045553</text:p>
          </table:table-cell>
          <table:table-cell table:formula="of:=[.AJ36]+[.$Y$7]" office:value-type="float" office:value="-3.60621461780439" calcext:value-type="float">
            <text:p>-3.60621461780439</text:p>
          </table:table-cell>
          <table:table-cell table:formula="of:=1/(1+EXP(-[.AK36]))" office:value-type="float" office:value="0.0264365721273151" calcext:value-type="float">
            <text:p>0.02643657212731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Z$8]+[.$R36]*[.$Z$9]+[.$S36]*[.$Z$10]+[.$T36]*[.$Z$11]" office:value-type="float" office:value="0.761493653226071" calcext:value-type="float">
            <text:p>0.761493653226071</text:p>
          </table:table-cell>
          <table:table-cell table:formula="of:=[.AO36]+[.$Z$7]" office:value-type="float" office:value="0.53314872920452" calcext:value-type="float">
            <text:p>0.53314872920452</text:p>
          </table:table-cell>
          <table:table-cell table:formula="of:=1/(1+EXP(-[.AP36]))" office:value-type="float" office:value="0.630217203163408" calcext:value-type="float">
            <text:p>0.63021720316340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A$8]+[.$R36]*[.$AA$9]+[.$S36]*[.$AA$10]+[.$T36]*[.$AA$11]" office:value-type="float" office:value="2.48881562777895" calcext:value-type="float">
            <text:p>2.48881562777895</text:p>
          </table:table-cell>
          <table:table-cell table:formula="of:=[.AT36]+[.$AA$7]" office:value-type="float" office:value="2.62718628560259" calcext:value-type="float">
            <text:p>2.62718628560259</text:p>
          </table:table-cell>
          <table:table-cell table:formula="of:=1/(1+EXP(-[.AU36]))" office:value-type="float" office:value="0.93259088004561" calcext:value-type="float">
            <text:p>0.9325908800456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Q36]*[.$AB$8]+[.$R36]*[.$AB$9]+[.$S36]*[.$AB$10]+[.$T36]*[.$AB$11]" office:value-type="float" office:value="-6.62799215113317" calcext:value-type="float">
            <text:p>-6.62799215113317</text:p>
          </table:table-cell>
          <table:table-cell table:formula="of:=[.AY36]+[.$AB$7]" office:value-type="float" office:value="-9.56299923818685" calcext:value-type="float">
            <text:p>-9.56299923818685</text:p>
          </table:table-cell>
          <table:table-cell table:formula="of:=1/(1+EXP(-[.AZ36]))" office:value-type="float" office:value="0.0000702767515393261" calcext:value-type="float">
            <text:p>7.02767515393261E-05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table:formula="of:=[.$AG35] * [.$BE$8]+ [.$AL35] * [.$BE$9] + [.$AQ35] * [.$BE$10]+ [.$AV35] * [.$BE$11]+ [.$BA35] * [.$BE$12]" office:value-type="float" office:value="-7.06476400568609" calcext:value-type="float">
            <text:p>-7.06476400568609</text:p>
          </table:table-cell>
          <table:table-cell table:formula="of:=[.BK36]+[.$BE$7]" office:value-type="float" office:value="-8.57198552566645" calcext:value-type="float">
            <text:p>-8.57198552566645</text:p>
          </table:table-cell>
          <table:table-cell table:formula="of:=1/(1+EXP(-[.BL36]))" office:value-type="float" office:value="0.000189300502717148" calcext:value-type="float">
            <text:p>0.00018930050271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F$8]+ [.$AL35] * [.$BF$9] + [.$AQ35] * [.$BF$10]+ [.$AV35] * [.$BF$11]+ [.$BA35] * [.$BF$12]" office:value-type="float" office:value="-2.21110807706699" calcext:value-type="float">
            <text:p>-2.21110807706699</text:p>
          </table:table-cell>
          <table:table-cell table:formula="of:=[.BP36]+[.$BF$7]" office:value-type="float" office:value="-4.41009822895228" calcext:value-type="float">
            <text:p>-4.41009822895228</text:p>
          </table:table-cell>
          <table:table-cell table:formula="of:=1/(1+EXP(-[.BQ36]))" office:value-type="float" office:value="0.0120080388809124" calcext:value-type="float">
            <text:p>0.01200803888091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$AG35] * [.$BG$8]+ [.$AL35] * [.$BG$9] + [.$AQ35] * [.$BG$10]+ [.$AV35] * [.$BG$11]+ [.$BA35] * [.$BG$12]" office:value-type="float" office:value="5.75380077100626" calcext:value-type="float">
            <text:p>5.75380077100626</text:p>
          </table:table-cell>
          <table:table-cell table:formula="of:=[.BU36]+[.$BG$7]" office:value-type="float" office:value="4.98685581992391" calcext:value-type="float">
            <text:p>4.98685581992391</text:p>
          </table:table-cell>
          <table:table-cell table:style-name="ce3" table:formula="of:=1/(1+EXP(-[.BV36]))" office:value-type="float" office:value="0.993219196794997" calcext:value-type="float">
            <text:p>0.9932191967949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758" calcext:value-type="float">
            <text:p>0.000758</text:p>
          </table:table-cell>
          <table:table-cell office:value-type="float" office:value="0.276585" calcext:value-type="float">
            <text:p>0.276585</text:p>
          </table:table-cell>
          <table:table-cell office:value-type="float" office:value="0.722657" calcext:value-type="float">
            <text:p>0.722657</text:p>
          </table:table-cell>
          <table:table-cell/>
          <table:table-cell office:value-type="float" office:value="0.000531619671700777" calcext:value-type="float">
            <text:p>0.000531619671701</text:p>
          </table:table-cell>
          <table:table-cell office:value-type="float" office:value="0.136204662823783" calcext:value-type="float">
            <text:p>0.136204662823783</text:p>
          </table:table-cell>
          <table:table-cell office:value-type="float" office:value="0.906856964425971" calcext:value-type="float">
            <text:p>0.906856964425971</text:p>
          </table:table-cell>
          <table:table-cell/>
          <table:table-cell table:formula="of:=ABS([.CG36]-[.CK36])" office:value-type="float" office:value="0.000226380328299223" calcext:value-type="float">
            <text:p>0.000226380328299</text:p>
          </table:table-cell>
          <table:table-cell table:formula="of:=ABS([.CH36]-[.CL36])" office:value-type="float" office:value="0.140380337176217" calcext:value-type="float">
            <text:p>0.140380337176217</text:p>
          </table:table-cell>
          <table:table-cell table:formula="of:=ABS([.CI36]-[.CM36])" office:value-type="float" office:value="0.184199964425971" calcext:value-type="float">
            <text:p>0.1841999644259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table:formula="of:=(2*[.C37]-[.$C$38]-[.$C$39])/([.$C$39]-[.$C$38])" office:value-type="float" office:value="0.75" calcext:value-type="float">
            <text:p>0.75</text:p>
          </table:table-cell>
          <table:table-cell table:formula="of:=(2*[.D37]-[.$D$38]-[.$D$39])/([.$D$39]-[.$D$38])" office:value-type="float" office:value="0.625" calcext:value-type="float">
            <text:p>0.625</text:p>
          </table:table-cell>
          <table:table-cell table:formula="of:=(2*[.E37]-[.$E$38]-[.$E$39])/([.$E$39]-[.$E$38])" office:value-type="float" office:value="0.811320754716981" calcext:value-type="float">
            <text:p>0.811320754716981</text:p>
          </table:table-cell>
          <table:table-cell table:formula="of:=(2*[.F37]-[.$F$38]-[.$F$39])/([.$F$39]-[.$F$38])" office:value-type="float" office:value="1" calcext:value-type="float">
            <text:p>1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11320754716981" calcext:value-type="float">
            <text:p>0.811320754716981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0" calcext:value-type="float">
            <text:p>30</text:p>
          </table:table-cell>
          <table:table-cell table:formula="of:=[.$Q37]*[.$X$8]+[.$R37]*[.$X$9]+[.$S37]*[.$X$10]+[.$T37]*[.$X$11]" office:value-type="float" office:value="3.27394538314367" calcext:value-type="float">
            <text:p>3.27394538314367</text:p>
          </table:table-cell>
          <table:table-cell table:formula="of:=[.AE37]+[.$X$7]" office:value-type="float" office:value="1.90866248299801" calcext:value-type="float">
            <text:p>1.90866248299801</text:p>
          </table:table-cell>
          <table:table-cell table:formula="of:=1/(1+EXP(-[.AF37]))" office:value-type="float" office:value="0.87086881020267" calcext:value-type="float">
            <text:p>0.8708688102026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Y$8]+[.$R37]*[.$Y$9]+[.$S37]*[.$Y$10]+[.$T37]*[.$Y$11]" office:value-type="float" office:value="-9.52690765935656" calcext:value-type="float">
            <text:p>-9.52690765935656</text:p>
          </table:table-cell>
          <table:table-cell table:formula="of:=[.AJ37]+[.$Y$7]" office:value-type="float" office:value="-4.65118048670542" calcext:value-type="float">
            <text:p>-4.65118048670542</text:p>
          </table:table-cell>
          <table:table-cell table:formula="of:=1/(1+EXP(-[.AK37]))" office:value-type="float" office:value="0.00945997544179024" calcext:value-type="float">
            <text:p>0.0094599754417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Z$8]+[.$R37]*[.$Z$9]+[.$S37]*[.$Z$10]+[.$T37]*[.$Z$11]" office:value-type="float" office:value="2.04214714527272" calcext:value-type="float">
            <text:p>2.04214714527272</text:p>
          </table:table-cell>
          <table:table-cell table:formula="of:=[.AO37]+[.$Z$7]" office:value-type="float" office:value="1.81380222125117" calcext:value-type="float">
            <text:p>1.81380222125117</text:p>
          </table:table-cell>
          <table:table-cell table:formula="of:=1/(1+EXP(-[.AP37]))" office:value-type="float" office:value="0.859820779500043" calcext:value-type="float">
            <text:p>0.85982077950004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A$8]+[.$R37]*[.$AA$9]+[.$S37]*[.$AA$10]+[.$T37]*[.$AA$11]" office:value-type="float" office:value="1.93860273756119" calcext:value-type="float">
            <text:p>1.93860273756119</text:p>
          </table:table-cell>
          <table:table-cell table:formula="of:=[.AT37]+[.$AA$7]" office:value-type="float" office:value="2.07697339538483" calcext:value-type="float">
            <text:p>2.07697339538483</text:p>
          </table:table-cell>
          <table:table-cell table:formula="of:=1/(1+EXP(-[.AU37]))" office:value-type="float" office:value="0.888644887276239" calcext:value-type="float">
            <text:p>0.88864488727623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Q37]*[.$AB$8]+[.$R37]*[.$AB$9]+[.$S37]*[.$AB$10]+[.$T37]*[.$AB$11]" office:value-type="float" office:value="-5.63152025713666" calcext:value-type="float">
            <text:p>-5.63152025713666</text:p>
          </table:table-cell>
          <table:table-cell table:formula="of:=[.AY37]+[.$AB$7]" office:value-type="float" office:value="-8.56652734419034" calcext:value-type="float">
            <text:p>-8.56652734419034</text:p>
          </table:table-cell>
          <table:table-cell table:formula="of:=1/(1+EXP(-[.AZ37]))" office:value-type="float" office:value="0.000190336366947812" calcext:value-type="float">
            <text:p>0.000190336366948</text:p>
          </table:table-cell>
          <table:table-cell table:number-columns-repeated="8"/>
          <table:table-cell office:value-type="float" office:value="29" calcext:value-type="float">
            <text:p>29</text:p>
          </table:table-cell>
          <table:table-cell table:formula="of:=[.$AG36] * [.$BE$8]+ [.$AL36] * [.$BE$9] + [.$AQ36] * [.$BE$10]+ [.$AV36] * [.$BE$11]+ [.$BA36] * [.$BE$12]" office:value-type="float" office:value="-7.17540128661029" calcext:value-type="float">
            <text:p>-7.17540128661029</text:p>
          </table:table-cell>
          <table:table-cell table:formula="of:=[.BK37]+[.$BE$7]" office:value-type="float" office:value="-8.68262280659066" calcext:value-type="float">
            <text:p>-8.68262280659066</text:p>
          </table:table-cell>
          <table:table-cell table:formula="of:=1/(1+EXP(-[.BL37]))" office:value-type="float" office:value="0.000169477175482888" calcext:value-type="float">
            <text:p>0.000169477175483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F$8]+ [.$AL36] * [.$BF$9] + [.$AQ36] * [.$BF$10]+ [.$AV36] * [.$BF$11]+ [.$BA36] * [.$BF$12]" office:value-type="float" office:value="-2.16954151524921" calcext:value-type="float">
            <text:p>-2.16954151524921</text:p>
          </table:table-cell>
          <table:table-cell table:formula="of:=[.BP37]+[.$BF$7]" office:value-type="float" office:value="-4.3685316671345" calcext:value-type="float">
            <text:p>-4.3685316671345</text:p>
          </table:table-cell>
          <table:table-cell table:formula="of:=1/(1+EXP(-[.BQ37]))" office:value-type="float" office:value="0.012511314215292" calcext:value-type="float">
            <text:p>0.012511314215292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$AG36] * [.$BG$8]+ [.$AL36] * [.$BG$9] + [.$AQ36] * [.$BG$10]+ [.$AV36] * [.$BG$11]+ [.$BA36] * [.$BG$12]" office:value-type="float" office:value="5.89062094744161" calcext:value-type="float">
            <text:p>5.89062094744161</text:p>
          </table:table-cell>
          <table:table-cell table:formula="of:=[.BU37]+[.$BG$7]" office:value-type="float" office:value="5.12367599635926" calcext:value-type="float">
            <text:p>5.12367599635926</text:p>
          </table:table-cell>
          <table:table-cell table:style-name="ce3" table:formula="of:=1/(1+EXP(-[.BV37]))" office:value-type="float" office:value="0.994081146037041" calcext:value-type="float">
            <text:p>0.99408114603704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22" calcext:value-type="float">
            <text:p>0.00022</text:p>
          </table:table-cell>
          <table:table-cell office:value-type="float" office:value="0.014325" calcext:value-type="float">
            <text:p>0.014325</text:p>
          </table:table-cell>
          <table:table-cell office:value-type="float" office:value="0.985455" calcext:value-type="float">
            <text:p>0.985455</text:p>
          </table:table-cell>
          <table:table-cell/>
          <table:table-cell office:value-type="float" office:value="0.000189300502717148" calcext:value-type="float">
            <text:p>0.000189300502717</text:p>
          </table:table-cell>
          <table:table-cell office:value-type="float" office:value="0.0120080388809124" calcext:value-type="float">
            <text:p>0.012008038880913</text:p>
          </table:table-cell>
          <table:table-cell office:value-type="float" office:value="0.993219196794997" calcext:value-type="float">
            <text:p>0.993219196794997</text:p>
          </table:table-cell>
          <table:table-cell/>
          <table:table-cell table:formula="of:=ABS([.CG37]-[.CK37])" office:value-type="float" office:value="0.0000306994972828521" calcext:value-type="float">
            <text:p>3.06994972828521E-05</text:p>
          </table:table-cell>
          <table:table-cell table:formula="of:=ABS([.CH37]-[.CL37])" office:value-type="float" office:value="0.00231696111908759" calcext:value-type="float">
            <text:p>0.002316961119088</text:p>
          </table:table-cell>
          <table:table-cell table:formula="of:=ABS([.CI37]-[.CM37])" office:value-type="float" office:value="0.00776419679499718" calcext:value-type="float">
            <text:p>0.007764196794997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8:.C37])" office:value-type="float" office:value="4.4" calcext:value-type="float">
            <text:p>4.4</text:p>
          </table:table-cell>
          <table:table-cell table:formula="of:=MIN([.D8:.D37])" office:value-type="float" office:value="2.3" calcext:value-type="float">
            <text:p>2.3</text:p>
          </table:table-cell>
          <table:table-cell table:formula="of:=MIN([.E8:.E37])" office:value-type="float" office:value="1.3" calcext:value-type="float">
            <text:p>1.3</text:p>
          </table:table-cell>
          <table:table-cell table:formula="of:=MIN([.F8:.F37])" office:value-type="float" office:value="0.1" calcext:value-type="float">
            <text:p>0.1</text:p>
          </table:table-cell>
          <table:table-cell table:number-columns-repeated="55"/>
          <table:table-cell office:value-type="float" office:value="30" calcext:value-type="float">
            <text:p>30</text:p>
          </table:table-cell>
          <table:table-cell table:formula="of:=[.$AG37] * [.$BE$8]+ [.$AL37] * [.$BE$9] + [.$AQ37] * [.$BE$10]+ [.$AV37] * [.$BE$11]+ [.$BA37] * [.$BE$12]" office:value-type="float" office:value="-7.33096899176513" calcext:value-type="float">
            <text:p>-7.33096899176513</text:p>
          </table:table-cell>
          <table:table-cell table:formula="of:=[.BK38]+[.$BE$7]" office:value-type="float" office:value="-8.8381905117455" calcext:value-type="float">
            <text:p>-8.8381905117455</text:p>
          </table:table-cell>
          <table:table-cell table:formula="of:=1/(1+EXP(-[.BL38]))" office:value-type="float" office:value="0.000145063992362654" calcext:value-type="float">
            <text:p>0.00014506399236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F$8]+ [.$AL37] * [.$BF$9] + [.$AQ37] * [.$BF$10]+ [.$AV37] * [.$BF$11]+ [.$BA37] * [.$BF$12]" office:value-type="float" office:value="-2.61157007916083" calcext:value-type="float">
            <text:p>-2.61157007916083</text:p>
          </table:table-cell>
          <table:table-cell table:formula="of:=[.BP38]+[.$BF$7]" office:value-type="float" office:value="-4.81056023104612" calcext:value-type="float">
            <text:p>-4.81056023104612</text:p>
          </table:table-cell>
          <table:table-cell table:formula="of:=1/(1+EXP(-[.BQ38]))" office:value-type="float" office:value="0.00807751866432926" calcext:value-type="float">
            <text:p>0.00807751866432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AG37] * [.$BG$8]+ [.$AL37] * [.$BG$9] + [.$AQ37] * [.$BG$10]+ [.$AV37] * [.$BG$11]+ [.$BA37] * [.$BG$12]" office:value-type="float" office:value="6.09820823182876" calcext:value-type="float">
            <text:p>6.09820823182876</text:p>
          </table:table-cell>
          <table:table-cell table:formula="of:=[.BU38]+[.$BG$7]" office:value-type="float" office:value="5.3312632807464" calcext:value-type="float">
            <text:p>5.3312632807464</text:p>
          </table:table-cell>
          <table:table-cell table:style-name="ce3" table:formula="of:=1/(1+EXP(-[.BV38]))" office:value-type="float" office:value="0.995185338656783" calcext:value-type="float">
            <text:p>0.99518533865678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214" calcext:value-type="float">
            <text:p>0.000214</text:p>
          </table:table-cell>
          <table:table-cell office:value-type="float" office:value="0.016096" calcext:value-type="float">
            <text:p>0.016096</text:p>
          </table:table-cell>
          <table:table-cell office:value-type="float" office:value="0.983689" calcext:value-type="float">
            <text:p>0.983689</text:p>
          </table:table-cell>
          <table:table-cell/>
          <table:table-cell office:value-type="float" office:value="0.000169477175482888" calcext:value-type="float">
            <text:p>0.000169477175483</text:p>
          </table:table-cell>
          <table:table-cell office:value-type="float" office:value="0.012511314215292" calcext:value-type="float">
            <text:p>0.012511314215292</text:p>
          </table:table-cell>
          <table:table-cell office:value-type="float" office:value="0.994081146037041" calcext:value-type="float">
            <text:p>0.994081146037041</text:p>
          </table:table-cell>
          <table:table-cell/>
          <table:table-cell table:formula="of:=ABS([.CG38]-[.CK38])" office:value-type="float" office:value="0.0000445228245171119" calcext:value-type="float">
            <text:p>4.45228245171119E-05</text:p>
          </table:table-cell>
          <table:table-cell table:formula="of:=ABS([.CH38]-[.CL38])" office:value-type="float" office:value="0.00358468578470803" calcext:value-type="float">
            <text:p>0.003584685784708</text:p>
          </table:table-cell>
          <table:table-cell table:formula="of:=ABS([.CI38]-[.CM38])" office:value-type="float" office:value="0.0103921460370411" calcext:value-type="float">
            <text:p>0.010392146037041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8:.C37])" office:value-type="float" office:value="7.6" calcext:value-type="float">
            <text:p>7.6</text:p>
          </table:table-cell>
          <table:table-cell table:formula="of:=MAX([.D8:.D37])" office:value-type="float" office:value="3.9" calcext:value-type="float">
            <text:p>3.9</text:p>
          </table:table-cell>
          <table:table-cell table:formula="of:=MAX([.E8:.E37])" office:value-type="float" office:value="6.6" calcext:value-type="float">
            <text:p>6.6</text:p>
          </table:table-cell>
          <table:table-cell table:formula="of:=MAX([.F8:.F37])" office:value-type="float" office:value="2.5" calcext:value-type="float">
            <text:p>2.5</text:p>
          </table:table-cell>
          <table:table-cell table:number-columns-repeated="71"/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/>
          <table:table-cell office:value-type="float" office:value="0.000129" calcext:value-type="float">
            <text:p>0.000129</text:p>
          </table:table-cell>
          <table:table-cell office:value-type="float" office:value="0.007978" calcext:value-type="float">
            <text:p>0.007978</text:p>
          </table:table-cell>
          <table:table-cell office:value-type="float" office:value="0.991893" calcext:value-type="float">
            <text:p>0.991893</text:p>
          </table:table-cell>
          <table:table-cell/>
          <table:table-cell office:value-type="float" office:value="0.000145063992362654" calcext:value-type="float">
            <text:p>0.000145063992363</text:p>
          </table:table-cell>
          <table:table-cell office:value-type="float" office:value="0.00807751866432926" calcext:value-type="float">
            <text:p>0.008077518664329</text:p>
          </table:table-cell>
          <table:table-cell office:value-type="float" office:value="0.995185338656783" calcext:value-type="float">
            <text:p>0.995185338656783</text:p>
          </table:table-cell>
          <table:table-cell/>
          <table:table-cell table:formula="of:=ABS([.CG39]-[.CK39])" office:value-type="float" office:value="0.0000160639923626543" calcext:value-type="float">
            <text:p>1.60639923626543E-05</text:p>
          </table:table-cell>
          <table:table-cell table:formula="of:=ABS([.CH39]-[.CL39])" office:value-type="float" office:value="0.0000995186643292633" calcext:value-type="float">
            <text:p>9.95186643292633E-05</text:p>
          </table:table-cell>
          <table:table-cell table:formula="of:=ABS([.CI39]-[.CM39])" office:value-type="float" office:value="0.00329233865678313" calcext:value-type="float">
            <text:p>0.003292338656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16:06:54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3:48:18.709000000</meta:creation-date>
    <dc:date>2017-05-03T18:22:08.970000000</dc:date>
    <meta:editing-duration>PT2H30M22S</meta:editing-duration>
    <meta:editing-cycles>20</meta:editing-cycles>
    <meta:generator>LibreOffice/5.2.0.4$Windows_x86 LibreOffice_project/066b007f5ebcc236395c7d282ba488bca6720265</meta:generator>
    <meta:document-statistic meta:table-count="2" meta:cell-count="4006" meta:object-count="0"/>
  </office:meta>
</office:document-meta>
</file>